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0.83pt" svg:height="508.22pt" svg:x="468.17pt" svg:y="15.82pt">
            <draw:object draw:notify-on-update-of-ranges="Sheet1.A2:Sheet1.A17 Sheet1.B2:Sheet1.B17 Sheet1.A2:Sheet1.A17 Sheet1.C2:Sheet1.C17 Sheet1.A2:Sheet1.A17 Sheet1.D2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bucket load (z=3)</text:p>
          </table:table-cell>
          <table:table-cell office:value-type="string" calcext:value-type="string">
            <text:p>bucket load (z=4)</text:p>
          </table:table-cell>
          <table:table-cell office:value-type="string" calcext:value-type="string">
            <text:p>bucket load (z=5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132812" calcext:value-type="float">
            <text:p>0.132812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2292" calcext:value-type="float">
            <text:p>0.182292</text:p>
          </table:table-cell>
          <table:table-cell office:value-type="float" office:value="0.082031" calcext:value-type="float">
            <text:p>0.08203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9688" calcext:value-type="float">
            <text:p>0.179688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0.096875" calcext:value-type="float">
            <text:p>0.096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4896" calcext:value-type="float">
            <text:p>0.184896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0.086719" calcext:value-type="float">
            <text:p>0.086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6484" calcext:value-type="float">
            <text:p>0.146484</text:p>
          </table:table-cell>
          <table:table-cell office:value-type="float" office:value="0.117188" calcext:value-type="float">
            <text:p>0.117188</text:p>
          </table:table-cell>
          <table:table-cell office:value-type="float" office:value="0.101953" calcext:value-type="float">
            <text:p>0.1019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0807" calcext:value-type="float">
            <text:p>0.160807</text:p>
          </table:table-cell>
          <table:table-cell office:value-type="float" office:value="0.120117" calcext:value-type="float">
            <text:p>0.120117</text:p>
          </table:table-cell>
          <table:table-cell office:value-type="float" office:value="0.09668" calcext:value-type="float">
            <text:p>0.09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4857" calcext:value-type="float">
            <text:p>0.144857</text:p>
          </table:table-cell>
          <table:table-cell office:value-type="float" office:value="0.109619" calcext:value-type="float">
            <text:p>0.109619</text:p>
          </table:table-cell>
          <table:table-cell office:value-type="float" office:value="0.092578" calcext:value-type="float">
            <text:p>0.0925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0.106445" calcext:value-type="float">
            <text:p>0.106445</text:p>
          </table:table-cell>
          <table:table-cell office:value-type="float" office:value="0.080859" calcext:value-type="float">
            <text:p>0.080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2559" calcext:value-type="float">
            <text:p>0.122559</text:p>
          </table:table-cell>
          <table:table-cell office:value-type="float" office:value="0.0896" calcext:value-type="float">
            <text:p>0.0896</text:p>
          </table:table-cell>
          <table:table-cell office:value-type="float" office:value="0.072583" calcext:value-type="float">
            <text:p>0.072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6802" calcext:value-type="float">
            <text:p>0.096802</text:p>
          </table:table-cell>
          <table:table-cell office:value-type="float" office:value="0.067856" calcext:value-type="float">
            <text:p>0.067856</text:p>
          </table:table-cell>
          <table:table-cell office:value-type="float" office:value="0.053271" calcext:value-type="float">
            <text:p>0.0532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816" calcext:value-type="float">
            <text:p>0.21816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33209" calcext:value-type="float">
            <text:p>0.133209</text:p>
          </table:table-cell>
        </table:table-row>
      </table:table>
      <table:table table:name="Sheet2" table:style-name="ta1">
        <table:shapes>
          <draw:frame draw:z-index="0" draw:style-name="gr1" draw:text-style-name="P1" svg:width="862.41pt" svg:height="417.12pt" svg:x="457.37pt" svg:y="61.74pt">
            <draw:object draw:notify-on-update-of-ranges="Sheet2.A2:Sheet2.A2002 Sheet2.B2:Sheet2.B2002 Sheet2.A2:Sheet2.A2002 Sheet2.C2:Sheet2.C20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erts</text:p>
          </table:table-cell>
          <table:table-cell office:value-type="string" calcext:value-type="string">
            <text:p>Duration (N=32768)</text:p>
          </table:table-cell>
          <table:table-cell office:value-type="string" calcext:value-type="string">
            <text:p>Duration (N=6553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637" calcext:value-type="float">
            <text:p>0.0036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681" calcext:value-type="float">
            <text:p>0.0036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3854" calcext:value-type="float">
            <text:p>0.0038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03862" calcext:value-type="float">
            <text:p>0.0038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539" calcext:value-type="float">
            <text:p>0.0035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3398" calcext:value-type="float">
            <text:p>0.003398</text:p>
          </table:table-cell>
          <table:table-cell office:value-type="float" office:value="0.003551" calcext:value-type="float">
            <text:p>0.00355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205" calcext:value-type="float">
            <text:p>0.00320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436" calcext:value-type="float">
            <text:p>0.004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413" calcext:value-type="float">
            <text:p>0.00341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419" calcext:value-type="float">
            <text:p>0.00341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3092" calcext:value-type="float">
            <text:p>0.00309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704" calcext:value-type="float">
            <text:p>0.0037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3574" calcext:value-type="float">
            <text:p>0.00357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4086" calcext:value-type="float">
            <text:p>0.00408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3376" calcext:value-type="float">
            <text:p>0.00337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0.004136" calcext:value-type="float">
            <text:p>0.00413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3202" calcext:value-type="float">
            <text:p>0.0032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848" calcext:value-type="float">
            <text:p>0.003848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002842" calcext:value-type="float">
            <text:p>0.002842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3514" calcext:value-type="float">
            <text:p>0.003514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364" calcext:value-type="float">
            <text:p>0.00364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4733" calcext:value-type="float">
            <text:p>0.00473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03755" calcext:value-type="float">
            <text:p>0.003755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543" calcext:value-type="float">
            <text:p>0.00354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3654" calcext:value-type="float">
            <text:p>0.003654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0343" calcext:value-type="float">
            <text:p>0.0034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298" calcext:value-type="float">
            <text:p>0.003298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563" calcext:value-type="float">
            <text:p>0.00356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3409" calcext:value-type="float">
            <text:p>0.003409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21" calcext:value-type="float">
            <text:p>0.0032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135" calcext:value-type="float">
            <text:p>0.003135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708" calcext:value-type="float">
            <text:p>0.00370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5315" calcext:value-type="float">
            <text:p>0.005315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04138" calcext:value-type="float">
            <text:p>0.004138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3975" calcext:value-type="float">
            <text:p>0.003975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3563" calcext:value-type="float">
            <text:p>0.003563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402" calcext:value-type="float">
            <text:p>0.003402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4045" calcext:value-type="float">
            <text:p>0.004045</text:p>
          </table:table-cell>
          <table:table-cell office:value-type="float" office:value="0.003654" calcext:value-type="float">
            <text:p>0.003654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3453" calcext:value-type="float">
            <text:p>0.003453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489" calcext:value-type="float">
            <text:p>0.003489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699" calcext:value-type="float">
            <text:p>0.003699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608" calcext:value-type="float">
            <text:p>0.00460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4218" calcext:value-type="float">
            <text:p>0.004218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437" calcext:value-type="float">
            <text:p>0.00343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0.003907" calcext:value-type="float">
            <text:p>0.003907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002873" calcext:value-type="float">
            <text:p>0.002873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019" calcext:value-type="float">
            <text:p>0.004019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599" calcext:value-type="float">
            <text:p>0.00359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449" calcext:value-type="float">
            <text:p>0.003449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775" calcext:value-type="float">
            <text:p>0.00377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3702" calcext:value-type="float">
            <text:p>0.003702</text:p>
          </table:table-cell>
          <table:table-cell office:value-type="float" office:value="0.003548" calcext:value-type="float">
            <text:p>0.003548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3374" calcext:value-type="float">
            <text:p>0.003374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798" calcext:value-type="float">
            <text:p>0.003798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462" calcext:value-type="float">
            <text:p>0.003462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68" calcext:value-type="float">
            <text:p>0.0036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0.003737" calcext:value-type="float">
            <text:p>0.003737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326" calcext:value-type="float">
            <text:p>0.0032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5051" calcext:value-type="float">
            <text:p>0.005051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6452" calcext:value-type="float">
            <text:p>0.006452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0.003462" calcext:value-type="float">
            <text:p>0.003462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5598" calcext:value-type="float">
            <text:p>0.005598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822" calcext:value-type="float">
            <text:p>0.003822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.004144" calcext:value-type="float">
            <text:p>0.004144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445" calcext:value-type="float">
            <text:p>0.003445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4233" calcext:value-type="float">
            <text:p>0.004233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.003637" calcext:value-type="float">
            <text:p>0.003637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002779" calcext:value-type="float">
            <text:p>0.002779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523" calcext:value-type="float">
            <text:p>0.003523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793" calcext:value-type="float">
            <text:p>0.003793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.004824" calcext:value-type="float">
            <text:p>0.004824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663" calcext:value-type="float">
            <text:p>0.00366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3405" calcext:value-type="float">
            <text:p>0.003405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443" calcext:value-type="float">
            <text:p>0.00443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127" calcext:value-type="float">
            <text:p>0.003127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924" calcext:value-type="float">
            <text:p>0.00392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002745" calcext:value-type="float">
            <text:p>0.002745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412" calcext:value-type="float">
            <text:p>0.003412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567" calcext:value-type="float">
            <text:p>0.003567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3224" calcext:value-type="float">
            <text:p>0.003224</text:p>
          </table:table-cell>
          <table:table-cell office:value-type="float" office:value="0.00335" calcext:value-type="float">
            <text:p>0.0033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.003658" calcext:value-type="float">
            <text:p>0.003658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5147" calcext:value-type="float">
            <text:p>0.005147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0.003566" calcext:value-type="float">
            <text:p>0.003566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3295" calcext:value-type="float">
            <text:p>0.003295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313" calcext:value-type="float">
            <text:p>0.003313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4536" calcext:value-type="float">
            <text:p>0.004536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0.004148" calcext:value-type="float">
            <text:p>0.004148</text:p>
          </table:table-cell>
          <table:table-cell office:value-type="float" office:value="0.003351" calcext:value-type="float">
            <text:p>0.003351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3395" calcext:value-type="float">
            <text:p>0.003395</text:p>
          </table:table-cell>
          <table:table-cell office:value-type="float" office:value="0.002846" calcext:value-type="float">
            <text:p>0.002846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866" calcext:value-type="float">
            <text:p>0.003866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4558" calcext:value-type="float">
            <text:p>0.004558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3451" calcext:value-type="float">
            <text:p>0.003451</text:p>
          </table:table-cell>
          <table:table-cell office:value-type="float" office:value="0.003876" calcext:value-type="float">
            <text:p>0.003876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4266" calcext:value-type="float">
            <text:p>0.004266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3398" calcext:value-type="float">
            <text:p>0.003398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0.003196" calcext:value-type="float">
            <text:p>0.003196</text:p>
          </table:table-cell>
          <table:table-cell office:value-type="float" office:value="0.003391" calcext:value-type="float">
            <text:p>0.003391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4117" calcext:value-type="float">
            <text:p>0.004117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0.003295" calcext:value-type="float">
            <text:p>0.003295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4507" calcext:value-type="float">
            <text:p>0.004507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0.003912" calcext:value-type="float">
            <text:p>0.003912</text:p>
          </table:table-cell>
          <table:table-cell office:value-type="float" office:value="0.003457" calcext:value-type="float">
            <text:p>0.003457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0.003901" calcext:value-type="float">
            <text:p>0.003901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3451" calcext:value-type="float">
            <text:p>0.003451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717" calcext:value-type="float">
            <text:p>0.00371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3734" calcext:value-type="float">
            <text:p>0.003734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665" calcext:value-type="float">
            <text:p>0.00366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3326" calcext:value-type="float">
            <text:p>0.003326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58500" calcext:value-type="float">
            <text:p>58500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3831" calcext:value-type="float">
            <text:p>0.00383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4379" calcext:value-type="float">
            <text:p>0.004379</text:p>
          </table:table-cell>
        </table:table-row>
        <table:table-row table:style-name="ro1">
          <table:table-cell office:value-type="float" office:value="59500" calcext:value-type="float">
            <text:p>59500</text:p>
          </table:table-cell>
          <table:table-cell office:value-type="float" office:value="0.003661" calcext:value-type="float">
            <text:p>0.003661</text:p>
          </table:table-cell>
          <table:table-cell office:value-type="float" office:value="0.003348" calcext:value-type="float">
            <text:p>0.00334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60500" calcext:value-type="float">
            <text:p>60500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2856" calcext:value-type="float">
            <text:p>0.002856</text:p>
          </table:table-cell>
        </table:table-row>
        <table:table-row table:style-name="ro1">
          <table:table-cell office:value-type="float" office:value="61500" calcext:value-type="float">
            <text:p>615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469" calcext:value-type="float">
            <text:p>0.003469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484" calcext:value-type="float">
            <text:p>0.003484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5131" calcext:value-type="float">
            <text:p>0.005131</text:p>
          </table:table-cell>
          <table:table-cell office:value-type="float" office:value="0.003309" calcext:value-type="float">
            <text:p>0.003309</text:p>
          </table:table-cell>
        </table:table-row>
        <table:table-row table:style-name="ro1">
          <table:table-cell office:value-type="float" office:value="63500" calcext:value-type="float">
            <text:p>635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3585" calcext:value-type="float">
            <text:p>0.00358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64500" calcext:value-type="float">
            <text:p>64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469" calcext:value-type="float">
            <text:p>0.003469</text:p>
          </table:table-cell>
        </table:table-row>
        <table:table-row table:style-name="ro1">
          <table:table-cell office:value-type="float" office:value="65500" calcext:value-type="float">
            <text:p>65500</text:p>
          </table:table-cell>
          <table:table-cell office:value-type="float" office:value="0.002694" calcext:value-type="float">
            <text:p>0.002694</text:p>
          </table:table-cell>
          <table:table-cell office:value-type="float" office:value="0.003563" calcext:value-type="float">
            <text:p>0.003563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18" calcext:value-type="float">
            <text:p>0.00318</text:p>
          </table:table-cell>
        </table:table-row>
        <table:table-row table:style-name="ro1">
          <table:table-cell office:value-type="float" office:value="66500" calcext:value-type="float">
            <text:p>665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253" calcext:value-type="float">
            <text:p>0.003253</text:p>
          </table:table-cell>
        </table:table-row>
        <table:table-row table:style-name="ro1">
          <table:table-cell office:value-type="float" office:value="67500" calcext:value-type="float">
            <text:p>67500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03643" calcext:value-type="float">
            <text:p>0.003643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3776" calcext:value-type="float">
            <text:p>0.003776</text:p>
          </table:table-cell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3667" calcext:value-type="float">
            <text:p>0.003667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  <table:table-cell office:value-type="float" office:value="0.003503" calcext:value-type="float">
            <text:p>0.003503</text:p>
          </table:table-cell>
          <table:table-cell office:value-type="float" office:value="0.004121" calcext:value-type="float">
            <text:p>0.004121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0.004033" calcext:value-type="float">
            <text:p>0.004033</text:p>
          </table:table-cell>
        </table:table-row>
        <table:table-row table:style-name="ro1">
          <table:table-cell office:value-type="float" office:value="70500" calcext:value-type="float">
            <text:p>705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4999" calcext:value-type="float">
            <text:p>0.004999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613" calcext:value-type="float">
            <text:p>0.003613</text:p>
          </table:table-cell>
        </table:table-row>
        <table:table-row table:style-name="ro1">
          <table:table-cell office:value-type="float" office:value="71500" calcext:value-type="float">
            <text:p>71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247" calcext:value-type="float">
            <text:p>0.003247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4339" calcext:value-type="float">
            <text:p>0.004339</text:p>
          </table:table-cell>
        </table:table-row>
        <table:table-row table:style-name="ro1">
          <table:table-cell office:value-type="float" office:value="72500" calcext:value-type="float">
            <text:p>72500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3892" calcext:value-type="float">
            <text:p>0.003892</text:p>
          </table:table-cell>
        </table:table-row>
        <table:table-row table:style-name="ro1">
          <table:table-cell office:value-type="float" office:value="73500" calcext:value-type="float">
            <text:p>73500</text:p>
          </table:table-cell>
          <table:table-cell office:value-type="float" office:value="0.003302" calcext:value-type="float">
            <text:p>0.003302</text:p>
          </table:table-cell>
          <table:table-cell office:value-type="float" office:value="0.004356" calcext:value-type="float">
            <text:p>0.00435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74500" calcext:value-type="float">
            <text:p>74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3709" calcext:value-type="float">
            <text:p>0.003709</text:p>
          </table:table-cell>
          <table:table-cell office:value-type="float" office:value="0.005232" calcext:value-type="float">
            <text:p>0.005232</text:p>
          </table:table-cell>
        </table:table-row>
        <table:table-row table:style-name="ro1">
          <table:table-cell office:value-type="float" office:value="75500" calcext:value-type="float">
            <text:p>75500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0.003418" calcext:value-type="float">
            <text:p>0.003418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76500" calcext:value-type="float">
            <text:p>765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133" calcext:value-type="float">
            <text:p>0.003133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5444" calcext:value-type="float">
            <text:p>0.005444</text:p>
          </table:table-cell>
        </table:table-row>
        <table:table-row table:style-name="ro1">
          <table:table-cell office:value-type="float" office:value="77500" calcext:value-type="float">
            <text:p>77500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5184" calcext:value-type="float">
            <text:p>0.005184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493" calcext:value-type="float">
            <text:p>0.003493</text:p>
          </table:table-cell>
        </table:table-row>
        <table:table-row table:style-name="ro1">
          <table:table-cell office:value-type="float" office:value="78500" calcext:value-type="float">
            <text:p>78500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217" calcext:value-type="float">
            <text:p>0.003217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3418" calcext:value-type="float">
            <text:p>0.003418</text:p>
          </table:table-cell>
        </table:table-row>
        <table:table-row table:style-name="ro1">
          <table:table-cell office:value-type="float" office:value="79500" calcext:value-type="float">
            <text:p>79500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3498" calcext:value-type="float">
            <text:p>0.00349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44" calcext:value-type="float">
            <text:p>0.00344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498" calcext:value-type="float">
            <text:p>0.003498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346" calcext:value-type="float">
            <text:p>0.003346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976" calcext:value-type="float">
            <text:p>0.003976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82500" calcext:value-type="float">
            <text:p>825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83500" calcext:value-type="float">
            <text:p>83500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84500" calcext:value-type="float">
            <text:p>84500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963" calcext:value-type="float">
            <text:p>0.003963</text:p>
          </table:table-cell>
        </table:table-row>
        <table:table-row table:style-name="ro1">
          <table:table-cell office:value-type="float" office:value="85500" calcext:value-type="float">
            <text:p>855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57" calcext:value-type="float">
            <text:p>0.00357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539" calcext:value-type="float">
            <text:p>0.003539</text:p>
          </table:table-cell>
        </table:table-row>
        <table:table-row table:style-name="ro1">
          <table:table-cell office:value-type="float" office:value="86500" calcext:value-type="float">
            <text:p>86500</text:p>
          </table:table-cell>
          <table:table-cell office:value-type="float" office:value="0.004596" calcext:value-type="float">
            <text:p>0.004596</text:p>
          </table:table-cell>
          <table:table-cell office:value-type="float" office:value="0.003847" calcext:value-type="float">
            <text:p>0.00384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3682" calcext:value-type="float">
            <text:p>0.003682</text:p>
          </table:table-cell>
        </table:table-row>
        <table:table-row table:style-name="ro1">
          <table:table-cell office:value-type="float" office:value="87500" calcext:value-type="float">
            <text:p>87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88500" calcext:value-type="float">
            <text:p>88500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3537" calcext:value-type="float">
            <text:p>0.003537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3077" calcext:value-type="float">
            <text:p>0.003077</text:p>
          </table:table-cell>
        </table:table-row>
        <table:table-row table:style-name="ro1">
          <table:table-cell office:value-type="float" office:value="89500" calcext:value-type="float">
            <text:p>89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23" calcext:value-type="float">
            <text:p>0.00323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593" calcext:value-type="float">
            <text:p>0.003593</text:p>
          </table:table-cell>
        </table:table-row>
        <table:table-row table:style-name="ro1">
          <table:table-cell office:value-type="float" office:value="90500" calcext:value-type="float">
            <text:p>90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598" calcext:value-type="float">
            <text:p>0.003598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202" calcext:value-type="float">
            <text:p>0.003202</text:p>
          </table:table-cell>
        </table:table-row>
        <table:table-row table:style-name="ro1">
          <table:table-cell office:value-type="float" office:value="91500" calcext:value-type="float">
            <text:p>91500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217" calcext:value-type="float">
            <text:p>0.003217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635" calcext:value-type="float">
            <text:p>0.003635</text:p>
          </table:table-cell>
        </table:table-row>
        <table:table-row table:style-name="ro1">
          <table:table-cell office:value-type="float" office:value="92500" calcext:value-type="float">
            <text:p>92500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4097" calcext:value-type="float">
            <text:p>0.004097</text:p>
          </table:table-cell>
          <table:table-cell office:value-type="float" office:value="0.003265" calcext:value-type="float">
            <text:p>0.003265</text:p>
          </table:table-cell>
        </table:table-row>
        <table:table-row table:style-name="ro1">
          <table:table-cell office:value-type="float" office:value="93500" calcext:value-type="float">
            <text:p>93500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287" calcext:value-type="float">
            <text:p>0.003287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3237" calcext:value-type="float">
            <text:p>0.003237</text:p>
          </table:table-cell>
        </table:table-row>
        <table:table-row table:style-name="ro1">
          <table:table-cell office:value-type="float" office:value="94500" calcext:value-type="float">
            <text:p>945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217" calcext:value-type="float">
            <text:p>0.003217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3288" calcext:value-type="float">
            <text:p>0.003288</text:p>
          </table:table-cell>
        </table:table-row>
        <table:table-row table:style-name="ro1">
          <table:table-cell office:value-type="float" office:value="95500" calcext:value-type="float">
            <text:p>95500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3346" calcext:value-type="float">
            <text:p>0.003346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3231" calcext:value-type="float">
            <text:p>0.003231</text:p>
          </table:table-cell>
          <table:table-cell office:value-type="float" office:value="0.003351" calcext:value-type="float">
            <text:p>0.003351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3337" calcext:value-type="float">
            <text:p>0.003337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float" office:value="97500" calcext:value-type="float">
            <text:p>97500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003246" calcext:value-type="float">
            <text:p>0.003246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float" office:value="98500" calcext:value-type="float">
            <text:p>98500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149" calcext:value-type="float">
            <text:p>0.003149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326" calcext:value-type="float">
            <text:p>0.003326</text:p>
          </table:table-cell>
        </table:table-row>
        <table:table-row table:style-name="ro1">
          <table:table-cell office:value-type="float" office:value="99500" calcext:value-type="float">
            <text:p>99500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3722" calcext:value-type="float">
            <text:p>0.003722</text:p>
          </table:table-cell>
          <table:table-cell office:value-type="float" office:value="0.003253" calcext:value-type="float">
            <text:p>0.003253</text:p>
          </table:table-cell>
        </table:table-row>
        <table:table-row table:style-name="ro1">
          <table:table-cell office:value-type="float" office:value="100500" calcext:value-type="float">
            <text:p>100500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356" calcext:value-type="float">
            <text:p>0.00356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101500" calcext:value-type="float">
            <text:p>1015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058" calcext:value-type="float">
            <text:p>0.003058</text:p>
          </table:table-cell>
        </table:table-row>
        <table:table-row table:style-name="ro1">
          <table:table-cell office:value-type="float" office:value="102500" calcext:value-type="float">
            <text:p>102500</text:p>
          </table:table-cell>
          <table:table-cell office:value-type="float" office:value="0.003402" calcext:value-type="float">
            <text:p>0.003402</text:p>
          </table:table-cell>
          <table:table-cell office:value-type="float" office:value="0.00405" calcext:value-type="float">
            <text:p>0.00405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3336" calcext:value-type="float">
            <text:p>0.003336</text:p>
          </table:table-cell>
          <table:table-cell office:value-type="float" office:value="0.003455" calcext:value-type="float">
            <text:p>0.003455</text:p>
          </table:table-cell>
        </table:table-row>
        <table:table-row table:style-name="ro1">
          <table:table-cell office:value-type="float" office:value="103500" calcext:value-type="float">
            <text:p>103500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0.003439" calcext:value-type="float">
            <text:p>0.003439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3136" calcext:value-type="float">
            <text:p>0.003136</text:p>
          </table:table-cell>
        </table:table-row>
        <table:table-row table:style-name="ro1">
          <table:table-cell office:value-type="float" office:value="104500" calcext:value-type="float">
            <text:p>1045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601" calcext:value-type="float">
            <text:p>0.003601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489" calcext:value-type="float">
            <text:p>0.003489</text:p>
          </table:table-cell>
        </table:table-row>
        <table:table-row table:style-name="ro1">
          <table:table-cell office:value-type="float" office:value="105500" calcext:value-type="float">
            <text:p>105500</text:p>
          </table:table-cell>
          <table:table-cell office:value-type="float" office:value="0.003768" calcext:value-type="float">
            <text:p>0.003768</text:p>
          </table:table-cell>
          <table:table-cell office:value-type="float" office:value="0.003272" calcext:value-type="float">
            <text:p>0.00327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372" calcext:value-type="float">
            <text:p>0.003372</text:p>
          </table:table-cell>
        </table:table-row>
        <table:table-row table:style-name="ro1">
          <table:table-cell office:value-type="float" office:value="106500" calcext:value-type="float">
            <text:p>106500</text:p>
          </table:table-cell>
          <table:table-cell office:value-type="float" office:value="0.003788" calcext:value-type="float">
            <text:p>0.003788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03269" calcext:value-type="float">
            <text:p>0.003269</text:p>
          </table:table-cell>
        </table:table-row>
        <table:table-row table:style-name="ro1">
          <table:table-cell office:value-type="float" office:value="107500" calcext:value-type="float">
            <text:p>1075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0.00335" calcext:value-type="float">
            <text:p>0.00335</text:p>
          </table:table-cell>
        </table:table-row>
        <table:table-row table:style-name="ro1">
          <table:table-cell office:value-type="float" office:value="108500" calcext:value-type="float">
            <text:p>1085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408" calcext:value-type="float">
            <text:p>0.003408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float" office:value="109500" calcext:value-type="float">
            <text:p>109500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3195" calcext:value-type="float">
            <text:p>0.003195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122" calcext:value-type="float">
            <text:p>0.003122</text:p>
          </table:table-cell>
        </table:table-row>
        <table:table-row table:style-name="ro1">
          <table:table-cell office:value-type="float" office:value="110500" calcext:value-type="float">
            <text:p>110500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0.00321" calcext:value-type="float">
            <text:p>0.00321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243" calcext:value-type="float">
            <text:p>0.003243</text:p>
          </table:table-cell>
        </table:table-row>
        <table:table-row table:style-name="ro1">
          <table:table-cell office:value-type="float" office:value="111500" calcext:value-type="float">
            <text:p>111500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279" calcext:value-type="float">
            <text:p>0.003279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3373" calcext:value-type="float">
            <text:p>0.003373</text:p>
          </table:table-cell>
        </table:table-row>
        <table:table-row table:style-name="ro1">
          <table:table-cell office:value-type="float" office:value="112500" calcext:value-type="float">
            <text:p>112500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575" calcext:value-type="float">
            <text:p>0.003575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138" calcext:value-type="float">
            <text:p>0.003138</text:p>
          </table:table-cell>
        </table:table-row>
        <table:table-row table:style-name="ro1">
          <table:table-cell office:value-type="float" office:value="113500" calcext:value-type="float">
            <text:p>1135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228" calcext:value-type="float">
            <text:p>0.003228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277" calcext:value-type="float">
            <text:p>0.003277</text:p>
          </table:table-cell>
        </table:table-row>
        <table:table-row table:style-name="ro1">
          <table:table-cell office:value-type="float" office:value="114500" calcext:value-type="float">
            <text:p>1145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091" calcext:value-type="float">
            <text:p>0.003091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278" calcext:value-type="float">
            <text:p>0.003278</text:p>
          </table:table-cell>
        </table:table-row>
        <table:table-row table:style-name="ro1">
          <table:table-cell office:value-type="float" office:value="115500" calcext:value-type="float">
            <text:p>1155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197" calcext:value-type="float">
            <text:p>0.003197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116500" calcext:value-type="float">
            <text:p>116500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234" calcext:value-type="float">
            <text:p>0.003234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117500" calcext:value-type="float">
            <text:p>117500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6016" calcext:value-type="float">
            <text:p>0.006016</text:p>
          </table:table-cell>
        </table:table-row>
        <table:table-row table:style-name="ro1">
          <table:table-cell office:value-type="float" office:value="118500" calcext:value-type="float">
            <text:p>118500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093" calcext:value-type="float">
            <text:p>0.003093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3342" calcext:value-type="float">
            <text:p>0.003342</text:p>
          </table:table-cell>
        </table:table-row>
        <table:table-row table:style-name="ro1">
          <table:table-cell office:value-type="float" office:value="119500" calcext:value-type="float">
            <text:p>119500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248" calcext:value-type="float">
            <text:p>0.003248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605" calcext:value-type="float">
            <text:p>0.003605</text:p>
          </table:table-cell>
        </table:table-row>
        <table:table-row table:style-name="ro1">
          <table:table-cell office:value-type="float" office:value="120500" calcext:value-type="float">
            <text:p>1205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299" calcext:value-type="float">
            <text:p>0.003299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0.00346" calcext:value-type="float">
            <text:p>0.00346</text:p>
          </table:table-cell>
        </table:table-row>
        <table:table-row table:style-name="ro1">
          <table:table-cell office:value-type="float" office:value="121500" calcext:value-type="float">
            <text:p>121500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21" calcext:value-type="float">
            <text:p>0.00321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323" calcext:value-type="float">
            <text:p>0.003323</text:p>
          </table:table-cell>
        </table:table-row>
        <table:table-row table:style-name="ro1">
          <table:table-cell office:value-type="float" office:value="122500" calcext:value-type="float">
            <text:p>122500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328" calcext:value-type="float">
            <text:p>0.00328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13" calcext:value-type="float">
            <text:p>0.00313</text:p>
          </table:table-cell>
        </table:table-row>
        <table:table-row table:style-name="ro1">
          <table:table-cell office:value-type="float" office:value="123500" calcext:value-type="float">
            <text:p>1235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3286" calcext:value-type="float">
            <text:p>0.003286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183" calcext:value-type="float">
            <text:p>0.003183</text:p>
          </table:table-cell>
        </table:table-row>
        <table:table-row table:style-name="ro1">
          <table:table-cell office:value-type="float" office:value="124500" calcext:value-type="float">
            <text:p>124500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125500" calcext:value-type="float">
            <text:p>125500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126500" calcext:value-type="float">
            <text:p>126500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67" calcext:value-type="float">
            <text:p>0.003367</text:p>
          </table:table-cell>
        </table:table-row>
        <table:table-row table:style-name="ro1">
          <table:table-cell office:value-type="float" office:value="127500" calcext:value-type="float">
            <text:p>127500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0.003179" calcext:value-type="float">
            <text:p>0.003179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265" calcext:value-type="float">
            <text:p>0.003265</text:p>
          </table:table-cell>
        </table:table-row>
        <table:table-row table:style-name="ro1">
          <table:table-cell office:value-type="float" office:value="128500" calcext:value-type="float">
            <text:p>1285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284" calcext:value-type="float">
            <text:p>0.003284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3262" calcext:value-type="float">
            <text:p>0.003262</text:p>
          </table:table-cell>
        </table:table-row>
        <table:table-row table:style-name="ro1">
          <table:table-cell office:value-type="float" office:value="129500" calcext:value-type="float">
            <text:p>1295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247" calcext:value-type="float">
            <text:p>0.003247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3101" calcext:value-type="float">
            <text:p>0.003101</text:p>
          </table:table-cell>
        </table:table-row>
        <table:table-row table:style-name="ro1">
          <table:table-cell office:value-type="float" office:value="130500" calcext:value-type="float">
            <text:p>130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22" calcext:value-type="float">
            <text:p>0.00322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3086" calcext:value-type="float">
            <text:p>0.003086</text:p>
          </table:table-cell>
        </table:table-row>
        <table:table-row table:style-name="ro1">
          <table:table-cell office:value-type="float" office:value="131500" calcext:value-type="float">
            <text:p>131500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363" calcext:value-type="float">
            <text:p>0.003363</text:p>
          </table:table-cell>
        </table:table-row>
        <table:table-row table:style-name="ro1">
          <table:table-cell office:value-type="float" office:value="132500" calcext:value-type="float">
            <text:p>1325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435" calcext:value-type="float">
            <text:p>0.003435</text:p>
          </table:table-cell>
        </table:table-row>
        <table:table-row table:style-name="ro1">
          <table:table-cell office:value-type="float" office:value="133500" calcext:value-type="float">
            <text:p>133500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3354" calcext:value-type="float">
            <text:p>0.003354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233" calcext:value-type="float">
            <text:p>0.003233</text:p>
          </table:table-cell>
        </table:table-row>
        <table:table-row table:style-name="ro1">
          <table:table-cell office:value-type="float" office:value="134500" calcext:value-type="float">
            <text:p>134500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135500" calcext:value-type="float">
            <text:p>1355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3417" calcext:value-type="float">
            <text:p>0.003417</text:p>
          </table:table-cell>
          <table:table-cell office:value-type="float" office:value="0.003505" calcext:value-type="float">
            <text:p>0.003505</text:p>
          </table:table-cell>
        </table:table-row>
        <table:table-row table:style-name="ro1">
          <table:table-cell office:value-type="float" office:value="136500" calcext:value-type="float">
            <text:p>13650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3282" calcext:value-type="float">
            <text:p>0.003282</text:p>
          </table:table-cell>
        </table:table-row>
        <table:table-row table:style-name="ro1">
          <table:table-cell office:value-type="float" office:value="137500" calcext:value-type="float">
            <text:p>1375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246" calcext:value-type="float">
            <text:p>0.003246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0.003393" calcext:value-type="float">
            <text:p>0.003393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float" office:value="0.003628" calcext:value-type="float">
            <text:p>0.003628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3777" calcext:value-type="float">
            <text:p>0.003777</text:p>
          </table:table-cell>
        </table:table-row>
        <table:table-row table:style-name="ro1">
          <table:table-cell office:value-type="float" office:value="139500" calcext:value-type="float">
            <text:p>139500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58" calcext:value-type="float">
            <text:p>0.0035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129" calcext:value-type="float">
            <text:p>0.003129</text:p>
          </table:table-cell>
        </table:table-row>
        <table:table-row table:style-name="ro1">
          <table:table-cell office:value-type="float" office:value="140500" calcext:value-type="float">
            <text:p>140500</text:p>
          </table:table-cell>
          <table:table-cell office:value-type="float" office:value="0.002851" calcext:value-type="float">
            <text:p>0.002851</text:p>
          </table:table-cell>
          <table:table-cell office:value-type="float" office:value="0.003223" calcext:value-type="float">
            <text:p>0.003223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146" calcext:value-type="float">
            <text:p>0.003146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195" calcext:value-type="float">
            <text:p>0.003195</text:p>
          </table:table-cell>
        </table:table-row>
        <table:table-row table:style-name="ro1">
          <table:table-cell office:value-type="float" office:value="142500" calcext:value-type="float">
            <text:p>142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143500" calcext:value-type="float">
            <text:p>143500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003324" calcext:value-type="float">
            <text:p>0.003324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144500" calcext:value-type="float">
            <text:p>144500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145500" calcext:value-type="float">
            <text:p>145500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3342" calcext:value-type="float">
            <text:p>0.003342</text:p>
          </table:table-cell>
        </table:table-row>
        <table:table-row table:style-name="ro1">
          <table:table-cell office:value-type="float" office:value="146500" calcext:value-type="float">
            <text:p>146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235" calcext:value-type="float">
            <text:p>0.003235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3525" calcext:value-type="float">
            <text:p>0.003525</text:p>
          </table:table-cell>
        </table:table-row>
        <table:table-row table:style-name="ro1">
          <table:table-cell office:value-type="float" office:value="147500" calcext:value-type="float">
            <text:p>147500</text:p>
          </table:table-cell>
          <table:table-cell office:value-type="float" office:value="0.003265" calcext:value-type="float">
            <text:p>0.003265</text:p>
          </table:table-cell>
          <table:table-cell office:value-type="float" office:value="0.003279" calcext:value-type="float">
            <text:p>0.003279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3323" calcext:value-type="float">
            <text:p>0.003323</text:p>
          </table:table-cell>
        </table:table-row>
        <table:table-row table:style-name="ro1">
          <table:table-cell office:value-type="float" office:value="148500" calcext:value-type="float">
            <text:p>148500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3314" calcext:value-type="float">
            <text:p>0.003314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149500" calcext:value-type="float">
            <text:p>149500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3213" calcext:value-type="float">
            <text:p>0.003213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261" calcext:value-type="float">
            <text:p>0.003261</text:p>
          </table:table-cell>
        </table:table-row>
        <table:table-row table:style-name="ro1">
          <table:table-cell office:value-type="float" office:value="150500" calcext:value-type="float">
            <text:p>150500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003304" calcext:value-type="float">
            <text:p>0.003304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4131" calcext:value-type="float">
            <text:p>0.004131</text:p>
          </table:table-cell>
          <table:table-cell office:value-type="float" office:value="0.003434" calcext:value-type="float">
            <text:p>0.003434</text:p>
          </table:table-cell>
        </table:table-row>
        <table:table-row table:style-name="ro1">
          <table:table-cell office:value-type="float" office:value="151500" calcext:value-type="float">
            <text:p>1515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152500" calcext:value-type="float">
            <text:p>152500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3331" calcext:value-type="float">
            <text:p>0.003331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153500" calcext:value-type="float">
            <text:p>153500</text:p>
          </table:table-cell>
          <table:table-cell office:value-type="float" office:value="0.003413" calcext:value-type="float">
            <text:p>0.003413</text:p>
          </table:table-cell>
          <table:table-cell office:value-type="float" office:value="0.003446" calcext:value-type="float">
            <text:p>0.003446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3517" calcext:value-type="float">
            <text:p>0.003517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3515" calcext:value-type="float">
            <text:p>0.003515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155500" calcext:value-type="float">
            <text:p>155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207" calcext:value-type="float">
            <text:p>0.003207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156500" calcext:value-type="float">
            <text:p>156500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0.003316" calcext:value-type="float">
            <text:p>0.003316</text:p>
          </table:table-cell>
        </table:table-row>
        <table:table-row table:style-name="ro1">
          <table:table-cell office:value-type="float" office:value="157500" calcext:value-type="float">
            <text:p>1575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158500" calcext:value-type="float">
            <text:p>158500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3586" calcext:value-type="float">
            <text:p>0.003586</text:p>
          </table:table-cell>
        </table:table-row>
        <table:table-row table:style-name="ro1">
          <table:table-cell office:value-type="float" office:value="159500" calcext:value-type="float">
            <text:p>1595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551" calcext:value-type="float">
            <text:p>0.003551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160500" calcext:value-type="float">
            <text:p>160500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313" calcext:value-type="float">
            <text:p>0.003313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161500" calcext:value-type="float">
            <text:p>1615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3186" calcext:value-type="float">
            <text:p>0.003186</text:p>
          </table:table-cell>
          <table:table-cell office:value-type="float" office:value="0.003354" calcext:value-type="float">
            <text:p>0.003354</text:p>
          </table:table-cell>
        </table:table-row>
        <table:table-row table:style-name="ro1">
          <table:table-cell office:value-type="float" office:value="162500" calcext:value-type="float">
            <text:p>162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082" calcext:value-type="float">
            <text:p>0.003082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163500" calcext:value-type="float">
            <text:p>163500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4905" calcext:value-type="float">
            <text:p>0.004905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64500" calcext:value-type="float">
            <text:p>164500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03143" calcext:value-type="float">
            <text:p>0.003143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71" calcext:value-type="float">
            <text:p>0.00371</text:p>
          </table:table-cell>
        </table:table-row>
        <table:table-row table:style-name="ro1">
          <table:table-cell office:value-type="float" office:value="165500" calcext:value-type="float">
            <text:p>165500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475" calcext:value-type="float">
            <text:p>0.003475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166500" calcext:value-type="float">
            <text:p>166500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003337" calcext:value-type="float">
            <text:p>0.003337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295" calcext:value-type="float">
            <text:p>0.003295</text:p>
          </table:table-cell>
        </table:table-row>
        <table:table-row table:style-name="ro1">
          <table:table-cell office:value-type="float" office:value="167500" calcext:value-type="float">
            <text:p>1675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341" calcext:value-type="float">
            <text:p>0.00341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168500" calcext:value-type="float">
            <text:p>168500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3436" calcext:value-type="float">
            <text:p>0.003436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341" calcext:value-type="float">
            <text:p>0.003341</text:p>
          </table:table-cell>
        </table:table-row>
        <table:table-row table:style-name="ro1">
          <table:table-cell office:value-type="float" office:value="169500" calcext:value-type="float">
            <text:p>169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003413" calcext:value-type="float">
            <text:p>0.003413</text:p>
          </table:table-cell>
        </table:table-row>
        <table:table-row table:style-name="ro1">
          <table:table-cell office:value-type="float" office:value="170500" calcext:value-type="float">
            <text:p>1705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115" calcext:value-type="float">
            <text:p>0.003115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float" office:value="171500" calcext:value-type="float">
            <text:p>1715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172500" calcext:value-type="float">
            <text:p>172500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3319" calcext:value-type="float">
            <text:p>0.003319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3755" calcext:value-type="float">
            <text:p>0.003755</text:p>
          </table:table-cell>
        </table:table-row>
        <table:table-row table:style-name="ro1">
          <table:table-cell office:value-type="float" office:value="173500" calcext:value-type="float">
            <text:p>17350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201" calcext:value-type="float">
            <text:p>0.003201</text:p>
          </table:table-cell>
        </table:table-row>
        <table:table-row table:style-name="ro1">
          <table:table-cell office:value-type="float" office:value="174500" calcext:value-type="float">
            <text:p>174500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407" calcext:value-type="float">
            <text:p>0.003407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415" calcext:value-type="float">
            <text:p>0.003415</text:p>
          </table:table-cell>
        </table:table-row>
        <table:table-row table:style-name="ro1">
          <table:table-cell office:value-type="float" office:value="175500" calcext:value-type="float">
            <text:p>175500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3504" calcext:value-type="float">
            <text:p>0.003504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176500" calcext:value-type="float">
            <text:p>176500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202" calcext:value-type="float">
            <text:p>0.003202</text:p>
          </table:table-cell>
        </table:table-row>
        <table:table-row table:style-name="ro1">
          <table:table-cell office:value-type="float" office:value="177500" calcext:value-type="float">
            <text:p>177500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178500" calcext:value-type="float">
            <text:p>178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0.003099" calcext:value-type="float">
            <text:p>0.003099</text:p>
          </table:table-cell>
        </table:table-row>
        <table:table-row table:style-name="ro1">
          <table:table-cell office:value-type="float" office:value="179500" calcext:value-type="float">
            <text:p>1795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165" calcext:value-type="float">
            <text:p>0.003165</text:p>
          </table:table-cell>
        </table:table-row>
        <table:table-row table:style-name="ro1">
          <table:table-cell office:value-type="float" office:value="180500" calcext:value-type="float">
            <text:p>180500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3261" calcext:value-type="float">
            <text:p>0.003261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3279" calcext:value-type="float">
            <text:p>0.003279</text:p>
          </table:table-cell>
        </table:table-row>
        <table:table-row table:style-name="ro1">
          <table:table-cell office:value-type="float" office:value="181500" calcext:value-type="float">
            <text:p>181500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476" calcext:value-type="float">
            <text:p>0.003476</text:p>
          </table:table-cell>
        </table:table-row>
        <table:table-row table:style-name="ro1">
          <table:table-cell office:value-type="float" office:value="182500" calcext:value-type="float">
            <text:p>182500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0.003258" calcext:value-type="float">
            <text:p>0.003258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float" office:value="183500" calcext:value-type="float">
            <text:p>183500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184500" calcext:value-type="float">
            <text:p>1845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539" calcext:value-type="float">
            <text:p>0.003539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3326" calcext:value-type="float">
            <text:p>0.003326</text:p>
          </table:table-cell>
        </table:table-row>
        <table:table-row table:style-name="ro1">
          <table:table-cell office:value-type="float" office:value="185500" calcext:value-type="float">
            <text:p>1855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186500" calcext:value-type="float">
            <text:p>186500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388" calcext:value-type="float">
            <text:p>0.003388</text:p>
          </table:table-cell>
        </table:table-row>
        <table:table-row table:style-name="ro1">
          <table:table-cell office:value-type="float" office:value="187500" calcext:value-type="float">
            <text:p>187500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003234" calcext:value-type="float">
            <text:p>0.003234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388" calcext:value-type="float">
            <text:p>0.003388</text:p>
          </table:table-cell>
        </table:table-row>
        <table:table-row table:style-name="ro1">
          <table:table-cell office:value-type="float" office:value="188500" calcext:value-type="float">
            <text:p>188500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25" calcext:value-type="float">
            <text:p>0.00325</text:p>
          </table:table-cell>
        </table:table-row>
        <table:table-row table:style-name="ro1">
          <table:table-cell office:value-type="float" office:value="189500" calcext:value-type="float">
            <text:p>189500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3464" calcext:value-type="float">
            <text:p>0.00346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265" calcext:value-type="float">
            <text:p>0.003265</text:p>
          </table:table-cell>
        </table:table-row>
        <table:table-row table:style-name="ro1">
          <table:table-cell office:value-type="float" office:value="190500" calcext:value-type="float">
            <text:p>190500</text:p>
          </table:table-cell>
          <table:table-cell office:value-type="float" office:value="0.004484" calcext:value-type="float">
            <text:p>0.004484</text:p>
          </table:table-cell>
          <table:table-cell office:value-type="float" office:value="0.003242" calcext:value-type="float">
            <text:p>0.003242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03337" calcext:value-type="float">
            <text:p>0.003337</text:p>
          </table:table-cell>
        </table:table-row>
        <table:table-row table:style-name="ro1">
          <table:table-cell office:value-type="float" office:value="191500" calcext:value-type="float">
            <text:p>191500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18" calcext:value-type="float">
            <text:p>0.00318</text:p>
          </table:table-cell>
        </table:table-row>
        <table:table-row table:style-name="ro1">
          <table:table-cell office:value-type="float" office:value="192500" calcext:value-type="float">
            <text:p>192500</text:p>
          </table:table-cell>
          <table:table-cell office:value-type="float" office:value="0.003868" calcext:value-type="float">
            <text:p>0.003868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3364" calcext:value-type="float">
            <text:p>0.003364</text:p>
          </table:table-cell>
          <table:table-cell office:value-type="float" office:value="0.003403" calcext:value-type="float">
            <text:p>0.003403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194500" calcext:value-type="float">
            <text:p>194500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195500" calcext:value-type="float">
            <text:p>195500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03228" calcext:value-type="float">
            <text:p>0.003228</text:p>
          </table:table-cell>
        </table:table-row>
        <table:table-row table:style-name="ro1">
          <table:table-cell office:value-type="float" office:value="196500" calcext:value-type="float">
            <text:p>196500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185" calcext:value-type="float">
            <text:p>0.003185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float" office:value="197500" calcext:value-type="float">
            <text:p>197500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404" calcext:value-type="float">
            <text:p>0.003404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3927" calcext:value-type="float">
            <text:p>0.003927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198500" calcext:value-type="float">
            <text:p>198500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08" calcext:value-type="float">
            <text:p>0.00308</text:p>
          </table:table-cell>
        </table:table-row>
        <table:table-row table:style-name="ro1">
          <table:table-cell office:value-type="float" office:value="199500" calcext:value-type="float">
            <text:p>199500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2944" calcext:value-type="float">
            <text:p>0.00294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339" calcext:value-type="float">
            <text:p>0.003339</text:p>
          </table:table-cell>
        </table:table-row>
        <table:table-row table:style-name="ro1">
          <table:table-cell office:value-type="float" office:value="200500" calcext:value-type="float">
            <text:p>200500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326" calcext:value-type="float">
            <text:p>0.003326</text:p>
          </table:table-cell>
        </table:table-row>
        <table:table-row table:style-name="ro1">
          <table:table-cell office:value-type="float" office:value="201500" calcext:value-type="float">
            <text:p>201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3378" calcext:value-type="float">
            <text:p>0.003378</text:p>
          </table:table-cell>
          <table:table-cell office:value-type="float" office:value="0.003196" calcext:value-type="float">
            <text:p>0.003196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float" office:value="0.003158" calcext:value-type="float">
            <text:p>0.003158</text:p>
          </table:table-cell>
          <table:table-cell office:value-type="float" office:value="0.003719" calcext:value-type="float">
            <text:p>0.003719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204500" calcext:value-type="float">
            <text:p>204500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205500" calcext:value-type="float">
            <text:p>205500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0.003419" calcext:value-type="float">
            <text:p>0.003419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171" calcext:value-type="float">
            <text:p>0.003171</text:p>
          </table:table-cell>
        </table:table-row>
        <table:table-row table:style-name="ro1">
          <table:table-cell office:value-type="float" office:value="206500" calcext:value-type="float">
            <text:p>206500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3202" calcext:value-type="float">
            <text:p>0.003202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186" calcext:value-type="float">
            <text:p>0.003186</text:p>
          </table:table-cell>
        </table:table-row>
        <table:table-row table:style-name="ro1">
          <table:table-cell office:value-type="float" office:value="207500" calcext:value-type="float">
            <text:p>207500</text:p>
          </table:table-cell>
          <table:table-cell office:value-type="float" office:value="0.002721" calcext:value-type="float">
            <text:p>0.002721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208500" calcext:value-type="float">
            <text:p>208500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3345" calcext:value-type="float">
            <text:p>0.003345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224" calcext:value-type="float">
            <text:p>0.003224</text:p>
          </table:table-cell>
        </table:table-row>
        <table:table-row table:style-name="ro1">
          <table:table-cell office:value-type="float" office:value="209500" calcext:value-type="float">
            <text:p>2095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3473" calcext:value-type="float">
            <text:p>0.003473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3306" calcext:value-type="float">
            <text:p>0.003306</text:p>
          </table:table-cell>
        </table:table-row>
        <table:table-row table:style-name="ro1">
          <table:table-cell office:value-type="float" office:value="210500" calcext:value-type="float">
            <text:p>210500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368" calcext:value-type="float">
            <text:p>0.003368</text:p>
          </table:table-cell>
        </table:table-row>
        <table:table-row table:style-name="ro1">
          <table:table-cell office:value-type="float" office:value="211500" calcext:value-type="float">
            <text:p>211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3289" calcext:value-type="float">
            <text:p>0.003289</text:p>
          </table:table-cell>
        </table:table-row>
        <table:table-row table:style-name="ro1">
          <table:table-cell office:value-type="float" office:value="212500" calcext:value-type="float">
            <text:p>212500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3228" calcext:value-type="float">
            <text:p>0.003228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0.003471" calcext:value-type="float">
            <text:p>0.003471</text:p>
          </table:table-cell>
        </table:table-row>
        <table:table-row table:style-name="ro1">
          <table:table-cell office:value-type="float" office:value="213500" calcext:value-type="float">
            <text:p>2135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329" calcext:value-type="float">
            <text:p>0.003329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214500" calcext:value-type="float">
            <text:p>214500</text:p>
          </table:table-cell>
          <table:table-cell office:value-type="float" office:value="0.003659" calcext:value-type="float">
            <text:p>0.003659</text:p>
          </table:table-cell>
          <table:table-cell office:value-type="float" office:value="0.003454" calcext:value-type="float">
            <text:p>0.003454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215500" calcext:value-type="float">
            <text:p>215500</text:p>
          </table:table-cell>
          <table:table-cell office:value-type="float" office:value="0.004803" calcext:value-type="float">
            <text:p>0.004803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216500" calcext:value-type="float">
            <text:p>2165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172" calcext:value-type="float">
            <text:p>0.003172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03285" calcext:value-type="float">
            <text:p>0.003285</text:p>
          </table:table-cell>
        </table:table-row>
        <table:table-row table:style-name="ro1">
          <table:table-cell office:value-type="float" office:value="217500" calcext:value-type="float">
            <text:p>217500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3339" calcext:value-type="float">
            <text:p>0.003339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289" calcext:value-type="float">
            <text:p>0.003289</text:p>
          </table:table-cell>
        </table:table-row>
        <table:table-row table:style-name="ro1">
          <table:table-cell office:value-type="float" office:value="218500" calcext:value-type="float">
            <text:p>2185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3271" calcext:value-type="float">
            <text:p>0.003271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2997" calcext:value-type="float">
            <text:p>0.002997</text:p>
          </table:table-cell>
        </table:table-row>
        <table:table-row table:style-name="ro1">
          <table:table-cell office:value-type="float" office:value="219500" calcext:value-type="float">
            <text:p>219500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003415" calcext:value-type="float">
            <text:p>0.00341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3205" calcext:value-type="float">
            <text:p>0.003205</text:p>
          </table:table-cell>
        </table:table-row>
        <table:table-row table:style-name="ro1">
          <table:table-cell office:value-type="float" office:value="220500" calcext:value-type="float">
            <text:p>220500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3437" calcext:value-type="float">
            <text:p>0.003437</text:p>
          </table:table-cell>
          <table:table-cell office:value-type="float" office:value="0.003753" calcext:value-type="float">
            <text:p>0.003753</text:p>
          </table:table-cell>
        </table:table-row>
        <table:table-row table:style-name="ro1">
          <table:table-cell office:value-type="float" office:value="221500" calcext:value-type="float">
            <text:p>221500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3521" calcext:value-type="float">
            <text:p>0.003521</text:p>
          </table:table-cell>
        </table:table-row>
        <table:table-row table:style-name="ro1">
          <table:table-cell office:value-type="float" office:value="222500" calcext:value-type="float">
            <text:p>222500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float" office:value="223500" calcext:value-type="float">
            <text:p>223500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0.003417" calcext:value-type="float">
            <text:p>0.003417</text:p>
          </table:table-cell>
        </table:table-row>
        <table:table-row table:style-name="ro1">
          <table:table-cell office:value-type="float" office:value="224500" calcext:value-type="float">
            <text:p>2245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299" calcext:value-type="float">
            <text:p>0.003299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03393" calcext:value-type="float">
            <text:p>0.003393</text:p>
          </table:table-cell>
        </table:table-row>
        <table:table-row table:style-name="ro1">
          <table:table-cell office:value-type="float" office:value="225500" calcext:value-type="float">
            <text:p>225500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0.003254" calcext:value-type="float">
            <text:p>0.003254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3241" calcext:value-type="float">
            <text:p>0.003241</text:p>
          </table:table-cell>
          <table:table-cell office:value-type="float" office:value="0.003319" calcext:value-type="float">
            <text:p>0.003319</text:p>
          </table:table-cell>
        </table:table-row>
        <table:table-row table:style-name="ro1">
          <table:table-cell office:value-type="float" office:value="226500" calcext:value-type="float">
            <text:p>2265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3377" calcext:value-type="float">
            <text:p>0.003377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3403" calcext:value-type="float">
            <text:p>0.003403</text:p>
          </table:table-cell>
        </table:table-row>
        <table:table-row table:style-name="ro1">
          <table:table-cell office:value-type="float" office:value="227500" calcext:value-type="float">
            <text:p>227500</text:p>
          </table:table-cell>
          <table:table-cell office:value-type="float" office:value="0.003596" calcext:value-type="float">
            <text:p>0.003596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office:value-type="float" office:value="228500" calcext:value-type="float">
            <text:p>2285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415" calcext:value-type="float">
            <text:p>0.003415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3991" calcext:value-type="float">
            <text:p>0.003991</text:p>
          </table:table-cell>
          <table:table-cell office:value-type="float" office:value="0.003337" calcext:value-type="float">
            <text:p>0.003337</text:p>
          </table:table-cell>
        </table:table-row>
        <table:table-row table:style-name="ro1">
          <table:table-cell office:value-type="float" office:value="229500" calcext:value-type="float">
            <text:p>229500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0.003276" calcext:value-type="float">
            <text:p>0.00327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035" calcext:value-type="float">
            <text:p>0.003035</text:p>
          </table:table-cell>
        </table:table-row>
        <table:table-row table:style-name="ro1">
          <table:table-cell office:value-type="float" office:value="230500" calcext:value-type="float">
            <text:p>230500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156" calcext:value-type="float">
            <text:p>0.003156</text:p>
          </table:table-cell>
        </table:table-row>
        <table:table-row table:style-name="ro1">
          <table:table-cell office:value-type="float" office:value="231500" calcext:value-type="float">
            <text:p>231500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3932" calcext:value-type="float">
            <text:p>0.003932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232500" calcext:value-type="float">
            <text:p>232500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3707" calcext:value-type="float">
            <text:p>0.003707</text:p>
          </table:table-cell>
        </table:table-row>
        <table:table-row table:style-name="ro1">
          <table:table-cell office:value-type="float" office:value="233500" calcext:value-type="float">
            <text:p>233500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3306" calcext:value-type="float">
            <text:p>0.003306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234500" calcext:value-type="float">
            <text:p>2345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235500" calcext:value-type="float">
            <text:p>235500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3284" calcext:value-type="float">
            <text:p>0.003284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4432" calcext:value-type="float">
            <text:p>0.004432</text:p>
          </table:table-cell>
          <table:table-cell office:value-type="float" office:value="0.00324" calcext:value-type="float">
            <text:p>0.00324</text:p>
          </table:table-cell>
        </table:table-row>
        <table:table-row table:style-name="ro1">
          <table:table-cell office:value-type="float" office:value="236500" calcext:value-type="float">
            <text:p>236500</text:p>
          </table:table-cell>
          <table:table-cell office:value-type="float" office:value="0.002992" calcext:value-type="float">
            <text:p>0.002992</text:p>
          </table:table-cell>
          <table:table-cell office:value-type="float" office:value="0.003225" calcext:value-type="float">
            <text:p>0.003225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3493" calcext:value-type="float">
            <text:p>0.003493</text:p>
          </table:table-cell>
          <table:table-cell office:value-type="float" office:value="0.003319" calcext:value-type="float">
            <text:p>0.003319</text:p>
          </table:table-cell>
        </table:table-row>
        <table:table-row table:style-name="ro1">
          <table:table-cell office:value-type="float" office:value="237500" calcext:value-type="float">
            <text:p>237500</text:p>
          </table:table-cell>
          <table:table-cell office:value-type="float" office:value="0.003173" calcext:value-type="float">
            <text:p>0.003173</text:p>
          </table:table-cell>
          <table:table-cell office:value-type="float" office:value="0.003288" calcext:value-type="float">
            <text:p>0.003288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227" calcext:value-type="float">
            <text:p>0.003227</text:p>
          </table:table-cell>
        </table:table-row>
        <table:table-row table:style-name="ro1">
          <table:table-cell office:value-type="float" office:value="238500" calcext:value-type="float">
            <text:p>238500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3205" calcext:value-type="float">
            <text:p>0.003205</text:p>
          </table:table-cell>
        </table:table-row>
        <table:table-row table:style-name="ro1">
          <table:table-cell office:value-type="float" office:value="239500" calcext:value-type="float">
            <text:p>2395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.003095" calcext:value-type="float">
            <text:p>0.003095</text:p>
          </table:table-cell>
        </table:table-row>
        <table:table-row table:style-name="ro1">
          <table:table-cell office:value-type="float" office:value="240500" calcext:value-type="float">
            <text:p>2405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133" calcext:value-type="float">
            <text:p>0.003133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0.003034" calcext:value-type="float">
            <text:p>0.003034</text:p>
          </table:table-cell>
        </table:table-row>
        <table:table-row table:style-name="ro1">
          <table:table-cell office:value-type="float" office:value="241500" calcext:value-type="float">
            <text:p>2415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343" calcext:value-type="float">
            <text:p>0.00343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278" calcext:value-type="float">
            <text:p>0.003278</text:p>
          </table:table-cell>
        </table:table-row>
        <table:table-row table:style-name="ro1">
          <table:table-cell office:value-type="float" office:value="242500" calcext:value-type="float">
            <text:p>24250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3227" calcext:value-type="float">
            <text:p>0.003227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243500" calcext:value-type="float">
            <text:p>243500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3417" calcext:value-type="float">
            <text:p>0.003417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3208" calcext:value-type="float">
            <text:p>0.003208</text:p>
          </table:table-cell>
          <table:table-cell office:value-type="float" office:value="0.003642" calcext:value-type="float">
            <text:p>0.003642</text:p>
          </table:table-cell>
        </table:table-row>
        <table:table-row table:style-name="ro1">
          <table:table-cell office:value-type="float" office:value="244500" calcext:value-type="float">
            <text:p>244500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3249" calcext:value-type="float">
            <text:p>0.003249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324" calcext:value-type="float">
            <text:p>0.00324</text:p>
          </table:table-cell>
        </table:table-row>
        <table:table-row table:style-name="ro1">
          <table:table-cell office:value-type="float" office:value="245500" calcext:value-type="float">
            <text:p>245500</text:p>
          </table:table-cell>
          <table:table-cell office:value-type="float" office:value="0.003879" calcext:value-type="float">
            <text:p>0.003879</text:p>
          </table:table-cell>
          <table:table-cell office:value-type="float" office:value="0.003066" calcext:value-type="float">
            <text:p>0.003066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424" calcext:value-type="float">
            <text:p>0.003424</text:p>
          </table:table-cell>
        </table:table-row>
        <table:table-row table:style-name="ro1">
          <table:table-cell office:value-type="float" office:value="246500" calcext:value-type="float">
            <text:p>246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3189" calcext:value-type="float">
            <text:p>0.003189</text:p>
          </table:table-cell>
        </table:table-row>
        <table:table-row table:style-name="ro1">
          <table:table-cell office:value-type="float" office:value="247500" calcext:value-type="float">
            <text:p>247500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3148" calcext:value-type="float">
            <text:p>0.003148</text:p>
          </table:table-cell>
        </table:table-row>
        <table:table-row table:style-name="ro1">
          <table:table-cell office:value-type="float" office:value="248500" calcext:value-type="float">
            <text:p>248500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3174" calcext:value-type="float">
            <text:p>0.003174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249500" calcext:value-type="float">
            <text:p>249500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.003276" calcext:value-type="float">
            <text:p>0.003276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368" calcext:value-type="float">
            <text:p>0.003368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239" calcext:value-type="float">
            <text:p>0.003239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252500" calcext:value-type="float">
            <text:p>252500</text:p>
          </table:table-cell>
          <table:table-cell office:value-type="float" office:value="0.003279" calcext:value-type="float">
            <text:p>0.003279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253500" calcext:value-type="float">
            <text:p>2535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381" calcext:value-type="float">
            <text:p>0.003381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2928" calcext:value-type="float">
            <text:p>0.002928</text:p>
          </table:table-cell>
        </table:table-row>
        <table:table-row table:style-name="ro1">
          <table:table-cell office:value-type="float" office:value="254500" calcext:value-type="float">
            <text:p>254500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float" office:value="255500" calcext:value-type="float">
            <text:p>255500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239" calcext:value-type="float">
            <text:p>0.003239</text:p>
          </table:table-cell>
        </table:table-row>
        <table:table-row table:style-name="ro1">
          <table:table-cell office:value-type="float" office:value="256500" calcext:value-type="float">
            <text:p>2565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3234" calcext:value-type="float">
            <text:p>0.003234</text:p>
          </table:table-cell>
        </table:table-row>
        <table:table-row table:style-name="ro1">
          <table:table-cell office:value-type="float" office:value="257500" calcext:value-type="float">
            <text:p>257500</text:p>
          </table:table-cell>
          <table:table-cell office:value-type="float" office:value="0.003682" calcext:value-type="float">
            <text:p>0.003682</text:p>
          </table:table-cell>
          <table:table-cell office:value-type="float" office:value="0.003282" calcext:value-type="float">
            <text:p>0.003282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486" calcext:value-type="float">
            <text:p>0.003486</text:p>
          </table:table-cell>
        </table:table-row>
        <table:table-row table:style-name="ro1">
          <table:table-cell office:value-type="float" office:value="258500" calcext:value-type="float">
            <text:p>2585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225" calcext:value-type="float">
            <text:p>0.003225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03296" calcext:value-type="float">
            <text:p>0.003296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float" office:value="259500" calcext:value-type="float">
            <text:p>259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3181" calcext:value-type="float">
            <text:p>0.003181</text:p>
          </table:table-cell>
        </table:table-row>
        <table:table-row table:style-name="ro1">
          <table:table-cell office:value-type="float" office:value="260500" calcext:value-type="float">
            <text:p>2605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199" calcext:value-type="float">
            <text:p>0.00319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328" calcext:value-type="float">
            <text:p>0.00328</text:p>
          </table:table-cell>
          <table:table-cell office:value-type="float" office:value="0.003195" calcext:value-type="float">
            <text:p>0.003195</text:p>
          </table:table-cell>
        </table:table-row>
        <table:table-row table:style-name="ro1">
          <table:table-cell office:value-type="float" office:value="261500" calcext:value-type="float">
            <text:p>261500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.002997" calcext:value-type="float">
            <text:p>0.002997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003279" calcext:value-type="float">
            <text:p>0.003279</text:p>
          </table:table-cell>
        </table:table-row>
        <table:table-row table:style-name="ro1">
          <table:table-cell office:value-type="float" office:value="262500" calcext:value-type="float">
            <text:p>262500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3272" calcext:value-type="float">
            <text:p>0.003272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4162" calcext:value-type="float">
            <text:p>0.004162</text:p>
          </table:table-cell>
          <table:table-cell office:value-type="float" office:value="0.00359" calcext:value-type="float">
            <text:p>0.00359</text:p>
          </table:table-cell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17" calcext:value-type="float">
            <text:p>0.00317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03276" calcext:value-type="float">
            <text:p>0.003276</text:p>
          </table:table-cell>
        </table:table-row>
        <table:table-row table:style-name="ro1">
          <table:table-cell office:value-type="float" office:value="264500" calcext:value-type="float">
            <text:p>2645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2946" calcext:value-type="float">
            <text:p>0.002946</text:p>
          </table:table-cell>
        </table:table-row>
        <table:table-row table:style-name="ro1">
          <table:table-cell office:value-type="float" office:value="265500" calcext:value-type="float">
            <text:p>265500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3354" calcext:value-type="float">
            <text:p>0.003354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float" office:value="266500" calcext:value-type="float">
            <text:p>2665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211" calcext:value-type="float">
            <text:p>0.003211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3109" calcext:value-type="float">
            <text:p>0.003109</text:p>
          </table:table-cell>
        </table:table-row>
        <table:table-row table:style-name="ro1">
          <table:table-cell office:value-type="float" office:value="267500" calcext:value-type="float">
            <text:p>2675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213" calcext:value-type="float">
            <text:p>0.003213</text:p>
          </table:table-cell>
        </table:table-row>
        <table:table-row table:style-name="ro1">
          <table:table-cell office:value-type="float" office:value="268500" calcext:value-type="float">
            <text:p>2685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188" calcext:value-type="float">
            <text:p>0.003188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3306" calcext:value-type="float">
            <text:p>0.003306</text:p>
          </table:table-cell>
        </table:table-row>
        <table:table-row table:style-name="ro1">
          <table:table-cell office:value-type="float" office:value="269500" calcext:value-type="float">
            <text:p>269500</text:p>
          </table:table-cell>
          <table:table-cell office:value-type="float" office:value="0.003718" calcext:value-type="float">
            <text:p>0.003718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3061" calcext:value-type="float">
            <text:p>0.003061</text:p>
          </table:table-cell>
        </table:table-row>
        <table:table-row table:style-name="ro1">
          <table:table-cell office:value-type="float" office:value="270500" calcext:value-type="float">
            <text:p>270500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3208" calcext:value-type="float">
            <text:p>0.003208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271500" calcext:value-type="float">
            <text:p>271500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272500" calcext:value-type="float">
            <text:p>272500</text:p>
          </table:table-cell>
          <table:table-cell office:value-type="float" office:value="0.003801" calcext:value-type="float">
            <text:p>0.003801</text:p>
          </table:table-cell>
          <table:table-cell office:value-type="float" office:value="0.003384" calcext:value-type="float">
            <text:p>0.003384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float" office:value="273500" calcext:value-type="float">
            <text:p>27350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0.003183" calcext:value-type="float">
            <text:p>0.003183</text:p>
          </table:table-cell>
        </table:table-row>
        <table:table-row table:style-name="ro1">
          <table:table-cell office:value-type="float" office:value="274500" calcext:value-type="float">
            <text:p>274500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03376" calcext:value-type="float">
            <text:p>0.003376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275500" calcext:value-type="float">
            <text:p>27550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0.004065" calcext:value-type="float">
            <text:p>0.004065</text:p>
          </table:table-cell>
        </table:table-row>
        <table:table-row table:style-name="ro1">
          <table:table-cell office:value-type="float" office:value="276500" calcext:value-type="float">
            <text:p>276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5969" calcext:value-type="float">
            <text:p>0.005969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277500" calcext:value-type="float">
            <text:p>277500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4079" calcext:value-type="float">
            <text:p>0.004079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3723" calcext:value-type="float">
            <text:p>0.003723</text:p>
          </table:table-cell>
        </table:table-row>
        <table:table-row table:style-name="ro1">
          <table:table-cell office:value-type="float" office:value="278500" calcext:value-type="float">
            <text:p>278500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408" calcext:value-type="float">
            <text:p>0.003408</text:p>
          </table:table-cell>
        </table:table-row>
        <table:table-row table:style-name="ro1">
          <table:table-cell office:value-type="float" office:value="279500" calcext:value-type="float">
            <text:p>279500</text:p>
          </table:table-cell>
          <table:table-cell office:value-type="float" office:value="0.003819" calcext:value-type="float">
            <text:p>0.003819</text:p>
          </table:table-cell>
          <table:table-cell office:value-type="float" office:value="0.003408" calcext:value-type="float">
            <text:p>0.00340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4327" calcext:value-type="float">
            <text:p>0.004327</text:p>
          </table:table-cell>
          <table:table-cell office:value-type="float" office:value="0.003378" calcext:value-type="float">
            <text:p>0.003378</text:p>
          </table:table-cell>
        </table:table-row>
        <table:table-row table:style-name="ro1">
          <table:table-cell office:value-type="float" office:value="280500" calcext:value-type="float">
            <text:p>280500</text:p>
          </table:table-cell>
          <table:table-cell office:value-type="float" office:value="0.00471" calcext:value-type="float">
            <text:p>0.00471</text:p>
          </table:table-cell>
          <table:table-cell office:value-type="float" office:value="0.006216" calcext:value-type="float">
            <text:p>0.006216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495" calcext:value-type="float">
            <text:p>0.003495</text:p>
          </table:table-cell>
        </table:table-row>
        <table:table-row table:style-name="ro1">
          <table:table-cell office:value-type="float" office:value="281500" calcext:value-type="float">
            <text:p>281500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986" calcext:value-type="float">
            <text:p>0.003986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3587" calcext:value-type="float">
            <text:p>0.003587</text:p>
          </table:table-cell>
          <table:table-cell office:value-type="float" office:value="0.003718" calcext:value-type="float">
            <text:p>0.003718</text:p>
          </table:table-cell>
        </table:table-row>
        <table:table-row table:style-name="ro1">
          <table:table-cell office:value-type="float" office:value="282500" calcext:value-type="float">
            <text:p>282500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3699" calcext:value-type="float">
            <text:p>0.003699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2979" calcext:value-type="float">
            <text:p>0.002979</text:p>
          </table:table-cell>
          <table:table-cell office:value-type="float" office:value="0.003588" calcext:value-type="float">
            <text:p>0.003588</text:p>
          </table:table-cell>
        </table:table-row>
        <table:table-row table:style-name="ro1">
          <table:table-cell office:value-type="float" office:value="283500" calcext:value-type="float">
            <text:p>283500</text:p>
          </table:table-cell>
          <table:table-cell office:value-type="float" office:value="0.004939" calcext:value-type="float">
            <text:p>0.004939</text:p>
          </table:table-cell>
          <table:table-cell office:value-type="float" office:value="0.003496" calcext:value-type="float">
            <text:p>0.003496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3304" calcext:value-type="float">
            <text:p>0.003304</text:p>
          </table:table-cell>
        </table:table-row>
        <table:table-row table:style-name="ro1">
          <table:table-cell office:value-type="float" office:value="284500" calcext:value-type="float">
            <text:p>284500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44" calcext:value-type="float">
            <text:p>0.00344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4495" calcext:value-type="float">
            <text:p>0.004495</text:p>
          </table:table-cell>
          <table:table-cell office:value-type="float" office:value="0.003964" calcext:value-type="float">
            <text:p>0.003964</text:p>
          </table:table-cell>
        </table:table-row>
        <table:table-row table:style-name="ro1">
          <table:table-cell office:value-type="float" office:value="285500" calcext:value-type="float">
            <text:p>28550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3228" calcext:value-type="float">
            <text:p>0.003228</text:p>
          </table:table-cell>
          <table:table-cell office:value-type="float" office:value="0.003617" calcext:value-type="float">
            <text:p>0.003617</text:p>
          </table:table-cell>
        </table:table-row>
        <table:table-row table:style-name="ro1">
          <table:table-cell office:value-type="float" office:value="286500" calcext:value-type="float">
            <text:p>286500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411" calcext:value-type="float">
            <text:p>0.003411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3751" calcext:value-type="float">
            <text:p>0.003751</text:p>
          </table:table-cell>
        </table:table-row>
        <table:table-row table:style-name="ro1">
          <table:table-cell office:value-type="float" office:value="287500" calcext:value-type="float">
            <text:p>287500</text:p>
          </table:table-cell>
          <table:table-cell office:value-type="float" office:value="0.005211" calcext:value-type="float">
            <text:p>0.005211</text:p>
          </table:table-cell>
          <table:table-cell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288500" calcext:value-type="float">
            <text:p>288500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588" calcext:value-type="float">
            <text:p>0.003588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318" calcext:value-type="float">
            <text:p>0.003318</text:p>
          </table:table-cell>
        </table:table-row>
        <table:table-row table:style-name="ro1">
          <table:table-cell office:value-type="float" office:value="289500" calcext:value-type="float">
            <text:p>2895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4079" calcext:value-type="float">
            <text:p>0.00407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3956" calcext:value-type="float">
            <text:p>0.003956</text:p>
          </table:table-cell>
        </table:table-row>
        <table:table-row table:style-name="ro1">
          <table:table-cell office:value-type="float" office:value="290500" calcext:value-type="float">
            <text:p>290500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3236" calcext:value-type="float">
            <text:p>0.003236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291500" calcext:value-type="float">
            <text:p>291500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4295" calcext:value-type="float">
            <text:p>0.004295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4153" calcext:value-type="float">
            <text:p>0.004153</text:p>
          </table:table-cell>
        </table:table-row>
        <table:table-row table:style-name="ro1">
          <table:table-cell office:value-type="float" office:value="292500" calcext:value-type="float">
            <text:p>292500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0.003383" calcext:value-type="float">
            <text:p>0.003383</text:p>
          </table:table-cell>
        </table:table-row>
        <table:table-row table:style-name="ro1">
          <table:table-cell office:value-type="float" office:value="293500" calcext:value-type="float">
            <text:p>293500</text:p>
          </table:table-cell>
          <table:table-cell office:value-type="float" office:value="0.004295" calcext:value-type="float">
            <text:p>0.004295</text:p>
          </table:table-cell>
          <table:table-cell office:value-type="float" office:value="0.004013" calcext:value-type="float">
            <text:p>0.004013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003948" calcext:value-type="float">
            <text:p>0.003948</text:p>
          </table:table-cell>
        </table:table-row>
        <table:table-row table:style-name="ro1">
          <table:table-cell office:value-type="float" office:value="294500" calcext:value-type="float">
            <text:p>294500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364" calcext:value-type="float">
            <text:p>0.00364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3517" calcext:value-type="float">
            <text:p>0.003517</text:p>
          </table:table-cell>
          <table:table-cell office:value-type="float" office:value="0.003764" calcext:value-type="float">
            <text:p>0.003764</text:p>
          </table:table-cell>
        </table:table-row>
        <table:table-row table:style-name="ro1">
          <table:table-cell office:value-type="float" office:value="295500" calcext:value-type="float">
            <text:p>2955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296500" calcext:value-type="float">
            <text:p>296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474" calcext:value-type="float">
            <text:p>0.003474</text:p>
          </table:table-cell>
        </table:table-row>
        <table:table-row table:style-name="ro1">
          <table:table-cell office:value-type="float" office:value="297500" calcext:value-type="float">
            <text:p>297500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4532" calcext:value-type="float">
            <text:p>0.004532</text:p>
          </table:table-cell>
        </table:table-row>
        <table:table-row table:style-name="ro1">
          <table:table-cell office:value-type="float" office:value="298500" calcext:value-type="float">
            <text:p>298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678" calcext:value-type="float">
            <text:p>0.003678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447" calcext:value-type="float">
            <text:p>0.003447</text:p>
          </table:table-cell>
        </table:table-row>
        <table:table-row table:style-name="ro1">
          <table:table-cell office:value-type="float" office:value="299500" calcext:value-type="float">
            <text:p>299500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849" calcext:value-type="float">
            <text:p>0.00384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404" calcext:value-type="float">
            <text:p>0.003404</text:p>
          </table:table-cell>
        </table:table-row>
        <table:table-row table:style-name="ro1">
          <table:table-cell office:value-type="float" office:value="300500" calcext:value-type="float">
            <text:p>3005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789" calcext:value-type="float">
            <text:p>0.003789</text:p>
          </table:table-cell>
        </table:table-row>
        <table:table-row table:style-name="ro1">
          <table:table-cell office:value-type="float" office:value="301500" calcext:value-type="float">
            <text:p>301500</text:p>
          </table:table-cell>
          <table:table-cell office:value-type="float" office:value="0.003274" calcext:value-type="float">
            <text:p>0.003274</text:p>
          </table:table-cell>
          <table:table-cell office:value-type="float" office:value="0.006437" calcext:value-type="float">
            <text:p>0.006437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494" calcext:value-type="float">
            <text:p>0.003494</text:p>
          </table:table-cell>
        </table:table-row>
        <table:table-row table:style-name="ro1">
          <table:table-cell office:value-type="float" office:value="302500" calcext:value-type="float">
            <text:p>3025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float" office:value="303500" calcext:value-type="float">
            <text:p>303500</text:p>
          </table:table-cell>
          <table:table-cell office:value-type="float" office:value="0.003137" calcext:value-type="float">
            <text:p>0.003137</text:p>
          </table:table-cell>
          <table:table-cell office:value-type="float" office:value="0.003449" calcext:value-type="float">
            <text:p>0.003449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3425" calcext:value-type="float">
            <text:p>0.003425</text:p>
          </table:table-cell>
        </table:table-row>
        <table:table-row table:style-name="ro1">
          <table:table-cell office:value-type="float" office:value="304500" calcext:value-type="float">
            <text:p>3045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4486" calcext:value-type="float">
            <text:p>0.004486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84" calcext:value-type="float">
            <text:p>0.00384</text:p>
          </table:table-cell>
        </table:table-row>
        <table:table-row table:style-name="ro1">
          <table:table-cell office:value-type="float" office:value="305500" calcext:value-type="float">
            <text:p>305500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827" calcext:value-type="float">
            <text:p>0.003827</text:p>
          </table:table-cell>
        </table:table-row>
        <table:table-row table:style-name="ro1">
          <table:table-cell office:value-type="float" office:value="306500" calcext:value-type="float">
            <text:p>306500</text:p>
          </table:table-cell>
          <table:table-cell office:value-type="float" office:value="0.003526" calcext:value-type="float">
            <text:p>0.003526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4632" calcext:value-type="float">
            <text:p>0.004632</text:p>
          </table:table-cell>
        </table:table-row>
        <table:table-row table:style-name="ro1">
          <table:table-cell office:value-type="float" office:value="307500" calcext:value-type="float">
            <text:p>307500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4442" calcext:value-type="float">
            <text:p>0.004442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483" calcext:value-type="float">
            <text:p>0.003483</text:p>
          </table:table-cell>
        </table:table-row>
        <table:table-row table:style-name="ro1">
          <table:table-cell office:value-type="float" office:value="308500" calcext:value-type="float">
            <text:p>3085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4341" calcext:value-type="float">
            <text:p>0.004341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3312" calcext:value-type="float">
            <text:p>0.003312</text:p>
          </table:table-cell>
          <table:table-cell office:value-type="float" office:value="0.003538" calcext:value-type="float">
            <text:p>0.003538</text:p>
          </table:table-cell>
        </table:table-row>
        <table:table-row table:style-name="ro1">
          <table:table-cell office:value-type="float" office:value="309500" calcext:value-type="float">
            <text:p>309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383" calcext:value-type="float">
            <text:p>0.003383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003351" calcext:value-type="float">
            <text:p>0.003351</text:p>
          </table:table-cell>
        </table:table-row>
        <table:table-row table:style-name="ro1">
          <table:table-cell office:value-type="float" office:value="310500" calcext:value-type="float">
            <text:p>3105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4172" calcext:value-type="float">
            <text:p>0.004172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311500" calcext:value-type="float">
            <text:p>31150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3295" calcext:value-type="float">
            <text:p>0.003295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3501" calcext:value-type="float">
            <text:p>0.003501</text:p>
          </table:table-cell>
          <table:table-cell office:value-type="float" office:value="0.003986" calcext:value-type="float">
            <text:p>0.003986</text:p>
          </table:table-cell>
        </table:table-row>
        <table:table-row table:style-name="ro1">
          <table:table-cell office:value-type="float" office:value="312500" calcext:value-type="float">
            <text:p>312500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613" calcext:value-type="float">
            <text:p>0.003613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602" calcext:value-type="float">
            <text:p>0.003602</text:p>
          </table:table-cell>
        </table:table-row>
        <table:table-row table:style-name="ro1">
          <table:table-cell office:value-type="float" office:value="313500" calcext:value-type="float">
            <text:p>3135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4807" calcext:value-type="float">
            <text:p>0.004807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0.003336" calcext:value-type="float">
            <text:p>0.003336</text:p>
          </table:table-cell>
        </table:table-row>
        <table:table-row table:style-name="ro1">
          <table:table-cell office:value-type="float" office:value="314500" calcext:value-type="float">
            <text:p>3145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568" calcext:value-type="float">
            <text:p>0.003568</text:p>
          </table:table-cell>
        </table:table-row>
        <table:table-row table:style-name="ro1">
          <table:table-cell office:value-type="float" office:value="315500" calcext:value-type="float">
            <text:p>315500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3465" calcext:value-type="float">
            <text:p>0.003465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03866" calcext:value-type="float">
            <text:p>0.003866</text:p>
          </table:table-cell>
        </table:table-row>
        <table:table-row table:style-name="ro1">
          <table:table-cell office:value-type="float" office:value="316500" calcext:value-type="float">
            <text:p>316500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0.003391" calcext:value-type="float">
            <text:p>0.003391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003041" calcext:value-type="float">
            <text:p>0.003041</text:p>
          </table:table-cell>
        </table:table-row>
        <table:table-row table:style-name="ro1">
          <table:table-cell office:value-type="float" office:value="317500" calcext:value-type="float">
            <text:p>3175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502" calcext:value-type="float">
            <text:p>0.003502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0.004314" calcext:value-type="float">
            <text:p>0.004314</text:p>
          </table:table-cell>
        </table:table-row>
        <table:table-row table:style-name="ro1">
          <table:table-cell office:value-type="float" office:value="318500" calcext:value-type="float">
            <text:p>318500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003205" calcext:value-type="float">
            <text:p>0.003205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585" calcext:value-type="float">
            <text:p>0.003585</text:p>
          </table:table-cell>
        </table:table-row>
        <table:table-row table:style-name="ro1">
          <table:table-cell office:value-type="float" office:value="319500" calcext:value-type="float">
            <text:p>3195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320500" calcext:value-type="float">
            <text:p>320500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.004024" calcext:value-type="float">
            <text:p>0.004024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391" calcext:value-type="float">
            <text:p>0.003391</text:p>
          </table:table-cell>
        </table:table-row>
        <table:table-row table:style-name="ro1">
          <table:table-cell office:value-type="float" office:value="321500" calcext:value-type="float">
            <text:p>321500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3467" calcext:value-type="float">
            <text:p>0.003467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696" calcext:value-type="float">
            <text:p>0.003696</text:p>
          </table:table-cell>
        </table:table-row>
        <table:table-row table:style-name="ro1">
          <table:table-cell office:value-type="float" office:value="322500" calcext:value-type="float">
            <text:p>322500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3621" calcext:value-type="float">
            <text:p>0.003621</text:p>
          </table:table-cell>
        </table:table-row>
        <table:table-row table:style-name="ro1">
          <table:table-cell office:value-type="float" office:value="323500" calcext:value-type="float">
            <text:p>323500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485" calcext:value-type="float">
            <text:p>0.00348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3552" calcext:value-type="float">
            <text:p>0.003552</text:p>
          </table:table-cell>
        </table:table-row>
        <table:table-row table:style-name="ro1">
          <table:table-cell office:value-type="float" office:value="324500" calcext:value-type="float">
            <text:p>324500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384" calcext:value-type="float">
            <text:p>0.00384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4458" calcext:value-type="float">
            <text:p>0.004458</text:p>
          </table:table-cell>
          <table:table-cell office:value-type="float" office:value="0.004443" calcext:value-type="float">
            <text:p>0.004443</text:p>
          </table:table-cell>
        </table:table-row>
        <table:table-row table:style-name="ro1">
          <table:table-cell office:value-type="float" office:value="325500" calcext:value-type="float">
            <text:p>3255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849" calcext:value-type="float">
            <text:p>0.003849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381" calcext:value-type="float">
            <text:p>0.003381</text:p>
          </table:table-cell>
        </table:table-row>
        <table:table-row table:style-name="ro1">
          <table:table-cell office:value-type="float" office:value="326500" calcext:value-type="float">
            <text:p>326500</text:p>
          </table:table-cell>
          <table:table-cell office:value-type="float" office:value="0.003277" calcext:value-type="float">
            <text:p>0.003277</text:p>
          </table:table-cell>
          <table:table-cell office:value-type="float" office:value="0.003213" calcext:value-type="float">
            <text:p>0.003213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3856" calcext:value-type="float">
            <text:p>0.003856</text:p>
          </table:table-cell>
        </table:table-row>
        <table:table-row table:style-name="ro1">
          <table:table-cell office:value-type="float" office:value="327500" calcext:value-type="float">
            <text:p>327500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3946" calcext:value-type="float">
            <text:p>0.003946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03514" calcext:value-type="float">
            <text:p>0.003514</text:p>
          </table:table-cell>
        </table:table-row>
        <table:table-row table:style-name="ro1">
          <table:table-cell office:value-type="float" office:value="328500" calcext:value-type="float">
            <text:p>328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301" calcext:value-type="float">
            <text:p>0.003301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0.003647" calcext:value-type="float">
            <text:p>0.003647</text:p>
          </table:table-cell>
        </table:table-row>
        <table:table-row table:style-name="ro1">
          <table:table-cell office:value-type="float" office:value="329500" calcext:value-type="float">
            <text:p>329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348" calcext:value-type="float">
            <text:p>0.003348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3538" calcext:value-type="float">
            <text:p>0.003538</text:p>
          </table:table-cell>
        </table:table-row>
        <table:table-row table:style-name="ro1">
          <table:table-cell office:value-type="float" office:value="330500" calcext:value-type="float">
            <text:p>330500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0.003576" calcext:value-type="float">
            <text:p>0.003576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0.00325" calcext:value-type="float">
            <text:p>0.00325</text:p>
          </table:table-cell>
        </table:table-row>
        <table:table-row table:style-name="ro1">
          <table:table-cell office:value-type="float" office:value="331500" calcext:value-type="float">
            <text:p>3315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3393" calcext:value-type="float">
            <text:p>0.003393</text:p>
          </table:table-cell>
        </table:table-row>
        <table:table-row table:style-name="ro1">
          <table:table-cell office:value-type="float" office:value="332500" calcext:value-type="float">
            <text:p>332500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0.003324" calcext:value-type="float">
            <text:p>0.003324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517" calcext:value-type="float">
            <text:p>0.003517</text:p>
          </table:table-cell>
        </table:table-row>
        <table:table-row table:style-name="ro1">
          <table:table-cell office:value-type="float" office:value="333500" calcext:value-type="float">
            <text:p>3335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389" calcext:value-type="float">
            <text:p>0.003389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2838" calcext:value-type="float">
            <text:p>0.002838</text:p>
          </table:table-cell>
          <table:table-cell office:value-type="float" office:value="0.002951" calcext:value-type="float">
            <text:p>0.002951</text:p>
          </table:table-cell>
        </table:table-row>
        <table:table-row table:style-name="ro1">
          <table:table-cell office:value-type="float" office:value="334500" calcext:value-type="float">
            <text:p>334500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4764" calcext:value-type="float">
            <text:p>0.004764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447" calcext:value-type="float">
            <text:p>0.003447</text:p>
          </table:table-cell>
        </table:table-row>
        <table:table-row table:style-name="ro1">
          <table:table-cell office:value-type="float" office:value="335500" calcext:value-type="float">
            <text:p>335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336500" calcext:value-type="float">
            <text:p>336500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3439" calcext:value-type="float">
            <text:p>0.003439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0.003748" calcext:value-type="float">
            <text:p>0.003748</text:p>
          </table:table-cell>
        </table:table-row>
        <table:table-row table:style-name="ro1">
          <table:table-cell office:value-type="float" office:value="337500" calcext:value-type="float">
            <text:p>337500</text:p>
          </table:table-cell>
          <table:table-cell office:value-type="float" office:value="0.003266" calcext:value-type="float">
            <text:p>0.003266</text:p>
          </table:table-cell>
          <table:table-cell office:value-type="float" office:value="0.003285" calcext:value-type="float">
            <text:p>0.003285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03225" calcext:value-type="float">
            <text:p>0.003225</text:p>
          </table:table-cell>
        </table:table-row>
        <table:table-row table:style-name="ro1">
          <table:table-cell office:value-type="float" office:value="338500" calcext:value-type="float">
            <text:p>3385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415" calcext:value-type="float">
            <text:p>0.003415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474" calcext:value-type="float">
            <text:p>0.003474</text:p>
          </table:table-cell>
        </table:table-row>
        <table:table-row table:style-name="ro1">
          <table:table-cell office:value-type="float" office:value="339500" calcext:value-type="float">
            <text:p>339500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3235" calcext:value-type="float">
            <text:p>0.003235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3374" calcext:value-type="float">
            <text:p>0.003374</text:p>
          </table:table-cell>
          <table:table-cell office:value-type="float" office:value="0.004138" calcext:value-type="float">
            <text:p>0.004138</text:p>
          </table:table-cell>
        </table:table-row>
        <table:table-row table:style-name="ro1">
          <table:table-cell office:value-type="float" office:value="340500" calcext:value-type="float">
            <text:p>340500</text:p>
          </table:table-cell>
          <table:table-cell office:value-type="float" office:value="0.006315" calcext:value-type="float">
            <text:p>0.006315</text:p>
          </table:table-cell>
          <table:table-cell office:value-type="float" office:value="0.003123" calcext:value-type="float">
            <text:p>0.003123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3381" calcext:value-type="float">
            <text:p>0.003381</text:p>
          </table:table-cell>
          <table:table-cell office:value-type="float" office:value="0.003062" calcext:value-type="float">
            <text:p>0.003062</text:p>
          </table:table-cell>
        </table:table-row>
        <table:table-row table:style-name="ro1">
          <table:table-cell office:value-type="float" office:value="341500" calcext:value-type="float">
            <text:p>341500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3468" calcext:value-type="float">
            <text:p>0.003468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3572" calcext:value-type="float">
            <text:p>0.003572</text:p>
          </table:table-cell>
          <table:table-cell office:value-type="float" office:value="0.004038" calcext:value-type="float">
            <text:p>0.004038</text:p>
          </table:table-cell>
        </table:table-row>
        <table:table-row table:style-name="ro1">
          <table:table-cell office:value-type="float" office:value="342500" calcext:value-type="float">
            <text:p>342500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3753" calcext:value-type="float">
            <text:p>0.003753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343500" calcext:value-type="float">
            <text:p>3435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3389" calcext:value-type="float">
            <text:p>0.003389</text:p>
          </table:table-cell>
          <table:table-cell office:value-type="float" office:value="0.003505" calcext:value-type="float">
            <text:p>0.003505</text:p>
          </table:table-cell>
        </table:table-row>
        <table:table-row table:style-name="ro1">
          <table:table-cell office:value-type="float" office:value="344500" calcext:value-type="float">
            <text:p>3445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3227" calcext:value-type="float">
            <text:p>0.003227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548" calcext:value-type="float">
            <text:p>0.003548</text:p>
          </table:table-cell>
        </table:table-row>
        <table:table-row table:style-name="ro1">
          <table:table-cell office:value-type="float" office:value="345500" calcext:value-type="float">
            <text:p>345500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4328" calcext:value-type="float">
            <text:p>0.004328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346500" calcext:value-type="float">
            <text:p>3465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784" calcext:value-type="float">
            <text:p>0.003784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003701" calcext:value-type="float">
            <text:p>0.003701</text:p>
          </table:table-cell>
        </table:table-row>
        <table:table-row table:style-name="ro1">
          <table:table-cell office:value-type="float" office:value="347500" calcext:value-type="float">
            <text:p>347500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03418" calcext:value-type="float">
            <text:p>0.003418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3342" calcext:value-type="float">
            <text:p>0.003342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348500" calcext:value-type="float">
            <text:p>3485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3444" calcext:value-type="float">
            <text:p>0.003444</text:p>
          </table:table-cell>
          <table:table-cell office:value-type="float" office:value="0.00318" calcext:value-type="float">
            <text:p>0.00318</text:p>
          </table:table-cell>
        </table:table-row>
        <table:table-row table:style-name="ro1">
          <table:table-cell office:value-type="float" office:value="349500" calcext:value-type="float">
            <text:p>349500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3342" calcext:value-type="float">
            <text:p>0.00334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3502" calcext:value-type="float">
            <text:p>0.003502</text:p>
          </table:table-cell>
        </table:table-row>
        <table:table-row table:style-name="ro1">
          <table:table-cell office:value-type="float" office:value="350500" calcext:value-type="float">
            <text:p>3505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521" calcext:value-type="float">
            <text:p>0.003521</text:p>
          </table:table-cell>
        </table:table-row>
        <table:table-row table:style-name="ro1">
          <table:table-cell office:value-type="float" office:value="351500" calcext:value-type="float">
            <text:p>3515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58" calcext:value-type="float">
            <text:p>0.003258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3767" calcext:value-type="float">
            <text:p>0.003767</text:p>
          </table:table-cell>
          <table:table-cell office:value-type="float" office:value="0.003379" calcext:value-type="float">
            <text:p>0.003379</text:p>
          </table:table-cell>
        </table:table-row>
        <table:table-row table:style-name="ro1">
          <table:table-cell office:value-type="float" office:value="352500" calcext:value-type="float">
            <text:p>35250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757" calcext:value-type="float">
            <text:p>0.003757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float" office:value="353500" calcext:value-type="float">
            <text:p>35350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192" calcext:value-type="float">
            <text:p>0.003192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362" calcext:value-type="float">
            <text:p>0.003362</text:p>
          </table:table-cell>
        </table:table-row>
        <table:table-row table:style-name="ro1">
          <table:table-cell office:value-type="float" office:value="354500" calcext:value-type="float">
            <text:p>3545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3329" calcext:value-type="float">
            <text:p>0.003329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355500" calcext:value-type="float">
            <text:p>355500</text:p>
          </table:table-cell>
          <table:table-cell office:value-type="float" office:value="0.003705" calcext:value-type="float">
            <text:p>0.003705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float" office:value="356500" calcext:value-type="float">
            <text:p>356500</text:p>
          </table:table-cell>
          <table:table-cell office:value-type="float" office:value="0.003764" calcext:value-type="float">
            <text:p>0.003764</text:p>
          </table:table-cell>
          <table:table-cell office:value-type="float" office:value="0.003344" calcext:value-type="float">
            <text:p>0.003344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3425" calcext:value-type="float">
            <text:p>0.003425</text:p>
          </table:table-cell>
        </table:table-row>
        <table:table-row table:style-name="ro1">
          <table:table-cell office:value-type="float" office:value="357500" calcext:value-type="float">
            <text:p>357500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3448" calcext:value-type="float">
            <text:p>0.003448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358500" calcext:value-type="float">
            <text:p>358500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386" calcext:value-type="float">
            <text:p>0.003386</text:p>
          </table:table-cell>
        </table:table-row>
        <table:table-row table:style-name="ro1">
          <table:table-cell office:value-type="float" office:value="359500" calcext:value-type="float">
            <text:p>3595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3263" calcext:value-type="float">
            <text:p>0.003263</text:p>
          </table:table-cell>
        </table:table-row>
        <table:table-row table:style-name="ro1">
          <table:table-cell office:value-type="float" office:value="360500" calcext:value-type="float">
            <text:p>3605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336" calcext:value-type="float">
            <text:p>0.003336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3421" calcext:value-type="float">
            <text:p>0.003421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361500" calcext:value-type="float">
            <text:p>361500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362500" calcext:value-type="float">
            <text:p>362500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0.003714" calcext:value-type="float">
            <text:p>0.003714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3911" calcext:value-type="float">
            <text:p>0.003911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363500" calcext:value-type="float">
            <text:p>363500</text:p>
          </table:table-cell>
          <table:table-cell table:number-columns-repeated="2" office:value-type="float" office:value="0.003306" calcext:value-type="float">
            <text:p>0.003306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364500" calcext:value-type="float">
            <text:p>364500</text:p>
          </table:table-cell>
          <table:table-cell office:value-type="float" office:value="0.003939" calcext:value-type="float">
            <text:p>0.003939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3744" calcext:value-type="float">
            <text:p>0.003744</text:p>
          </table:table-cell>
        </table:table-row>
        <table:table-row table:style-name="ro1">
          <table:table-cell office:value-type="float" office:value="365500" calcext:value-type="float">
            <text:p>3655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057" calcext:value-type="float">
            <text:p>0.003057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3227" calcext:value-type="float">
            <text:p>0.003227</text:p>
          </table:table-cell>
        </table:table-row>
        <table:table-row table:style-name="ro1">
          <table:table-cell office:value-type="float" office:value="366500" calcext:value-type="float">
            <text:p>366500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3069" calcext:value-type="float">
            <text:p>0.003069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367500" calcext:value-type="float">
            <text:p>367500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3218" calcext:value-type="float">
            <text:p>0.003218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368500" calcext:value-type="float">
            <text:p>368500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369500" calcext:value-type="float">
            <text:p>369500</text:p>
          </table:table-cell>
          <table:table-cell office:value-type="float" office:value="0.004052" calcext:value-type="float">
            <text:p>0.004052</text:p>
          </table:table-cell>
          <table:table-cell office:value-type="float" office:value="0.003248" calcext:value-type="float">
            <text:p>0.00324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3273" calcext:value-type="float">
            <text:p>0.003273</text:p>
          </table:table-cell>
        </table:table-row>
        <table:table-row table:style-name="ro1">
          <table:table-cell office:value-type="float" office:value="370500" calcext:value-type="float">
            <text:p>370500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266" calcext:value-type="float">
            <text:p>0.003266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0.003398" calcext:value-type="float">
            <text:p>0.003398</text:p>
          </table:table-cell>
        </table:table-row>
        <table:table-row table:style-name="ro1">
          <table:table-cell office:value-type="float" office:value="371500" calcext:value-type="float">
            <text:p>371500</text:p>
          </table:table-cell>
          <table:table-cell office:value-type="float" office:value="0.002993" calcext:value-type="float">
            <text:p>0.002993</text:p>
          </table:table-cell>
          <table:table-cell office:value-type="float" office:value="0.003126" calcext:value-type="float">
            <text:p>0.003126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3446" calcext:value-type="float">
            <text:p>0.003446</text:p>
          </table:table-cell>
          <table:table-cell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372500" calcext:value-type="float">
            <text:p>372500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295" calcext:value-type="float">
            <text:p>0.003295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373500" calcext:value-type="float">
            <text:p>373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266" calcext:value-type="float">
            <text:p>0.003266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374500" calcext:value-type="float">
            <text:p>374500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409" calcext:value-type="float">
            <text:p>0.003409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float" office:value="375500" calcext:value-type="float">
            <text:p>3755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235" calcext:value-type="float">
            <text:p>0.003235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3503" calcext:value-type="float">
            <text:p>0.003503</text:p>
          </table:table-cell>
        </table:table-row>
        <table:table-row table:style-name="ro1">
          <table:table-cell office:value-type="float" office:value="376500" calcext:value-type="float">
            <text:p>3765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346" calcext:value-type="float">
            <text:p>0.00334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3223" calcext:value-type="float">
            <text:p>0.003223</text:p>
          </table:table-cell>
          <table:table-cell office:value-type="float" office:value="0.003183" calcext:value-type="float">
            <text:p>0.003183</text:p>
          </table:table-cell>
        </table:table-row>
        <table:table-row table:style-name="ro1">
          <table:table-cell office:value-type="float" office:value="377500" calcext:value-type="float">
            <text:p>377500</text:p>
          </table:table-cell>
          <table:table-cell office:value-type="float" office:value="0.003209" calcext:value-type="float">
            <text:p>0.003209</text:p>
          </table:table-cell>
          <table:table-cell office:value-type="float" office:value="0.003438" calcext:value-type="float">
            <text:p>0.003438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0.003413" calcext:value-type="float">
            <text:p>0.003413</text:p>
          </table:table-cell>
        </table:table-row>
        <table:table-row table:style-name="ro1">
          <table:table-cell office:value-type="float" office:value="378500" calcext:value-type="float">
            <text:p>378500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3405" calcext:value-type="float">
            <text:p>0.003405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3159" calcext:value-type="float">
            <text:p>0.003159</text:p>
          </table:table-cell>
        </table:table-row>
        <table:table-row table:style-name="ro1">
          <table:table-cell office:value-type="float" office:value="379500" calcext:value-type="float">
            <text:p>37950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380500" calcext:value-type="float">
            <text:p>3805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3245" calcext:value-type="float">
            <text:p>0.003245</text:p>
          </table:table-cell>
        </table:table-row>
        <table:table-row table:style-name="ro1">
          <table:table-cell office:value-type="float" office:value="381500" calcext:value-type="float">
            <text:p>3815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113" calcext:value-type="float">
            <text:p>0.003113</text:p>
          </table:table-cell>
        </table:table-row>
        <table:table-row table:style-name="ro1">
          <table:table-cell office:value-type="float" office:value="382500" calcext:value-type="float">
            <text:p>3825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417" calcext:value-type="float">
            <text:p>0.003417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383500" calcext:value-type="float">
            <text:p>383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273" calcext:value-type="float">
            <text:p>0.003273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3547" calcext:value-type="float">
            <text:p>0.003547</text:p>
          </table:table-cell>
          <table:table-cell office:value-type="float" office:value="0.003236" calcext:value-type="float">
            <text:p>0.003236</text:p>
          </table:table-cell>
        </table:table-row>
        <table:table-row table:style-name="ro1">
          <table:table-cell office:value-type="float" office:value="384500" calcext:value-type="float">
            <text:p>3845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249" calcext:value-type="float">
            <text:p>0.003249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3821" calcext:value-type="float">
            <text:p>0.003821</text:p>
          </table:table-cell>
        </table:table-row>
        <table:table-row table:style-name="ro1">
          <table:table-cell office:value-type="float" office:value="385500" calcext:value-type="float">
            <text:p>385500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3492" calcext:value-type="float">
            <text:p>0.003492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386500" calcext:value-type="float">
            <text:p>386500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3432" calcext:value-type="float">
            <text:p>0.003432</text:p>
          </table:table-cell>
          <table:table-cell office:value-type="float" office:value="0.003413" calcext:value-type="float">
            <text:p>0.003413</text:p>
          </table:table-cell>
        </table:table-row>
        <table:table-row table:style-name="ro1">
          <table:table-cell office:value-type="float" office:value="387500" calcext:value-type="float">
            <text:p>387500</text:p>
          </table:table-cell>
          <table:table-cell office:value-type="float" office:value="0.003263" calcext:value-type="float">
            <text:p>0.003263</text:p>
          </table:table-cell>
          <table:table-cell office:value-type="float" office:value="0.003188" calcext:value-type="float">
            <text:p>0.003188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.003503" calcext:value-type="float">
            <text:p>0.003503</text:p>
          </table:table-cell>
        </table:table-row>
        <table:table-row table:style-name="ro1">
          <table:table-cell office:value-type="float" office:value="388500" calcext:value-type="float">
            <text:p>388500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3104" calcext:value-type="float">
            <text:p>0.003104</text:p>
          </table:table-cell>
        </table:table-row>
        <table:table-row table:style-name="ro1">
          <table:table-cell office:value-type="float" office:value="389500" calcext:value-type="float">
            <text:p>389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3658" calcext:value-type="float">
            <text:p>0.003658</text:p>
          </table:table-cell>
          <table:table-cell office:value-type="float" office:value="0.003194" calcext:value-type="float">
            <text:p>0.003194</text:p>
          </table:table-cell>
        </table:table-row>
        <table:table-row table:style-name="ro1">
          <table:table-cell office:value-type="float" office:value="390500" calcext:value-type="float">
            <text:p>390500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381" calcext:value-type="float">
            <text:p>0.003381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3314" calcext:value-type="float">
            <text:p>0.003314</text:p>
          </table:table-cell>
          <table:table-cell office:value-type="float" office:value="0.003474" calcext:value-type="float">
            <text:p>0.003474</text:p>
          </table:table-cell>
        </table:table-row>
        <table:table-row table:style-name="ro1">
          <table:table-cell office:value-type="float" office:value="391500" calcext:value-type="float">
            <text:p>391500</text:p>
          </table:table-cell>
          <table:table-cell office:value-type="float" office:value="0.003584" calcext:value-type="float">
            <text:p>0.003584</text:p>
          </table:table-cell>
          <table:table-cell office:value-type="float" office:value="0.003211" calcext:value-type="float">
            <text:p>0.003211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3409" calcext:value-type="float">
            <text:p>0.003409</text:p>
          </table:table-cell>
          <table:table-cell office:value-type="float" office:value="0.003356" calcext:value-type="float">
            <text:p>0.003356</text:p>
          </table:table-cell>
        </table:table-row>
        <table:table-row table:style-name="ro1">
          <table:table-cell office:value-type="float" office:value="392500" calcext:value-type="float">
            <text:p>392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084" calcext:value-type="float">
            <text:p>0.003084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3675" calcext:value-type="float">
            <text:p>0.003675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393500" calcext:value-type="float">
            <text:p>393500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3278" calcext:value-type="float">
            <text:p>0.003278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282" calcext:value-type="float">
            <text:p>0.003282</text:p>
          </table:table-cell>
        </table:table-row>
        <table:table-row table:style-name="ro1">
          <table:table-cell office:value-type="float" office:value="394500" calcext:value-type="float">
            <text:p>394500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3808" calcext:value-type="float">
            <text:p>0.003808</text:p>
          </table:table-cell>
          <table:table-cell office:value-type="float" office:value="0.00309" calcext:value-type="float">
            <text:p>0.00309</text:p>
          </table:table-cell>
        </table:table-row>
        <table:table-row table:style-name="ro1">
          <table:table-cell office:value-type="float" office:value="395500" calcext:value-type="float">
            <text:p>3955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296" calcext:value-type="float">
            <text:p>0.003296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396500" calcext:value-type="float">
            <text:p>3965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564" calcext:value-type="float">
            <text:p>0.003564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3193" calcext:value-type="float">
            <text:p>0.003193</text:p>
          </table:table-cell>
        </table:table-row>
        <table:table-row table:style-name="ro1">
          <table:table-cell office:value-type="float" office:value="397500" calcext:value-type="float">
            <text:p>397500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314" calcext:value-type="float">
            <text:p>0.00314</text:p>
          </table:table-cell>
          <table:table-cell office:value-type="float" office:value="0.003332" calcext:value-type="float">
            <text:p>0.003332</text:p>
          </table:table-cell>
        </table:table-row>
        <table:table-row table:style-name="ro1">
          <table:table-cell office:value-type="float" office:value="398500" calcext:value-type="float">
            <text:p>3985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88" calcext:value-type="float">
            <text:p>0.003288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2824" calcext:value-type="float">
            <text:p>0.002824</text:p>
          </table:table-cell>
          <table:table-cell office:value-type="float" office:value="0.003328" calcext:value-type="float">
            <text:p>0.003328</text:p>
          </table:table-cell>
        </table:table-row>
        <table:table-row table:style-name="ro1">
          <table:table-cell office:value-type="float" office:value="399500" calcext:value-type="float">
            <text:p>399500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0.00312" calcext:value-type="float">
            <text:p>0.00312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239" calcext:value-type="float">
            <text:p>0.003239</text:p>
          </table:table-cell>
        </table:table-row>
        <table:table-row table:style-name="ro1">
          <table:table-cell office:value-type="float" office:value="400500" calcext:value-type="float">
            <text:p>40050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3414" calcext:value-type="float">
            <text:p>0.003414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03626" calcext:value-type="float">
            <text:p>0.003626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3253" calcext:value-type="float">
            <text:p>0.003253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236" calcext:value-type="float">
            <text:p>0.003236</text:p>
          </table:table-cell>
        </table:table-row>
        <table:table-row table:style-name="ro1">
          <table:table-cell office:value-type="float" office:value="402500" calcext:value-type="float">
            <text:p>402500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.003313" calcext:value-type="float">
            <text:p>0.003313</text:p>
          </table:table-cell>
        </table:table-row>
        <table:table-row table:style-name="ro1">
          <table:table-cell office:value-type="float" office:value="403500" calcext:value-type="float">
            <text:p>403500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3221" calcext:value-type="float">
            <text:p>0.003221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3389" calcext:value-type="float">
            <text:p>0.003389</text:p>
          </table:table-cell>
        </table:table-row>
        <table:table-row table:style-name="ro1">
          <table:table-cell office:value-type="float" office:value="404500" calcext:value-type="float">
            <text:p>404500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3324" calcext:value-type="float">
            <text:p>0.003324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405500" calcext:value-type="float">
            <text:p>405500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03538" calcext:value-type="float">
            <text:p>0.003538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3415" calcext:value-type="float">
            <text:p>0.003415</text:p>
          </table:table-cell>
        </table:table-row>
        <table:table-row table:style-name="ro1">
          <table:table-cell office:value-type="float" office:value="406500" calcext:value-type="float">
            <text:p>406500</text:p>
          </table:table-cell>
          <table:table-cell office:value-type="float" office:value="0.003855" calcext:value-type="float">
            <text:p>0.003855</text:p>
          </table:table-cell>
          <table:table-cell office:value-type="float" office:value="0.003339" calcext:value-type="float">
            <text:p>0.003339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286" calcext:value-type="float">
            <text:p>0.003286</text:p>
          </table:table-cell>
        </table:table-row>
        <table:table-row table:style-name="ro1">
          <table:table-cell office:value-type="float" office:value="407500" calcext:value-type="float">
            <text:p>407500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.003434" calcext:value-type="float">
            <text:p>0.003434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2795" calcext:value-type="float">
            <text:p>0.002795</text:p>
          </table:table-cell>
          <table:table-cell office:value-type="float" office:value="0.003157" calcext:value-type="float">
            <text:p>0.003157</text:p>
          </table:table-cell>
        </table:table-row>
        <table:table-row table:style-name="ro1">
          <table:table-cell office:value-type="float" office:value="408500" calcext:value-type="float">
            <text:p>408500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3345" calcext:value-type="float">
            <text:p>0.003345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3089" calcext:value-type="float">
            <text:p>0.003089</text:p>
          </table:table-cell>
        </table:table-row>
        <table:table-row table:style-name="ro1">
          <table:table-cell office:value-type="float" office:value="409500" calcext:value-type="float">
            <text:p>409500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3141" calcext:value-type="float">
            <text:p>0.003141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410500" calcext:value-type="float">
            <text:p>410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598" calcext:value-type="float">
            <text:p>0.003598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13" calcext:value-type="float">
            <text:p>0.00313</text:p>
          </table:table-cell>
        </table:table-row>
        <table:table-row table:style-name="ro1">
          <table:table-cell office:value-type="float" office:value="411500" calcext:value-type="float">
            <text:p>411500</text:p>
          </table:table-cell>
          <table:table-cell office:value-type="float" office:value="0.002884" calcext:value-type="float">
            <text:p>0.002884</text:p>
          </table:table-cell>
          <table:table-cell office:value-type="float" office:value="0.004027" calcext:value-type="float">
            <text:p>0.004027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412500" calcext:value-type="float">
            <text:p>412500</text:p>
          </table:table-cell>
          <table:table-cell office:value-type="float" office:value="0.003736" calcext:value-type="float">
            <text:p>0.003736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413500" calcext:value-type="float">
            <text:p>413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196" calcext:value-type="float">
            <text:p>0.003196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268" calcext:value-type="float">
            <text:p>0.003268</text:p>
          </table:table-cell>
        </table:table-row>
        <table:table-row table:style-name="ro1">
          <table:table-cell office:value-type="float" office:value="414500" calcext:value-type="float">
            <text:p>414500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145" calcext:value-type="float">
            <text:p>0.003145</text:p>
          </table:table-cell>
        </table:table-row>
        <table:table-row table:style-name="ro1">
          <table:table-cell office:value-type="float" office:value="415500" calcext:value-type="float">
            <text:p>415500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277" calcext:value-type="float">
            <text:p>0.003277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3346" calcext:value-type="float">
            <text:p>0.003346</text:p>
          </table:table-cell>
        </table:table-row>
        <table:table-row table:style-name="ro1">
          <table:table-cell office:value-type="float" office:value="416500" calcext:value-type="float">
            <text:p>416500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417500" calcext:value-type="float">
            <text:p>417500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3439" calcext:value-type="float">
            <text:p>0.003439</text:p>
          </table:table-cell>
          <table:table-cell office:value-type="float" office:value="0.003321" calcext:value-type="float">
            <text:p>0.003321</text:p>
          </table:table-cell>
        </table:table-row>
        <table:table-row table:style-name="ro1">
          <table:table-cell office:value-type="float" office:value="418500" calcext:value-type="float">
            <text:p>418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289" calcext:value-type="float">
            <text:p>0.003289</text:p>
          </table:table-cell>
        </table:table-row>
        <table:table-row table:style-name="ro1">
          <table:table-cell office:value-type="float" office:value="419500" calcext:value-type="float">
            <text:p>419500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3299" calcext:value-type="float">
            <text:p>0.003299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0.00335" calcext:value-type="float">
            <text:p>0.00335</text:p>
          </table:table-cell>
        </table:table-row>
        <table:table-row table:style-name="ro1">
          <table:table-cell office:value-type="float" office:value="420500" calcext:value-type="float">
            <text:p>420500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367" calcext:value-type="float">
            <text:p>0.003367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176" calcext:value-type="float">
            <text:p>0.003176</text:p>
          </table:table-cell>
        </table:table-row>
        <table:table-row table:style-name="ro1">
          <table:table-cell office:value-type="float" office:value="421500" calcext:value-type="float">
            <text:p>421500</text:p>
          </table:table-cell>
          <table:table-cell office:value-type="float" office:value="0.002802" calcext:value-type="float">
            <text:p>0.002802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356" calcext:value-type="float">
            <text:p>0.003356</text:p>
          </table:table-cell>
        </table:table-row>
        <table:table-row table:style-name="ro1">
          <table:table-cell office:value-type="float" office:value="422500" calcext:value-type="float">
            <text:p>422500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199" calcext:value-type="float">
            <text:p>0.003199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229" calcext:value-type="float">
            <text:p>0.003229</text:p>
          </table:table-cell>
        </table:table-row>
        <table:table-row table:style-name="ro1">
          <table:table-cell office:value-type="float" office:value="423500" calcext:value-type="float">
            <text:p>423500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3181" calcext:value-type="float">
            <text:p>0.003181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424500" calcext:value-type="float">
            <text:p>4245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4788" calcext:value-type="float">
            <text:p>0.004788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3192" calcext:value-type="float">
            <text:p>0.003192</text:p>
          </table:table-cell>
        </table:table-row>
        <table:table-row table:style-name="ro1">
          <table:table-cell office:value-type="float" office:value="425500" calcext:value-type="float">
            <text:p>425500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682" calcext:value-type="float">
            <text:p>0.003682</text:p>
          </table:table-cell>
        </table:table-row>
        <table:table-row table:style-name="ro1">
          <table:table-cell office:value-type="float" office:value="426500" calcext:value-type="float">
            <text:p>4265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427500" calcext:value-type="float">
            <text:p>427500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3595" calcext:value-type="float">
            <text:p>0.003595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428500" calcext:value-type="float">
            <text:p>428500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3472" calcext:value-type="float">
            <text:p>0.003472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429500" calcext:value-type="float">
            <text:p>429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213" calcext:value-type="float">
            <text:p>0.003213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3184" calcext:value-type="float">
            <text:p>0.003184</text:p>
          </table:table-cell>
        </table:table-row>
        <table:table-row table:style-name="ro1">
          <table:table-cell office:value-type="float" office:value="430500" calcext:value-type="float">
            <text:p>4305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394" calcext:value-type="float">
            <text:p>0.003394</text:p>
          </table:table-cell>
        </table:table-row>
        <table:table-row table:style-name="ro1">
          <table:table-cell office:value-type="float" office:value="431500" calcext:value-type="float">
            <text:p>431500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03086" calcext:value-type="float">
            <text:p>0.003086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0.00341" calcext:value-type="float">
            <text:p>0.00341</text:p>
          </table:table-cell>
        </table:table-row>
        <table:table-row table:style-name="ro1">
          <table:table-cell office:value-type="float" office:value="432500" calcext:value-type="float">
            <text:p>432500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.003453" calcext:value-type="float">
            <text:p>0.003453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143" calcext:value-type="float">
            <text:p>0.003143</text:p>
          </table:table-cell>
        </table:table-row>
        <table:table-row table:style-name="ro1">
          <table:table-cell office:value-type="float" office:value="433500" calcext:value-type="float">
            <text:p>433500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03232" calcext:value-type="float">
            <text:p>0.003232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3244" calcext:value-type="float">
            <text:p>0.003244</text:p>
          </table:table-cell>
          <table:table-cell office:value-type="float" office:value="0.003425" calcext:value-type="float">
            <text:p>0.003425</text:p>
          </table:table-cell>
        </table:table-row>
        <table:table-row table:style-name="ro1">
          <table:table-cell office:value-type="float" office:value="434500" calcext:value-type="float">
            <text:p>434500</text:p>
          </table:table-cell>
          <table:table-cell office:value-type="float" office:value="0.004308" calcext:value-type="float">
            <text:p>0.004308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404" calcext:value-type="float">
            <text:p>0.003404</text:p>
          </table:table-cell>
        </table:table-row>
        <table:table-row table:style-name="ro1">
          <table:table-cell office:value-type="float" office:value="435500" calcext:value-type="float">
            <text:p>435500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3303" calcext:value-type="float">
            <text:p>0.003303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3364" calcext:value-type="float">
            <text:p>0.003364</text:p>
          </table:table-cell>
        </table:table-row>
        <table:table-row table:style-name="ro1">
          <table:table-cell office:value-type="float" office:value="436500" calcext:value-type="float">
            <text:p>4365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613" calcext:value-type="float">
            <text:p>0.003613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0.003365" calcext:value-type="float">
            <text:p>0.003365</text:p>
          </table:table-cell>
        </table:table-row>
        <table:table-row table:style-name="ro1">
          <table:table-cell office:value-type="float" office:value="437500" calcext:value-type="float">
            <text:p>437500</text:p>
          </table:table-cell>
          <table:table-cell office:value-type="float" office:value="0.003346" calcext:value-type="float">
            <text:p>0.003346</text:p>
          </table:table-cell>
          <table:table-cell office:value-type="float" office:value="0.003363" calcext:value-type="float">
            <text:p>0.003363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3517" calcext:value-type="float">
            <text:p>0.003517</text:p>
          </table:table-cell>
        </table:table-row>
        <table:table-row table:style-name="ro1">
          <table:table-cell office:value-type="float" office:value="438500" calcext:value-type="float">
            <text:p>4385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469" calcext:value-type="float">
            <text:p>0.003469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0.003362" calcext:value-type="float">
            <text:p>0.003362</text:p>
          </table:table-cell>
        </table:table-row>
        <table:table-row table:style-name="ro1">
          <table:table-cell office:value-type="float" office:value="439500" calcext:value-type="float">
            <text:p>43950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3432" calcext:value-type="float">
            <text:p>0.003432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254" calcext:value-type="float">
            <text:p>0.003254</text:p>
          </table:table-cell>
        </table:table-row>
        <table:table-row table:style-name="ro1">
          <table:table-cell office:value-type="float" office:value="440500" calcext:value-type="float">
            <text:p>4405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3411" calcext:value-type="float">
            <text:p>0.003411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3178" calcext:value-type="float">
            <text:p>0.003178</text:p>
          </table:table-cell>
        </table:table-row>
        <table:table-row table:style-name="ro1">
          <table:table-cell office:value-type="float" office:value="441500" calcext:value-type="float">
            <text:p>441500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356" calcext:value-type="float">
            <text:p>0.003356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3343" calcext:value-type="float">
            <text:p>0.003343</text:p>
          </table:table-cell>
          <table:table-cell office:value-type="float" office:value="0.003373" calcext:value-type="float">
            <text:p>0.003373</text:p>
          </table:table-cell>
        </table:table-row>
        <table:table-row table:style-name="ro1">
          <table:table-cell office:value-type="float" office:value="442500" calcext:value-type="float">
            <text:p>442500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0.003078" calcext:value-type="float">
            <text:p>0.003078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3559" calcext:value-type="float">
            <text:p>0.003559</text:p>
          </table:table-cell>
          <table:table-cell office:value-type="float" office:value="0.003282" calcext:value-type="float">
            <text:p>0.003282</text:p>
          </table:table-cell>
        </table:table-row>
        <table:table-row table:style-name="ro1">
          <table:table-cell office:value-type="float" office:value="443500" calcext:value-type="float">
            <text:p>443500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3717" calcext:value-type="float">
            <text:p>0.003717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444500" calcext:value-type="float">
            <text:p>444500</text:p>
          </table:table-cell>
          <table:table-cell office:value-type="float" office:value="0.003337" calcext:value-type="float">
            <text:p>0.003337</text:p>
          </table:table-cell>
          <table:table-cell office:value-type="float" office:value="0.003109" calcext:value-type="float">
            <text:p>0.003109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4349" calcext:value-type="float">
            <text:p>0.004349</text:p>
          </table:table-cell>
        </table:table-row>
        <table:table-row table:style-name="ro1">
          <table:table-cell office:value-type="float" office:value="445500" calcext:value-type="float">
            <text:p>445500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35" calcext:value-type="float">
            <text:p>0.00335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446500" calcext:value-type="float">
            <text:p>446500</text:p>
          </table:table-cell>
          <table:table-cell office:value-type="float" office:value="0.003301" calcext:value-type="float">
            <text:p>0.003301</text:p>
          </table:table-cell>
          <table:table-cell office:value-type="float" office:value="0.003285" calcext:value-type="float">
            <text:p>0.003285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3109" calcext:value-type="float">
            <text:p>0.003109</text:p>
          </table:table-cell>
          <table:table-cell office:value-type="float" office:value="0.00315" calcext:value-type="float">
            <text:p>0.00315</text:p>
          </table:table-cell>
        </table:table-row>
        <table:table-row table:style-name="ro1">
          <table:table-cell office:value-type="float" office:value="447500" calcext:value-type="float">
            <text:p>447500</text:p>
          </table:table-cell>
          <table:table-cell office:value-type="float" office:value="0.004326" calcext:value-type="float">
            <text:p>0.004326</text:p>
          </table:table-cell>
          <table:table-cell office:value-type="float" office:value="0.003289" calcext:value-type="float">
            <text:p>0.003289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448500" calcext:value-type="float">
            <text:p>448500</text:p>
          </table:table-cell>
          <table:table-cell office:value-type="float" office:value="0.004183" calcext:value-type="float">
            <text:p>0.004183</text:p>
          </table:table-cell>
          <table:table-cell office:value-type="float" office:value="0.003318" calcext:value-type="float">
            <text:p>0.003318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3252" calcext:value-type="float">
            <text:p>0.003252</text:p>
          </table:table-cell>
          <table:table-cell office:value-type="float" office:value="0.002913" calcext:value-type="float">
            <text:p>0.002913</text:p>
          </table:table-cell>
        </table:table-row>
        <table:table-row table:style-name="ro1">
          <table:table-cell office:value-type="float" office:value="449500" calcext:value-type="float">
            <text:p>449500</text:p>
          </table:table-cell>
          <table:table-cell office:value-type="float" office:value="0.004088" calcext:value-type="float">
            <text:p>0.004088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450500" calcext:value-type="float">
            <text:p>450500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3192" calcext:value-type="float">
            <text:p>0.003192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3257" calcext:value-type="float">
            <text:p>0.003257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451500" calcext:value-type="float">
            <text:p>451500</text:p>
          </table:table-cell>
          <table:table-cell office:value-type="float" office:value="0.003629" calcext:value-type="float">
            <text:p>0.003629</text:p>
          </table:table-cell>
          <table:table-cell office:value-type="float" office:value="0.003341" calcext:value-type="float">
            <text:p>0.003341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293" calcext:value-type="float">
            <text:p>0.00293</text:p>
          </table:table-cell>
          <table:table-cell office:value-type="float" office:value="0.003037" calcext:value-type="float">
            <text:p>0.003037</text:p>
          </table:table-cell>
        </table:table-row>
        <table:table-row table:style-name="ro1">
          <table:table-cell office:value-type="float" office:value="452500" calcext:value-type="float">
            <text:p>4525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239" calcext:value-type="float">
            <text:p>0.003239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2973" calcext:value-type="float">
            <text:p>0.002973</text:p>
          </table:table-cell>
        </table:table-row>
        <table:table-row table:style-name="ro1">
          <table:table-cell office:value-type="float" office:value="453500" calcext:value-type="float">
            <text:p>4535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136" calcext:value-type="float">
            <text:p>0.003136</text:p>
          </table:table-cell>
        </table:table-row>
        <table:table-row table:style-name="ro1">
          <table:table-cell office:value-type="float" office:value="454500" calcext:value-type="float">
            <text:p>454500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42" calcext:value-type="float">
            <text:p>0.00342</text:p>
          </table:table-cell>
        </table:table-row>
        <table:table-row table:style-name="ro1">
          <table:table-cell office:value-type="float" office:value="455500" calcext:value-type="float">
            <text:p>455500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3393" calcext:value-type="float">
            <text:p>0.003393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456500" calcext:value-type="float">
            <text:p>456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54" calcext:value-type="float">
            <text:p>0.00354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199" calcext:value-type="float">
            <text:p>0.003199</text:p>
          </table:table-cell>
        </table:table-row>
        <table:table-row table:style-name="ro1">
          <table:table-cell office:value-type="float" office:value="457500" calcext:value-type="float">
            <text:p>457500</text:p>
          </table:table-cell>
          <table:table-cell office:value-type="float" office:value="0.003408" calcext:value-type="float">
            <text:p>0.003408</text:p>
          </table:table-cell>
          <table:table-cell office:value-type="float" office:value="0.003333" calcext:value-type="float">
            <text:p>0.003333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0.003435" calcext:value-type="float">
            <text:p>0.003435</text:p>
          </table:table-cell>
        </table:table-row>
        <table:table-row table:style-name="ro1">
          <table:table-cell office:value-type="float" office:value="458500" calcext:value-type="float">
            <text:p>458500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3202" calcext:value-type="float">
            <text:p>0.003202</text:p>
          </table:table-cell>
          <table:table-cell office:value-type="float" office:value="0.003188" calcext:value-type="float">
            <text:p>0.003188</text:p>
          </table:table-cell>
        </table:table-row>
        <table:table-row table:style-name="ro1">
          <table:table-cell office:value-type="float" office:value="459500" calcext:value-type="float">
            <text:p>459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199" calcext:value-type="float">
            <text:p>0.003199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003114" calcext:value-type="float">
            <text:p>0.003114</text:p>
          </table:table-cell>
        </table:table-row>
        <table:table-row table:style-name="ro1">
          <table:table-cell office:value-type="float" office:value="460500" calcext:value-type="float">
            <text:p>460500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314" calcext:value-type="float">
            <text:p>0.00314</text:p>
          </table:table-cell>
        </table:table-row>
        <table:table-row table:style-name="ro1">
          <table:table-cell office:value-type="float" office:value="461500" calcext:value-type="float">
            <text:p>461500</text:p>
          </table:table-cell>
          <table:table-cell office:value-type="float" office:value="0.003561" calcext:value-type="float">
            <text:p>0.003561</text:p>
          </table:table-cell>
          <table:table-cell office:value-type="float" office:value="0.003123" calcext:value-type="float">
            <text:p>0.003123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315" calcext:value-type="float">
            <text:p>0.003315</text:p>
          </table:table-cell>
        </table:table-row>
        <table:table-row table:style-name="ro1">
          <table:table-cell office:value-type="float" office:value="462500" calcext:value-type="float">
            <text:p>4625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821" calcext:value-type="float">
            <text:p>0.003821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3239" calcext:value-type="float">
            <text:p>0.003239</text:p>
          </table:table-cell>
        </table:table-row>
        <table:table-row table:style-name="ro1">
          <table:table-cell office:value-type="float" office:value="463500" calcext:value-type="float">
            <text:p>463500</text:p>
          </table:table-cell>
          <table:table-cell office:value-type="float" office:value="0.003243" calcext:value-type="float">
            <text:p>0.003243</text:p>
          </table:table-cell>
          <table:table-cell office:value-type="float" office:value="0.003263" calcext:value-type="float">
            <text:p>0.003263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464500" calcext:value-type="float">
            <text:p>464500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4019" calcext:value-type="float">
            <text:p>0.004019</text:p>
          </table:table-cell>
          <table:table-cell office:value-type="float" office:value="0.003487" calcext:value-type="float">
            <text:p>0.003487</text:p>
          </table:table-cell>
        </table:table-row>
        <table:table-row table:style-name="ro1">
          <table:table-cell office:value-type="float" office:value="465500" calcext:value-type="float">
            <text:p>465500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424" calcext:value-type="float">
            <text:p>0.00342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3473" calcext:value-type="float">
            <text:p>0.003473</text:p>
          </table:table-cell>
        </table:table-row>
        <table:table-row table:style-name="ro1">
          <table:table-cell office:value-type="float" office:value="466500" calcext:value-type="float">
            <text:p>466500</text:p>
          </table:table-cell>
          <table:table-cell office:value-type="float" office:value="0.003508" calcext:value-type="float">
            <text:p>0.003508</text:p>
          </table:table-cell>
          <table:table-cell office:value-type="float" office:value="0.003212" calcext:value-type="float">
            <text:p>0.003212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341" calcext:value-type="float">
            <text:p>0.00341</text:p>
          </table:table-cell>
          <table:table-cell office:value-type="float" office:value="0.003549" calcext:value-type="float">
            <text:p>0.003549</text:p>
          </table:table-cell>
        </table:table-row>
        <table:table-row table:style-name="ro1">
          <table:table-cell office:value-type="float" office:value="467500" calcext:value-type="float">
            <text:p>467500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.003989" calcext:value-type="float">
            <text:p>0.00398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003332" calcext:value-type="float">
            <text:p>0.003332</text:p>
          </table:table-cell>
        </table:table-row>
        <table:table-row table:style-name="ro1">
          <table:table-cell office:value-type="float" office:value="468500" calcext:value-type="float">
            <text:p>468500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3502" calcext:value-type="float">
            <text:p>0.003502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3313" calcext:value-type="float">
            <text:p>0.003313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469500" calcext:value-type="float">
            <text:p>469500</text:p>
          </table:table-cell>
          <table:table-cell office:value-type="float" office:value="0.003391" calcext:value-type="float">
            <text:p>0.003391</text:p>
          </table:table-cell>
          <table:table-cell office:value-type="float" office:value="0.003429" calcext:value-type="float">
            <text:p>0.003429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.003172" calcext:value-type="float">
            <text:p>0.003172</text:p>
          </table:table-cell>
        </table:table-row>
        <table:table-row table:style-name="ro1">
          <table:table-cell office:value-type="float" office:value="470500" calcext:value-type="float">
            <text:p>470500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3411" calcext:value-type="float">
            <text:p>0.003411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471500" calcext:value-type="float">
            <text:p>471500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3055" calcext:value-type="float">
            <text:p>0.00305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472500" calcext:value-type="float">
            <text:p>472500</text:p>
          </table:table-cell>
          <table:table-cell office:value-type="float" office:value="0.003316" calcext:value-type="float">
            <text:p>0.003316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03561" calcext:value-type="float">
            <text:p>0.003561</text:p>
          </table:table-cell>
        </table:table-row>
        <table:table-row table:style-name="ro1">
          <table:table-cell office:value-type="float" office:value="473500" calcext:value-type="float">
            <text:p>473500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474500" calcext:value-type="float">
            <text:p>474500</text:p>
          </table:table-cell>
          <table:table-cell office:value-type="float" office:value="0.004269" calcext:value-type="float">
            <text:p>0.004269</text:p>
          </table:table-cell>
          <table:table-cell office:value-type="float" office:value="0.003171" calcext:value-type="float">
            <text:p>0.003171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342" calcext:value-type="float">
            <text:p>0.003342</text:p>
          </table:table-cell>
        </table:table-row>
        <table:table-row table:style-name="ro1">
          <table:table-cell office:value-type="float" office:value="475500" calcext:value-type="float">
            <text:p>4755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336" calcext:value-type="float">
            <text:p>0.00336</text:p>
          </table:table-cell>
        </table:table-row>
        <table:table-row table:style-name="ro1">
          <table:table-cell office:value-type="float" office:value="476500" calcext:value-type="float">
            <text:p>476500</text:p>
          </table:table-cell>
          <table:table-cell office:value-type="float" office:value="0.003776" calcext:value-type="float">
            <text:p>0.003776</text:p>
          </table:table-cell>
          <table:table-cell office:value-type="float" office:value="0.003371" calcext:value-type="float">
            <text:p>0.003371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261" calcext:value-type="float">
            <text:p>0.003261</text:p>
          </table:table-cell>
        </table:table-row>
        <table:table-row table:style-name="ro1">
          <table:table-cell office:value-type="float" office:value="477500" calcext:value-type="float">
            <text:p>477500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3308" calcext:value-type="float">
            <text:p>0.003308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316" calcext:value-type="float">
            <text:p>0.003316</text:p>
          </table:table-cell>
        </table:table-row>
        <table:table-row table:style-name="ro1">
          <table:table-cell office:value-type="float" office:value="478500" calcext:value-type="float">
            <text:p>4785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177" calcext:value-type="float">
            <text:p>0.003177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0328" calcext:value-type="float">
            <text:p>0.00328</text:p>
          </table:table-cell>
        </table:table-row>
        <table:table-row table:style-name="ro1">
          <table:table-cell office:value-type="float" office:value="479500" calcext:value-type="float">
            <text:p>4795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515" calcext:value-type="float">
            <text:p>0.00351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480500" calcext:value-type="float">
            <text:p>480500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4209" calcext:value-type="float">
            <text:p>0.004209</text:p>
          </table:table-cell>
          <table:table-cell office:value-type="float" office:value="0.003309" calcext:value-type="float">
            <text:p>0.003309</text:p>
          </table:table-cell>
        </table:table-row>
        <table:table-row table:style-name="ro1">
          <table:table-cell office:value-type="float" office:value="481500" calcext:value-type="float">
            <text:p>4815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4087" calcext:value-type="float">
            <text:p>0.004087</text:p>
          </table:table-cell>
          <table:table-cell office:value-type="float" office:value="0.003171" calcext:value-type="float">
            <text:p>0.003171</text:p>
          </table:table-cell>
        </table:table-row>
        <table:table-row table:style-name="ro1">
          <table:table-cell office:value-type="float" office:value="482500" calcext:value-type="float">
            <text:p>482500</text:p>
          </table:table-cell>
          <table:table-cell office:value-type="float" office:value="0.002857" calcext:value-type="float">
            <text:p>0.002857</text:p>
          </table:table-cell>
          <table:table-cell office:value-type="float" office:value="0.003412" calcext:value-type="float">
            <text:p>0.003412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3233" calcext:value-type="float">
            <text:p>0.003233</text:p>
          </table:table-cell>
          <table:table-cell office:value-type="float" office:value="0.003336" calcext:value-type="float">
            <text:p>0.003336</text:p>
          </table:table-cell>
        </table:table-row>
        <table:table-row table:style-name="ro1">
          <table:table-cell office:value-type="float" office:value="483500" calcext:value-type="float">
            <text:p>4835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484500" calcext:value-type="float">
            <text:p>484500</text:p>
          </table:table-cell>
          <table:table-cell office:value-type="float" office:value="0.003289" calcext:value-type="float">
            <text:p>0.003289</text:p>
          </table:table-cell>
          <table:table-cell office:value-type="float" office:value="0.003306" calcext:value-type="float">
            <text:p>0.003306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0.003318" calcext:value-type="float">
            <text:p>0.003318</text:p>
          </table:table-cell>
        </table:table-row>
        <table:table-row table:style-name="ro1">
          <table:table-cell office:value-type="float" office:value="485500" calcext:value-type="float">
            <text:p>485500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0.003251" calcext:value-type="float">
            <text:p>0.003251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3774" calcext:value-type="float">
            <text:p>0.003774</text:p>
          </table:table-cell>
          <table:table-cell office:value-type="float" office:value="0.003358" calcext:value-type="float">
            <text:p>0.003358</text:p>
          </table:table-cell>
        </table:table-row>
        <table:table-row table:style-name="ro1">
          <table:table-cell office:value-type="float" office:value="486500" calcext:value-type="float">
            <text:p>486500</text:p>
          </table:table-cell>
          <table:table-cell office:value-type="float" office:value="0.004099" calcext:value-type="float">
            <text:p>0.004099</text:p>
          </table:table-cell>
          <table:table-cell office:value-type="float" office:value="0.003023" calcext:value-type="float">
            <text:p>0.003023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487500" calcext:value-type="float">
            <text:p>4875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164" calcext:value-type="float">
            <text:p>0.003164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03304" calcext:value-type="float">
            <text:p>0.003304</text:p>
          </table:table-cell>
        </table:table-row>
        <table:table-row table:style-name="ro1">
          <table:table-cell office:value-type="float" office:value="488500" calcext:value-type="float">
            <text:p>488500</text:p>
          </table:table-cell>
          <table:table-cell office:value-type="float" office:value="0.003813" calcext:value-type="float">
            <text:p>0.003813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489500" calcext:value-type="float">
            <text:p>489500</text:p>
          </table:table-cell>
          <table:table-cell office:value-type="float" office:value="0.003235" calcext:value-type="float">
            <text:p>0.003235</text:p>
          </table:table-cell>
          <table:table-cell office:value-type="float" office:value="0.00317" calcext:value-type="float">
            <text:p>0.00317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3703" calcext:value-type="float">
            <text:p>0.003703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490500" calcext:value-type="float">
            <text:p>490500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327" calcext:value-type="float">
            <text:p>0.00327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3654" calcext:value-type="float">
            <text:p>0.003654</text:p>
          </table:table-cell>
          <table:table-cell office:value-type="float" office:value="0.003244" calcext:value-type="float">
            <text:p>0.003244</text:p>
          </table:table-cell>
        </table:table-row>
        <table:table-row table:style-name="ro1">
          <table:table-cell office:value-type="float" office:value="491500" calcext:value-type="float">
            <text:p>491500</text:p>
          </table:table-cell>
          <table:table-cell office:value-type="float" office:value="0.003321" calcext:value-type="float">
            <text:p>0.003321</text:p>
          </table:table-cell>
          <table:table-cell office:value-type="float" office:value="0.003515" calcext:value-type="float">
            <text:p>0.003515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3246" calcext:value-type="float">
            <text:p>0.003246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492500" calcext:value-type="float">
            <text:p>4925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3437" calcext:value-type="float">
            <text:p>0.003437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0.003262" calcext:value-type="float">
            <text:p>0.003262</text:p>
          </table:table-cell>
        </table:table-row>
        <table:table-row table:style-name="ro1">
          <table:table-cell office:value-type="float" office:value="493500" calcext:value-type="float">
            <text:p>493500</text:p>
          </table:table-cell>
          <table:table-cell office:value-type="float" office:value="0.004291" calcext:value-type="float">
            <text:p>0.004291</text:p>
          </table:table-cell>
          <table:table-cell office:value-type="float" office:value="0.003284" calcext:value-type="float">
            <text:p>0.003284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3149" calcext:value-type="float">
            <text:p>0.003149</text:p>
          </table:table-cell>
          <table:table-cell office:value-type="float" office:value="0.003288" calcext:value-type="float">
            <text:p>0.003288</text:p>
          </table:table-cell>
        </table:table-row>
        <table:table-row table:style-name="ro1">
          <table:table-cell office:value-type="float" office:value="494500" calcext:value-type="float">
            <text:p>494500</text:p>
          </table:table-cell>
          <table:table-cell office:value-type="float" office:value="0.003335" calcext:value-type="float">
            <text:p>0.003335</text:p>
          </table:table-cell>
          <table:table-cell office:value-type="float" office:value="0.003297" calcext:value-type="float">
            <text:p>0.003297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3577" calcext:value-type="float">
            <text:p>0.003577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495500" calcext:value-type="float">
            <text:p>4955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33" calcext:value-type="float">
            <text:p>0.00333</text:p>
          </table:table-cell>
        </table:table-row>
        <table:table-row table:style-name="ro1">
          <table:table-cell office:value-type="float" office:value="496500" calcext:value-type="float">
            <text:p>496500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438" calcext:value-type="float">
            <text:p>0.003438</text:p>
          </table:table-cell>
        </table:table-row>
        <table:table-row table:style-name="ro1">
          <table:table-cell office:value-type="float" office:value="497500" calcext:value-type="float">
            <text:p>497500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03245" calcext:value-type="float">
            <text:p>0.003245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425" calcext:value-type="float">
            <text:p>0.003425</text:p>
          </table:table-cell>
        </table:table-row>
        <table:table-row table:style-name="ro1">
          <table:table-cell office:value-type="float" office:value="498500" calcext:value-type="float">
            <text:p>498500</text:p>
          </table:table-cell>
          <table:table-cell office:value-type="float" office:value="0.00347" calcext:value-type="float">
            <text:p>0.00347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3359" calcext:value-type="float">
            <text:p>0.003359</text:p>
          </table:table-cell>
        </table:table-row>
        <table:table-row table:style-name="ro1">
          <table:table-cell office:value-type="float" office:value="499500" calcext:value-type="float">
            <text:p>4995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3352" calcext:value-type="float">
            <text:p>0.00335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291" calcext:value-type="float">
            <text:p>0.003291</text:p>
          </table:table-cell>
        </table:table-row>
        <table:table-row table:style-name="ro1">
          <table:table-cell office:value-type="float" office:value="500500" calcext:value-type="float">
            <text:p>5005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281" calcext:value-type="float">
            <text:p>0.003281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201" calcext:value-type="float">
            <text:p>0.003201</text:p>
          </table:table-cell>
        </table:table-row>
        <table:table-row table:style-name="ro1">
          <table:table-cell office:value-type="float" office:value="501500" calcext:value-type="float">
            <text:p>5015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199" calcext:value-type="float">
            <text:p>0.003199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502500" calcext:value-type="float">
            <text:p>502500</text:p>
          </table:table-cell>
          <table:table-cell office:value-type="float" office:value="0.003308" calcext:value-type="float">
            <text:p>0.003308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0.003465" calcext:value-type="float">
            <text:p>0.003465</text:p>
          </table:table-cell>
        </table:table-row>
        <table:table-row table:style-name="ro1">
          <table:table-cell office:value-type="float" office:value="503500" calcext:value-type="float">
            <text:p>5035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686" calcext:value-type="float">
            <text:p>0.003686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3616" calcext:value-type="float">
            <text:p>0.003616</text:p>
          </table:table-cell>
          <table:table-cell office:value-type="float" office:value="0.003519" calcext:value-type="float">
            <text:p>0.003519</text:p>
          </table:table-cell>
        </table:table-row>
        <table:table-row table:style-name="ro1">
          <table:table-cell office:value-type="float" office:value="504500" calcext:value-type="float">
            <text:p>504500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505500" calcext:value-type="float">
            <text:p>5055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3425" calcext:value-type="float">
            <text:p>0.003425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506500" calcext:value-type="float">
            <text:p>506500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3346" calcext:value-type="float">
            <text:p>0.003346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386" calcext:value-type="float">
            <text:p>0.003386</text:p>
          </table:table-cell>
        </table:table-row>
        <table:table-row table:style-name="ro1">
          <table:table-cell office:value-type="float" office:value="507500" calcext:value-type="float">
            <text:p>507500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531" calcext:value-type="float">
            <text:p>0.003531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3255" calcext:value-type="float">
            <text:p>0.003255</text:p>
          </table:table-cell>
          <table:table-cell office:value-type="float" office:value="0.003177" calcext:value-type="float">
            <text:p>0.003177</text:p>
          </table:table-cell>
        </table:table-row>
        <table:table-row table:style-name="ro1">
          <table:table-cell office:value-type="float" office:value="508500" calcext:value-type="float">
            <text:p>508500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3398" calcext:value-type="float">
            <text:p>0.003398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248" calcext:value-type="float">
            <text:p>0.003248</text:p>
          </table:table-cell>
        </table:table-row>
        <table:table-row table:style-name="ro1">
          <table:table-cell office:value-type="float" office:value="509500" calcext:value-type="float">
            <text:p>509500</text:p>
          </table:table-cell>
          <table:table-cell office:value-type="float" office:value="0.003177" calcext:value-type="float">
            <text:p>0.003177</text:p>
          </table:table-cell>
          <table:table-cell office:value-type="float" office:value="0.003294" calcext:value-type="float">
            <text:p>0.00329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4489" calcext:value-type="float">
            <text:p>0.004489</text:p>
          </table:table-cell>
          <table:table-cell office:value-type="float" office:value="0.003368" calcext:value-type="float">
            <text:p>0.003368</text:p>
          </table:table-cell>
        </table:table-row>
        <table:table-row table:style-name="ro1">
          <table:table-cell office:value-type="float" office:value="510500" calcext:value-type="float">
            <text:p>510500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399" calcext:value-type="float">
            <text:p>0.003399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3306" calcext:value-type="float">
            <text:p>0.003306</text:p>
          </table:table-cell>
          <table:table-cell office:value-type="float" office:value="0.003258" calcext:value-type="float">
            <text:p>0.003258</text:p>
          </table:table-cell>
        </table:table-row>
        <table:table-row table:style-name="ro1">
          <table:table-cell office:value-type="float" office:value="511500" calcext:value-type="float">
            <text:p>511500</text:p>
          </table:table-cell>
          <table:table-cell office:value-type="float" office:value="0.003369" calcext:value-type="float">
            <text:p>0.003369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0.003094" calcext:value-type="float">
            <text:p>0.003094</text:p>
          </table:table-cell>
        </table:table-row>
        <table:table-row table:style-name="ro1">
          <table:table-cell office:value-type="float" office:value="512500" calcext:value-type="float">
            <text:p>512500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03316" calcext:value-type="float">
            <text:p>0.003316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513500" calcext:value-type="float">
            <text:p>513500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259" calcext:value-type="float">
            <text:p>0.003259</text:p>
          </table:table-cell>
        </table:table-row>
        <table:table-row table:style-name="ro1">
          <table:table-cell office:value-type="float" office:value="514500" calcext:value-type="float">
            <text:p>514500</text:p>
          </table:table-cell>
          <table:table-cell office:value-type="float" office:value="0.003373" calcext:value-type="float">
            <text:p>0.003373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505" calcext:value-type="float">
            <text:p>0.003505</text:p>
          </table:table-cell>
        </table:table-row>
        <table:table-row table:style-name="ro1">
          <table:table-cell office:value-type="float" office:value="515500" calcext:value-type="float">
            <text:p>515500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3354" calcext:value-type="float">
            <text:p>0.003354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516500" calcext:value-type="float">
            <text:p>516500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4223" calcext:value-type="float">
            <text:p>0.004223</text:p>
          </table:table-cell>
        </table:table-row>
        <table:table-row table:style-name="ro1">
          <table:table-cell office:value-type="float" office:value="517500" calcext:value-type="float">
            <text:p>517500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3607" calcext:value-type="float">
            <text:p>0.003607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518500" calcext:value-type="float">
            <text:p>5185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426" calcext:value-type="float">
            <text:p>0.003426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519500" calcext:value-type="float">
            <text:p>519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466" calcext:value-type="float">
            <text:p>0.003466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2822" calcext:value-type="float">
            <text:p>0.002822</text:p>
          </table:table-cell>
          <table:table-cell office:value-type="float" office:value="0.003772" calcext:value-type="float">
            <text:p>0.003772</text:p>
          </table:table-cell>
        </table:table-row>
        <table:table-row table:style-name="ro1">
          <table:table-cell office:value-type="float" office:value="520500" calcext:value-type="float">
            <text:p>520500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3584" calcext:value-type="float">
            <text:p>0.003584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3384" calcext:value-type="float">
            <text:p>0.003384</text:p>
          </table:table-cell>
        </table:table-row>
        <table:table-row table:style-name="ro1">
          <table:table-cell office:value-type="float" office:value="521500" calcext:value-type="float">
            <text:p>5215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797" calcext:value-type="float">
            <text:p>0.003797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522500" calcext:value-type="float">
            <text:p>522500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2916" calcext:value-type="float">
            <text:p>0.002916</text:p>
          </table:table-cell>
          <table:table-cell office:value-type="float" office:value="0.003436" calcext:value-type="float">
            <text:p>0.003436</text:p>
          </table:table-cell>
        </table:table-row>
        <table:table-row table:style-name="ro1">
          <table:table-cell office:value-type="float" office:value="523500" calcext:value-type="float">
            <text:p>523500</text:p>
          </table:table-cell>
          <table:table-cell office:value-type="float" office:value="0.003126" calcext:value-type="float">
            <text:p>0.003126</text:p>
          </table:table-cell>
          <table:table-cell office:value-type="float" office:value="0.005086" calcext:value-type="float">
            <text:p>0.005086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319" calcext:value-type="float">
            <text:p>0.003319</text:p>
          </table:table-cell>
        </table:table-row>
        <table:table-row table:style-name="ro1">
          <table:table-cell office:value-type="float" office:value="524500" calcext:value-type="float">
            <text:p>524500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03329" calcext:value-type="float">
            <text:p>0.003329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3276" calcext:value-type="float">
            <text:p>0.003276</text:p>
          </table:table-cell>
          <table:table-cell office:value-type="float" office:value="0.003396" calcext:value-type="float">
            <text:p>0.003396</text:p>
          </table:table-cell>
        </table:table-row>
        <table:table-row table:style-name="ro1">
          <table:table-cell office:value-type="float" office:value="525500" calcext:value-type="float">
            <text:p>5255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174" calcext:value-type="float">
            <text:p>0.003174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526500" calcext:value-type="float">
            <text:p>526500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495" calcext:value-type="float">
            <text:p>0.003495</text:p>
          </table:table-cell>
        </table:table-row>
        <table:table-row table:style-name="ro1">
          <table:table-cell office:value-type="float" office:value="527500" calcext:value-type="float">
            <text:p>527500</text:p>
          </table:table-cell>
          <table:table-cell office:value-type="float" office:value="0.002955" calcext:value-type="float">
            <text:p>0.002955</text:p>
          </table:table-cell>
          <table:table-cell office:value-type="float" office:value="0.003437" calcext:value-type="float">
            <text:p>0.003437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004025" calcext:value-type="float">
            <text:p>0.004025</text:p>
          </table:table-cell>
        </table:table-row>
        <table:table-row table:style-name="ro1">
          <table:table-cell office:value-type="float" office:value="528500" calcext:value-type="float">
            <text:p>5285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388" calcext:value-type="float">
            <text:p>0.00388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976" calcext:value-type="float">
            <text:p>0.003976</text:p>
          </table:table-cell>
        </table:table-row>
        <table:table-row table:style-name="ro1">
          <table:table-cell office:value-type="float" office:value="529500" calcext:value-type="float">
            <text:p>529500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3163" calcext:value-type="float">
            <text:p>0.00316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273" calcext:value-type="float">
            <text:p>0.003273</text:p>
          </table:table-cell>
        </table:table-row>
        <table:table-row table:style-name="ro1">
          <table:table-cell office:value-type="float" office:value="530500" calcext:value-type="float">
            <text:p>5305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3553" calcext:value-type="float">
            <text:p>0.003553</text:p>
          </table:table-cell>
        </table:table-row>
        <table:table-row table:style-name="ro1">
          <table:table-cell office:value-type="float" office:value="531500" calcext:value-type="float">
            <text:p>5315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46" calcext:value-type="float">
            <text:p>0.00346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419" calcext:value-type="float">
            <text:p>0.003419</text:p>
          </table:table-cell>
        </table:table-row>
        <table:table-row table:style-name="ro1">
          <table:table-cell office:value-type="float" office:value="532500" calcext:value-type="float">
            <text:p>532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443" calcext:value-type="float">
            <text:p>0.003443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533500" calcext:value-type="float">
            <text:p>5335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3224" calcext:value-type="float">
            <text:p>0.003224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3222" calcext:value-type="float">
            <text:p>0.003222</text:p>
          </table:table-cell>
        </table:table-row>
        <table:table-row table:style-name="ro1">
          <table:table-cell office:value-type="float" office:value="534500" calcext:value-type="float">
            <text:p>5345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3365" calcext:value-type="float">
            <text:p>0.003365</text:p>
          </table:table-cell>
        </table:table-row>
        <table:table-row table:style-name="ro1">
          <table:table-cell office:value-type="float" office:value="535500" calcext:value-type="float">
            <text:p>5355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325" calcext:value-type="float">
            <text:p>0.003325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536500" calcext:value-type="float">
            <text:p>5365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252" calcext:value-type="float">
            <text:p>0.003252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338" calcext:value-type="float">
            <text:p>0.003338</text:p>
          </table:table-cell>
        </table:table-row>
        <table:table-row table:style-name="ro1">
          <table:table-cell office:value-type="float" office:value="537500" calcext:value-type="float">
            <text:p>537500</text:p>
          </table:table-cell>
          <table:table-cell office:value-type="float" office:value="0.002823" calcext:value-type="float">
            <text:p>0.002823</text:p>
          </table:table-cell>
          <table:table-cell office:value-type="float" office:value="0.003594" calcext:value-type="float">
            <text:p>0.003594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659" calcext:value-type="float">
            <text:p>0.003659</text:p>
          </table:table-cell>
        </table:table-row>
        <table:table-row table:style-name="ro1">
          <table:table-cell office:value-type="float" office:value="538500" calcext:value-type="float">
            <text:p>5385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394" calcext:value-type="float">
            <text:p>0.003394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373" calcext:value-type="float">
            <text:p>0.003373</text:p>
          </table:table-cell>
        </table:table-row>
        <table:table-row table:style-name="ro1">
          <table:table-cell office:value-type="float" office:value="539500" calcext:value-type="float">
            <text:p>5395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298" calcext:value-type="float">
            <text:p>0.00329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257" calcext:value-type="float">
            <text:p>0.003257</text:p>
          </table:table-cell>
        </table:table-row>
        <table:table-row table:style-name="ro1">
          <table:table-cell office:value-type="float" office:value="540500" calcext:value-type="float">
            <text:p>540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477" calcext:value-type="float">
            <text:p>0.003477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3127" calcext:value-type="float">
            <text:p>0.003127</text:p>
          </table:table-cell>
        </table:table-row>
        <table:table-row table:style-name="ro1">
          <table:table-cell office:value-type="float" office:value="541500" calcext:value-type="float">
            <text:p>5415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3247" calcext:value-type="float">
            <text:p>0.003247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5309" calcext:value-type="float">
            <text:p>0.005309</text:p>
          </table:table-cell>
        </table:table-row>
        <table:table-row table:style-name="ro1">
          <table:table-cell office:value-type="float" office:value="542500" calcext:value-type="float">
            <text:p>542500</text:p>
          </table:table-cell>
          <table:table-cell office:value-type="float" office:value="0.003213" calcext:value-type="float">
            <text:p>0.003213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3819" calcext:value-type="float">
            <text:p>0.003819</text:p>
          </table:table-cell>
        </table:table-row>
        <table:table-row table:style-name="ro1">
          <table:table-cell office:value-type="float" office:value="543500" calcext:value-type="float">
            <text:p>543500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3444" calcext:value-type="float">
            <text:p>0.003444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3313" calcext:value-type="float">
            <text:p>0.003313</text:p>
          </table:table-cell>
        </table:table-row>
        <table:table-row table:style-name="ro1">
          <table:table-cell office:value-type="float" office:value="544500" calcext:value-type="float">
            <text:p>5445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3456" calcext:value-type="float">
            <text:p>0.003456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275" calcext:value-type="float">
            <text:p>0.003275</text:p>
          </table:table-cell>
        </table:table-row>
        <table:table-row table:style-name="ro1">
          <table:table-cell office:value-type="float" office:value="545500" calcext:value-type="float">
            <text:p>545500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379" calcext:value-type="float">
            <text:p>0.003379</text:p>
          </table:table-cell>
        </table:table-row>
        <table:table-row table:style-name="ro1">
          <table:table-cell office:value-type="float" office:value="546500" calcext:value-type="float">
            <text:p>5465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547500" calcext:value-type="float">
            <text:p>5475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347" calcext:value-type="float">
            <text:p>0.003347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548500" calcext:value-type="float">
            <text:p>5485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3284" calcext:value-type="float">
            <text:p>0.003284</text:p>
          </table:table-cell>
        </table:table-row>
        <table:table-row table:style-name="ro1">
          <table:table-cell office:value-type="float" office:value="549500" calcext:value-type="float">
            <text:p>549500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003059" calcext:value-type="float">
            <text:p>0.003059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209" calcext:value-type="float">
            <text:p>0.003209</text:p>
          </table:table-cell>
        </table:table-row>
        <table:table-row table:style-name="ro1">
          <table:table-cell office:value-type="float" office:value="550500" calcext:value-type="float">
            <text:p>550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551500" calcext:value-type="float">
            <text:p>5515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482" calcext:value-type="float">
            <text:p>0.003482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4157" calcext:value-type="float">
            <text:p>0.004157</text:p>
          </table:table-cell>
        </table:table-row>
        <table:table-row table:style-name="ro1">
          <table:table-cell office:value-type="float" office:value="552500" calcext:value-type="float">
            <text:p>552500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3554" calcext:value-type="float">
            <text:p>0.003554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619" calcext:value-type="float">
            <text:p>0.003619</text:p>
          </table:table-cell>
        </table:table-row>
        <table:table-row table:style-name="ro1">
          <table:table-cell office:value-type="float" office:value="553500" calcext:value-type="float">
            <text:p>553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4262" calcext:value-type="float">
            <text:p>0.004262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3673" calcext:value-type="float">
            <text:p>0.003673</text:p>
          </table:table-cell>
        </table:table-row>
        <table:table-row table:style-name="ro1">
          <table:table-cell office:value-type="float" office:value="554500" calcext:value-type="float">
            <text:p>5545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615" calcext:value-type="float">
            <text:p>0.003615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float" office:value="555500" calcext:value-type="float">
            <text:p>555500</text:p>
          </table:table-cell>
          <table:table-cell office:value-type="float" office:value="0.002899" calcext:value-type="float">
            <text:p>0.002899</text:p>
          </table:table-cell>
          <table:table-cell office:value-type="float" office:value="0.004512" calcext:value-type="float">
            <text:p>0.004512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2798" calcext:value-type="float">
            <text:p>0.002798</text:p>
          </table:table-cell>
          <table:table-cell office:value-type="float" office:value="0.004137" calcext:value-type="float">
            <text:p>0.004137</text:p>
          </table:table-cell>
        </table:table-row>
        <table:table-row table:style-name="ro1">
          <table:table-cell office:value-type="float" office:value="556500" calcext:value-type="float">
            <text:p>556500</text:p>
          </table:table-cell>
          <table:table-cell office:value-type="float" office:value="0.003105" calcext:value-type="float">
            <text:p>0.003105</text:p>
          </table:table-cell>
          <table:table-cell office:value-type="float" office:value="0.004709" calcext:value-type="float">
            <text:p>0.004709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4126" calcext:value-type="float">
            <text:p>0.004126</text:p>
          </table:table-cell>
        </table:table-row>
        <table:table-row table:style-name="ro1">
          <table:table-cell office:value-type="float" office:value="557500" calcext:value-type="float">
            <text:p>557500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168" calcext:value-type="float">
            <text:p>0.003168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562" calcext:value-type="float">
            <text:p>0.003562</text:p>
          </table:table-cell>
        </table:table-row>
        <table:table-row table:style-name="ro1">
          <table:table-cell office:value-type="float" office:value="558500" calcext:value-type="float">
            <text:p>558500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3183" calcext:value-type="float">
            <text:p>0.003183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4589" calcext:value-type="float">
            <text:p>0.004589</text:p>
          </table:table-cell>
        </table:table-row>
        <table:table-row table:style-name="ro1">
          <table:table-cell office:value-type="float" office:value="559500" calcext:value-type="float">
            <text:p>559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4275" calcext:value-type="float">
            <text:p>0.00427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4641" calcext:value-type="float">
            <text:p>0.004641</text:p>
          </table:table-cell>
        </table:table-row>
        <table:table-row table:style-name="ro1">
          <table:table-cell office:value-type="float" office:value="560500" calcext:value-type="float">
            <text:p>5605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3591" calcext:value-type="float">
            <text:p>0.003591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3868" calcext:value-type="float">
            <text:p>0.003868</text:p>
          </table:table-cell>
        </table:table-row>
        <table:table-row table:style-name="ro1">
          <table:table-cell office:value-type="float" office:value="561500" calcext:value-type="float">
            <text:p>561500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3867" calcext:value-type="float">
            <text:p>0.003867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575" calcext:value-type="float">
            <text:p>0.003575</text:p>
          </table:table-cell>
        </table:table-row>
        <table:table-row table:style-name="ro1">
          <table:table-cell office:value-type="float" office:value="562500" calcext:value-type="float">
            <text:p>562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4507" calcext:value-type="float">
            <text:p>0.004507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3297" calcext:value-type="float">
            <text:p>0.003297</text:p>
          </table:table-cell>
          <table:table-cell office:value-type="float" office:value="0.003656" calcext:value-type="float">
            <text:p>0.003656</text:p>
          </table:table-cell>
        </table:table-row>
        <table:table-row table:style-name="ro1">
          <table:table-cell office:value-type="float" office:value="563500" calcext:value-type="float">
            <text:p>563500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3506" calcext:value-type="float">
            <text:p>0.003506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3968" calcext:value-type="float">
            <text:p>0.003968</text:p>
          </table:table-cell>
        </table:table-row>
        <table:table-row table:style-name="ro1">
          <table:table-cell office:value-type="float" office:value="564500" calcext:value-type="float">
            <text:p>5645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382" calcext:value-type="float">
            <text:p>0.00382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3739" calcext:value-type="float">
            <text:p>0.003739</text:p>
          </table:table-cell>
        </table:table-row>
        <table:table-row table:style-name="ro1">
          <table:table-cell office:value-type="float" office:value="565500" calcext:value-type="float">
            <text:p>565500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03449" calcext:value-type="float">
            <text:p>0.003449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495" calcext:value-type="float">
            <text:p>0.003495</text:p>
          </table:table-cell>
        </table:table-row>
        <table:table-row table:style-name="ro1">
          <table:table-cell office:value-type="float" office:value="566500" calcext:value-type="float">
            <text:p>566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298" calcext:value-type="float">
            <text:p>0.003298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03602" calcext:value-type="float">
            <text:p>0.003602</text:p>
          </table:table-cell>
        </table:table-row>
        <table:table-row table:style-name="ro1">
          <table:table-cell office:value-type="float" office:value="567500" calcext:value-type="float">
            <text:p>567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511" calcext:value-type="float">
            <text:p>0.003511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568500" calcext:value-type="float">
            <text:p>568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634" calcext:value-type="float">
            <text:p>0.003634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673" calcext:value-type="float">
            <text:p>0.003673</text:p>
          </table:table-cell>
        </table:table-row>
        <table:table-row table:style-name="ro1">
          <table:table-cell office:value-type="float" office:value="569500" calcext:value-type="float">
            <text:p>5695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4297" calcext:value-type="float">
            <text:p>0.00429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3939" calcext:value-type="float">
            <text:p>0.003939</text:p>
          </table:table-cell>
        </table:table-row>
        <table:table-row table:style-name="ro1">
          <table:table-cell office:value-type="float" office:value="570500" calcext:value-type="float">
            <text:p>570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479" calcext:value-type="float">
            <text:p>0.003479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395" calcext:value-type="float">
            <text:p>0.003395</text:p>
          </table:table-cell>
        </table:table-row>
        <table:table-row table:style-name="ro1">
          <table:table-cell office:value-type="float" office:value="571500" calcext:value-type="float">
            <text:p>571500</text:p>
          </table:table-cell>
          <table:table-cell office:value-type="float" office:value="0.002934" calcext:value-type="float">
            <text:p>0.002934</text:p>
          </table:table-cell>
          <table:table-cell office:value-type="float" office:value="0.003607" calcext:value-type="float">
            <text:p>0.003607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378" calcext:value-type="float">
            <text:p>0.003378</text:p>
          </table:table-cell>
        </table:table-row>
        <table:table-row table:style-name="ro1">
          <table:table-cell office:value-type="float" office:value="572500" calcext:value-type="float">
            <text:p>572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309" calcext:value-type="float">
            <text:p>0.003309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3779" calcext:value-type="float">
            <text:p>0.003779</text:p>
          </table:table-cell>
        </table:table-row>
        <table:table-row table:style-name="ro1">
          <table:table-cell office:value-type="float" office:value="573500" calcext:value-type="float">
            <text:p>5735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.003258" calcext:value-type="float">
            <text:p>0.003258</text:p>
          </table:table-cell>
        </table:table-row>
        <table:table-row table:style-name="ro1">
          <table:table-cell office:value-type="float" office:value="574500" calcext:value-type="float">
            <text:p>5745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318" calcext:value-type="float">
            <text:p>0.003318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217" calcext:value-type="float">
            <text:p>0.003217</text:p>
          </table:table-cell>
        </table:table-row>
        <table:table-row table:style-name="ro1">
          <table:table-cell office:value-type="float" office:value="575500" calcext:value-type="float">
            <text:p>575500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3286" calcext:value-type="float">
            <text:p>0.003286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3216" calcext:value-type="float">
            <text:p>0.003216</text:p>
          </table:table-cell>
        </table:table-row>
        <table:table-row table:style-name="ro1">
          <table:table-cell office:value-type="float" office:value="576500" calcext:value-type="float">
            <text:p>5765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85" calcext:value-type="float">
            <text:p>0.00385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884" calcext:value-type="float">
            <text:p>0.003884</text:p>
          </table:table-cell>
        </table:table-row>
        <table:table-row table:style-name="ro1">
          <table:table-cell office:value-type="float" office:value="577500" calcext:value-type="float">
            <text:p>577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4385" calcext:value-type="float">
            <text:p>0.004385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917" calcext:value-type="float">
            <text:p>0.003917</text:p>
          </table:table-cell>
        </table:table-row>
        <table:table-row table:style-name="ro1">
          <table:table-cell office:value-type="float" office:value="578500" calcext:value-type="float">
            <text:p>5785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44" calcext:value-type="float">
            <text:p>0.00344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4049" calcext:value-type="float">
            <text:p>0.004049</text:p>
          </table:table-cell>
        </table:table-row>
        <table:table-row table:style-name="ro1">
          <table:table-cell office:value-type="float" office:value="579500" calcext:value-type="float">
            <text:p>579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685" calcext:value-type="float">
            <text:p>0.00368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579" calcext:value-type="float">
            <text:p>0.003579</text:p>
          </table:table-cell>
        </table:table-row>
        <table:table-row table:style-name="ro1">
          <table:table-cell office:value-type="float" office:value="580500" calcext:value-type="float">
            <text:p>580500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385" calcext:value-type="float">
            <text:p>0.003385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392" calcext:value-type="float">
            <text:p>0.003392</text:p>
          </table:table-cell>
        </table:table-row>
        <table:table-row table:style-name="ro1">
          <table:table-cell office:value-type="float" office:value="581500" calcext:value-type="float">
            <text:p>581500</text:p>
          </table:table-cell>
          <table:table-cell office:value-type="float" office:value="0.002769" calcext:value-type="float">
            <text:p>0.002769</text:p>
          </table:table-cell>
          <table:table-cell office:value-type="float" office:value="0.003721" calcext:value-type="float">
            <text:p>0.003721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3491" calcext:value-type="float">
            <text:p>0.003491</text:p>
          </table:table-cell>
        </table:table-row>
        <table:table-row table:style-name="ro1">
          <table:table-cell office:value-type="float" office:value="582500" calcext:value-type="float">
            <text:p>5825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188" calcext:value-type="float">
            <text:p>0.003188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574" calcext:value-type="float">
            <text:p>0.003574</text:p>
          </table:table-cell>
        </table:table-row>
        <table:table-row table:style-name="ro1">
          <table:table-cell office:value-type="float" office:value="583500" calcext:value-type="float">
            <text:p>5835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316" calcext:value-type="float">
            <text:p>0.003316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457" calcext:value-type="float">
            <text:p>0.003457</text:p>
          </table:table-cell>
        </table:table-row>
        <table:table-row table:style-name="ro1">
          <table:table-cell office:value-type="float" office:value="584500" calcext:value-type="float">
            <text:p>5845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507" calcext:value-type="float">
            <text:p>0.003507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3278" calcext:value-type="float">
            <text:p>0.003278</text:p>
          </table:table-cell>
        </table:table-row>
        <table:table-row table:style-name="ro1">
          <table:table-cell office:value-type="float" office:value="585500" calcext:value-type="float">
            <text:p>585500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3287" calcext:value-type="float">
            <text:p>0.003287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586500" calcext:value-type="float">
            <text:p>5865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213" calcext:value-type="float">
            <text:p>0.003213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float" office:value="587500" calcext:value-type="float">
            <text:p>5875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455" calcext:value-type="float">
            <text:p>0.003455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588500" calcext:value-type="float">
            <text:p>5885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612" calcext:value-type="float">
            <text:p>0.003612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3208" calcext:value-type="float">
            <text:p>0.003208</text:p>
          </table:table-cell>
        </table:table-row>
        <table:table-row table:style-name="ro1">
          <table:table-cell office:value-type="float" office:value="589500" calcext:value-type="float">
            <text:p>589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4409" calcext:value-type="float">
            <text:p>0.00440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32" calcext:value-type="float">
            <text:p>0.00332</text:p>
          </table:table-cell>
        </table:table-row>
        <table:table-row table:style-name="ro1">
          <table:table-cell office:value-type="float" office:value="590500" calcext:value-type="float">
            <text:p>590500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3334" calcext:value-type="float">
            <text:p>0.003334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591500" calcext:value-type="float">
            <text:p>591500</text:p>
          </table:table-cell>
          <table:table-cell office:value-type="float" office:value="0.003055" calcext:value-type="float">
            <text:p>0.003055</text:p>
          </table:table-cell>
          <table:table-cell office:value-type="float" office:value="0.003842" calcext:value-type="float">
            <text:p>0.003842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85" calcext:value-type="float">
            <text:p>0.00385</text:p>
          </table:table-cell>
        </table:table-row>
        <table:table-row table:style-name="ro1">
          <table:table-cell office:value-type="float" office:value="592500" calcext:value-type="float">
            <text:p>592500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3732" calcext:value-type="float">
            <text:p>0.003732</text:p>
          </table:table-cell>
        </table:table-row>
        <table:table-row table:style-name="ro1">
          <table:table-cell office:value-type="float" office:value="593500" calcext:value-type="float">
            <text:p>593500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3679" calcext:value-type="float">
            <text:p>0.003679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594500" calcext:value-type="float">
            <text:p>5945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584" calcext:value-type="float">
            <text:p>0.003584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595500" calcext:value-type="float">
            <text:p>595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397" calcext:value-type="float">
            <text:p>0.003397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596500" calcext:value-type="float">
            <text:p>5965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3408" calcext:value-type="float">
            <text:p>0.003408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5631" calcext:value-type="float">
            <text:p>0.005631</text:p>
          </table:table-cell>
        </table:table-row>
        <table:table-row table:style-name="ro1">
          <table:table-cell office:value-type="float" office:value="597500" calcext:value-type="float">
            <text:p>597500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274" calcext:value-type="float">
            <text:p>0.003274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3105" calcext:value-type="float">
            <text:p>0.003105</text:p>
          </table:table-cell>
        </table:table-row>
        <table:table-row table:style-name="ro1">
          <table:table-cell office:value-type="float" office:value="598500" calcext:value-type="float">
            <text:p>5985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355" calcext:value-type="float">
            <text:p>0.003355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322" calcext:value-type="float">
            <text:p>0.003322</text:p>
          </table:table-cell>
        </table:table-row>
        <table:table-row table:style-name="ro1">
          <table:table-cell office:value-type="float" office:value="599500" calcext:value-type="float">
            <text:p>599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3299" calcext:value-type="float">
            <text:p>0.003299</text:p>
          </table:table-cell>
        </table:table-row>
        <table:table-row table:style-name="ro1">
          <table:table-cell office:value-type="float" office:value="600500" calcext:value-type="float">
            <text:p>600500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339" calcext:value-type="float">
            <text:p>0.00339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3559" calcext:value-type="float">
            <text:p>0.003559</text:p>
          </table:table-cell>
        </table:table-row>
        <table:table-row table:style-name="ro1">
          <table:table-cell office:value-type="float" office:value="601500" calcext:value-type="float">
            <text:p>601500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6253" calcext:value-type="float">
            <text:p>0.006253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602500" calcext:value-type="float">
            <text:p>6025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31" calcext:value-type="float">
            <text:p>0.00331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3283" calcext:value-type="float">
            <text:p>0.003283</text:p>
          </table:table-cell>
        </table:table-row>
        <table:table-row table:style-name="ro1">
          <table:table-cell office:value-type="float" office:value="603500" calcext:value-type="float">
            <text:p>603500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618" calcext:value-type="float">
            <text:p>0.003618</text:p>
          </table:table-cell>
        </table:table-row>
        <table:table-row table:style-name="ro1">
          <table:table-cell office:value-type="float" office:value="604500" calcext:value-type="float">
            <text:p>604500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3418" calcext:value-type="float">
            <text:p>0.003418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3985" calcext:value-type="float">
            <text:p>0.003985</text:p>
          </table:table-cell>
        </table:table-row>
        <table:table-row table:style-name="ro1">
          <table:table-cell office:value-type="float" office:value="605500" calcext:value-type="float">
            <text:p>6055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3335" calcext:value-type="float">
            <text:p>0.003335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546" calcext:value-type="float">
            <text:p>0.003546</text:p>
          </table:table-cell>
        </table:table-row>
        <table:table-row table:style-name="ro1">
          <table:table-cell office:value-type="float" office:value="606500" calcext:value-type="float">
            <text:p>606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5129" calcext:value-type="float">
            <text:p>0.005129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00337" calcext:value-type="float">
            <text:p>0.00337</text:p>
          </table:table-cell>
        </table:table-row>
        <table:table-row table:style-name="ro1">
          <table:table-cell office:value-type="float" office:value="607500" calcext:value-type="float">
            <text:p>607500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3207" calcext:value-type="float">
            <text:p>0.003207</text:p>
          </table:table-cell>
          <table:table-cell office:value-type="float" office:value="0.003266" calcext:value-type="float">
            <text:p>0.003266</text:p>
          </table:table-cell>
        </table:table-row>
        <table:table-row table:style-name="ro1">
          <table:table-cell office:value-type="float" office:value="608500" calcext:value-type="float">
            <text:p>608500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3264" calcext:value-type="float">
            <text:p>0.003264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3437" calcext:value-type="float">
            <text:p>0.003437</text:p>
          </table:table-cell>
        </table:table-row>
        <table:table-row table:style-name="ro1">
          <table:table-cell office:value-type="float" office:value="609500" calcext:value-type="float">
            <text:p>6095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114" calcext:value-type="float">
            <text:p>0.003114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2841" calcext:value-type="float">
            <text:p>0.002841</text:p>
          </table:table-cell>
          <table:table-cell office:value-type="float" office:value="0.003332" calcext:value-type="float">
            <text:p>0.003332</text:p>
          </table:table-cell>
        </table:table-row>
        <table:table-row table:style-name="ro1">
          <table:table-cell office:value-type="float" office:value="610500" calcext:value-type="float">
            <text:p>610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462" calcext:value-type="float">
            <text:p>0.003462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367" calcext:value-type="float">
            <text:p>0.003367</text:p>
          </table:table-cell>
        </table:table-row>
        <table:table-row table:style-name="ro1">
          <table:table-cell office:value-type="float" office:value="611500" calcext:value-type="float">
            <text:p>611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755" calcext:value-type="float">
            <text:p>0.003755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363" calcext:value-type="float">
            <text:p>0.003363</text:p>
          </table:table-cell>
        </table:table-row>
        <table:table-row table:style-name="ro1">
          <table:table-cell office:value-type="float" office:value="612500" calcext:value-type="float">
            <text:p>612500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3478" calcext:value-type="float">
            <text:p>0.003478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341" calcext:value-type="float">
            <text:p>0.003341</text:p>
          </table:table-cell>
        </table:table-row>
        <table:table-row table:style-name="ro1">
          <table:table-cell office:value-type="float" office:value="613500" calcext:value-type="float">
            <text:p>6135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188" calcext:value-type="float">
            <text:p>0.003188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255" calcext:value-type="float">
            <text:p>0.003255</text:p>
          </table:table-cell>
        </table:table-row>
        <table:table-row table:style-name="ro1">
          <table:table-cell office:value-type="float" office:value="614500" calcext:value-type="float">
            <text:p>6145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3387" calcext:value-type="float">
            <text:p>0.003387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0.003269" calcext:value-type="float">
            <text:p>0.003269</text:p>
          </table:table-cell>
        </table:table-row>
        <table:table-row table:style-name="ro1">
          <table:table-cell office:value-type="float" office:value="615500" calcext:value-type="float">
            <text:p>615500</text:p>
          </table:table-cell>
          <table:table-cell office:value-type="float" office:value="0.003248" calcext:value-type="float">
            <text:p>0.003248</text:p>
          </table:table-cell>
          <table:table-cell office:value-type="float" office:value="0.003183" calcext:value-type="float">
            <text:p>0.003183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3368" calcext:value-type="float">
            <text:p>0.003368</text:p>
          </table:table-cell>
        </table:table-row>
        <table:table-row table:style-name="ro1">
          <table:table-cell office:value-type="float" office:value="616500" calcext:value-type="float">
            <text:p>616500</text:p>
          </table:table-cell>
          <table:table-cell office:value-type="float" office:value="0.003197" calcext:value-type="float">
            <text:p>0.003197</text:p>
          </table:table-cell>
          <table:table-cell office:value-type="float" office:value="0.003256" calcext:value-type="float">
            <text:p>0.003256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579" calcext:value-type="float">
            <text:p>0.003579</text:p>
          </table:table-cell>
        </table:table-row>
        <table:table-row table:style-name="ro1">
          <table:table-cell office:value-type="float" office:value="617500" calcext:value-type="float">
            <text:p>617500</text:p>
          </table:table-cell>
          <table:table-cell office:value-type="float" office:value="0.003142" calcext:value-type="float">
            <text:p>0.003142</text:p>
          </table:table-cell>
          <table:table-cell office:value-type="float" office:value="0.003362" calcext:value-type="float">
            <text:p>0.003362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3482" calcext:value-type="float">
            <text:p>0.003482</text:p>
          </table:table-cell>
        </table:table-row>
        <table:table-row table:style-name="ro1">
          <table:table-cell office:value-type="float" office:value="618500" calcext:value-type="float">
            <text:p>6185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468" calcext:value-type="float">
            <text:p>0.003468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473" calcext:value-type="float">
            <text:p>0.003473</text:p>
          </table:table-cell>
        </table:table-row>
        <table:table-row table:style-name="ro1">
          <table:table-cell office:value-type="float" office:value="619500" calcext:value-type="float">
            <text:p>619500</text:p>
          </table:table-cell>
          <table:table-cell office:value-type="float" office:value="0.002898" calcext:value-type="float">
            <text:p>0.002898</text:p>
          </table:table-cell>
          <table:table-cell office:value-type="float" office:value="0.003327" calcext:value-type="float">
            <text:p>0.003327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3456" calcext:value-type="float">
            <text:p>0.003456</text:p>
          </table:table-cell>
        </table:table-row>
        <table:table-row table:style-name="ro1">
          <table:table-cell office:value-type="float" office:value="620500" calcext:value-type="float">
            <text:p>6205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404" calcext:value-type="float">
            <text:p>0.00404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319" calcext:value-type="float">
            <text:p>0.00319</text:p>
          </table:table-cell>
        </table:table-row>
        <table:table-row table:style-name="ro1">
          <table:table-cell office:value-type="float" office:value="621500" calcext:value-type="float">
            <text:p>621500</text:p>
          </table:table-cell>
          <table:table-cell office:value-type="float" office:value="0.002919" calcext:value-type="float">
            <text:p>0.002919</text:p>
          </table:table-cell>
          <table:table-cell office:value-type="float" office:value="0.003292" calcext:value-type="float">
            <text:p>0.003292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184" calcext:value-type="float">
            <text:p>0.003184</text:p>
          </table:table-cell>
        </table:table-row>
        <table:table-row table:style-name="ro1">
          <table:table-cell office:value-type="float" office:value="622500" calcext:value-type="float">
            <text:p>622500</text:p>
          </table:table-cell>
          <table:table-cell office:value-type="float" office:value="0.002977" calcext:value-type="float">
            <text:p>0.002977</text:p>
          </table:table-cell>
          <table:table-cell office:value-type="float" office:value="0.003357" calcext:value-type="float">
            <text:p>0.003357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814" calcext:value-type="float">
            <text:p>0.003814</text:p>
          </table:table-cell>
        </table:table-row>
        <table:table-row table:style-name="ro1">
          <table:table-cell office:value-type="float" office:value="623500" calcext:value-type="float">
            <text:p>623500</text:p>
          </table:table-cell>
          <table:table-cell office:value-type="float" office:value="0.002995" calcext:value-type="float">
            <text:p>0.002995</text:p>
          </table:table-cell>
          <table:table-cell office:value-type="float" office:value="0.003565" calcext:value-type="float">
            <text:p>0.003565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886" calcext:value-type="float">
            <text:p>0.003886</text:p>
          </table:table-cell>
        </table:table-row>
        <table:table-row table:style-name="ro1">
          <table:table-cell office:value-type="float" office:value="624500" calcext:value-type="float">
            <text:p>6245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29" calcext:value-type="float">
            <text:p>0.00329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312" calcext:value-type="float">
            <text:p>0.003312</text:p>
          </table:table-cell>
        </table:table-row>
        <table:table-row table:style-name="ro1">
          <table:table-cell office:value-type="float" office:value="625500" calcext:value-type="float">
            <text:p>625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363" calcext:value-type="float">
            <text:p>0.003363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3974" calcext:value-type="float">
            <text:p>0.003974</text:p>
          </table:table-cell>
        </table:table-row>
        <table:table-row table:style-name="ro1">
          <table:table-cell office:value-type="float" office:value="626500" calcext:value-type="float">
            <text:p>6265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4874" calcext:value-type="float">
            <text:p>0.004874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289" calcext:value-type="float">
            <text:p>0.003289</text:p>
          </table:table-cell>
        </table:table-row>
        <table:table-row table:style-name="ro1">
          <table:table-cell office:value-type="float" office:value="627500" calcext:value-type="float">
            <text:p>6275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05" calcext:value-type="float">
            <text:p>0.00305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2775" calcext:value-type="float">
            <text:p>0.002775</text:p>
          </table:table-cell>
          <table:table-cell office:value-type="float" office:value="0.003354" calcext:value-type="float">
            <text:p>0.003354</text:p>
          </table:table-cell>
        </table:table-row>
        <table:table-row table:style-name="ro1">
          <table:table-cell office:value-type="float" office:value="628500" calcext:value-type="float">
            <text:p>628500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3195" calcext:value-type="float">
            <text:p>0.003195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323" calcext:value-type="float">
            <text:p>0.003323</text:p>
          </table:table-cell>
        </table:table-row>
        <table:table-row table:style-name="ro1">
          <table:table-cell office:value-type="float" office:value="629500" calcext:value-type="float">
            <text:p>6295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317" calcext:value-type="float">
            <text:p>0.003317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547" calcext:value-type="float">
            <text:p>0.003547</text:p>
          </table:table-cell>
        </table:table-row>
        <table:table-row table:style-name="ro1">
          <table:table-cell office:value-type="float" office:value="630500" calcext:value-type="float">
            <text:p>6305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3278" calcext:value-type="float">
            <text:p>0.003278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349" calcext:value-type="float">
            <text:p>0.003349</text:p>
          </table:table-cell>
        </table:table-row>
        <table:table-row table:style-name="ro1">
          <table:table-cell office:value-type="float" office:value="631500" calcext:value-type="float">
            <text:p>6315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398" calcext:value-type="float">
            <text:p>0.003398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572" calcext:value-type="float">
            <text:p>0.003572</text:p>
          </table:table-cell>
        </table:table-row>
        <table:table-row table:style-name="ro1">
          <table:table-cell office:value-type="float" office:value="632500" calcext:value-type="float">
            <text:p>632500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3372" calcext:value-type="float">
            <text:p>0.003372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3162" calcext:value-type="float">
            <text:p>0.003162</text:p>
          </table:table-cell>
        </table:table-row>
        <table:table-row table:style-name="ro1">
          <table:table-cell office:value-type="float" office:value="633500" calcext:value-type="float">
            <text:p>6335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314" calcext:value-type="float">
            <text:p>0.003314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241" calcext:value-type="float">
            <text:p>0.003241</text:p>
          </table:table-cell>
        </table:table-row>
        <table:table-row table:style-name="ro1">
          <table:table-cell office:value-type="float" office:value="634500" calcext:value-type="float">
            <text:p>6345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16" calcext:value-type="float">
            <text:p>0.00316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2813" calcext:value-type="float">
            <text:p>0.002813</text:p>
          </table:table-cell>
          <table:table-cell office:value-type="float" office:value="0.003305" calcext:value-type="float">
            <text:p>0.003305</text:p>
          </table:table-cell>
        </table:table-row>
        <table:table-row table:style-name="ro1">
          <table:table-cell office:value-type="float" office:value="635500" calcext:value-type="float">
            <text:p>6355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304" calcext:value-type="float">
            <text:p>0.003304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336" calcext:value-type="float">
            <text:p>0.003336</text:p>
          </table:table-cell>
        </table:table-row>
        <table:table-row table:style-name="ro1">
          <table:table-cell office:value-type="float" office:value="636500" calcext:value-type="float">
            <text:p>636500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637500" calcext:value-type="float">
            <text:p>6375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859" calcext:value-type="float">
            <text:p>0.003859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679" calcext:value-type="float">
            <text:p>0.003679</text:p>
          </table:table-cell>
        </table:table-row>
        <table:table-row table:style-name="ro1">
          <table:table-cell office:value-type="float" office:value="638500" calcext:value-type="float">
            <text:p>638500</text:p>
          </table:table-cell>
          <table:table-cell office:value-type="float" office:value="0.002951" calcext:value-type="float">
            <text:p>0.002951</text:p>
          </table:table-cell>
          <table:table-cell office:value-type="float" office:value="0.004705" calcext:value-type="float">
            <text:p>0.004705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126" calcext:value-type="float">
            <text:p>0.003126</text:p>
          </table:table-cell>
        </table:table-row>
        <table:table-row table:style-name="ro1">
          <table:table-cell office:value-type="float" office:value="639500" calcext:value-type="float">
            <text:p>639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267" calcext:value-type="float">
            <text:p>0.00326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423" calcext:value-type="float">
            <text:p>0.003423</text:p>
          </table:table-cell>
        </table:table-row>
        <table:table-row table:style-name="ro1">
          <table:table-cell office:value-type="float" office:value="640500" calcext:value-type="float">
            <text:p>640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34" calcext:value-type="float">
            <text:p>0.00334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045" calcext:value-type="float">
            <text:p>0.003045</text:p>
          </table:table-cell>
        </table:table-row>
        <table:table-row table:style-name="ro1">
          <table:table-cell office:value-type="float" office:value="641500" calcext:value-type="float">
            <text:p>6415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3537" calcext:value-type="float">
            <text:p>0.003537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3793" calcext:value-type="float">
            <text:p>0.003793</text:p>
          </table:table-cell>
        </table:table-row>
        <table:table-row table:style-name="ro1">
          <table:table-cell office:value-type="float" office:value="642500" calcext:value-type="float">
            <text:p>642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643500" calcext:value-type="float">
            <text:p>6435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.003197" calcext:value-type="float">
            <text:p>0.003197</text:p>
          </table:table-cell>
        </table:table-row>
        <table:table-row table:style-name="ro1">
          <table:table-cell office:value-type="float" office:value="644500" calcext:value-type="float">
            <text:p>6445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228" calcext:value-type="float">
            <text:p>0.003228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645500" calcext:value-type="float">
            <text:p>645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103" calcext:value-type="float">
            <text:p>0.003103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3311" calcext:value-type="float">
            <text:p>0.003311</text:p>
          </table:table-cell>
        </table:table-row>
        <table:table-row table:style-name="ro1">
          <table:table-cell office:value-type="float" office:value="646500" calcext:value-type="float">
            <text:p>6465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858" calcext:value-type="float">
            <text:p>0.003858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573" calcext:value-type="float">
            <text:p>0.003573</text:p>
          </table:table-cell>
        </table:table-row>
        <table:table-row table:style-name="ro1">
          <table:table-cell office:value-type="float" office:value="647500" calcext:value-type="float">
            <text:p>647500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03605" calcext:value-type="float">
            <text:p>0.003605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706" calcext:value-type="float">
            <text:p>0.003706</text:p>
          </table:table-cell>
        </table:table-row>
        <table:table-row table:style-name="ro1">
          <table:table-cell office:value-type="float" office:value="648500" calcext:value-type="float">
            <text:p>6485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3767" calcext:value-type="float">
            <text:p>0.003767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3741" calcext:value-type="float">
            <text:p>0.003741</text:p>
          </table:table-cell>
        </table:table-row>
        <table:table-row table:style-name="ro1">
          <table:table-cell office:value-type="float" office:value="649500" calcext:value-type="float">
            <text:p>6495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4001" calcext:value-type="float">
            <text:p>0.004001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4376" calcext:value-type="float">
            <text:p>0.004376</text:p>
          </table:table-cell>
        </table:table-row>
        <table:table-row table:style-name="ro1">
          <table:table-cell office:value-type="float" office:value="650500" calcext:value-type="float">
            <text:p>6505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4483" calcext:value-type="float">
            <text:p>0.004483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3816" calcext:value-type="float">
            <text:p>0.003816</text:p>
          </table:table-cell>
        </table:table-row>
        <table:table-row table:style-name="ro1">
          <table:table-cell office:value-type="float" office:value="651500" calcext:value-type="float">
            <text:p>6515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4565" calcext:value-type="float">
            <text:p>0.004565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4059" calcext:value-type="float">
            <text:p>0.004059</text:p>
          </table:table-cell>
        </table:table-row>
        <table:table-row table:style-name="ro1">
          <table:table-cell office:value-type="float" office:value="652500" calcext:value-type="float">
            <text:p>6525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4172" calcext:value-type="float">
            <text:p>0.004172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387" calcext:value-type="float">
            <text:p>0.00387</text:p>
          </table:table-cell>
        </table:table-row>
        <table:table-row table:style-name="ro1">
          <table:table-cell office:value-type="float" office:value="653500" calcext:value-type="float">
            <text:p>6535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654" calcext:value-type="float">
            <text:p>0.003654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404" calcext:value-type="float">
            <text:p>0.00404</text:p>
          </table:table-cell>
        </table:table-row>
        <table:table-row table:style-name="ro1">
          <table:table-cell office:value-type="float" office:value="654500" calcext:value-type="float">
            <text:p>654500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492" calcext:value-type="float">
            <text:p>0.003492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3004" calcext:value-type="float">
            <text:p>0.003004</text:p>
          </table:table-cell>
          <table:table-cell office:value-type="float" office:value="0.003681" calcext:value-type="float">
            <text:p>0.003681</text:p>
          </table:table-cell>
        </table:table-row>
        <table:table-row table:style-name="ro1">
          <table:table-cell office:value-type="float" office:value="655500" calcext:value-type="float">
            <text:p>6555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892" calcext:value-type="float">
            <text:p>0.003892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03799" calcext:value-type="float">
            <text:p>0.003799</text:p>
          </table:table-cell>
        </table:table-row>
        <table:table-row table:style-name="ro1">
          <table:table-cell office:value-type="float" office:value="656500" calcext:value-type="float">
            <text:p>656500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3682" calcext:value-type="float">
            <text:p>0.003682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718" calcext:value-type="float">
            <text:p>0.003718</text:p>
          </table:table-cell>
        </table:table-row>
        <table:table-row table:style-name="ro1">
          <table:table-cell office:value-type="float" office:value="657500" calcext:value-type="float">
            <text:p>657500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3902" calcext:value-type="float">
            <text:p>0.003902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.003524" calcext:value-type="float">
            <text:p>0.003524</text:p>
          </table:table-cell>
        </table:table-row>
        <table:table-row table:style-name="ro1">
          <table:table-cell office:value-type="float" office:value="658500" calcext:value-type="float">
            <text:p>658500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496" calcext:value-type="float">
            <text:p>0.003496</text:p>
          </table:table-cell>
        </table:table-row>
        <table:table-row table:style-name="ro1">
          <table:table-cell office:value-type="float" office:value="659500" calcext:value-type="float">
            <text:p>659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563" calcext:value-type="float">
            <text:p>0.003563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81" calcext:value-type="float">
            <text:p>0.00381</text:p>
          </table:table-cell>
        </table:table-row>
        <table:table-row table:style-name="ro1">
          <table:table-cell office:value-type="float" office:value="660500" calcext:value-type="float">
            <text:p>660500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3632" calcext:value-type="float">
            <text:p>0.003632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6548" calcext:value-type="float">
            <text:p>0.006548</text:p>
          </table:table-cell>
        </table:table-row>
        <table:table-row table:style-name="ro1">
          <table:table-cell office:value-type="float" office:value="661500" calcext:value-type="float">
            <text:p>6615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3766" calcext:value-type="float">
            <text:p>0.003766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5149" calcext:value-type="float">
            <text:p>0.005149</text:p>
          </table:table-cell>
        </table:table-row>
        <table:table-row table:style-name="ro1">
          <table:table-cell office:value-type="float" office:value="662500" calcext:value-type="float">
            <text:p>662500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402" calcext:value-type="float">
            <text:p>0.00402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602" calcext:value-type="float">
            <text:p>0.003602</text:p>
          </table:table-cell>
        </table:table-row>
        <table:table-row table:style-name="ro1">
          <table:table-cell office:value-type="float" office:value="663500" calcext:value-type="float">
            <text:p>6635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4669" calcext:value-type="float">
            <text:p>0.004669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693" calcext:value-type="float">
            <text:p>0.003693</text:p>
          </table:table-cell>
        </table:table-row>
        <table:table-row table:style-name="ro1">
          <table:table-cell office:value-type="float" office:value="664500" calcext:value-type="float">
            <text:p>664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551" calcext:value-type="float">
            <text:p>0.003551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3617" calcext:value-type="float">
            <text:p>0.003617</text:p>
          </table:table-cell>
        </table:table-row>
        <table:table-row table:style-name="ro1">
          <table:table-cell office:value-type="float" office:value="665500" calcext:value-type="float">
            <text:p>66550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3627" calcext:value-type="float">
            <text:p>0.003627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653" calcext:value-type="float">
            <text:p>0.003653</text:p>
          </table:table-cell>
        </table:table-row>
        <table:table-row table:style-name="ro1">
          <table:table-cell office:value-type="float" office:value="666500" calcext:value-type="float">
            <text:p>666500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3719" calcext:value-type="float">
            <text:p>0.003719</text:p>
          </table:table-cell>
        </table:table-row>
        <table:table-row table:style-name="ro1">
          <table:table-cell office:value-type="float" office:value="667500" calcext:value-type="float">
            <text:p>667500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3629" calcext:value-type="float">
            <text:p>0.003629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4029" calcext:value-type="float">
            <text:p>0.004029</text:p>
          </table:table-cell>
        </table:table-row>
        <table:table-row table:style-name="ro1">
          <table:table-cell office:value-type="float" office:value="668500" calcext:value-type="float">
            <text:p>6685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4878" calcext:value-type="float">
            <text:p>0.004878</text:p>
          </table:table-cell>
        </table:table-row>
        <table:table-row table:style-name="ro1">
          <table:table-cell office:value-type="float" office:value="669500" calcext:value-type="float">
            <text:p>6695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374" calcext:value-type="float">
            <text:p>0.00374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0.005199" calcext:value-type="float">
            <text:p>0.005199</text:p>
          </table:table-cell>
        </table:table-row>
        <table:table-row table:style-name="ro1">
          <table:table-cell office:value-type="float" office:value="670500" calcext:value-type="float">
            <text:p>6705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782" calcext:value-type="float">
            <text:p>0.003782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4948" calcext:value-type="float">
            <text:p>0.004948</text:p>
          </table:table-cell>
        </table:table-row>
        <table:table-row table:style-name="ro1">
          <table:table-cell office:value-type="float" office:value="671500" calcext:value-type="float">
            <text:p>671500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3366" calcext:value-type="float">
            <text:p>0.003366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4708" calcext:value-type="float">
            <text:p>0.004708</text:p>
          </table:table-cell>
        </table:table-row>
        <table:table-row table:style-name="ro1">
          <table:table-cell office:value-type="float" office:value="672500" calcext:value-type="float">
            <text:p>672500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2965" calcext:value-type="float">
            <text:p>0.002965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float" office:value="673500" calcext:value-type="float">
            <text:p>673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741" calcext:value-type="float">
            <text:p>0.003741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4558" calcext:value-type="float">
            <text:p>0.004558</text:p>
          </table:table-cell>
        </table:table-row>
        <table:table-row table:style-name="ro1">
          <table:table-cell office:value-type="float" office:value="674500" calcext:value-type="float">
            <text:p>674500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3581" calcext:value-type="float">
            <text:p>0.003581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4273" calcext:value-type="float">
            <text:p>0.004273</text:p>
          </table:table-cell>
        </table:table-row>
        <table:table-row table:style-name="ro1">
          <table:table-cell office:value-type="float" office:value="675500" calcext:value-type="float">
            <text:p>6755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541" calcext:value-type="float">
            <text:p>0.003541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737" calcext:value-type="float">
            <text:p>0.003737</text:p>
          </table:table-cell>
        </table:table-row>
        <table:table-row table:style-name="ro1">
          <table:table-cell office:value-type="float" office:value="676500" calcext:value-type="float">
            <text:p>676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564" calcext:value-type="float">
            <text:p>0.003564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03732" calcext:value-type="float">
            <text:p>0.003732</text:p>
          </table:table-cell>
        </table:table-row>
        <table:table-row table:style-name="ro1">
          <table:table-cell office:value-type="float" office:value="677500" calcext:value-type="float">
            <text:p>6775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663" calcext:value-type="float">
            <text:p>0.003663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03842" calcext:value-type="float">
            <text:p>0.003842</text:p>
          </table:table-cell>
        </table:table-row>
        <table:table-row table:style-name="ro1">
          <table:table-cell office:value-type="float" office:value="678500" calcext:value-type="float">
            <text:p>6785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733" calcext:value-type="float">
            <text:p>0.003733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487" calcext:value-type="float">
            <text:p>0.004487</text:p>
          </table:table-cell>
        </table:table-row>
        <table:table-row table:style-name="ro1">
          <table:table-cell office:value-type="float" office:value="679500" calcext:value-type="float">
            <text:p>679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645" calcext:value-type="float">
            <text:p>0.003645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3843" calcext:value-type="float">
            <text:p>0.003843</text:p>
          </table:table-cell>
        </table:table-row>
        <table:table-row table:style-name="ro1">
          <table:table-cell office:value-type="float" office:value="680500" calcext:value-type="float">
            <text:p>680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547" calcext:value-type="float">
            <text:p>0.003547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476" calcext:value-type="float">
            <text:p>0.003476</text:p>
          </table:table-cell>
        </table:table-row>
        <table:table-row table:style-name="ro1">
          <table:table-cell office:value-type="float" office:value="681500" calcext:value-type="float">
            <text:p>6815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4362" calcext:value-type="float">
            <text:p>0.004362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4418" calcext:value-type="float">
            <text:p>0.004418</text:p>
          </table:table-cell>
        </table:table-row>
        <table:table-row table:style-name="ro1">
          <table:table-cell office:value-type="float" office:value="682500" calcext:value-type="float">
            <text:p>6825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369" calcext:value-type="float">
            <text:p>0.003369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.003631" calcext:value-type="float">
            <text:p>0.003631</text:p>
          </table:table-cell>
        </table:table-row>
        <table:table-row table:style-name="ro1">
          <table:table-cell office:value-type="float" office:value="683500" calcext:value-type="float">
            <text:p>683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662" calcext:value-type="float">
            <text:p>0.003662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761" calcext:value-type="float">
            <text:p>0.003761</text:p>
          </table:table-cell>
        </table:table-row>
        <table:table-row table:style-name="ro1">
          <table:table-cell office:value-type="float" office:value="684500" calcext:value-type="float">
            <text:p>684500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3664" calcext:value-type="float">
            <text:p>0.003664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3067" calcext:value-type="float">
            <text:p>0.003067</text:p>
          </table:table-cell>
          <table:table-cell office:value-type="float" office:value="0.003716" calcext:value-type="float">
            <text:p>0.003716</text:p>
          </table:table-cell>
        </table:table-row>
        <table:table-row table:style-name="ro1">
          <table:table-cell office:value-type="float" office:value="685500" calcext:value-type="float">
            <text:p>6855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3486" calcext:value-type="float">
            <text:p>0.003486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504" calcext:value-type="float">
            <text:p>0.003504</text:p>
          </table:table-cell>
        </table:table-row>
        <table:table-row table:style-name="ro1">
          <table:table-cell office:value-type="float" office:value="686500" calcext:value-type="float">
            <text:p>6865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4134" calcext:value-type="float">
            <text:p>0.004134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3733" calcext:value-type="float">
            <text:p>0.003733</text:p>
          </table:table-cell>
        </table:table-row>
        <table:table-row table:style-name="ro1">
          <table:table-cell office:value-type="float" office:value="687500" calcext:value-type="float">
            <text:p>6875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5976" calcext:value-type="float">
            <text:p>0.005976</text:p>
          </table:table-cell>
        </table:table-row>
        <table:table-row table:style-name="ro1">
          <table:table-cell office:value-type="float" office:value="688500" calcext:value-type="float">
            <text:p>688500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003596" calcext:value-type="float">
            <text:p>0.003596</text:p>
          </table:table-cell>
        </table:table-row>
        <table:table-row table:style-name="ro1">
          <table:table-cell office:value-type="float" office:value="689500" calcext:value-type="float">
            <text:p>6895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516" calcext:value-type="float">
            <text:p>0.003516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55" calcext:value-type="float">
            <text:p>0.00355</text:p>
          </table:table-cell>
        </table:table-row>
        <table:table-row table:style-name="ro1">
          <table:table-cell office:value-type="float" office:value="690500" calcext:value-type="float">
            <text:p>6905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441" calcext:value-type="float">
            <text:p>0.003441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691500" calcext:value-type="float">
            <text:p>69150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377" calcext:value-type="float">
            <text:p>0.003377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464" calcext:value-type="float">
            <text:p>0.003464</text:p>
          </table:table-cell>
        </table:table-row>
        <table:table-row table:style-name="ro1">
          <table:table-cell office:value-type="float" office:value="692500" calcext:value-type="float">
            <text:p>692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702" calcext:value-type="float">
            <text:p>0.003702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635" calcext:value-type="float">
            <text:p>0.003635</text:p>
          </table:table-cell>
        </table:table-row>
        <table:table-row table:style-name="ro1">
          <table:table-cell office:value-type="float" office:value="693500" calcext:value-type="float">
            <text:p>6935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3575" calcext:value-type="float">
            <text:p>0.003575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688" calcext:value-type="float">
            <text:p>0.003688</text:p>
          </table:table-cell>
        </table:table-row>
        <table:table-row table:style-name="ro1">
          <table:table-cell office:value-type="float" office:value="694500" calcext:value-type="float">
            <text:p>6945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721" calcext:value-type="float">
            <text:p>0.003721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3633" calcext:value-type="float">
            <text:p>0.003633</text:p>
          </table:table-cell>
        </table:table-row>
        <table:table-row table:style-name="ro1">
          <table:table-cell office:value-type="float" office:value="695500" calcext:value-type="float">
            <text:p>6955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634" calcext:value-type="float">
            <text:p>0.003634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3133" calcext:value-type="float">
            <text:p>0.003133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float" office:value="696500" calcext:value-type="float">
            <text:p>6965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324" calcext:value-type="float">
            <text:p>0.003324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442" calcext:value-type="float">
            <text:p>0.00442</text:p>
          </table:table-cell>
        </table:table-row>
        <table:table-row table:style-name="ro1">
          <table:table-cell office:value-type="float" office:value="697500" calcext:value-type="float">
            <text:p>6975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909" calcext:value-type="float">
            <text:p>0.003909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924" calcext:value-type="float">
            <text:p>0.003924</text:p>
          </table:table-cell>
        </table:table-row>
        <table:table-row table:style-name="ro1">
          <table:table-cell office:value-type="float" office:value="698500" calcext:value-type="float">
            <text:p>698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62" calcext:value-type="float">
            <text:p>0.00362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4497" calcext:value-type="float">
            <text:p>0.004497</text:p>
          </table:table-cell>
        </table:table-row>
        <table:table-row table:style-name="ro1">
          <table:table-cell office:value-type="float" office:value="699500" calcext:value-type="float">
            <text:p>699500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3931" calcext:value-type="float">
            <text:p>0.0039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423" calcext:value-type="float">
            <text:p>0.003423</text:p>
          </table:table-cell>
        </table:table-row>
        <table:table-row table:style-name="ro1">
          <table:table-cell office:value-type="float" office:value="700500" calcext:value-type="float">
            <text:p>700500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4059" calcext:value-type="float">
            <text:p>0.004059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3491" calcext:value-type="float">
            <text:p>0.003491</text:p>
          </table:table-cell>
          <table:table-cell office:value-type="float" office:value="0.003644" calcext:value-type="float">
            <text:p>0.003644</text:p>
          </table:table-cell>
        </table:table-row>
        <table:table-row table:style-name="ro1">
          <table:table-cell office:value-type="float" office:value="701500" calcext:value-type="float">
            <text:p>701500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0.003398" calcext:value-type="float">
            <text:p>0.003398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5668" calcext:value-type="float">
            <text:p>0.005668</text:p>
          </table:table-cell>
        </table:table-row>
        <table:table-row table:style-name="ro1">
          <table:table-cell office:value-type="float" office:value="702500" calcext:value-type="float">
            <text:p>702500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0.003487" calcext:value-type="float">
            <text:p>0.003487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704" calcext:value-type="float">
            <text:p>0.003704</text:p>
          </table:table-cell>
        </table:table-row>
        <table:table-row table:style-name="ro1">
          <table:table-cell office:value-type="float" office:value="703500" calcext:value-type="float">
            <text:p>7035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707" calcext:value-type="float">
            <text:p>0.003707</text:p>
          </table:table-cell>
        </table:table-row>
        <table:table-row table:style-name="ro1">
          <table:table-cell office:value-type="float" office:value="704500" calcext:value-type="float">
            <text:p>704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5632" calcext:value-type="float">
            <text:p>0.005632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724" calcext:value-type="float">
            <text:p>0.003724</text:p>
          </table:table-cell>
        </table:table-row>
        <table:table-row table:style-name="ro1">
          <table:table-cell office:value-type="float" office:value="705500" calcext:value-type="float">
            <text:p>7055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611" calcext:value-type="float">
            <text:p>0.003611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639" calcext:value-type="float">
            <text:p>0.003639</text:p>
          </table:table-cell>
        </table:table-row>
        <table:table-row table:style-name="ro1">
          <table:table-cell office:value-type="float" office:value="706500" calcext:value-type="float">
            <text:p>7065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497" calcext:value-type="float">
            <text:p>0.003497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768" calcext:value-type="float">
            <text:p>0.003768</text:p>
          </table:table-cell>
        </table:table-row>
        <table:table-row table:style-name="ro1">
          <table:table-cell office:value-type="float" office:value="707500" calcext:value-type="float">
            <text:p>707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479" calcext:value-type="float">
            <text:p>0.003479</text:p>
          </table:table-cell>
        </table:table-row>
        <table:table-row table:style-name="ro1">
          <table:table-cell office:value-type="float" office:value="708500" calcext:value-type="float">
            <text:p>708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679" calcext:value-type="float">
            <text:p>0.003679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726" calcext:value-type="float">
            <text:p>0.003726</text:p>
          </table:table-cell>
        </table:table-row>
        <table:table-row table:style-name="ro1">
          <table:table-cell office:value-type="float" office:value="709500" calcext:value-type="float">
            <text:p>7095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5036" calcext:value-type="float">
            <text:p>0.005036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3839" calcext:value-type="float">
            <text:p>0.003839</text:p>
          </table:table-cell>
        </table:table-row>
        <table:table-row table:style-name="ro1">
          <table:table-cell office:value-type="float" office:value="710500" calcext:value-type="float">
            <text:p>710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505" calcext:value-type="float">
            <text:p>0.003505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499" calcext:value-type="float">
            <text:p>0.003499</text:p>
          </table:table-cell>
        </table:table-row>
        <table:table-row table:style-name="ro1">
          <table:table-cell office:value-type="float" office:value="711500" calcext:value-type="float">
            <text:p>711500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348" calcext:value-type="float">
            <text:p>0.00348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5184" calcext:value-type="float">
            <text:p>0.005184</text:p>
          </table:table-cell>
        </table:table-row>
        <table:table-row table:style-name="ro1">
          <table:table-cell office:value-type="float" office:value="712500" calcext:value-type="float">
            <text:p>712500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0.003669" calcext:value-type="float">
            <text:p>0.003669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789" calcext:value-type="float">
            <text:p>0.003789</text:p>
          </table:table-cell>
        </table:table-row>
        <table:table-row table:style-name="ro1">
          <table:table-cell office:value-type="float" office:value="713500" calcext:value-type="float">
            <text:p>713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3736" calcext:value-type="float">
            <text:p>0.003736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3928" calcext:value-type="float">
            <text:p>0.003928</text:p>
          </table:table-cell>
        </table:table-row>
        <table:table-row table:style-name="ro1">
          <table:table-cell office:value-type="float" office:value="714500" calcext:value-type="float">
            <text:p>714500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3667" calcext:value-type="float">
            <text:p>0.003667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4464" calcext:value-type="float">
            <text:p>0.004464</text:p>
          </table:table-cell>
        </table:table-row>
        <table:table-row table:style-name="ro1">
          <table:table-cell office:value-type="float" office:value="715500" calcext:value-type="float">
            <text:p>7155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833" calcext:value-type="float">
            <text:p>0.003833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3632" calcext:value-type="float">
            <text:p>0.003632</text:p>
          </table:table-cell>
        </table:table-row>
        <table:table-row table:style-name="ro1">
          <table:table-cell office:value-type="float" office:value="716500" calcext:value-type="float">
            <text:p>716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3776" calcext:value-type="float">
            <text:p>0.003776</text:p>
          </table:table-cell>
        </table:table-row>
        <table:table-row table:style-name="ro1">
          <table:table-cell office:value-type="float" office:value="717500" calcext:value-type="float">
            <text:p>717500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03604" calcext:value-type="float">
            <text:p>0.003604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868" calcext:value-type="float">
            <text:p>0.003868</text:p>
          </table:table-cell>
        </table:table-row>
        <table:table-row table:style-name="ro1">
          <table:table-cell office:value-type="float" office:value="718500" calcext:value-type="float">
            <text:p>718500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3844" calcext:value-type="float">
            <text:p>0.003844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283" calcext:value-type="float">
            <text:p>0.00283</text:p>
          </table:table-cell>
          <table:table-cell office:value-type="float" office:value="0.003405" calcext:value-type="float">
            <text:p>0.003405</text:p>
          </table:table-cell>
        </table:table-row>
        <table:table-row table:style-name="ro1">
          <table:table-cell office:value-type="float" office:value="719500" calcext:value-type="float">
            <text:p>719500</text:p>
          </table:table-cell>
          <table:table-cell office:value-type="float" office:value="0.002783" calcext:value-type="float">
            <text:p>0.002783</text:p>
          </table:table-cell>
          <table:table-cell office:value-type="float" office:value="0.005364" calcext:value-type="float">
            <text:p>0.005364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668" calcext:value-type="float">
            <text:p>0.003668</text:p>
          </table:table-cell>
        </table:table-row>
        <table:table-row table:style-name="ro1">
          <table:table-cell office:value-type="float" office:value="720500" calcext:value-type="float">
            <text:p>7205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3353" calcext:value-type="float">
            <text:p>0.003353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2988" calcext:value-type="float">
            <text:p>0.002988</text:p>
          </table:table-cell>
          <table:table-cell office:value-type="float" office:value="0.004007" calcext:value-type="float">
            <text:p>0.004007</text:p>
          </table:table-cell>
        </table:table-row>
        <table:table-row table:style-name="ro1">
          <table:table-cell office:value-type="float" office:value="721500" calcext:value-type="float">
            <text:p>721500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3388" calcext:value-type="float">
            <text:p>0.003388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757" calcext:value-type="float">
            <text:p>0.003757</text:p>
          </table:table-cell>
        </table:table-row>
        <table:table-row table:style-name="ro1">
          <table:table-cell office:value-type="float" office:value="722500" calcext:value-type="float">
            <text:p>722500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921" calcext:value-type="float">
            <text:p>0.003921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4489" calcext:value-type="float">
            <text:p>0.004489</text:p>
          </table:table-cell>
        </table:table-row>
        <table:table-row table:style-name="ro1">
          <table:table-cell office:value-type="float" office:value="723500" calcext:value-type="float">
            <text:p>723500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689" calcext:value-type="float">
            <text:p>0.003689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4844" calcext:value-type="float">
            <text:p>0.004844</text:p>
          </table:table-cell>
        </table:table-row>
        <table:table-row table:style-name="ro1">
          <table:table-cell office:value-type="float" office:value="724500" calcext:value-type="float">
            <text:p>7245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5363" calcext:value-type="float">
            <text:p>0.005363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0389" calcext:value-type="float">
            <text:p>0.00389</text:p>
          </table:table-cell>
        </table:table-row>
        <table:table-row table:style-name="ro1">
          <table:table-cell office:value-type="float" office:value="725500" calcext:value-type="float">
            <text:p>725500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361" calcext:value-type="float">
            <text:p>0.00361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761" calcext:value-type="float">
            <text:p>0.003761</text:p>
          </table:table-cell>
        </table:table-row>
        <table:table-row table:style-name="ro1">
          <table:table-cell office:value-type="float" office:value="726500" calcext:value-type="float">
            <text:p>726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669" calcext:value-type="float">
            <text:p>0.003669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917" calcext:value-type="float">
            <text:p>0.003917</text:p>
          </table:table-cell>
        </table:table-row>
        <table:table-row table:style-name="ro1">
          <table:table-cell office:value-type="float" office:value="727500" calcext:value-type="float">
            <text:p>727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4545" calcext:value-type="float">
            <text:p>0.004545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04575" calcext:value-type="float">
            <text:p>0.004575</text:p>
          </table:table-cell>
        </table:table-row>
        <table:table-row table:style-name="ro1">
          <table:table-cell office:value-type="float" office:value="728500" calcext:value-type="float">
            <text:p>728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4477" calcext:value-type="float">
            <text:p>0.004477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852" calcext:value-type="float">
            <text:p>0.003852</text:p>
          </table:table-cell>
        </table:table-row>
        <table:table-row table:style-name="ro1">
          <table:table-cell office:value-type="float" office:value="729500" calcext:value-type="float">
            <text:p>729500</text:p>
          </table:table-cell>
          <table:table-cell office:value-type="float" office:value="0.00312" calcext:value-type="float">
            <text:p>0.00312</text:p>
          </table:table-cell>
          <table:table-cell office:value-type="float" office:value="0.003667" calcext:value-type="float">
            <text:p>0.003667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4962" calcext:value-type="float">
            <text:p>0.004962</text:p>
          </table:table-cell>
        </table:table-row>
        <table:table-row table:style-name="ro1">
          <table:table-cell office:value-type="float" office:value="730500" calcext:value-type="float">
            <text:p>730500</text:p>
          </table:table-cell>
          <table:table-cell office:value-type="float" office:value="0.002997" calcext:value-type="float">
            <text:p>0.002997</text:p>
          </table:table-cell>
          <table:table-cell office:value-type="float" office:value="0.004706" calcext:value-type="float">
            <text:p>0.004706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731500" calcext:value-type="float">
            <text:p>73150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5415" calcext:value-type="float">
            <text:p>0.005415</text:p>
          </table:table-cell>
        </table:table-row>
        <table:table-row table:style-name="ro1">
          <table:table-cell office:value-type="float" office:value="732500" calcext:value-type="float">
            <text:p>732500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03117" calcext:value-type="float">
            <text:p>0.003117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937" calcext:value-type="float">
            <text:p>0.003937</text:p>
          </table:table-cell>
        </table:table-row>
        <table:table-row table:style-name="ro1">
          <table:table-cell office:value-type="float" office:value="733500" calcext:value-type="float">
            <text:p>7335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5037" calcext:value-type="float">
            <text:p>0.005037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3582" calcext:value-type="float">
            <text:p>0.003582</text:p>
          </table:table-cell>
        </table:table-row>
        <table:table-row table:style-name="ro1">
          <table:table-cell office:value-type="float" office:value="734500" calcext:value-type="float">
            <text:p>734500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5127" calcext:value-type="float">
            <text:p>0.005127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float" office:value="735500" calcext:value-type="float">
            <text:p>7355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4464" calcext:value-type="float">
            <text:p>0.004464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4185" calcext:value-type="float">
            <text:p>0.004185</text:p>
          </table:table-cell>
        </table:table-row>
        <table:table-row table:style-name="ro1">
          <table:table-cell office:value-type="float" office:value="736500" calcext:value-type="float">
            <text:p>736500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004148" calcext:value-type="float">
            <text:p>0.004148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4149" calcext:value-type="float">
            <text:p>0.004149</text:p>
          </table:table-cell>
        </table:table-row>
        <table:table-row table:style-name="ro1">
          <table:table-cell office:value-type="float" office:value="737500" calcext:value-type="float">
            <text:p>7375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4268" calcext:value-type="float">
            <text:p>0.004268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738500" calcext:value-type="float">
            <text:p>7385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4264" calcext:value-type="float">
            <text:p>0.004264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3059" calcext:value-type="float">
            <text:p>0.003059</text:p>
          </table:table-cell>
          <table:table-cell office:value-type="float" office:value="0.004074" calcext:value-type="float">
            <text:p>0.004074</text:p>
          </table:table-cell>
        </table:table-row>
        <table:table-row table:style-name="ro1">
          <table:table-cell office:value-type="float" office:value="739500" calcext:value-type="float">
            <text:p>739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734" calcext:value-type="float">
            <text:p>0.003734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4544" calcext:value-type="float">
            <text:p>0.004544</text:p>
          </table:table-cell>
        </table:table-row>
        <table:table-row table:style-name="ro1">
          <table:table-cell office:value-type="float" office:value="740500" calcext:value-type="float">
            <text:p>740500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6202" calcext:value-type="float">
            <text:p>0.006202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5001" calcext:value-type="float">
            <text:p>0.005001</text:p>
          </table:table-cell>
        </table:table-row>
        <table:table-row table:style-name="ro1">
          <table:table-cell office:value-type="float" office:value="741500" calcext:value-type="float">
            <text:p>741500</text:p>
          </table:table-cell>
          <table:table-cell office:value-type="float" office:value="0.003187" calcext:value-type="float">
            <text:p>0.003187</text:p>
          </table:table-cell>
          <table:table-cell office:value-type="float" office:value="0.004827" calcext:value-type="float">
            <text:p>0.004827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4448" calcext:value-type="float">
            <text:p>0.004448</text:p>
          </table:table-cell>
        </table:table-row>
        <table:table-row table:style-name="ro1">
          <table:table-cell office:value-type="float" office:value="742500" calcext:value-type="float">
            <text:p>742500</text:p>
          </table:table-cell>
          <table:table-cell office:value-type="float" office:value="0.002906" calcext:value-type="float">
            <text:p>0.002906</text:p>
          </table:table-cell>
          <table:table-cell office:value-type="float" office:value="0.004475" calcext:value-type="float">
            <text:p>0.004475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6865" calcext:value-type="float">
            <text:p>0.006865</text:p>
          </table:table-cell>
        </table:table-row>
        <table:table-row table:style-name="ro1">
          <table:table-cell office:value-type="float" office:value="743500" calcext:value-type="float">
            <text:p>743500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4397" calcext:value-type="float">
            <text:p>0.004397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3728" calcext:value-type="float">
            <text:p>0.003728</text:p>
          </table:table-cell>
        </table:table-row>
        <table:table-row table:style-name="ro1">
          <table:table-cell office:value-type="float" office:value="744500" calcext:value-type="float">
            <text:p>744500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4032" calcext:value-type="float">
            <text:p>0.004032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4214" calcext:value-type="float">
            <text:p>0.004214</text:p>
          </table:table-cell>
        </table:table-row>
        <table:table-row table:style-name="ro1">
          <table:table-cell office:value-type="float" office:value="745500" calcext:value-type="float">
            <text:p>745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3695" calcext:value-type="float">
            <text:p>0.003695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629" calcext:value-type="float">
            <text:p>0.00629</text:p>
          </table:table-cell>
        </table:table-row>
        <table:table-row table:style-name="ro1">
          <table:table-cell office:value-type="float" office:value="746500" calcext:value-type="float">
            <text:p>746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637" calcext:value-type="float">
            <text:p>0.003637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4303" calcext:value-type="float">
            <text:p>0.004303</text:p>
          </table:table-cell>
        </table:table-row>
        <table:table-row table:style-name="ro1">
          <table:table-cell office:value-type="float" office:value="747500" calcext:value-type="float">
            <text:p>747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573" calcext:value-type="float">
            <text:p>0.003573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348" calcext:value-type="float">
            <text:p>0.00348</text:p>
          </table:table-cell>
        </table:table-row>
        <table:table-row table:style-name="ro1">
          <table:table-cell office:value-type="float" office:value="748500" calcext:value-type="float">
            <text:p>748500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354" calcext:value-type="float">
            <text:p>0.00354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3547" calcext:value-type="float">
            <text:p>0.003547</text:p>
          </table:table-cell>
        </table:table-row>
        <table:table-row table:style-name="ro1">
          <table:table-cell office:value-type="float" office:value="749500" calcext:value-type="float">
            <text:p>7495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4341" calcext:value-type="float">
            <text:p>0.00434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702" calcext:value-type="float">
            <text:p>0.003702</text:p>
          </table:table-cell>
        </table:table-row>
        <table:table-row table:style-name="ro1">
          <table:table-cell office:value-type="float" office:value="750500" calcext:value-type="float">
            <text:p>750500</text:p>
          </table:table-cell>
          <table:table-cell office:value-type="float" office:value="0.003175" calcext:value-type="float">
            <text:p>0.003175</text:p>
          </table:table-cell>
          <table:table-cell office:value-type="float" office:value="0.00467" calcext:value-type="float">
            <text:p>0.00467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6871" calcext:value-type="float">
            <text:p>0.006871</text:p>
          </table:table-cell>
        </table:table-row>
        <table:table-row table:style-name="ro1">
          <table:table-cell office:value-type="float" office:value="751500" calcext:value-type="float">
            <text:p>7515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4416" calcext:value-type="float">
            <text:p>0.004416</text:p>
          </table:table-cell>
        </table:table-row>
        <table:table-row table:style-name="ro1">
          <table:table-cell office:value-type="float" office:value="752500" calcext:value-type="float">
            <text:p>752500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0.004449" calcext:value-type="float">
            <text:p>0.004449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3146" calcext:value-type="float">
            <text:p>0.003146</text:p>
          </table:table-cell>
        </table:table-row>
        <table:table-row table:style-name="ro1">
          <table:table-cell office:value-type="float" office:value="753500" calcext:value-type="float">
            <text:p>753500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4902" calcext:value-type="float">
            <text:p>0.004902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4191" calcext:value-type="float">
            <text:p>0.004191</text:p>
          </table:table-cell>
        </table:table-row>
        <table:table-row table:style-name="ro1">
          <table:table-cell office:value-type="float" office:value="754500" calcext:value-type="float">
            <text:p>754500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0.004458" calcext:value-type="float">
            <text:p>0.004458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774" calcext:value-type="float">
            <text:p>0.003774</text:p>
          </table:table-cell>
        </table:table-row>
        <table:table-row table:style-name="ro1">
          <table:table-cell office:value-type="float" office:value="755500" calcext:value-type="float">
            <text:p>755500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3606" calcext:value-type="float">
            <text:p>0.003606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756500" calcext:value-type="float">
            <text:p>7565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3484" calcext:value-type="float">
            <text:p>0.003484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3806" calcext:value-type="float">
            <text:p>0.003806</text:p>
          </table:table-cell>
        </table:table-row>
        <table:table-row table:style-name="ro1">
          <table:table-cell office:value-type="float" office:value="757500" calcext:value-type="float">
            <text:p>7575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689" calcext:value-type="float">
            <text:p>0.003689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5043" calcext:value-type="float">
            <text:p>0.005043</text:p>
          </table:table-cell>
        </table:table-row>
        <table:table-row table:style-name="ro1">
          <table:table-cell office:value-type="float" office:value="758500" calcext:value-type="float">
            <text:p>7585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4073" calcext:value-type="float">
            <text:p>0.004073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903" calcext:value-type="float">
            <text:p>0.003903</text:p>
          </table:table-cell>
        </table:table-row>
        <table:table-row table:style-name="ro1">
          <table:table-cell office:value-type="float" office:value="759500" calcext:value-type="float">
            <text:p>7595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4683" calcext:value-type="float">
            <text:p>0.004683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765" calcext:value-type="float">
            <text:p>0.003765</text:p>
          </table:table-cell>
        </table:table-row>
        <table:table-row table:style-name="ro1">
          <table:table-cell office:value-type="float" office:value="760500" calcext:value-type="float">
            <text:p>7605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4714" calcext:value-type="float">
            <text:p>0.004714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656" calcext:value-type="float">
            <text:p>0.003656</text:p>
          </table:table-cell>
        </table:table-row>
        <table:table-row table:style-name="ro1">
          <table:table-cell office:value-type="float" office:value="761500" calcext:value-type="float">
            <text:p>761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4713" calcext:value-type="float">
            <text:p>0.004713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344" calcext:value-type="float">
            <text:p>0.00344</text:p>
          </table:table-cell>
        </table:table-row>
        <table:table-row table:style-name="ro1">
          <table:table-cell office:value-type="float" office:value="762500" calcext:value-type="float">
            <text:p>7625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661" calcext:value-type="float">
            <text:p>0.003661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3201" calcext:value-type="float">
            <text:p>0.003201</text:p>
          </table:table-cell>
          <table:table-cell office:value-type="float" office:value="0.003546" calcext:value-type="float">
            <text:p>0.003546</text:p>
          </table:table-cell>
        </table:table-row>
        <table:table-row table:style-name="ro1">
          <table:table-cell office:value-type="float" office:value="763500" calcext:value-type="float">
            <text:p>763500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4589" calcext:value-type="float">
            <text:p>0.004589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954" calcext:value-type="float">
            <text:p>0.003954</text:p>
          </table:table-cell>
        </table:table-row>
        <table:table-row table:style-name="ro1">
          <table:table-cell office:value-type="float" office:value="764500" calcext:value-type="float">
            <text:p>764500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5559" calcext:value-type="float">
            <text:p>0.005559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3637" calcext:value-type="float">
            <text:p>0.003637</text:p>
          </table:table-cell>
        </table:table-row>
        <table:table-row table:style-name="ro1">
          <table:table-cell office:value-type="float" office:value="765500" calcext:value-type="float">
            <text:p>7655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3689" calcext:value-type="float">
            <text:p>0.003689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908" calcext:value-type="float">
            <text:p>0.003908</text:p>
          </table:table-cell>
        </table:table-row>
        <table:table-row table:style-name="ro1">
          <table:table-cell office:value-type="float" office:value="766500" calcext:value-type="float">
            <text:p>766500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4063" calcext:value-type="float">
            <text:p>0.004063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401" calcext:value-type="float">
            <text:p>0.00401</text:p>
          </table:table-cell>
        </table:table-row>
        <table:table-row table:style-name="ro1">
          <table:table-cell office:value-type="float" office:value="767500" calcext:value-type="float">
            <text:p>7675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5968" calcext:value-type="float">
            <text:p>0.005968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.003715" calcext:value-type="float">
            <text:p>0.003715</text:p>
          </table:table-cell>
        </table:table-row>
        <table:table-row table:style-name="ro1">
          <table:table-cell office:value-type="float" office:value="768500" calcext:value-type="float">
            <text:p>768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717" calcext:value-type="float">
            <text:p>0.003717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4065" calcext:value-type="float">
            <text:p>0.004065</text:p>
          </table:table-cell>
        </table:table-row>
        <table:table-row table:style-name="ro1">
          <table:table-cell office:value-type="float" office:value="769500" calcext:value-type="float">
            <text:p>7695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693" calcext:value-type="float">
            <text:p>0.003693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847" calcext:value-type="float">
            <text:p>0.003847</text:p>
          </table:table-cell>
        </table:table-row>
        <table:table-row table:style-name="ro1">
          <table:table-cell office:value-type="float" office:value="770500" calcext:value-type="float">
            <text:p>770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55" calcext:value-type="float">
            <text:p>0.00355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3562" calcext:value-type="float">
            <text:p>0.003562</text:p>
          </table:table-cell>
        </table:table-row>
        <table:table-row table:style-name="ro1">
          <table:table-cell office:value-type="float" office:value="771500" calcext:value-type="float">
            <text:p>771500</text:p>
          </table:table-cell>
          <table:table-cell office:value-type="float" office:value="0.003171" calcext:value-type="float">
            <text:p>0.003171</text:p>
          </table:table-cell>
          <table:table-cell office:value-type="float" office:value="0.003664" calcext:value-type="float">
            <text:p>0.003664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float" office:value="772500" calcext:value-type="float">
            <text:p>772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802" calcext:value-type="float">
            <text:p>0.003802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4216" calcext:value-type="float">
            <text:p>0.004216</text:p>
          </table:table-cell>
        </table:table-row>
        <table:table-row table:style-name="ro1">
          <table:table-cell office:value-type="float" office:value="773500" calcext:value-type="float">
            <text:p>773500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362" calcext:value-type="float">
            <text:p>0.00362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4877" calcext:value-type="float">
            <text:p>0.004877</text:p>
          </table:table-cell>
        </table:table-row>
        <table:table-row table:style-name="ro1">
          <table:table-cell office:value-type="float" office:value="774500" calcext:value-type="float">
            <text:p>774500</text:p>
          </table:table-cell>
          <table:table-cell office:value-type="float" office:value="0.002862" calcext:value-type="float">
            <text:p>0.002862</text:p>
          </table:table-cell>
          <table:table-cell office:value-type="float" office:value="0.003911" calcext:value-type="float">
            <text:p>0.003911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545" calcext:value-type="float">
            <text:p>0.003545</text:p>
          </table:table-cell>
        </table:table-row>
        <table:table-row table:style-name="ro1">
          <table:table-cell office:value-type="float" office:value="775500" calcext:value-type="float">
            <text:p>775500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3711" calcext:value-type="float">
            <text:p>0.003711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959" calcext:value-type="float">
            <text:p>0.003959</text:p>
          </table:table-cell>
        </table:table-row>
        <table:table-row table:style-name="ro1">
          <table:table-cell office:value-type="float" office:value="776500" calcext:value-type="float">
            <text:p>776500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003627" calcext:value-type="float">
            <text:p>0.003627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4377" calcext:value-type="float">
            <text:p>0.004377</text:p>
          </table:table-cell>
        </table:table-row>
        <table:table-row table:style-name="ro1">
          <table:table-cell office:value-type="float" office:value="777500" calcext:value-type="float">
            <text:p>777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911" calcext:value-type="float">
            <text:p>0.003911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3912" calcext:value-type="float">
            <text:p>0.003912</text:p>
          </table:table-cell>
        </table:table-row>
        <table:table-row table:style-name="ro1">
          <table:table-cell office:value-type="float" office:value="778500" calcext:value-type="float">
            <text:p>7785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444" calcext:value-type="float">
            <text:p>0.00444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3982" calcext:value-type="float">
            <text:p>0.003982</text:p>
          </table:table-cell>
        </table:table-row>
        <table:table-row table:style-name="ro1">
          <table:table-cell office:value-type="float" office:value="779500" calcext:value-type="float">
            <text:p>779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932" calcext:value-type="float">
            <text:p>0.003932</text:p>
          </table:table-cell>
        </table:table-row>
        <table:table-row table:style-name="ro1">
          <table:table-cell office:value-type="float" office:value="780500" calcext:value-type="float">
            <text:p>780500</text:p>
          </table:table-cell>
          <table:table-cell office:value-type="float" office:value="0.002853" calcext:value-type="float">
            <text:p>0.002853</text:p>
          </table:table-cell>
          <table:table-cell office:value-type="float" office:value="0.005459" calcext:value-type="float">
            <text:p>0.005459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781500" calcext:value-type="float">
            <text:p>781500</text:p>
          </table:table-cell>
          <table:table-cell office:value-type="float" office:value="0.003031" calcext:value-type="float">
            <text:p>0.003031</text:p>
          </table:table-cell>
          <table:table-cell office:value-type="float" office:value="0.00507" calcext:value-type="float">
            <text:p>0.00507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3013" calcext:value-type="float">
            <text:p>0.003013</text:p>
          </table:table-cell>
          <table:table-cell office:value-type="float" office:value="0.004168" calcext:value-type="float">
            <text:p>0.004168</text:p>
          </table:table-cell>
        </table:table-row>
        <table:table-row table:style-name="ro1">
          <table:table-cell office:value-type="float" office:value="782500" calcext:value-type="float">
            <text:p>7825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583" calcext:value-type="float">
            <text:p>0.003583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875" calcext:value-type="float">
            <text:p>0.003875</text:p>
          </table:table-cell>
        </table:table-row>
        <table:table-row table:style-name="ro1">
          <table:table-cell office:value-type="float" office:value="783500" calcext:value-type="float">
            <text:p>7835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905" calcext:value-type="float">
            <text:p>0.003905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003633" calcext:value-type="float">
            <text:p>0.003633</text:p>
          </table:table-cell>
        </table:table-row>
        <table:table-row table:style-name="ro1">
          <table:table-cell office:value-type="float" office:value="784500" calcext:value-type="float">
            <text:p>784500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4667" calcext:value-type="float">
            <text:p>0.004667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4227" calcext:value-type="float">
            <text:p>0.004227</text:p>
          </table:table-cell>
        </table:table-row>
        <table:table-row table:style-name="ro1">
          <table:table-cell office:value-type="float" office:value="785500" calcext:value-type="float">
            <text:p>785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938" calcext:value-type="float">
            <text:p>0.003938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2831" calcext:value-type="float">
            <text:p>0.002831</text:p>
          </table:table-cell>
          <table:table-cell office:value-type="float" office:value="0.003817" calcext:value-type="float">
            <text:p>0.003817</text:p>
          </table:table-cell>
        </table:table-row>
        <table:table-row table:style-name="ro1">
          <table:table-cell office:value-type="float" office:value="786500" calcext:value-type="float">
            <text:p>786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6069" calcext:value-type="float">
            <text:p>0.006069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2686" calcext:value-type="float">
            <text:p>0.002686</text:p>
          </table:table-cell>
          <table:table-cell office:value-type="float" office:value="0.003914" calcext:value-type="float">
            <text:p>0.003914</text:p>
          </table:table-cell>
        </table:table-row>
        <table:table-row table:style-name="ro1">
          <table:table-cell office:value-type="float" office:value="787500" calcext:value-type="float">
            <text:p>787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944" calcext:value-type="float">
            <text:p>0.003944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2864" calcext:value-type="float">
            <text:p>0.002864</text:p>
          </table:table-cell>
          <table:table-cell office:value-type="float" office:value="0.006314" calcext:value-type="float">
            <text:p>0.006314</text:p>
          </table:table-cell>
        </table:table-row>
        <table:table-row table:style-name="ro1">
          <table:table-cell office:value-type="float" office:value="788500" calcext:value-type="float">
            <text:p>7885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5508" calcext:value-type="float">
            <text:p>0.005508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3989" calcext:value-type="float">
            <text:p>0.003989</text:p>
          </table:table-cell>
        </table:table-row>
        <table:table-row table:style-name="ro1">
          <table:table-cell office:value-type="float" office:value="789500" calcext:value-type="float">
            <text:p>7895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3061" calcext:value-type="float">
            <text:p>0.003061</text:p>
          </table:table-cell>
          <table:table-cell office:value-type="float" office:value="0.00456" calcext:value-type="float">
            <text:p>0.00456</text:p>
          </table:table-cell>
        </table:table-row>
        <table:table-row table:style-name="ro1">
          <table:table-cell office:value-type="float" office:value="790500" calcext:value-type="float">
            <text:p>790500</text:p>
          </table:table-cell>
          <table:table-cell office:value-type="float" office:value="0.002966" calcext:value-type="float">
            <text:p>0.002966</text:p>
          </table:table-cell>
          <table:table-cell office:value-type="float" office:value="0.005429" calcext:value-type="float">
            <text:p>0.005429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5493" calcext:value-type="float">
            <text:p>0.005493</text:p>
          </table:table-cell>
        </table:table-row>
        <table:table-row table:style-name="ro1">
          <table:table-cell office:value-type="float" office:value="791500" calcext:value-type="float">
            <text:p>791500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03378" calcext:value-type="float">
            <text:p>0.003378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3678" calcext:value-type="float">
            <text:p>0.003678</text:p>
          </table:table-cell>
        </table:table-row>
        <table:table-row table:style-name="ro1">
          <table:table-cell office:value-type="float" office:value="792500" calcext:value-type="float">
            <text:p>792500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5597" calcext:value-type="float">
            <text:p>0.005597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3888" calcext:value-type="float">
            <text:p>0.003888</text:p>
          </table:table-cell>
        </table:table-row>
        <table:table-row table:style-name="ro1">
          <table:table-cell office:value-type="float" office:value="793500" calcext:value-type="float">
            <text:p>7935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198" calcext:value-type="float">
            <text:p>0.004198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396" calcext:value-type="float">
            <text:p>0.003396</text:p>
          </table:table-cell>
        </table:table-row>
        <table:table-row table:style-name="ro1">
          <table:table-cell office:value-type="float" office:value="794500" calcext:value-type="float">
            <text:p>794500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3619" calcext:value-type="float">
            <text:p>0.003619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2932" calcext:value-type="float">
            <text:p>0.002932</text:p>
          </table:table-cell>
          <table:table-cell office:value-type="float" office:value="0.003954" calcext:value-type="float">
            <text:p>0.003954</text:p>
          </table:table-cell>
        </table:table-row>
        <table:table-row table:style-name="ro1">
          <table:table-cell office:value-type="float" office:value="795500" calcext:value-type="float">
            <text:p>7955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509" calcext:value-type="float">
            <text:p>0.003509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3927" calcext:value-type="float">
            <text:p>0.003927</text:p>
          </table:table-cell>
        </table:table-row>
        <table:table-row table:style-name="ro1">
          <table:table-cell office:value-type="float" office:value="796500" calcext:value-type="float">
            <text:p>796500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973" calcext:value-type="float">
            <text:p>0.003973</text:p>
          </table:table-cell>
        </table:table-row>
        <table:table-row table:style-name="ro1">
          <table:table-cell office:value-type="float" office:value="797500" calcext:value-type="float">
            <text:p>797500</text:p>
          </table:table-cell>
          <table:table-cell office:value-type="float" office:value="0.002796" calcext:value-type="float">
            <text:p>0.002796</text:p>
          </table:table-cell>
          <table:table-cell office:value-type="float" office:value="0.004548" calcext:value-type="float">
            <text:p>0.004548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2968" calcext:value-type="float">
            <text:p>0.002968</text:p>
          </table:table-cell>
          <table:table-cell office:value-type="float" office:value="0.004014" calcext:value-type="float">
            <text:p>0.004014</text:p>
          </table:table-cell>
        </table:table-row>
        <table:table-row table:style-name="ro1">
          <table:table-cell office:value-type="float" office:value="798500" calcext:value-type="float">
            <text:p>798500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488" calcext:value-type="float">
            <text:p>0.00488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739" calcext:value-type="float">
            <text:p>0.003739</text:p>
          </table:table-cell>
        </table:table-row>
        <table:table-row table:style-name="ro1">
          <table:table-cell office:value-type="float" office:value="799500" calcext:value-type="float">
            <text:p>7995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549" calcext:value-type="float">
            <text:p>0.00354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4158" calcext:value-type="float">
            <text:p>0.004158</text:p>
          </table:table-cell>
        </table:table-row>
        <table:table-row table:style-name="ro1">
          <table:table-cell office:value-type="float" office:value="800500" calcext:value-type="float">
            <text:p>800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771" calcext:value-type="float">
            <text:p>0.003771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368" calcext:value-type="float">
            <text:p>0.004368</text:p>
          </table:table-cell>
        </table:table-row>
        <table:table-row table:style-name="ro1">
          <table:table-cell office:value-type="float" office:value="801500" calcext:value-type="float">
            <text:p>8015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3826" calcext:value-type="float">
            <text:p>0.003826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5395" calcext:value-type="float">
            <text:p>0.005395</text:p>
          </table:table-cell>
        </table:table-row>
        <table:table-row table:style-name="ro1">
          <table:table-cell office:value-type="float" office:value="802500" calcext:value-type="float">
            <text:p>8025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942" calcext:value-type="float">
            <text:p>0.003942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803500" calcext:value-type="float">
            <text:p>803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74" calcext:value-type="float">
            <text:p>0.00374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2794" calcext:value-type="float">
            <text:p>0.002794</text:p>
          </table:table-cell>
          <table:table-cell office:value-type="float" office:value="0.005289" calcext:value-type="float">
            <text:p>0.005289</text:p>
          </table:table-cell>
        </table:table-row>
        <table:table-row table:style-name="ro1">
          <table:table-cell office:value-type="float" office:value="804500" calcext:value-type="float">
            <text:p>8045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3627" calcext:value-type="float">
            <text:p>0.003627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3538" calcext:value-type="float">
            <text:p>0.003538</text:p>
          </table:table-cell>
        </table:table-row>
        <table:table-row table:style-name="ro1">
          <table:table-cell office:value-type="float" office:value="805500" calcext:value-type="float">
            <text:p>805500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4361" calcext:value-type="float">
            <text:p>0.004361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383" calcext:value-type="float">
            <text:p>0.00383</text:p>
          </table:table-cell>
        </table:table-row>
        <table:table-row table:style-name="ro1">
          <table:table-cell office:value-type="float" office:value="806500" calcext:value-type="float">
            <text:p>806500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003391" calcext:value-type="float">
            <text:p>0.003391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3406" calcext:value-type="float">
            <text:p>0.003406</text:p>
          </table:table-cell>
        </table:table-row>
        <table:table-row table:style-name="ro1">
          <table:table-cell office:value-type="float" office:value="807500" calcext:value-type="float">
            <text:p>807500</text:p>
          </table:table-cell>
          <table:table-cell office:value-type="float" office:value="0.003027" calcext:value-type="float">
            <text:p>0.003027</text:p>
          </table:table-cell>
          <table:table-cell office:value-type="float" office:value="0.003945" calcext:value-type="float">
            <text:p>0.003945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3139" calcext:value-type="float">
            <text:p>0.003139</text:p>
          </table:table-cell>
          <table:table-cell office:value-type="float" office:value="0.005155" calcext:value-type="float">
            <text:p>0.005155</text:p>
          </table:table-cell>
        </table:table-row>
        <table:table-row table:style-name="ro1">
          <table:table-cell office:value-type="float" office:value="808500" calcext:value-type="float">
            <text:p>8085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833" calcext:value-type="float">
            <text:p>0.003833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597" calcext:value-type="float">
            <text:p>0.003597</text:p>
          </table:table-cell>
        </table:table-row>
        <table:table-row table:style-name="ro1">
          <table:table-cell office:value-type="float" office:value="809500" calcext:value-type="float">
            <text:p>809500</text:p>
          </table:table-cell>
          <table:table-cell office:value-type="float" office:value="0.002734" calcext:value-type="float">
            <text:p>0.002734</text:p>
          </table:table-cell>
          <table:table-cell office:value-type="float" office:value="0.003746" calcext:value-type="float">
            <text:p>0.00374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586" calcext:value-type="float">
            <text:p>0.003586</text:p>
          </table:table-cell>
        </table:table-row>
        <table:table-row table:style-name="ro1">
          <table:table-cell office:value-type="float" office:value="810500" calcext:value-type="float">
            <text:p>810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4179" calcext:value-type="float">
            <text:p>0.004179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3574" calcext:value-type="float">
            <text:p>0.003574</text:p>
          </table:table-cell>
        </table:table-row>
        <table:table-row table:style-name="ro1">
          <table:table-cell office:value-type="float" office:value="811500" calcext:value-type="float">
            <text:p>8115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752" calcext:value-type="float">
            <text:p>0.003752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513" calcext:value-type="float">
            <text:p>0.003513</text:p>
          </table:table-cell>
        </table:table-row>
        <table:table-row table:style-name="ro1">
          <table:table-cell office:value-type="float" office:value="812500" calcext:value-type="float">
            <text:p>8125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41" calcext:value-type="float">
            <text:p>0.00341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2918" calcext:value-type="float">
            <text:p>0.002918</text:p>
          </table:table-cell>
          <table:table-cell office:value-type="float" office:value="0.00367" calcext:value-type="float">
            <text:p>0.00367</text:p>
          </table:table-cell>
        </table:table-row>
        <table:table-row table:style-name="ro1">
          <table:table-cell office:value-type="float" office:value="813500" calcext:value-type="float">
            <text:p>813500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942" calcext:value-type="float">
            <text:p>0.003942</text:p>
          </table:table-cell>
        </table:table-row>
        <table:table-row table:style-name="ro1">
          <table:table-cell office:value-type="float" office:value="814500" calcext:value-type="float">
            <text:p>814500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4505" calcext:value-type="float">
            <text:p>0.00450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4012" calcext:value-type="float">
            <text:p>0.004012</text:p>
          </table:table-cell>
        </table:table-row>
        <table:table-row table:style-name="ro1">
          <table:table-cell office:value-type="float" office:value="815500" calcext:value-type="float">
            <text:p>8155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727" calcext:value-type="float">
            <text:p>0.003727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4323" calcext:value-type="float">
            <text:p>0.004323</text:p>
          </table:table-cell>
        </table:table-row>
        <table:table-row table:style-name="ro1">
          <table:table-cell office:value-type="float" office:value="816500" calcext:value-type="float">
            <text:p>8165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571" calcext:value-type="float">
            <text:p>0.003571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2793" calcext:value-type="float">
            <text:p>0.002793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float" office:value="817500" calcext:value-type="float">
            <text:p>8175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735" calcext:value-type="float">
            <text:p>0.003735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03513" calcext:value-type="float">
            <text:p>0.003513</text:p>
          </table:table-cell>
        </table:table-row>
        <table:table-row table:style-name="ro1">
          <table:table-cell office:value-type="float" office:value="818500" calcext:value-type="float">
            <text:p>818500</text:p>
          </table:table-cell>
          <table:table-cell office:value-type="float" office:value="0.003045" calcext:value-type="float">
            <text:p>0.003045</text:p>
          </table:table-cell>
          <table:table-cell office:value-type="float" office:value="0.003644" calcext:value-type="float">
            <text:p>0.003644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491" calcext:value-type="float">
            <text:p>0.003491</text:p>
          </table:table-cell>
        </table:table-row>
        <table:table-row table:style-name="ro1">
          <table:table-cell office:value-type="float" office:value="819500" calcext:value-type="float">
            <text:p>819500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3705" calcext:value-type="float">
            <text:p>0.003705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3661" calcext:value-type="float">
            <text:p>0.003661</text:p>
          </table:table-cell>
        </table:table-row>
        <table:table-row table:style-name="ro1">
          <table:table-cell office:value-type="float" office:value="820500" calcext:value-type="float">
            <text:p>8205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967" calcext:value-type="float">
            <text:p>0.003967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003651" calcext:value-type="float">
            <text:p>0.003651</text:p>
          </table:table-cell>
        </table:table-row>
        <table:table-row table:style-name="ro1">
          <table:table-cell office:value-type="float" office:value="821500" calcext:value-type="float">
            <text:p>821500</text:p>
          </table:table-cell>
          <table:table-cell office:value-type="float" office:value="0.003053" calcext:value-type="float">
            <text:p>0.003053</text:p>
          </table:table-cell>
          <table:table-cell office:value-type="float" office:value="0.004019" calcext:value-type="float">
            <text:p>0.004019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4476" calcext:value-type="float">
            <text:p>0.004476</text:p>
          </table:table-cell>
        </table:table-row>
        <table:table-row table:style-name="ro1">
          <table:table-cell office:value-type="float" office:value="822500" calcext:value-type="float">
            <text:p>822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4432" calcext:value-type="float">
            <text:p>0.004432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628" calcext:value-type="float">
            <text:p>0.003628</text:p>
          </table:table-cell>
        </table:table-row>
        <table:table-row table:style-name="ro1">
          <table:table-cell office:value-type="float" office:value="823500" calcext:value-type="float">
            <text:p>823500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5292" calcext:value-type="float">
            <text:p>0.005292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5836" calcext:value-type="float">
            <text:p>0.005836</text:p>
          </table:table-cell>
        </table:table-row>
        <table:table-row table:style-name="ro1">
          <table:table-cell office:value-type="float" office:value="824500" calcext:value-type="float">
            <text:p>824500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519" calcext:value-type="float">
            <text:p>0.003519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397" calcext:value-type="float">
            <text:p>0.004397</text:p>
          </table:table-cell>
        </table:table-row>
        <table:table-row table:style-name="ro1">
          <table:table-cell office:value-type="float" office:value="825500" calcext:value-type="float">
            <text:p>825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3563" calcext:value-type="float">
            <text:p>0.003563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4197" calcext:value-type="float">
            <text:p>0.004197</text:p>
          </table:table-cell>
        </table:table-row>
        <table:table-row table:style-name="ro1">
          <table:table-cell office:value-type="float" office:value="826500" calcext:value-type="float">
            <text:p>826500</text:p>
          </table:table-cell>
          <table:table-cell office:value-type="float" office:value="0.003431" calcext:value-type="float">
            <text:p>0.003431</text:p>
          </table:table-cell>
          <table:table-cell office:value-type="float" office:value="0.003621" calcext:value-type="float">
            <text:p>0.003621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373" calcext:value-type="float">
            <text:p>0.00373</text:p>
          </table:table-cell>
        </table:table-row>
        <table:table-row table:style-name="ro1">
          <table:table-cell office:value-type="float" office:value="827500" calcext:value-type="float">
            <text:p>827500</text:p>
          </table:table-cell>
          <table:table-cell office:value-type="float" office:value="0.002826" calcext:value-type="float">
            <text:p>0.002826</text:p>
          </table:table-cell>
          <table:table-cell office:value-type="float" office:value="0.004988" calcext:value-type="float">
            <text:p>0.004988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306" calcext:value-type="float">
            <text:p>0.00306</text:p>
          </table:table-cell>
          <table:table-cell office:value-type="float" office:value="0.005369" calcext:value-type="float">
            <text:p>0.005369</text:p>
          </table:table-cell>
        </table:table-row>
        <table:table-row table:style-name="ro1">
          <table:table-cell office:value-type="float" office:value="828500" calcext:value-type="float">
            <text:p>828500</text:p>
          </table:table-cell>
          <table:table-cell office:value-type="float" office:value="0.002893" calcext:value-type="float">
            <text:p>0.002893</text:p>
          </table:table-cell>
          <table:table-cell office:value-type="float" office:value="0.004273" calcext:value-type="float">
            <text:p>0.004273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3607" calcext:value-type="float">
            <text:p>0.003607</text:p>
          </table:table-cell>
        </table:table-row>
        <table:table-row table:style-name="ro1">
          <table:table-cell office:value-type="float" office:value="829500" calcext:value-type="float">
            <text:p>8295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798" calcext:value-type="float">
            <text:p>0.003798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4131" calcext:value-type="float">
            <text:p>0.004131</text:p>
          </table:table-cell>
        </table:table-row>
        <table:table-row table:style-name="ro1">
          <table:table-cell office:value-type="float" office:value="830500" calcext:value-type="float">
            <text:p>830500</text:p>
          </table:table-cell>
          <table:table-cell office:value-type="float" office:value="0.003138" calcext:value-type="float">
            <text:p>0.003138</text:p>
          </table:table-cell>
          <table:table-cell office:value-type="float" office:value="0.003565" calcext:value-type="float">
            <text:p>0.003565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637" calcext:value-type="float">
            <text:p>0.003637</text:p>
          </table:table-cell>
        </table:table-row>
        <table:table-row table:style-name="ro1">
          <table:table-cell office:value-type="float" office:value="831500" calcext:value-type="float">
            <text:p>831500</text:p>
          </table:table-cell>
          <table:table-cell office:value-type="float" office:value="0.002911" calcext:value-type="float">
            <text:p>0.002911</text:p>
          </table:table-cell>
          <table:table-cell office:value-type="float" office:value="0.004754" calcext:value-type="float">
            <text:p>0.004754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522" calcext:value-type="float">
            <text:p>0.003522</text:p>
          </table:table-cell>
        </table:table-row>
        <table:table-row table:style-name="ro1">
          <table:table-cell office:value-type="float" office:value="832500" calcext:value-type="float">
            <text:p>832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6473" calcext:value-type="float">
            <text:p>0.006473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004399" calcext:value-type="float">
            <text:p>0.004399</text:p>
          </table:table-cell>
        </table:table-row>
        <table:table-row table:style-name="ro1">
          <table:table-cell office:value-type="float" office:value="833500" calcext:value-type="float">
            <text:p>8335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729" calcext:value-type="float">
            <text:p>0.003729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03511" calcext:value-type="float">
            <text:p>0.003511</text:p>
          </table:table-cell>
        </table:table-row>
        <table:table-row table:style-name="ro1">
          <table:table-cell office:value-type="float" office:value="834500" calcext:value-type="float">
            <text:p>834500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03375" calcext:value-type="float">
            <text:p>0.003375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5204" calcext:value-type="float">
            <text:p>0.005204</text:p>
          </table:table-cell>
        </table:table-row>
        <table:table-row table:style-name="ro1">
          <table:table-cell office:value-type="float" office:value="835500" calcext:value-type="float">
            <text:p>835500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3511" calcext:value-type="float">
            <text:p>0.003511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889" calcext:value-type="float">
            <text:p>0.003889</text:p>
          </table:table-cell>
        </table:table-row>
        <table:table-row table:style-name="ro1">
          <table:table-cell office:value-type="float" office:value="836500" calcext:value-type="float">
            <text:p>836500</text:p>
          </table:table-cell>
          <table:table-cell office:value-type="float" office:value="0.003121" calcext:value-type="float">
            <text:p>0.003121</text:p>
          </table:table-cell>
          <table:table-cell office:value-type="float" office:value="0.003864" calcext:value-type="float">
            <text:p>0.003864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.003838" calcext:value-type="float">
            <text:p>0.003838</text:p>
          </table:table-cell>
        </table:table-row>
        <table:table-row table:style-name="ro1">
          <table:table-cell office:value-type="float" office:value="837500" calcext:value-type="float">
            <text:p>8375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752" calcext:value-type="float">
            <text:p>0.003752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3884" calcext:value-type="float">
            <text:p>0.003884</text:p>
          </table:table-cell>
        </table:table-row>
        <table:table-row table:style-name="ro1">
          <table:table-cell office:value-type="float" office:value="838500" calcext:value-type="float">
            <text:p>838500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3029" calcext:value-type="float">
            <text:p>0.003029</text:p>
          </table:table-cell>
          <table:table-cell office:value-type="float" office:value="0.00425" calcext:value-type="float">
            <text:p>0.00425</text:p>
          </table:table-cell>
        </table:table-row>
        <table:table-row table:style-name="ro1">
          <table:table-cell office:value-type="float" office:value="839500" calcext:value-type="float">
            <text:p>839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433" calcext:value-type="float">
            <text:p>0.003433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469" calcext:value-type="float">
            <text:p>0.003469</text:p>
          </table:table-cell>
        </table:table-row>
        <table:table-row table:style-name="ro1">
          <table:table-cell office:value-type="float" office:value="840500" calcext:value-type="float">
            <text:p>840500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0.004258" calcext:value-type="float">
            <text:p>0.004258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.005193" calcext:value-type="float">
            <text:p>0.005193</text:p>
          </table:table-cell>
        </table:table-row>
        <table:table-row table:style-name="ro1">
          <table:table-cell office:value-type="float" office:value="841500" calcext:value-type="float">
            <text:p>8415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714" calcext:value-type="float">
            <text:p>0.003714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float" office:value="842500" calcext:value-type="float">
            <text:p>842500</text:p>
          </table:table-cell>
          <table:table-cell office:value-type="float" office:value="0.003127" calcext:value-type="float">
            <text:p>0.003127</text:p>
          </table:table-cell>
          <table:table-cell office:value-type="float" office:value="0.003861" calcext:value-type="float">
            <text:p>0.003861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572" calcext:value-type="float">
            <text:p>0.003572</text:p>
          </table:table-cell>
        </table:table-row>
        <table:table-row table:style-name="ro1">
          <table:table-cell office:value-type="float" office:value="843500" calcext:value-type="float">
            <text:p>843500</text:p>
          </table:table-cell>
          <table:table-cell office:value-type="float" office:value="0.003355" calcext:value-type="float">
            <text:p>0.003355</text:p>
          </table:table-cell>
          <table:table-cell office:value-type="float" office:value="0.003805" calcext:value-type="float">
            <text:p>0.003805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856" calcext:value-type="float">
            <text:p>0.003856</text:p>
          </table:table-cell>
        </table:table-row>
        <table:table-row table:style-name="ro1">
          <table:table-cell office:value-type="float" office:value="844500" calcext:value-type="float">
            <text:p>844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431" calcext:value-type="float">
            <text:p>0.003431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0.003796" calcext:value-type="float">
            <text:p>0.003796</text:p>
          </table:table-cell>
        </table:table-row>
        <table:table-row table:style-name="ro1">
          <table:table-cell office:value-type="float" office:value="845500" calcext:value-type="float">
            <text:p>8455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731" calcext:value-type="float">
            <text:p>0.003731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378" calcext:value-type="float">
            <text:p>0.00378</text:p>
          </table:table-cell>
        </table:table-row>
        <table:table-row table:style-name="ro1">
          <table:table-cell office:value-type="float" office:value="846500" calcext:value-type="float">
            <text:p>846500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06177" calcext:value-type="float">
            <text:p>0.006177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801" calcext:value-type="float">
            <text:p>0.003801</text:p>
          </table:table-cell>
        </table:table-row>
        <table:table-row table:style-name="ro1">
          <table:table-cell office:value-type="float" office:value="847500" calcext:value-type="float">
            <text:p>8475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77" calcext:value-type="float">
            <text:p>0.00377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3966" calcext:value-type="float">
            <text:p>0.003966</text:p>
          </table:table-cell>
        </table:table-row>
        <table:table-row table:style-name="ro1">
          <table:table-cell office:value-type="float" office:value="848500" calcext:value-type="float">
            <text:p>848500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4522" calcext:value-type="float">
            <text:p>0.004522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0.004051" calcext:value-type="float">
            <text:p>0.004051</text:p>
          </table:table-cell>
        </table:table-row>
        <table:table-row table:style-name="ro1">
          <table:table-cell office:value-type="float" office:value="849500" calcext:value-type="float">
            <text:p>849500</text:p>
          </table:table-cell>
          <table:table-cell office:value-type="float" office:value="0.002945" calcext:value-type="float">
            <text:p>0.002945</text:p>
          </table:table-cell>
          <table:table-cell office:value-type="float" office:value="0.004147" calcext:value-type="float">
            <text:p>0.004147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2806" calcext:value-type="float">
            <text:p>0.002806</text:p>
          </table:table-cell>
          <table:table-cell office:value-type="float" office:value="0.004003" calcext:value-type="float">
            <text:p>0.004003</text:p>
          </table:table-cell>
        </table:table-row>
        <table:table-row table:style-name="ro1">
          <table:table-cell office:value-type="float" office:value="850500" calcext:value-type="float">
            <text:p>850500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4832" calcext:value-type="float">
            <text:p>0.004832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03577" calcext:value-type="float">
            <text:p>0.003577</text:p>
          </table:table-cell>
        </table:table-row>
        <table:table-row table:style-name="ro1">
          <table:table-cell office:value-type="float" office:value="851500" calcext:value-type="float">
            <text:p>851500</text:p>
          </table:table-cell>
          <table:table-cell office:value-type="float" office:value="0.003019" calcext:value-type="float">
            <text:p>0.003019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2974" calcext:value-type="float">
            <text:p>0.002974</text:p>
          </table:table-cell>
          <table:table-cell office:value-type="float" office:value="0.004257" calcext:value-type="float">
            <text:p>0.004257</text:p>
          </table:table-cell>
        </table:table-row>
        <table:table-row table:style-name="ro1">
          <table:table-cell office:value-type="float" office:value="852500" calcext:value-type="float">
            <text:p>8525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553" calcext:value-type="float">
            <text:p>0.003553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5492" calcext:value-type="float">
            <text:p>0.005492</text:p>
          </table:table-cell>
        </table:table-row>
        <table:table-row table:style-name="ro1">
          <table:table-cell office:value-type="float" office:value="853500" calcext:value-type="float">
            <text:p>8535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5852" calcext:value-type="float">
            <text:p>0.005852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6178" calcext:value-type="float">
            <text:p>0.006178</text:p>
          </table:table-cell>
        </table:table-row>
        <table:table-row table:style-name="ro1">
          <table:table-cell office:value-type="float" office:value="854500" calcext:value-type="float">
            <text:p>854500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0.003661" calcext:value-type="float">
            <text:p>0.003661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197" calcext:value-type="float">
            <text:p>0.004197</text:p>
          </table:table-cell>
        </table:table-row>
        <table:table-row table:style-name="ro1">
          <table:table-cell office:value-type="float" office:value="855500" calcext:value-type="float">
            <text:p>8555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3767" calcext:value-type="float">
            <text:p>0.003767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6024" calcext:value-type="float">
            <text:p>0.006024</text:p>
          </table:table-cell>
        </table:table-row>
        <table:table-row table:style-name="ro1">
          <table:table-cell office:value-type="float" office:value="856500" calcext:value-type="float">
            <text:p>8565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3742" calcext:value-type="float">
            <text:p>0.003742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3479" calcext:value-type="float">
            <text:p>0.003479</text:p>
          </table:table-cell>
        </table:table-row>
        <table:table-row table:style-name="ro1">
          <table:table-cell office:value-type="float" office:value="857500" calcext:value-type="float">
            <text:p>8575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536" calcext:value-type="float">
            <text:p>0.003536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0.004188" calcext:value-type="float">
            <text:p>0.004188</text:p>
          </table:table-cell>
        </table:table-row>
        <table:table-row table:style-name="ro1">
          <table:table-cell office:value-type="float" office:value="858500" calcext:value-type="float">
            <text:p>858500</text:p>
          </table:table-cell>
          <table:table-cell office:value-type="float" office:value="0.003166" calcext:value-type="float">
            <text:p>0.003166</text:p>
          </table:table-cell>
          <table:table-cell office:value-type="float" office:value="0.005026" calcext:value-type="float">
            <text:p>0.005026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48" calcext:value-type="float">
            <text:p>0.00348</text:p>
          </table:table-cell>
        </table:table-row>
        <table:table-row table:style-name="ro1">
          <table:table-cell office:value-type="float" office:value="859500" calcext:value-type="float">
            <text:p>859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834" calcext:value-type="float">
            <text:p>0.003834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5073" calcext:value-type="float">
            <text:p>0.005073</text:p>
          </table:table-cell>
        </table:table-row>
        <table:table-row table:style-name="ro1">
          <table:table-cell office:value-type="float" office:value="860500" calcext:value-type="float">
            <text:p>860500</text:p>
          </table:table-cell>
          <table:table-cell office:value-type="float" office:value="0.003093" calcext:value-type="float">
            <text:p>0.003093</text:p>
          </table:table-cell>
          <table:table-cell office:value-type="float" office:value="0.003929" calcext:value-type="float">
            <text:p>0.003929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3198" calcext:value-type="float">
            <text:p>0.003198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861500" calcext:value-type="float">
            <text:p>861500</text:p>
          </table:table-cell>
          <table:table-cell office:value-type="float" office:value="0.003071" calcext:value-type="float">
            <text:p>0.003071</text:p>
          </table:table-cell>
          <table:table-cell office:value-type="float" office:value="0.00493" calcext:value-type="float">
            <text:p>0.00493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3777" calcext:value-type="float">
            <text:p>0.003777</text:p>
          </table:table-cell>
        </table:table-row>
        <table:table-row table:style-name="ro1">
          <table:table-cell office:value-type="float" office:value="862500" calcext:value-type="float">
            <text:p>862500</text:p>
          </table:table-cell>
          <table:table-cell office:value-type="float" office:value="0.003189" calcext:value-type="float">
            <text:p>0.003189</text:p>
          </table:table-cell>
          <table:table-cell office:value-type="float" office:value="0.004367" calcext:value-type="float">
            <text:p>0.004367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4617" calcext:value-type="float">
            <text:p>0.004617</text:p>
          </table:table-cell>
        </table:table-row>
        <table:table-row table:style-name="ro1">
          <table:table-cell office:value-type="float" office:value="863500" calcext:value-type="float">
            <text:p>863500</text:p>
          </table:table-cell>
          <table:table-cell office:value-type="float" office:value="0.003318" calcext:value-type="float">
            <text:p>0.003318</text:p>
          </table:table-cell>
          <table:table-cell office:value-type="float" office:value="0.003827" calcext:value-type="float">
            <text:p>0.003827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942" calcext:value-type="float">
            <text:p>0.003942</text:p>
          </table:table-cell>
        </table:table-row>
        <table:table-row table:style-name="ro1">
          <table:table-cell office:value-type="float" office:value="864500" calcext:value-type="float">
            <text:p>864500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3345" calcext:value-type="float">
            <text:p>0.003345</text:p>
          </table:table-cell>
        </table:table-row>
        <table:table-row table:style-name="ro1">
          <table:table-cell office:value-type="float" office:value="865500" calcext:value-type="float">
            <text:p>865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5126" calcext:value-type="float">
            <text:p>0.005126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5258" calcext:value-type="float">
            <text:p>0.005258</text:p>
          </table:table-cell>
        </table:table-row>
        <table:table-row table:style-name="ro1">
          <table:table-cell office:value-type="float" office:value="866500" calcext:value-type="float">
            <text:p>866500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4328" calcext:value-type="float">
            <text:p>0.004328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004348" calcext:value-type="float">
            <text:p>0.004348</text:p>
          </table:table-cell>
        </table:table-row>
        <table:table-row table:style-name="ro1">
          <table:table-cell office:value-type="float" office:value="867500" calcext:value-type="float">
            <text:p>8675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3804" calcext:value-type="float">
            <text:p>0.003804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4288" calcext:value-type="float">
            <text:p>0.004288</text:p>
          </table:table-cell>
        </table:table-row>
        <table:table-row table:style-name="ro1">
          <table:table-cell office:value-type="float" office:value="868500" calcext:value-type="float">
            <text:p>8685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524" calcext:value-type="float">
            <text:p>0.003524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957" calcext:value-type="float">
            <text:p>0.003957</text:p>
          </table:table-cell>
        </table:table-row>
        <table:table-row table:style-name="ro1">
          <table:table-cell office:value-type="float" office:value="869500" calcext:value-type="float">
            <text:p>869500</text:p>
          </table:table-cell>
          <table:table-cell office:value-type="float" office:value="0.003066" calcext:value-type="float">
            <text:p>0.003066</text:p>
          </table:table-cell>
          <table:table-cell office:value-type="float" office:value="0.004588" calcext:value-type="float">
            <text:p>0.004588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2892" calcext:value-type="float">
            <text:p>0.002892</text:p>
          </table:table-cell>
          <table:table-cell office:value-type="float" office:value="0.003983" calcext:value-type="float">
            <text:p>0.003983</text:p>
          </table:table-cell>
        </table:table-row>
        <table:table-row table:style-name="ro1">
          <table:table-cell office:value-type="float" office:value="870500" calcext:value-type="float">
            <text:p>870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735" calcext:value-type="float">
            <text:p>0.003735</text:p>
          </table:table-cell>
        </table:table-row>
        <table:table-row table:style-name="ro1">
          <table:table-cell office:value-type="float" office:value="871500" calcext:value-type="float">
            <text:p>871500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float" office:value="872500" calcext:value-type="float">
            <text:p>8725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46" calcext:value-type="float">
            <text:p>0.00346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4283" calcext:value-type="float">
            <text:p>0.004283</text:p>
          </table:table-cell>
        </table:table-row>
        <table:table-row table:style-name="ro1">
          <table:table-cell office:value-type="float" office:value="873500" calcext:value-type="float">
            <text:p>873500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.003488" calcext:value-type="float">
            <text:p>0.003488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3819" calcext:value-type="float">
            <text:p>0.003819</text:p>
          </table:table-cell>
        </table:table-row>
        <table:table-row table:style-name="ro1">
          <table:table-cell office:value-type="float" office:value="874500" calcext:value-type="float">
            <text:p>874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4093" calcext:value-type="float">
            <text:p>0.004093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.003972" calcext:value-type="float">
            <text:p>0.003972</text:p>
          </table:table-cell>
        </table:table-row>
        <table:table-row table:style-name="ro1">
          <table:table-cell office:value-type="float" office:value="875500" calcext:value-type="float">
            <text:p>8755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796" calcext:value-type="float">
            <text:p>0.003796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4681" calcext:value-type="float">
            <text:p>0.004681</text:p>
          </table:table-cell>
        </table:table-row>
        <table:table-row table:style-name="ro1">
          <table:table-cell office:value-type="float" office:value="876500" calcext:value-type="float">
            <text:p>876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5199" calcext:value-type="float">
            <text:p>0.005199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4238" calcext:value-type="float">
            <text:p>0.004238</text:p>
          </table:table-cell>
        </table:table-row>
        <table:table-row table:style-name="ro1">
          <table:table-cell office:value-type="float" office:value="877500" calcext:value-type="float">
            <text:p>8775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302" calcext:value-type="float">
            <text:p>0.003302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358" calcext:value-type="float">
            <text:p>0.00358</text:p>
          </table:table-cell>
        </table:table-row>
        <table:table-row table:style-name="ro1">
          <table:table-cell office:value-type="float" office:value="878500" calcext:value-type="float">
            <text:p>878500</text:p>
          </table:table-cell>
          <table:table-cell office:value-type="float" office:value="0.002963" calcext:value-type="float">
            <text:p>0.002963</text:p>
          </table:table-cell>
          <table:table-cell office:value-type="float" office:value="0.004356" calcext:value-type="float">
            <text:p>0.004356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4827" calcext:value-type="float">
            <text:p>0.004827</text:p>
          </table:table-cell>
        </table:table-row>
        <table:table-row table:style-name="ro1">
          <table:table-cell office:value-type="float" office:value="879500" calcext:value-type="float">
            <text:p>8795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4064" calcext:value-type="float">
            <text:p>0.004064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698" calcext:value-type="float">
            <text:p>0.003698</text:p>
          </table:table-cell>
        </table:table-row>
        <table:table-row table:style-name="ro1">
          <table:table-cell office:value-type="float" office:value="880500" calcext:value-type="float">
            <text:p>880500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03458" calcext:value-type="float">
            <text:p>0.003458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3056" calcext:value-type="float">
            <text:p>0.003056</text:p>
          </table:table-cell>
          <table:table-cell office:value-type="float" office:value="0.003777" calcext:value-type="float">
            <text:p>0.003777</text:p>
          </table:table-cell>
        </table:table-row>
        <table:table-row table:style-name="ro1">
          <table:table-cell office:value-type="float" office:value="881500" calcext:value-type="float">
            <text:p>881500</text:p>
          </table:table-cell>
          <table:table-cell office:value-type="float" office:value="0.003001" calcext:value-type="float">
            <text:p>0.003001</text:p>
          </table:table-cell>
          <table:table-cell office:value-type="float" office:value="0.003668" calcext:value-type="float">
            <text:p>0.003668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5028" calcext:value-type="float">
            <text:p>0.005028</text:p>
          </table:table-cell>
        </table:table-row>
        <table:table-row table:style-name="ro1">
          <table:table-cell office:value-type="float" office:value="882500" calcext:value-type="float">
            <text:p>882500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4607" calcext:value-type="float">
            <text:p>0.004607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4018" calcext:value-type="float">
            <text:p>0.004018</text:p>
          </table:table-cell>
        </table:table-row>
        <table:table-row table:style-name="ro1">
          <table:table-cell office:value-type="float" office:value="883500" calcext:value-type="float">
            <text:p>883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4367" calcext:value-type="float">
            <text:p>0.004367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372" calcext:value-type="float">
            <text:p>0.00372</text:p>
          </table:table-cell>
        </table:table-row>
        <table:table-row table:style-name="ro1">
          <table:table-cell office:value-type="float" office:value="884500" calcext:value-type="float">
            <text:p>884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67" calcext:value-type="float">
            <text:p>0.00367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395" calcext:value-type="float">
            <text:p>0.00395</text:p>
          </table:table-cell>
        </table:table-row>
        <table:table-row table:style-name="ro1">
          <table:table-cell office:value-type="float" office:value="885500" calcext:value-type="float">
            <text:p>8855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4358" calcext:value-type="float">
            <text:p>0.004358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5434" calcext:value-type="float">
            <text:p>0.005434</text:p>
          </table:table-cell>
        </table:table-row>
        <table:table-row table:style-name="ro1">
          <table:table-cell office:value-type="float" office:value="886500" calcext:value-type="float">
            <text:p>886500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0.00465" calcext:value-type="float">
            <text:p>0.00465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4243" calcext:value-type="float">
            <text:p>0.004243</text:p>
          </table:table-cell>
        </table:table-row>
        <table:table-row table:style-name="ro1">
          <table:table-cell office:value-type="float" office:value="887500" calcext:value-type="float">
            <text:p>8875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944" calcext:value-type="float">
            <text:p>0.003944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2807" calcext:value-type="float">
            <text:p>0.002807</text:p>
          </table:table-cell>
          <table:table-cell office:value-type="float" office:value="0.004237" calcext:value-type="float">
            <text:p>0.004237</text:p>
          </table:table-cell>
        </table:table-row>
        <table:table-row table:style-name="ro1">
          <table:table-cell office:value-type="float" office:value="888500" calcext:value-type="float">
            <text:p>8885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4986" calcext:value-type="float">
            <text:p>0.004986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757" calcext:value-type="float">
            <text:p>0.003757</text:p>
          </table:table-cell>
        </table:table-row>
        <table:table-row table:style-name="ro1">
          <table:table-cell office:value-type="float" office:value="889500" calcext:value-type="float">
            <text:p>889500</text:p>
          </table:table-cell>
          <table:table-cell office:value-type="float" office:value="0.003078" calcext:value-type="float">
            <text:p>0.003078</text:p>
          </table:table-cell>
          <table:table-cell office:value-type="float" office:value="0.004856" calcext:value-type="float">
            <text:p>0.004856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3102" calcext:value-type="float">
            <text:p>0.003102</text:p>
          </table:table-cell>
          <table:table-cell office:value-type="float" office:value="0.00387" calcext:value-type="float">
            <text:p>0.00387</text:p>
          </table:table-cell>
        </table:table-row>
        <table:table-row table:style-name="ro1">
          <table:table-cell office:value-type="float" office:value="890500" calcext:value-type="float">
            <text:p>890500</text:p>
          </table:table-cell>
          <table:table-cell office:value-type="float" office:value="0.002975" calcext:value-type="float">
            <text:p>0.002975</text:p>
          </table:table-cell>
          <table:table-cell office:value-type="float" office:value="0.004691" calcext:value-type="float">
            <text:p>0.004691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5133" calcext:value-type="float">
            <text:p>0.005133</text:p>
          </table:table-cell>
        </table:table-row>
        <table:table-row table:style-name="ro1">
          <table:table-cell office:value-type="float" office:value="891500" calcext:value-type="float">
            <text:p>891500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003747" calcext:value-type="float">
            <text:p>0.003747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03882" calcext:value-type="float">
            <text:p>0.003882</text:p>
          </table:table-cell>
        </table:table-row>
        <table:table-row table:style-name="ro1">
          <table:table-cell office:value-type="float" office:value="892500" calcext:value-type="float">
            <text:p>892500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438" calcext:value-type="float">
            <text:p>0.00438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674" calcext:value-type="float">
            <text:p>0.003674</text:p>
          </table:table-cell>
        </table:table-row>
        <table:table-row table:style-name="ro1">
          <table:table-cell office:value-type="float" office:value="893500" calcext:value-type="float">
            <text:p>893500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3591" calcext:value-type="float">
            <text:p>0.003591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3457" calcext:value-type="float">
            <text:p>0.003457</text:p>
          </table:table-cell>
        </table:table-row>
        <table:table-row table:style-name="ro1">
          <table:table-cell office:value-type="float" office:value="894500" calcext:value-type="float">
            <text:p>894500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5168" calcext:value-type="float">
            <text:p>0.005168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4802" calcext:value-type="float">
            <text:p>0.004802</text:p>
          </table:table-cell>
        </table:table-row>
        <table:table-row table:style-name="ro1">
          <table:table-cell office:value-type="float" office:value="895500" calcext:value-type="float">
            <text:p>895500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0.004128" calcext:value-type="float">
            <text:p>0.004128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03679" calcext:value-type="float">
            <text:p>0.003679</text:p>
          </table:table-cell>
        </table:table-row>
        <table:table-row table:style-name="ro1">
          <table:table-cell office:value-type="float" office:value="896500" calcext:value-type="float">
            <text:p>8965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628" calcext:value-type="float">
            <text:p>0.003628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003744" calcext:value-type="float">
            <text:p>0.003744</text:p>
          </table:table-cell>
        </table:table-row>
        <table:table-row table:style-name="ro1">
          <table:table-cell office:value-type="float" office:value="897500" calcext:value-type="float">
            <text:p>897500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3476" calcext:value-type="float">
            <text:p>0.003476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4206" calcext:value-type="float">
            <text:p>0.004206</text:p>
          </table:table-cell>
        </table:table-row>
        <table:table-row table:style-name="ro1">
          <table:table-cell office:value-type="float" office:value="898500" calcext:value-type="float">
            <text:p>8985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3677" calcext:value-type="float">
            <text:p>0.003677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863" calcext:value-type="float">
            <text:p>0.003863</text:p>
          </table:table-cell>
        </table:table-row>
        <table:table-row table:style-name="ro1">
          <table:table-cell office:value-type="float" office:value="899500" calcext:value-type="float">
            <text:p>899500</text:p>
          </table:table-cell>
          <table:table-cell office:value-type="float" office:value="0.00302" calcext:value-type="float">
            <text:p>0.00302</text:p>
          </table:table-cell>
          <table:table-cell office:value-type="float" office:value="0.003945" calcext:value-type="float">
            <text:p>0.003945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04174" calcext:value-type="float">
            <text:p>0.004174</text:p>
          </table:table-cell>
        </table:table-row>
        <table:table-row table:style-name="ro1">
          <table:table-cell office:value-type="float" office:value="900500" calcext:value-type="float">
            <text:p>9005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2924" calcext:value-type="float">
            <text:p>0.002924</text:p>
          </table:table-cell>
          <table:table-cell office:value-type="float" office:value="0.004092" calcext:value-type="float">
            <text:p>0.004092</text:p>
          </table:table-cell>
        </table:table-row>
        <table:table-row table:style-name="ro1">
          <table:table-cell office:value-type="float" office:value="901500" calcext:value-type="float">
            <text:p>901500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3662" calcext:value-type="float">
            <text:p>0.003662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0.00451" calcext:value-type="float">
            <text:p>0.00451</text:p>
          </table:table-cell>
        </table:table-row>
        <table:table-row table:style-name="ro1">
          <table:table-cell office:value-type="float" office:value="902500" calcext:value-type="float">
            <text:p>902500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0.003699" calcext:value-type="float">
            <text:p>0.003699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0.003828" calcext:value-type="float">
            <text:p>0.003828</text:p>
          </table:table-cell>
        </table:table-row>
        <table:table-row table:style-name="ro1">
          <table:table-cell office:value-type="float" office:value="903500" calcext:value-type="float">
            <text:p>903500</text:p>
          </table:table-cell>
          <table:table-cell office:value-type="float" office:value="0.003009" calcext:value-type="float">
            <text:p>0.003009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3967" calcext:value-type="float">
            <text:p>0.003967</text:p>
          </table:table-cell>
        </table:table-row>
        <table:table-row table:style-name="ro1">
          <table:table-cell office:value-type="float" office:value="904500" calcext:value-type="float">
            <text:p>904500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388" calcext:value-type="float">
            <text:p>0.00388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4547" calcext:value-type="float">
            <text:p>0.004547</text:p>
          </table:table-cell>
        </table:table-row>
        <table:table-row table:style-name="ro1">
          <table:table-cell office:value-type="float" office:value="905500" calcext:value-type="float">
            <text:p>9055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874" calcext:value-type="float">
            <text:p>0.003874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3049" calcext:value-type="float">
            <text:p>0.003049</text:p>
          </table:table-cell>
          <table:table-cell office:value-type="float" office:value="0.003811" calcext:value-type="float">
            <text:p>0.003811</text:p>
          </table:table-cell>
        </table:table-row>
        <table:table-row table:style-name="ro1">
          <table:table-cell office:value-type="float" office:value="906500" calcext:value-type="float">
            <text:p>906500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3857" calcext:value-type="float">
            <text:p>0.003857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3032" calcext:value-type="float">
            <text:p>0.003032</text:p>
          </table:table-cell>
          <table:table-cell office:value-type="float" office:value="0.003506" calcext:value-type="float">
            <text:p>0.003506</text:p>
          </table:table-cell>
        </table:table-row>
        <table:table-row table:style-name="ro1">
          <table:table-cell office:value-type="float" office:value="907500" calcext:value-type="float">
            <text:p>907500</text:p>
          </table:table-cell>
          <table:table-cell office:value-type="float" office:value="0.002816" calcext:value-type="float">
            <text:p>0.002816</text:p>
          </table:table-cell>
          <table:table-cell office:value-type="float" office:value="0.004073" calcext:value-type="float">
            <text:p>0.004073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3911" calcext:value-type="float">
            <text:p>0.003911</text:p>
          </table:table-cell>
        </table:table-row>
        <table:table-row table:style-name="ro1">
          <table:table-cell office:value-type="float" office:value="908500" calcext:value-type="float">
            <text:p>908500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3447" calcext:value-type="float">
            <text:p>0.003447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0.003802" calcext:value-type="float">
            <text:p>0.003802</text:p>
          </table:table-cell>
        </table:table-row>
        <table:table-row table:style-name="ro1">
          <table:table-cell office:value-type="float" office:value="909500" calcext:value-type="float">
            <text:p>9095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4187" calcext:value-type="float">
            <text:p>0.004187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3162" calcext:value-type="float">
            <text:p>0.003162</text:p>
          </table:table-cell>
          <table:table-cell office:value-type="float" office:value="0.004768" calcext:value-type="float">
            <text:p>0.004768</text:p>
          </table:table-cell>
        </table:table-row>
        <table:table-row table:style-name="ro1">
          <table:table-cell office:value-type="float" office:value="910500" calcext:value-type="float">
            <text:p>9105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4218" calcext:value-type="float">
            <text:p>0.004218</text:p>
          </table:table-cell>
        </table:table-row>
        <table:table-row table:style-name="ro1">
          <table:table-cell office:value-type="float" office:value="911500" calcext:value-type="float">
            <text:p>911500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4297" calcext:value-type="float">
            <text:p>0.004297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04393" calcext:value-type="float">
            <text:p>0.004393</text:p>
          </table:table-cell>
        </table:table-row>
        <table:table-row table:style-name="ro1">
          <table:table-cell office:value-type="float" office:value="912500" calcext:value-type="float">
            <text:p>912500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4471" calcext:value-type="float">
            <text:p>0.004471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4667" calcext:value-type="float">
            <text:p>0.004667</text:p>
          </table:table-cell>
        </table:table-row>
        <table:table-row table:style-name="ro1">
          <table:table-cell office:value-type="float" office:value="913500" calcext:value-type="float">
            <text:p>9135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4231" calcext:value-type="float">
            <text:p>0.004231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3014" calcext:value-type="float">
            <text:p>0.003014</text:p>
          </table:table-cell>
        </table:table-row>
        <table:table-row table:style-name="ro1">
          <table:table-cell office:value-type="float" office:value="914500" calcext:value-type="float">
            <text:p>9145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3943" calcext:value-type="float">
            <text:p>0.003943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516" calcext:value-type="float">
            <text:p>0.003516</text:p>
          </table:table-cell>
        </table:table-row>
        <table:table-row table:style-name="ro1">
          <table:table-cell office:value-type="float" office:value="915500" calcext:value-type="float">
            <text:p>915500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0.003755" calcext:value-type="float">
            <text:p>0.003755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627" calcext:value-type="float">
            <text:p>0.003627</text:p>
          </table:table-cell>
        </table:table-row>
        <table:table-row table:style-name="ro1">
          <table:table-cell office:value-type="float" office:value="916500" calcext:value-type="float">
            <text:p>916500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3612" calcext:value-type="float">
            <text:p>0.003612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3742" calcext:value-type="float">
            <text:p>0.003742</text:p>
          </table:table-cell>
        </table:table-row>
        <table:table-row table:style-name="ro1">
          <table:table-cell office:value-type="float" office:value="917500" calcext:value-type="float">
            <text:p>917500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4408" calcext:value-type="float">
            <text:p>0.004408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3156" calcext:value-type="float">
            <text:p>0.003156</text:p>
          </table:table-cell>
          <table:table-cell office:value-type="float" office:value="0.004084" calcext:value-type="float">
            <text:p>0.004084</text:p>
          </table:table-cell>
        </table:table-row>
        <table:table-row table:style-name="ro1">
          <table:table-cell office:value-type="float" office:value="918500" calcext:value-type="float">
            <text:p>918500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913" calcext:value-type="float">
            <text:p>0.003913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741" calcext:value-type="float">
            <text:p>0.003741</text:p>
          </table:table-cell>
        </table:table-row>
        <table:table-row table:style-name="ro1">
          <table:table-cell office:value-type="float" office:value="919500" calcext:value-type="float">
            <text:p>9195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3515" calcext:value-type="float">
            <text:p>0.003515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03653" calcext:value-type="float">
            <text:p>0.003653</text:p>
          </table:table-cell>
        </table:table-row>
        <table:table-row table:style-name="ro1">
          <table:table-cell office:value-type="float" office:value="920500" calcext:value-type="float">
            <text:p>920500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3709" calcext:value-type="float">
            <text:p>0.003709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3591" calcext:value-type="float">
            <text:p>0.003591</text:p>
          </table:table-cell>
        </table:table-row>
        <table:table-row table:style-name="ro1">
          <table:table-cell office:value-type="float" office:value="921500" calcext:value-type="float">
            <text:p>921500</text:p>
          </table:table-cell>
          <table:table-cell office:value-type="float" office:value="0.002953" calcext:value-type="float">
            <text:p>0.002953</text:p>
          </table:table-cell>
          <table:table-cell office:value-type="float" office:value="0.004388" calcext:value-type="float">
            <text:p>0.004388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4931" calcext:value-type="float">
            <text:p>0.004931</text:p>
          </table:table-cell>
        </table:table-row>
        <table:table-row table:style-name="ro1">
          <table:table-cell office:value-type="float" office:value="922500" calcext:value-type="float">
            <text:p>922500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5153" calcext:value-type="float">
            <text:p>0.005153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0.003432" calcext:value-type="float">
            <text:p>0.003432</text:p>
          </table:table-cell>
        </table:table-row>
        <table:table-row table:style-name="ro1">
          <table:table-cell office:value-type="float" office:value="923500" calcext:value-type="float">
            <text:p>923500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0.004002" calcext:value-type="float">
            <text:p>0.004002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3939" calcext:value-type="float">
            <text:p>0.003939</text:p>
          </table:table-cell>
        </table:table-row>
        <table:table-row table:style-name="ro1">
          <table:table-cell office:value-type="float" office:value="924500" calcext:value-type="float">
            <text:p>9245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2991" calcext:value-type="float">
            <text:p>0.002991</text:p>
          </table:table-cell>
          <table:table-cell office:value-type="float" office:value="0.004416" calcext:value-type="float">
            <text:p>0.004416</text:p>
          </table:table-cell>
        </table:table-row>
        <table:table-row table:style-name="ro1">
          <table:table-cell office:value-type="float" office:value="925500" calcext:value-type="float">
            <text:p>9255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3953" calcext:value-type="float">
            <text:p>0.003953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4267" calcext:value-type="float">
            <text:p>0.004267</text:p>
          </table:table-cell>
        </table:table-row>
        <table:table-row table:style-name="ro1">
          <table:table-cell office:value-type="float" office:value="926500" calcext:value-type="float">
            <text:p>926500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5468" calcext:value-type="float">
            <text:p>0.005468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6189" calcext:value-type="float">
            <text:p>0.006189</text:p>
          </table:table-cell>
        </table:table-row>
        <table:table-row table:style-name="ro1">
          <table:table-cell office:value-type="float" office:value="927500" calcext:value-type="float">
            <text:p>927500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004406" calcext:value-type="float">
            <text:p>0.004406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2925" calcext:value-type="float">
            <text:p>0.002925</text:p>
          </table:table-cell>
          <table:table-cell office:value-type="float" office:value="0.003657" calcext:value-type="float">
            <text:p>0.003657</text:p>
          </table:table-cell>
        </table:table-row>
        <table:table-row table:style-name="ro1">
          <table:table-cell office:value-type="float" office:value="928500" calcext:value-type="float">
            <text:p>928500</text:p>
          </table:table-cell>
          <table:table-cell office:value-type="float" office:value="0.003073" calcext:value-type="float">
            <text:p>0.003073</text:p>
          </table:table-cell>
          <table:table-cell office:value-type="float" office:value="0.004575" calcext:value-type="float">
            <text:p>0.004575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0.006035" calcext:value-type="float">
            <text:p>0.006035</text:p>
          </table:table-cell>
        </table:table-row>
        <table:table-row table:style-name="ro1">
          <table:table-cell office:value-type="float" office:value="929500" calcext:value-type="float">
            <text:p>929500</text:p>
          </table:table-cell>
          <table:table-cell office:value-type="float" office:value="0.003041" calcext:value-type="float">
            <text:p>0.003041</text:p>
          </table:table-cell>
          <table:table-cell office:value-type="float" office:value="0.003642" calcext:value-type="float">
            <text:p>0.003642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5441" calcext:value-type="float">
            <text:p>0.005441</text:p>
          </table:table-cell>
        </table:table-row>
        <table:table-row table:style-name="ro1">
          <table:table-cell office:value-type="float" office:value="930500" calcext:value-type="float">
            <text:p>930500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4578" calcext:value-type="float">
            <text:p>0.004578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3145" calcext:value-type="float">
            <text:p>0.003145</text:p>
          </table:table-cell>
          <table:table-cell office:value-type="float" office:value="0.005551" calcext:value-type="float">
            <text:p>0.005551</text:p>
          </table:table-cell>
        </table:table-row>
        <table:table-row table:style-name="ro1">
          <table:table-cell office:value-type="float" office:value="931500" calcext:value-type="float">
            <text:p>931500</text:p>
          </table:table-cell>
          <table:table-cell office:value-type="float" office:value="0.003075" calcext:value-type="float">
            <text:p>0.003075</text:p>
          </table:table-cell>
          <table:table-cell office:value-type="float" office:value="0.004278" calcext:value-type="float">
            <text:p>0.004278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3711" calcext:value-type="float">
            <text:p>0.003711</text:p>
          </table:table-cell>
        </table:table-row>
        <table:table-row table:style-name="ro1">
          <table:table-cell office:value-type="float" office:value="932500" calcext:value-type="float">
            <text:p>932500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03743" calcext:value-type="float">
            <text:p>0.003743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5001" calcext:value-type="float">
            <text:p>0.005001</text:p>
          </table:table-cell>
        </table:table-row>
        <table:table-row table:style-name="ro1">
          <table:table-cell office:value-type="float" office:value="933500" calcext:value-type="float">
            <text:p>93350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4679" calcext:value-type="float">
            <text:p>0.004679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4406" calcext:value-type="float">
            <text:p>0.004406</text:p>
          </table:table-cell>
        </table:table-row>
        <table:table-row table:style-name="ro1">
          <table:table-cell office:value-type="float" office:value="934500" calcext:value-type="float">
            <text:p>934500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0.004906" calcext:value-type="float">
            <text:p>0.004906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6113" calcext:value-type="float">
            <text:p>0.006113</text:p>
          </table:table-cell>
        </table:table-row>
        <table:table-row table:style-name="ro1">
          <table:table-cell office:value-type="float" office:value="935500" calcext:value-type="float">
            <text:p>935500</text:p>
          </table:table-cell>
          <table:table-cell office:value-type="float" office:value="0.003088" calcext:value-type="float">
            <text:p>0.003088</text:p>
          </table:table-cell>
          <table:table-cell office:value-type="float" office:value="0.003911" calcext:value-type="float">
            <text:p>0.003911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2931" calcext:value-type="float">
            <text:p>0.002931</text:p>
          </table:table-cell>
          <table:table-cell office:value-type="float" office:value="0.003961" calcext:value-type="float">
            <text:p>0.003961</text:p>
          </table:table-cell>
        </table:table-row>
        <table:table-row table:style-name="ro1">
          <table:table-cell office:value-type="float" office:value="936500" calcext:value-type="float">
            <text:p>936500</text:p>
          </table:table-cell>
          <table:table-cell office:value-type="float" office:value="0.003118" calcext:value-type="float">
            <text:p>0.003118</text:p>
          </table:table-cell>
          <table:table-cell office:value-type="float" office:value="0.005187" calcext:value-type="float">
            <text:p>0.005187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4498" calcext:value-type="float">
            <text:p>0.004498</text:p>
          </table:table-cell>
        </table:table-row>
        <table:table-row table:style-name="ro1">
          <table:table-cell office:value-type="float" office:value="937500" calcext:value-type="float">
            <text:p>937500</text:p>
          </table:table-cell>
          <table:table-cell office:value-type="float" office:value="0.002938" calcext:value-type="float">
            <text:p>0.002938</text:p>
          </table:table-cell>
          <table:table-cell office:value-type="float" office:value="0.003995" calcext:value-type="float">
            <text:p>0.003995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4457" calcext:value-type="float">
            <text:p>0.004457</text:p>
          </table:table-cell>
        </table:table-row>
        <table:table-row table:style-name="ro1">
          <table:table-cell office:value-type="float" office:value="938500" calcext:value-type="float">
            <text:p>938500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3063" calcext:value-type="float">
            <text:p>0.003063</text:p>
          </table:table-cell>
          <table:table-cell office:value-type="float" office:value="0.007027" calcext:value-type="float">
            <text:p>0.007027</text:p>
          </table:table-cell>
        </table:table-row>
        <table:table-row table:style-name="ro1">
          <table:table-cell office:value-type="float" office:value="939500" calcext:value-type="float">
            <text:p>9395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6033" calcext:value-type="float">
            <text:p>0.006033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0.004004" calcext:value-type="float">
            <text:p>0.004004</text:p>
          </table:table-cell>
        </table:table-row>
        <table:table-row table:style-name="ro1">
          <table:table-cell office:value-type="float" office:value="940500" calcext:value-type="float">
            <text:p>940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803" calcext:value-type="float">
            <text:p>0.003803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2943" calcext:value-type="float">
            <text:p>0.002943</text:p>
          </table:table-cell>
          <table:table-cell office:value-type="float" office:value="0.003928" calcext:value-type="float">
            <text:p>0.003928</text:p>
          </table:table-cell>
        </table:table-row>
        <table:table-row table:style-name="ro1">
          <table:table-cell office:value-type="float" office:value="941500" calcext:value-type="float">
            <text:p>941500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3794" calcext:value-type="float">
            <text:p>0.003794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4017" calcext:value-type="float">
            <text:p>0.004017</text:p>
          </table:table-cell>
        </table:table-row>
        <table:table-row table:style-name="ro1">
          <table:table-cell office:value-type="float" office:value="942500" calcext:value-type="float">
            <text:p>942500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0.005004" calcext:value-type="float">
            <text:p>0.005004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616" calcext:value-type="float">
            <text:p>0.003616</text:p>
          </table:table-cell>
        </table:table-row>
        <table:table-row table:style-name="ro1">
          <table:table-cell office:value-type="float" office:value="943500" calcext:value-type="float">
            <text:p>943500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0.003843" calcext:value-type="float">
            <text:p>0.003843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4039" calcext:value-type="float">
            <text:p>0.004039</text:p>
          </table:table-cell>
        </table:table-row>
        <table:table-row table:style-name="ro1">
          <table:table-cell office:value-type="float" office:value="944500" calcext:value-type="float">
            <text:p>944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642" calcext:value-type="float">
            <text:p>0.003642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3587" calcext:value-type="float">
            <text:p>0.003587</text:p>
          </table:table-cell>
        </table:table-row>
        <table:table-row table:style-name="ro1">
          <table:table-cell office:value-type="float" office:value="945500" calcext:value-type="float">
            <text:p>945500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4737" calcext:value-type="float">
            <text:p>0.004737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626" calcext:value-type="float">
            <text:p>0.003626</text:p>
          </table:table-cell>
        </table:table-row>
        <table:table-row table:style-name="ro1">
          <table:table-cell office:value-type="float" office:value="946500" calcext:value-type="float">
            <text:p>946500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0.003748" calcext:value-type="float">
            <text:p>0.003748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2926" calcext:value-type="float">
            <text:p>0.002926</text:p>
          </table:table-cell>
          <table:table-cell office:value-type="float" office:value="0.00372" calcext:value-type="float">
            <text:p>0.00372</text:p>
          </table:table-cell>
        </table:table-row>
        <table:table-row table:style-name="ro1">
          <table:table-cell office:value-type="float" office:value="947500" calcext:value-type="float">
            <text:p>947500</text:p>
          </table:table-cell>
          <table:table-cell office:value-type="float" office:value="0.003014" calcext:value-type="float">
            <text:p>0.003014</text:p>
          </table:table-cell>
          <table:table-cell office:value-type="float" office:value="0.003722" calcext:value-type="float">
            <text:p>0.003722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0.003997" calcext:value-type="float">
            <text:p>0.003997</text:p>
          </table:table-cell>
        </table:table-row>
        <table:table-row table:style-name="ro1">
          <table:table-cell office:value-type="float" office:value="948500" calcext:value-type="float">
            <text:p>948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3605" calcext:value-type="float">
            <text:p>0.003605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2981" calcext:value-type="float">
            <text:p>0.002981</text:p>
          </table:table-cell>
          <table:table-cell office:value-type="float" office:value="0.003615" calcext:value-type="float">
            <text:p>0.003615</text:p>
          </table:table-cell>
        </table:table-row>
        <table:table-row table:style-name="ro1">
          <table:table-cell office:value-type="float" office:value="949500" calcext:value-type="float">
            <text:p>949500</text:p>
          </table:table-cell>
          <table:table-cell office:value-type="float" office:value="0.003062" calcext:value-type="float">
            <text:p>0.003062</text:p>
          </table:table-cell>
          <table:table-cell office:value-type="float" office:value="0.00461" calcext:value-type="float">
            <text:p>0.00461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2964" calcext:value-type="float">
            <text:p>0.002964</text:p>
          </table:table-cell>
          <table:table-cell office:value-type="float" office:value="0.00387" calcext:value-type="float">
            <text:p>0.00387</text:p>
          </table:table-cell>
        </table:table-row>
        <table:table-row table:style-name="ro1">
          <table:table-cell office:value-type="float" office:value="950500" calcext:value-type="float">
            <text:p>950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544" calcext:value-type="float">
            <text:p>0.003544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4773" calcext:value-type="float">
            <text:p>0.004773</text:p>
          </table:table-cell>
        </table:table-row>
        <table:table-row table:style-name="ro1">
          <table:table-cell office:value-type="float" office:value="951500" calcext:value-type="float">
            <text:p>951500</text:p>
          </table:table-cell>
          <table:table-cell office:value-type="float" office:value="0.002989" calcext:value-type="float">
            <text:p>0.002989</text:p>
          </table:table-cell>
          <table:table-cell office:value-type="float" office:value="0.004044" calcext:value-type="float">
            <text:p>0.004044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3703" calcext:value-type="float">
            <text:p>0.003703</text:p>
          </table:table-cell>
        </table:table-row>
        <table:table-row table:style-name="ro1">
          <table:table-cell office:value-type="float" office:value="952500" calcext:value-type="float">
            <text:p>952500</text:p>
          </table:table-cell>
          <table:table-cell office:value-type="float" office:value="0.003077" calcext:value-type="float">
            <text:p>0.003077</text:p>
          </table:table-cell>
          <table:table-cell office:value-type="float" office:value="0.004129" calcext:value-type="float">
            <text:p>0.004129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3688" calcext:value-type="float">
            <text:p>0.003688</text:p>
          </table:table-cell>
        </table:table-row>
        <table:table-row table:style-name="ro1">
          <table:table-cell office:value-type="float" office:value="953500" calcext:value-type="float">
            <text:p>9535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4419" calcext:value-type="float">
            <text:p>0.004419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6864" calcext:value-type="float">
            <text:p>0.006864</text:p>
          </table:table-cell>
        </table:table-row>
        <table:table-row table:style-name="ro1">
          <table:table-cell office:value-type="float" office:value="954500" calcext:value-type="float">
            <text:p>9545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3689" calcext:value-type="float">
            <text:p>0.003689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3051" calcext:value-type="float">
            <text:p>0.003051</text:p>
          </table:table-cell>
          <table:table-cell office:value-type="float" office:value="0.003539" calcext:value-type="float">
            <text:p>0.003539</text:p>
          </table:table-cell>
        </table:table-row>
        <table:table-row table:style-name="ro1">
          <table:table-cell office:value-type="float" office:value="955500" calcext:value-type="float">
            <text:p>9555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649" calcext:value-type="float">
            <text:p>0.003649</text:p>
          </table:table-cell>
        </table:table-row>
        <table:table-row table:style-name="ro1">
          <table:table-cell office:value-type="float" office:value="956500" calcext:value-type="float">
            <text:p>956500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3773" calcext:value-type="float">
            <text:p>0.003773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3117" calcext:value-type="float">
            <text:p>0.003117</text:p>
          </table:table-cell>
          <table:table-cell office:value-type="float" office:value="0.004116" calcext:value-type="float">
            <text:p>0.004116</text:p>
          </table:table-cell>
        </table:table-row>
        <table:table-row table:style-name="ro1">
          <table:table-cell office:value-type="float" office:value="957500" calcext:value-type="float">
            <text:p>957500</text:p>
          </table:table-cell>
          <table:table-cell office:value-type="float" office:value="0.002956" calcext:value-type="float">
            <text:p>0.002956</text:p>
          </table:table-cell>
          <table:table-cell office:value-type="float" office:value="0.003675" calcext:value-type="float">
            <text:p>0.003675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3455" calcext:value-type="float">
            <text:p>0.003455</text:p>
          </table:table-cell>
        </table:table-row>
        <table:table-row table:style-name="ro1">
          <table:table-cell office:value-type="float" office:value="958500" calcext:value-type="float">
            <text:p>958500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3723" calcext:value-type="float">
            <text:p>0.003723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4603" calcext:value-type="float">
            <text:p>0.004603</text:p>
          </table:table-cell>
        </table:table-row>
        <table:table-row table:style-name="ro1">
          <table:table-cell office:value-type="float" office:value="959500" calcext:value-type="float">
            <text:p>959500</text:p>
          </table:table-cell>
          <table:table-cell office:value-type="float" office:value="0.002982" calcext:value-type="float">
            <text:p>0.002982</text:p>
          </table:table-cell>
          <table:table-cell office:value-type="float" office:value="0.003996" calcext:value-type="float">
            <text:p>0.003996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3503" calcext:value-type="float">
            <text:p>0.003503</text:p>
          </table:table-cell>
        </table:table-row>
        <table:table-row table:style-name="ro1">
          <table:table-cell office:value-type="float" office:value="960500" calcext:value-type="float">
            <text:p>960500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4344" calcext:value-type="float">
            <text:p>0.004344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961500" calcext:value-type="float">
            <text:p>961500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3129" calcext:value-type="float">
            <text:p>0.003129</text:p>
          </table:table-cell>
          <table:table-cell office:value-type="float" office:value="0.003814" calcext:value-type="float">
            <text:p>0.003814</text:p>
          </table:table-cell>
        </table:table-row>
        <table:table-row table:style-name="ro1">
          <table:table-cell office:value-type="float" office:value="962500" calcext:value-type="float">
            <text:p>962500</text:p>
          </table:table-cell>
          <table:table-cell office:value-type="float" office:value="0.002886" calcext:value-type="float">
            <text:p>0.002886</text:p>
          </table:table-cell>
          <table:table-cell office:value-type="float" office:value="0.003557" calcext:value-type="float">
            <text:p>0.003557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3036" calcext:value-type="float">
            <text:p>0.003036</text:p>
          </table:table-cell>
          <table:table-cell office:value-type="float" office:value="0.003566" calcext:value-type="float">
            <text:p>0.003566</text:p>
          </table:table-cell>
        </table:table-row>
        <table:table-row table:style-name="ro1">
          <table:table-cell office:value-type="float" office:value="963500" calcext:value-type="float">
            <text:p>963500</text:p>
          </table:table-cell>
          <table:table-cell office:value-type="float" office:value="0.003107" calcext:value-type="float">
            <text:p>0.003107</text:p>
          </table:table-cell>
          <table:table-cell office:value-type="float" office:value="0.004213" calcext:value-type="float">
            <text:p>0.004213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842" calcext:value-type="float">
            <text:p>0.003842</text:p>
          </table:table-cell>
        </table:table-row>
        <table:table-row table:style-name="ro1">
          <table:table-cell office:value-type="float" office:value="964500" calcext:value-type="float">
            <text:p>964500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03646" calcext:value-type="float">
            <text:p>0.003646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624" calcext:value-type="float">
            <text:p>0.003624</text:p>
          </table:table-cell>
        </table:table-row>
        <table:table-row table:style-name="ro1">
          <table:table-cell office:value-type="float" office:value="965500" calcext:value-type="float">
            <text:p>9655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4053" calcext:value-type="float">
            <text:p>0.004053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966500" calcext:value-type="float">
            <text:p>966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779" calcext:value-type="float">
            <text:p>0.004779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631" calcext:value-type="float">
            <text:p>0.00631</text:p>
          </table:table-cell>
        </table:table-row>
        <table:table-row table:style-name="ro1">
          <table:table-cell office:value-type="float" office:value="967500" calcext:value-type="float">
            <text:p>967500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471" calcext:value-type="float">
            <text:p>0.00471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0.004116" calcext:value-type="float">
            <text:p>0.004116</text:p>
          </table:table-cell>
        </table:table-row>
        <table:table-row table:style-name="ro1">
          <table:table-cell office:value-type="float" office:value="968500" calcext:value-type="float">
            <text:p>968500</text:p>
          </table:table-cell>
          <table:table-cell office:value-type="float" office:value="0.003028" calcext:value-type="float">
            <text:p>0.003028</text:p>
          </table:table-cell>
          <table:table-cell office:value-type="float" office:value="0.00362" calcext:value-type="float">
            <text:p>0.00362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3593" calcext:value-type="float">
            <text:p>0.003593</text:p>
          </table:table-cell>
        </table:table-row>
        <table:table-row table:style-name="ro1">
          <table:table-cell office:value-type="float" office:value="969500" calcext:value-type="float">
            <text:p>969500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0.005672" calcext:value-type="float">
            <text:p>0.005672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0.003805" calcext:value-type="float">
            <text:p>0.003805</text:p>
          </table:table-cell>
        </table:table-row>
        <table:table-row table:style-name="ro1">
          <table:table-cell office:value-type="float" office:value="970500" calcext:value-type="float">
            <text:p>970500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3452" calcext:value-type="float">
            <text:p>0.003452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.004139" calcext:value-type="float">
            <text:p>0.004139</text:p>
          </table:table-cell>
        </table:table-row>
        <table:table-row table:style-name="ro1">
          <table:table-cell office:value-type="float" office:value="971500" calcext:value-type="float">
            <text:p>971500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0.003975" calcext:value-type="float">
            <text:p>0.003975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3054" calcext:value-type="float">
            <text:p>0.003054</text:p>
          </table:table-cell>
          <table:table-cell office:value-type="float" office:value="0.00353" calcext:value-type="float">
            <text:p>0.00353</text:p>
          </table:table-cell>
        </table:table-row>
        <table:table-row table:style-name="ro1">
          <table:table-cell office:value-type="float" office:value="972500" calcext:value-type="float">
            <text:p>972500</text:p>
          </table:table-cell>
          <table:table-cell office:value-type="float" office:value="0.003123" calcext:value-type="float">
            <text:p>0.003123</text:p>
          </table:table-cell>
          <table:table-cell office:value-type="float" office:value="0.003881" calcext:value-type="float">
            <text:p>0.003881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3245" calcext:value-type="float">
            <text:p>0.003245</text:p>
          </table:table-cell>
          <table:table-cell office:value-type="float" office:value="0.003852" calcext:value-type="float">
            <text:p>0.003852</text:p>
          </table:table-cell>
        </table:table-row>
        <table:table-row table:style-name="ro1">
          <table:table-cell office:value-type="float" office:value="973500" calcext:value-type="float">
            <text:p>973500</text:p>
          </table:table-cell>
          <table:table-cell office:value-type="float" office:value="0.002985" calcext:value-type="float">
            <text:p>0.002985</text:p>
          </table:table-cell>
          <table:table-cell office:value-type="float" office:value="0.003617" calcext:value-type="float">
            <text:p>0.003617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04372" calcext:value-type="float">
            <text:p>0.004372</text:p>
          </table:table-cell>
        </table:table-row>
        <table:table-row table:style-name="ro1">
          <table:table-cell office:value-type="float" office:value="974500" calcext:value-type="float">
            <text:p>974500</text:p>
          </table:table-cell>
          <table:table-cell office:value-type="float" office:value="0.003131" calcext:value-type="float">
            <text:p>0.003131</text:p>
          </table:table-cell>
          <table:table-cell office:value-type="float" office:value="0.003428" calcext:value-type="float">
            <text:p>0.003428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354" calcext:value-type="float">
            <text:p>0.00354</text:p>
          </table:table-cell>
        </table:table-row>
        <table:table-row table:style-name="ro1">
          <table:table-cell office:value-type="float" office:value="975500" calcext:value-type="float">
            <text:p>975500</text:p>
          </table:table-cell>
          <table:table-cell office:value-type="float" office:value="0.003033" calcext:value-type="float">
            <text:p>0.003033</text:p>
          </table:table-cell>
          <table:table-cell office:value-type="float" office:value="0.003972" calcext:value-type="float">
            <text:p>0.003972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2976" calcext:value-type="float">
            <text:p>0.002976</text:p>
          </table:table-cell>
          <table:table-cell office:value-type="float" office:value="0.003463" calcext:value-type="float">
            <text:p>0.003463</text:p>
          </table:table-cell>
        </table:table-row>
        <table:table-row table:style-name="ro1">
          <table:table-cell office:value-type="float" office:value="976500" calcext:value-type="float">
            <text:p>976500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3749" calcext:value-type="float">
            <text:p>0.003749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3582" calcext:value-type="float">
            <text:p>0.003582</text:p>
          </table:table-cell>
        </table:table-row>
        <table:table-row table:style-name="ro1">
          <table:table-cell office:value-type="float" office:value="977500" calcext:value-type="float">
            <text:p>977500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0.004748" calcext:value-type="float">
            <text:p>0.004748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03949" calcext:value-type="float">
            <text:p>0.003949</text:p>
          </table:table-cell>
        </table:table-row>
        <table:table-row table:style-name="ro1">
          <table:table-cell office:value-type="float" office:value="978500" calcext:value-type="float">
            <text:p>978500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4229" calcext:value-type="float">
            <text:p>0.004229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3781" calcext:value-type="float">
            <text:p>0.003781</text:p>
          </table:table-cell>
        </table:table-row>
        <table:table-row table:style-name="ro1">
          <table:table-cell office:value-type="float" office:value="979500" calcext:value-type="float">
            <text:p>979500</text:p>
          </table:table-cell>
          <table:table-cell office:value-type="float" office:value="0.002944" calcext:value-type="float">
            <text:p>0.002944</text:p>
          </table:table-cell>
          <table:table-cell office:value-type="float" office:value="0.005156" calcext:value-type="float">
            <text:p>0.005156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608" calcext:value-type="float">
            <text:p>0.003608</text:p>
          </table:table-cell>
        </table:table-row>
        <table:table-row table:style-name="ro1">
          <table:table-cell office:value-type="float" office:value="980500" calcext:value-type="float">
            <text:p>9805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293" calcext:value-type="float">
            <text:p>0.003293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2908" calcext:value-type="float">
            <text:p>0.002908</text:p>
          </table:table-cell>
          <table:table-cell office:value-type="float" office:value="0.004095" calcext:value-type="float">
            <text:p>0.004095</text:p>
          </table:table-cell>
        </table:table-row>
        <table:table-row table:style-name="ro1">
          <table:table-cell office:value-type="float" office:value="981500" calcext:value-type="float">
            <text:p>981500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03875" calcext:value-type="float">
            <text:p>0.003875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484" calcext:value-type="float">
            <text:p>0.003484</text:p>
          </table:table-cell>
        </table:table-row>
        <table:table-row table:style-name="ro1">
          <table:table-cell office:value-type="float" office:value="982500" calcext:value-type="float">
            <text:p>982500</text:p>
          </table:table-cell>
          <table:table-cell office:value-type="float" office:value="0.003153" calcext:value-type="float">
            <text:p>0.003153</text:p>
          </table:table-cell>
          <table:table-cell office:value-type="float" office:value="0.004024" calcext:value-type="float">
            <text:p>0.004024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3038" calcext:value-type="float">
            <text:p>0.003038</text:p>
          </table:table-cell>
          <table:table-cell office:value-type="float" office:value="0.004334" calcext:value-type="float">
            <text:p>0.004334</text:p>
          </table:table-cell>
        </table:table-row>
        <table:table-row table:style-name="ro1">
          <table:table-cell office:value-type="float" office:value="983500" calcext:value-type="float">
            <text:p>983500</text:p>
          </table:table-cell>
          <table:table-cell office:value-type="float" office:value="0.003079" calcext:value-type="float">
            <text:p>0.003079</text:p>
          </table:table-cell>
          <table:table-cell office:value-type="float" office:value="0.003554" calcext:value-type="float">
            <text:p>0.003554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3015" calcext:value-type="float">
            <text:p>0.003015</text:p>
          </table:table-cell>
          <table:table-cell office:value-type="float" office:value="0.003756" calcext:value-type="float">
            <text:p>0.003756</text:p>
          </table:table-cell>
        </table:table-row>
        <table:table-row table:style-name="ro1">
          <table:table-cell office:value-type="float" office:value="984500" calcext:value-type="float">
            <text:p>984500</text:p>
          </table:table-cell>
          <table:table-cell office:value-type="float" office:value="0.003498" calcext:value-type="float">
            <text:p>0.003498</text:p>
          </table:table-cell>
          <table:table-cell office:value-type="float" office:value="0.004449" calcext:value-type="float">
            <text:p>0.004449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4526" calcext:value-type="float">
            <text:p>0.004526</text:p>
          </table:table-cell>
        </table:table-row>
        <table:table-row table:style-name="ro1">
          <table:table-cell office:value-type="float" office:value="985500" calcext:value-type="float">
            <text:p>9855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4391" calcext:value-type="float">
            <text:p>0.004391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438" calcext:value-type="float">
            <text:p>0.00438</text:p>
          </table:table-cell>
        </table:table-row>
        <table:table-row table:style-name="ro1">
          <table:table-cell office:value-type="float" office:value="986500" calcext:value-type="float">
            <text:p>986500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3803" calcext:value-type="float">
            <text:p>0.003803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0.004854" calcext:value-type="float">
            <text:p>0.004854</text:p>
          </table:table-cell>
        </table:table-row>
        <table:table-row table:style-name="ro1">
          <table:table-cell office:value-type="float" office:value="987500" calcext:value-type="float">
            <text:p>987500</text:p>
          </table:table-cell>
          <table:table-cell office:value-type="float" office:value="0.003021" calcext:value-type="float">
            <text:p>0.003021</text:p>
          </table:table-cell>
          <table:table-cell office:value-type="float" office:value="0.004011" calcext:value-type="float">
            <text:p>0.004011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0.004624" calcext:value-type="float">
            <text:p>0.004624</text:p>
          </table:table-cell>
        </table:table-row>
        <table:table-row table:style-name="ro1">
          <table:table-cell office:value-type="float" office:value="988500" calcext:value-type="float">
            <text:p>988500</text:p>
          </table:table-cell>
          <table:table-cell office:value-type="float" office:value="0.002937" calcext:value-type="float">
            <text:p>0.002937</text:p>
          </table:table-cell>
          <table:table-cell office:value-type="float" office:value="0.004219" calcext:value-type="float">
            <text:p>0.004219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2907" calcext:value-type="float">
            <text:p>0.002907</text:p>
          </table:table-cell>
          <table:table-cell office:value-type="float" office:value="0.004098" calcext:value-type="float">
            <text:p>0.004098</text:p>
          </table:table-cell>
        </table:table-row>
        <table:table-row table:style-name="ro1">
          <table:table-cell office:value-type="float" office:value="989500" calcext:value-type="float">
            <text:p>989500</text:p>
          </table:table-cell>
          <table:table-cell office:value-type="float" office:value="0.003116" calcext:value-type="float">
            <text:p>0.003116</text:p>
          </table:table-cell>
          <table:table-cell office:value-type="float" office:value="0.003934" calcext:value-type="float">
            <text:p>0.003934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3114" calcext:value-type="float">
            <text:p>0.003114</text:p>
          </table:table-cell>
          <table:table-cell office:value-type="float" office:value="0.00375" calcext:value-type="float">
            <text:p>0.00375</text:p>
          </table:table-cell>
        </table:table-row>
        <table:table-row table:style-name="ro1">
          <table:table-cell office:value-type="float" office:value="990500" calcext:value-type="float">
            <text:p>990500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0.005064" calcext:value-type="float">
            <text:p>0.005064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3565" calcext:value-type="float">
            <text:p>0.003565</text:p>
          </table:table-cell>
        </table:table-row>
        <table:table-row table:style-name="ro1">
          <table:table-cell office:value-type="float" office:value="991500" calcext:value-type="float">
            <text:p>991500</text:p>
          </table:table-cell>
          <table:table-cell office:value-type="float" office:value="0.003065" calcext:value-type="float">
            <text:p>0.003065</text:p>
          </table:table-cell>
          <table:table-cell office:value-type="float" office:value="0.003612" calcext:value-type="float">
            <text:p>0.003612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2987" calcext:value-type="float">
            <text:p>0.002987</text:p>
          </table:table-cell>
          <table:table-cell office:value-type="float" office:value="0.003754" calcext:value-type="float">
            <text:p>0.003754</text:p>
          </table:table-cell>
        </table:table-row>
        <table:table-row table:style-name="ro1">
          <table:table-cell office:value-type="float" office:value="992500" calcext:value-type="float">
            <text:p>9925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871" calcext:value-type="float">
            <text:p>0.003871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3128" calcext:value-type="float">
            <text:p>0.003128</text:p>
          </table:table-cell>
          <table:table-cell office:value-type="float" office:value="0.006157" calcext:value-type="float">
            <text:p>0.006157</text:p>
          </table:table-cell>
        </table:table-row>
        <table:table-row table:style-name="ro1">
          <table:table-cell office:value-type="float" office:value="993500" calcext:value-type="float">
            <text:p>993500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03789" calcext:value-type="float">
            <text:p>0.003789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2946" calcext:value-type="float">
            <text:p>0.002946</text:p>
          </table:table-cell>
          <table:table-cell office:value-type="float" office:value="0.003705" calcext:value-type="float">
            <text:p>0.003705</text:p>
          </table:table-cell>
        </table:table-row>
        <table:table-row table:style-name="ro1">
          <table:table-cell office:value-type="float" office:value="994500" calcext:value-type="float">
            <text:p>994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4271" calcext:value-type="float">
            <text:p>0.004271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2948" calcext:value-type="float">
            <text:p>0.002948</text:p>
          </table:table-cell>
          <table:table-cell office:value-type="float" office:value="0.003835" calcext:value-type="float">
            <text:p>0.003835</text:p>
          </table:table-cell>
        </table:table-row>
        <table:table-row table:style-name="ro1">
          <table:table-cell office:value-type="float" office:value="995500" calcext:value-type="float">
            <text:p>995500</text:p>
          </table:table-cell>
          <table:table-cell office:value-type="float" office:value="0.003012" calcext:value-type="float">
            <text:p>0.003012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3005" calcext:value-type="float">
            <text:p>0.003005</text:p>
          </table:table-cell>
          <table:table-cell office:value-type="float" office:value="0.003789" calcext:value-type="float">
            <text:p>0.003789</text:p>
          </table:table-cell>
        </table:table-row>
        <table:table-row table:style-name="ro1">
          <table:table-cell office:value-type="float" office:value="996500" calcext:value-type="float">
            <text:p>996500</text:p>
          </table:table-cell>
          <table:table-cell office:value-type="float" office:value="0.003104" calcext:value-type="float">
            <text:p>0.003104</text:p>
          </table:table-cell>
          <table:table-cell office:value-type="float" office:value="0.004438" calcext:value-type="float">
            <text:p>0.004438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3089" calcext:value-type="float">
            <text:p>0.003089</text:p>
          </table:table-cell>
          <table:table-cell office:value-type="float" office:value="0.004131" calcext:value-type="float">
            <text:p>0.004131</text:p>
          </table:table-cell>
        </table:table-row>
        <table:table-row table:style-name="ro1">
          <table:table-cell office:value-type="float" office:value="997500" calcext:value-type="float">
            <text:p>997500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3226" calcext:value-type="float">
            <text:p>0.003226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3663" calcext:value-type="float">
            <text:p>0.003663</text:p>
          </table:table-cell>
        </table:table-row>
        <table:table-row table:style-name="ro1">
          <table:table-cell office:value-type="float" office:value="998500" calcext:value-type="float">
            <text:p>998500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.003836" calcext:value-type="float">
            <text:p>0.003836</text:p>
          </table:table-cell>
        </table:table-row>
        <table:table-row table:style-name="ro1">
          <table:table-cell office:value-type="float" office:value="999500" calcext:value-type="float">
            <text:p>999500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3578" calcext:value-type="float">
            <text:p>0.00357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3112" calcext:value-type="float">
            <text:p>0.003112</text:p>
          </table:table-cell>
          <table:table-cell office:value-type="float" office:value="0.003609" calcext:value-type="float">
            <text:p>0.003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8:45:59.596146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4:06:44.804263419</meta:creation-date>
    <dc:date>2019-11-12T20:10:25.687338104</dc:date>
    <meta:editing-duration>PT3H46M59S</meta:editing-duration>
    <meta:editing-cycles>10</meta:editing-cycles>
    <meta:generator>LibreOffice/6.2.8.2$Linux_X86_64 LibreOffice_project/20$Build-2</meta:generator>
    <meta:document-statistic meta:table-count="2" meta:cell-count="60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33cm" svg:height="17.93cm" xlink:href=".." xlink:type="simple" chart:class="chart:scatter" chart:style-name="ch1">
        <chart:legend chart:legend-position="end" svg:x="30.18cm" svg:y="8.168cm" style:legend-expansion="high" chart:style-name="ch2"/>
        <chart:plot-area chart:style-name="ch3" table:cell-range-address="Sheet1.A2:Sheet1.D17" chart:data-source-has-labels="row" svg:x="0.642cm" svg:y="0.358cm" svg:width="28.896cm" svg:height="17.214cm">
          <chartooo:coordinate-region svg:x="1.369cm" svg:y="0.557cm" svg:width="27.982cm" svg:height="16.3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loext:label-string="&quot;Z=3&quot;" chart:class="chart:scatter">
            <chart:domain table:cell-range-address="Sheet1.A2:Sheet1.A17"/>
            <chart:data-point chart:repeated="16"/>
          </chart:series>
          <chart:series chart:style-name="ch8" chart:values-cell-range-address="Sheet1.C2:Sheet1.C17" loext:label-string="&quot;Z=4&quot;" chart:class="chart:scatter">
            <chart:data-point chart:repeated="16"/>
          </chart:series>
          <chart:series chart:style-name="ch9" chart:values-cell-range-address="Sheet1.D2:Sheet1.D17" loext:label-string="&quot;Z=5&quot;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=3</text:p>
              </table:table-cell>
              <table:table-cell office:value-type="string">
                <text:p>Z=4</text:p>
              </table:table-cell>
              <table:table-cell office:value-type="string">
                <text:p>Z=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7</svg:desc>
                </draw:g>
              </table:table-cell>
              <table:table-cell office:value-type="float" office:value="0.666667">
                <text:p>0.666667</text:p>
                <draw:g>
                  <svg:desc>Sheet1.B2:Sheet1.B17</svg:desc>
                </draw:g>
              </table:table-cell>
              <table:table-cell office:value-type="float" office:value="0.25">
                <text:p>0.25</text:p>
                <draw:g>
                  <svg:desc>Sheet1.C2:Sheet1.C17</svg:desc>
                </draw:g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66667">
                <text:p>0.16666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66667">
                <text:p>0.166667</text:p>
              </table:table-cell>
              <table:table-cell office:value-type="float" office:value="0.1875">
                <text:p>0.18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04167">
                <text:p>0.104167</text:p>
              </table:table-cell>
              <table:table-cell office:value-type="float" office:value="0.1875">
                <text:p>0.187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66667">
                <text:p>0.166667</text:p>
              </table:table-cell>
              <table:table-cell office:value-type="float" office:value="0.132812">
                <text:p>0.13281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82292">
                <text:p>0.182292</text:p>
              </table:table-cell>
              <table:table-cell office:value-type="float" office:value="0.082031">
                <text:p>0.08203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79688">
                <text:p>0.179688</text:p>
              </table:table-cell>
              <table:table-cell office:value-type="float" office:value="0.123047">
                <text:p>0.123047</text:p>
              </table:table-cell>
              <table:table-cell office:value-type="float" office:value="0.096875">
                <text:p>0.0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84896">
                <text:p>0.184896</text:p>
              </table:table-cell>
              <table:table-cell office:value-type="float" office:value="0.123047">
                <text:p>0.123047</text:p>
              </table:table-cell>
              <table:table-cell office:value-type="float" office:value="0.086719">
                <text:p>0.086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46484">
                <text:p>0.146484</text:p>
              </table:table-cell>
              <table:table-cell office:value-type="float" office:value="0.117188">
                <text:p>0.117188</text:p>
              </table:table-cell>
              <table:table-cell office:value-type="float" office:value="0.101953">
                <text:p>0.101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60807">
                <text:p>0.160807</text:p>
              </table:table-cell>
              <table:table-cell office:value-type="float" office:value="0.120117">
                <text:p>0.120117</text:p>
              </table:table-cell>
              <table:table-cell office:value-type="float" office:value="0.09668">
                <text:p>0.09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44857">
                <text:p>0.144857</text:p>
              </table:table-cell>
              <table:table-cell office:value-type="float" office:value="0.109619">
                <text:p>0.109619</text:p>
              </table:table-cell>
              <table:table-cell office:value-type="float" office:value="0.092578">
                <text:p>0.0925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35742">
                <text:p>0.135742</text:p>
              </table:table-cell>
              <table:table-cell office:value-type="float" office:value="0.106445">
                <text:p>0.106445</text:p>
              </table:table-cell>
              <table:table-cell office:value-type="float" office:value="0.080859">
                <text:p>0.080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2559">
                <text:p>0.122559</text:p>
              </table:table-cell>
              <table:table-cell office:value-type="float" office:value="0.0896">
                <text:p>0.0896</text:p>
              </table:table-cell>
              <table:table-cell office:value-type="float" office:value="0.072583">
                <text:p>0.0725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6802">
                <text:p>0.096802</text:p>
              </table:table-cell>
              <table:table-cell office:value-type="float" office:value="0.067856">
                <text:p>0.067856</text:p>
              </table:table-cell>
              <table:table-cell office:value-type="float" office:value="0.053271">
                <text:p>0.053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1816">
                <text:p>0.21816</text:p>
              </table:table-cell>
              <table:table-cell office:value-type="float" office:value="0.166046">
                <text:p>0.166046</text:p>
              </table:table-cell>
              <table:table-cell office:value-type="float" office:value="0.133209">
                <text:p>0.1332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25cm" svg:height="14.716cm" xlink:href=".." xlink:type="simple" chart:class="chart:scatter" chart:style-name="ch1">
        <chart:legend chart:legend-position="end" svg:x="27.573cm" svg:y="6.81cm" style:legend-expansion="high" chart:style-name="ch2"/>
        <chart:plot-area chart:style-name="ch3" table:cell-range-address="Sheet2.A2:Sheet2.C2002" svg:x="0.608cm" svg:y="0.294cm" svg:width="26.357cm" svg:height="14.128cm">
          <chartooo:coordinate-region svg:x="1.706cm" svg:y="0.493cm" svg:width="24.609cm" svg:height="13.28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2.B2:Sheet2.B2002" chart:class="chart:scatter">
            <chart:domain table:cell-range-address="Sheet2.A2:Sheet2.A2002"/>
            <chart:data-point chart:repeated="2001"/>
          </chart:series>
          <chart:series chart:style-name="ch8" chart:values-cell-range-address="Sheet2.C2:Sheet2.C2002" chart:class="chart:scatter">
            <chart:data-point chart:repeated="2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002</svg:desc>
                </draw:g>
              </table:table-cell>
              <table:table-cell office:value-type="float" office:value="0.003355">
                <text:p>0.003355</text:p>
                <draw:g>
                  <svg:desc>Sheet2.B2:Sheet2.B2002</svg:desc>
                </draw:g>
              </table:table-cell>
              <table:table-cell office:value-type="float" office:value="0.003637">
                <text:p>0.003637</text:p>
                <draw:g>
                  <svg:desc>Sheet2.C2:Sheet2.C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003224">
                <text:p>0.003224</text:p>
              </table:table-cell>
              <table:table-cell office:value-type="float" office:value="0.003681">
                <text:p>0.0036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3175">
                <text:p>0.003175</text:p>
              </table:table-cell>
              <table:table-cell office:value-type="float" office:value="0.003854">
                <text:p>0.003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02984">
                <text:p>0.002984</text:p>
              </table:table-cell>
              <table:table-cell office:value-type="float" office:value="0.003862">
                <text:p>0.003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539">
                <text:p>0.003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003398">
                <text:p>0.003398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205">
                <text:p>0.0032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003296">
                <text:p>0.003296</text:p>
              </table:table-cell>
              <table:table-cell office:value-type="float" office:value="0.00436">
                <text:p>0.00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413">
                <text:p>0.003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3092">
                <text:p>0.0030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002923">
                <text:p>0.002923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704">
                <text:p>0.0037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003193">
                <text:p>0.003193</text:p>
              </table:table-cell>
              <table:table-cell office:value-type="float" office:value="0.003574">
                <text:p>0.003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003246">
                <text:p>0.003246</text:p>
              </table:table-cell>
              <table:table-cell office:value-type="float" office:value="0.004086">
                <text:p>0.004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004018">
                <text:p>0.004018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00286">
                <text:p>0.00286</text:p>
              </table:table-cell>
              <table:table-cell office:value-type="float" office:value="0.004136">
                <text:p>0.004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848">
                <text:p>0.003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002842">
                <text:p>0.002842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003514">
                <text:p>0.003514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002922">
                <text:p>0.002922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002939">
                <text:p>0.002939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002856">
                <text:p>0.002856</text:p>
              </table:table-cell>
              <table:table-cell office:value-type="float" office:value="0.004733">
                <text:p>0.004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002916">
                <text:p>0.002916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543">
                <text:p>0.003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003142">
                <text:p>0.003142</text:p>
              </table:table-cell>
              <table:table-cell office:value-type="float" office:value="0.003654">
                <text:p>0.0036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43">
                <text:p>0.0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003495">
                <text:p>0.003495</text:p>
              </table:table-cell>
              <table:table-cell office:value-type="float" office:value="0.003409">
                <text:p>0.00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21">
                <text:p>0.00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003208">
                <text:p>0.003208</text:p>
              </table:table-cell>
              <table:table-cell office:value-type="float" office:value="0.003135">
                <text:p>0.003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00324">
                <text:p>0.00324</text:p>
              </table:table-cell>
              <table:table-cell office:value-type="float" office:value="0.003708">
                <text:p>0.003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003142">
                <text:p>0.003142</text:p>
              </table:table-cell>
              <table:table-cell office:value-type="float" office:value="0.005315">
                <text:p>0.005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002916">
                <text:p>0.002916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003975">
                <text:p>0.003975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003232">
                <text:p>0.003232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402">
                <text:p>0.0034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004045">
                <text:p>0.004045</text:p>
              </table:table-cell>
              <table:table-cell office:value-type="float" office:value="0.003654">
                <text:p>0.0036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003191">
                <text:p>0.003191</text:p>
              </table:table-cell>
              <table:table-cell office:value-type="float" office:value="0.003453">
                <text:p>0.0034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489">
                <text:p>0.0034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003286">
                <text:p>0.003286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699">
                <text:p>0.0036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00326">
                <text:p>0.00326</text:p>
              </table:table-cell>
              <table:table-cell office:value-type="float" office:value="0.004608">
                <text:p>0.0046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003225">
                <text:p>0.003225</text:p>
              </table:table-cell>
              <table:table-cell office:value-type="float" office:value="0.004218">
                <text:p>0.0042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003855">
                <text:p>0.003855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003563">
                <text:p>0.003563</text:p>
              </table:table-cell>
              <table:table-cell office:value-type="float" office:value="0.003907">
                <text:p>0.0039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002873">
                <text:p>0.002873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00326">
                <text:p>0.00326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599">
                <text:p>0.003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0031">
                <text:p>0.0031</text:p>
              </table:table-cell>
              <table:table-cell office:value-type="float" office:value="0.003449">
                <text:p>0.003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002975">
                <text:p>0.002975</text:p>
              </table:table-cell>
              <table:table-cell office:value-type="float" office:value="0.003775">
                <text:p>0.003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003702">
                <text:p>0.003702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003183">
                <text:p>0.003183</text:p>
              </table:table-cell>
              <table:table-cell office:value-type="float" office:value="0.003374">
                <text:p>0.003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003066">
                <text:p>0.003066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798">
                <text:p>0.0037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68">
                <text:p>0.003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003478">
                <text:p>0.003478</text:p>
              </table:table-cell>
              <table:table-cell office:value-type="float" office:value="0.003737">
                <text:p>0.003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326">
                <text:p>0.003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5051">
                <text:p>0.005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003194">
                <text:p>0.003194</text:p>
              </table:table-cell>
              <table:table-cell office:value-type="float" office:value="0.006452">
                <text:p>0.0064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003599">
                <text:p>0.003599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003207">
                <text:p>0.003207</text:p>
              </table:table-cell>
              <table:table-cell office:value-type="float" office:value="0.005598">
                <text:p>0.0055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003205">
                <text:p>0.003205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004212">
                <text:p>0.004212</text:p>
              </table:table-cell>
              <table:table-cell office:value-type="float" office:value="0.004144">
                <text:p>0.0041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445">
                <text:p>0.0034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4233">
                <text:p>0.004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003289">
                <text:p>0.003289</text:p>
              </table:table-cell>
              <table:table-cell office:value-type="float" office:value="0.003637">
                <text:p>0.0036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002779">
                <text:p>0.002779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523">
                <text:p>0.0035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00324">
                <text:p>0.00324</text:p>
              </table:table-cell>
              <table:table-cell office:value-type="float" office:value="0.003793">
                <text:p>0.0037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002784">
                <text:p>0.002784</text:p>
              </table:table-cell>
              <table:table-cell office:value-type="float" office:value="0.004824">
                <text:p>0.0048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003302">
                <text:p>0.003302</text:p>
              </table:table-cell>
              <table:table-cell office:value-type="float" office:value="0.003405">
                <text:p>0.003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443">
                <text:p>0.00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127">
                <text:p>0.0031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00315">
                <text:p>0.00315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00335">
                <text:p>0.00335</text:p>
              </table:table-cell>
              <table:table-cell office:value-type="float" office:value="0.003441">
                <text:p>0.003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002745">
                <text:p>0.002745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412">
                <text:p>0.003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567">
                <text:p>0.0035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003224">
                <text:p>0.003224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002833">
                <text:p>0.002833</text:p>
              </table:table-cell>
              <table:table-cell office:value-type="float" office:value="0.003658">
                <text:p>0.003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5147">
                <text:p>0.005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003952">
                <text:p>0.003952</text:p>
              </table:table-cell>
              <table:table-cell office:value-type="float" office:value="0.003566">
                <text:p>0.0035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00304">
                <text:p>0.00304</text:p>
              </table:table-cell>
              <table:table-cell office:value-type="float" office:value="0.004536">
                <text:p>0.004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004148">
                <text:p>0.004148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003395">
                <text:p>0.003395</text:p>
              </table:table-cell>
              <table:table-cell office:value-type="float" office:value="0.002846">
                <text:p>0.0028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00306">
                <text:p>0.00306</text:p>
              </table:table-cell>
              <table:table-cell office:value-type="float" office:value="0.003866">
                <text:p>0.0038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004558">
                <text:p>0.004558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002958">
                <text:p>0.002958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00">
                <text:p>50000</text:p>
              </table:table-cell>
              <table:table-cell office:value-type="float" office:value="0.003451">
                <text:p>0.003451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00">
                <text:p>50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4266">
                <text:p>0.0042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00">
                <text:p>51000</text:p>
              </table:table-cell>
              <table:table-cell office:value-type="float" office:value="0.002974">
                <text:p>0.002974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00">
                <text:p>51500</text:p>
              </table:table-cell>
              <table:table-cell office:value-type="float" office:value="0.003196">
                <text:p>0.003196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00">
                <text:p>52000</text:p>
              </table:table-cell>
              <table:table-cell office:value-type="float" office:value="0.003281">
                <text:p>0.003281</text:p>
              </table:table-cell>
              <table:table-cell office:value-type="float" office:value="0.004117">
                <text:p>0.0041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00">
                <text:p>52500</text:p>
              </table:table-cell>
              <table:table-cell office:value-type="float" office:value="0.003295">
                <text:p>0.003295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00">
                <text:p>53000</text:p>
              </table:table-cell>
              <table:table-cell office:value-type="float" office:value="0.002915">
                <text:p>0.002915</text:p>
              </table:table-cell>
              <table:table-cell office:value-type="float" office:value="0.004507">
                <text:p>0.0045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00">
                <text:p>53500</text:p>
              </table:table-cell>
              <table:table-cell office:value-type="float" office:value="0.003912">
                <text:p>0.003912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00">
                <text:p>54000</text:p>
              </table:table-cell>
              <table:table-cell office:value-type="float" office:value="0.004111">
                <text:p>0.004111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00">
                <text:p>54500</text:p>
              </table:table-cell>
              <table:table-cell office:value-type="float" office:value="0.003454">
                <text:p>0.003454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00">
                <text:p>55000</text:p>
              </table:table-cell>
              <table:table-cell office:value-type="float" office:value="0.003214">
                <text:p>0.003214</text:p>
              </table:table-cell>
              <table:table-cell office:value-type="float" office:value="0.003451">
                <text:p>0.0034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00">
                <text:p>55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00">
                <text:p>56000</text:p>
              </table:table-cell>
              <table:table-cell office:value-type="float" office:value="0.00365">
                <text:p>0.00365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00">
                <text:p>565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00">
                <text:p>57000</text:p>
              </table:table-cell>
              <table:table-cell office:value-type="float" office:value="0.003148">
                <text:p>0.003148</text:p>
              </table:table-cell>
              <table:table-cell office:value-type="float" office:value="0.003665">
                <text:p>0.0036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00">
                <text:p>57500</text:p>
              </table:table-cell>
              <table:table-cell office:value-type="float" office:value="0.003214">
                <text:p>0.003214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00">
                <text:p>58000</text:p>
              </table:table-cell>
              <table:table-cell office:value-type="float" office:value="0.002969">
                <text:p>0.002969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00">
                <text:p>58500</text:p>
              </table:table-cell>
              <table:table-cell office:value-type="float" office:value="0.003252">
                <text:p>0.003252</text:p>
              </table:table-cell>
              <table:table-cell office:value-type="float" office:value="0.003831">
                <text:p>0.0038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00">
                <text:p>590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4379">
                <text:p>0.0043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00">
                <text:p>59500</text:p>
              </table:table-cell>
              <table:table-cell office:value-type="float" office:value="0.003661">
                <text:p>0.003661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00">
                <text:p>60000</text:p>
              </table:table-cell>
              <table:table-cell office:value-type="float" office:value="0.003683">
                <text:p>0.003683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00">
                <text:p>60500</text:p>
              </table:table-cell>
              <table:table-cell office:value-type="float" office:value="0.002889">
                <text:p>0.002889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00">
                <text:p>61000</text:p>
              </table:table-cell>
              <table:table-cell office:value-type="float" office:value="0.002824">
                <text:p>0.002824</text:p>
              </table:table-cell>
              <table:table-cell office:value-type="float" office:value="0.002856">
                <text:p>0.0028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00">
                <text:p>615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00">
                <text:p>62000</text:p>
              </table:table-cell>
              <table:table-cell office:value-type="float" office:value="0.00339">
                <text:p>0.00339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00">
                <text:p>625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484">
                <text:p>0.0034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00">
                <text:p>63000</text:p>
              </table:table-cell>
              <table:table-cell office:value-type="float" office:value="0.005131">
                <text:p>0.005131</text:p>
              </table:table-cell>
              <table:table-cell office:value-type="float" office:value="0.003309">
                <text:p>0.0033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00">
                <text:p>635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00">
                <text:p>640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00">
                <text:p>64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00">
                <text:p>65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00">
                <text:p>65500</text:p>
              </table:table-cell>
              <table:table-cell office:value-type="float" office:value="0.002694">
                <text:p>0.002694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00">
                <text:p>660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00">
                <text:p>665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00">
                <text:p>670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00">
                <text:p>67500</text:p>
              </table:table-cell>
              <table:table-cell office:value-type="float" office:value="0.003186">
                <text:p>0.003186</text:p>
              </table:table-cell>
              <table:table-cell office:value-type="float" office:value="0.003643">
                <text:p>0.003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00">
                <text:p>68000</text:p>
              </table:table-cell>
              <table:table-cell office:value-type="float" office:value="0.003021">
                <text:p>0.003021</text:p>
              </table:table-cell>
              <table:table-cell office:value-type="float" office:value="0.003776">
                <text:p>0.003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00">
                <text:p>68500</text:p>
              </table:table-cell>
              <table:table-cell office:value-type="float" office:value="0.002974">
                <text:p>0.002974</text:p>
              </table:table-cell>
              <table:table-cell office:value-type="float" office:value="0.003667">
                <text:p>0.003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00">
                <text:p>69000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00">
                <text:p>69500</text:p>
              </table:table-cell>
              <table:table-cell office:value-type="float" office:value="0.003503">
                <text:p>0.003503</text:p>
              </table:table-cell>
              <table:table-cell office:value-type="float" office:value="0.004121">
                <text:p>0.004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00">
                <text:p>70000</text:p>
              </table:table-cell>
              <table:table-cell office:value-type="float" office:value="0.003474">
                <text:p>0.003474</text:p>
              </table:table-cell>
              <table:table-cell office:value-type="float" office:value="0.004033">
                <text:p>0.0040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00">
                <text:p>70500</text:p>
              </table:table-cell>
              <table:table-cell office:value-type="float" office:value="0.00305">
                <text:p>0.00305</text:p>
              </table:table-cell>
              <table:table-cell office:value-type="float" office:value="0.004999">
                <text:p>0.004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00">
                <text:p>71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00">
                <text:p>71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247">
                <text:p>0.0032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00">
                <text:p>7200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4339">
                <text:p>0.004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00">
                <text:p>72500</text:p>
              </table:table-cell>
              <table:table-cell office:value-type="float" office:value="0.002959">
                <text:p>0.002959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00">
                <text:p>73000</text:p>
              </table:table-cell>
              <table:table-cell office:value-type="float" office:value="0.003014">
                <text:p>0.003014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00">
                <text:p>73500</text:p>
              </table:table-cell>
              <table:table-cell office:value-type="float" office:value="0.003302">
                <text:p>0.003302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00">
                <text:p>74000</text:p>
              </table:table-cell>
              <table:table-cell office:value-type="float" office:value="0.004621">
                <text:p>0.004621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00">
                <text:p>74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00">
                <text:p>75000</text:p>
              </table:table-cell>
              <table:table-cell office:value-type="float" office:value="0.003709">
                <text:p>0.003709</text:p>
              </table:table-cell>
              <table:table-cell office:value-type="float" office:value="0.005232">
                <text:p>0.005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00">
                <text:p>75500</text:p>
              </table:table-cell>
              <table:table-cell office:value-type="float" office:value="0.003604">
                <text:p>0.003604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00">
                <text:p>76000</text:p>
              </table:table-cell>
              <table:table-cell office:value-type="float" office:value="0.003166">
                <text:p>0.00316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00">
                <text:p>765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00">
                <text:p>770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5444">
                <text:p>0.0054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00">
                <text:p>77500</text:p>
              </table:table-cell>
              <table:table-cell office:value-type="float" office:value="0.003027">
                <text:p>0.003027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00">
                <text:p>78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493">
                <text:p>0.0034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00">
                <text:p>78500</text:p>
              </table:table-cell>
              <table:table-cell office:value-type="float" office:value="0.003039">
                <text:p>0.003039</text:p>
              </table:table-cell>
              <table:table-cell office:value-type="float" office:value="0.003217">
                <text:p>0.00321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00">
                <text:p>79000</text:p>
              </table:table-cell>
              <table:table-cell office:value-type="float" office:value="0.003305">
                <text:p>0.003305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00">
                <text:p>79500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00">
                <text:p>800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00">
                <text:p>805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498">
                <text:p>0.003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00">
                <text:p>81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00">
                <text:p>81500</text:p>
              </table:table-cell>
              <table:table-cell office:value-type="float" office:value="0.002957">
                <text:p>0.002957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00">
                <text:p>82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00">
                <text:p>825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00">
                <text:p>83000</text:p>
              </table:table-cell>
              <table:table-cell office:value-type="float" office:value="0.003213">
                <text:p>0.003213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00">
                <text:p>8350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00">
                <text:p>84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00">
                <text:p>84500</text:p>
              </table:table-cell>
              <table:table-cell office:value-type="float" office:value="0.003192">
                <text:p>0.003192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00">
                <text:p>85000</text:p>
              </table:table-cell>
              <table:table-cell office:value-type="float" office:value="0.003158">
                <text:p>0.003158</text:p>
              </table:table-cell>
              <table:table-cell office:value-type="float" office:value="0.003963">
                <text:p>0.0039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00">
                <text:p>855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357">
                <text:p>0.003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00">
                <text:p>86000</text:p>
              </table:table-cell>
              <table:table-cell office:value-type="float" office:value="0.00297">
                <text:p>0.00297</text:p>
              </table:table-cell>
              <table:table-cell office:value-type="float" office:value="0.003539">
                <text:p>0.003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00">
                <text:p>86500</text:p>
              </table:table-cell>
              <table:table-cell office:value-type="float" office:value="0.004596">
                <text:p>0.004596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00">
                <text:p>87000</text:p>
              </table:table-cell>
              <table:table-cell office:value-type="float" office:value="0.002953">
                <text:p>0.002953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00">
                <text:p>87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00">
                <text:p>880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00">
                <text:p>88500</text:p>
              </table:table-cell>
              <table:table-cell office:value-type="float" office:value="0.003155">
                <text:p>0.003155</text:p>
              </table:table-cell>
              <table:table-cell office:value-type="float" office:value="0.003537">
                <text:p>0.0035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00">
                <text:p>890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3077">
                <text:p>0.0030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00">
                <text:p>89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23">
                <text:p>0.003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00">
                <text:p>90000</text:p>
              </table:table-cell>
              <table:table-cell office:value-type="float" office:value="0.003329">
                <text:p>0.003329</text:p>
              </table:table-cell>
              <table:table-cell office:value-type="float" office:value="0.003593">
                <text:p>0.0035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00">
                <text:p>90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00">
                <text:p>91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00">
                <text:p>91500</text:p>
              </table:table-cell>
              <table:table-cell office:value-type="float" office:value="0.003611">
                <text:p>0.003611</text:p>
              </table:table-cell>
              <table:table-cell office:value-type="float" office:value="0.003217">
                <text:p>0.003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00">
                <text:p>920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00">
                <text:p>92500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00">
                <text:p>93000</text:p>
              </table:table-cell>
              <table:table-cell office:value-type="float" office:value="0.004097">
                <text:p>0.004097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00">
                <text:p>93500</text:p>
              </table:table-cell>
              <table:table-cell office:value-type="float" office:value="0.003243">
                <text:p>0.003243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00">
                <text:p>94000</text:p>
              </table:table-cell>
              <table:table-cell office:value-type="float" office:value="0.00387">
                <text:p>0.00387</text:p>
              </table:table-cell>
              <table:table-cell office:value-type="float" office:value="0.003237">
                <text:p>0.0032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00">
                <text:p>945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217">
                <text:p>0.0032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00">
                <text:p>95000</text:p>
              </table:table-cell>
              <table:table-cell office:value-type="float" office:value="0.003154">
                <text:p>0.003154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00">
                <text:p>95500</text:p>
              </table:table-cell>
              <table:table-cell office:value-type="float" office:value="0.003144">
                <text:p>0.003144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00">
                <text:p>96000</text:p>
              </table:table-cell>
              <table:table-cell office:value-type="float" office:value="0.003231">
                <text:p>0.003231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00">
                <text:p>96500</text:p>
              </table:table-cell>
              <table:table-cell office:value-type="float" office:value="0.003296">
                <text:p>0.003296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00">
                <text:p>97000</text:p>
              </table:table-cell>
              <table:table-cell office:value-type="float" office:value="0.003251">
                <text:p>0.003251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00">
                <text:p>97500</text:p>
              </table:table-cell>
              <table:table-cell office:value-type="float" office:value="0.003228">
                <text:p>0.003228</text:p>
              </table:table-cell>
              <table:table-cell office:value-type="float" office:value="0.003246">
                <text:p>0.003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00">
                <text:p>98000</text:p>
              </table:table-cell>
              <table:table-cell office:value-type="float" office:value="0.00392">
                <text:p>0.00392</text:p>
              </table:table-cell>
              <table:table-cell office:value-type="float" office:value="0.003305">
                <text:p>0.0033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00">
                <text:p>98500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149">
                <text:p>0.0031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00">
                <text:p>990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00">
                <text:p>99500</text:p>
              </table:table-cell>
              <table:table-cell office:value-type="float" office:value="0.002972">
                <text:p>0.002972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">
                <text:p>100000</text:p>
              </table:table-cell>
              <table:table-cell office:value-type="float" office:value="0.003722">
                <text:p>0.003722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00">
                <text:p>100500</text:p>
              </table:table-cell>
              <table:table-cell office:value-type="float" office:value="0.003496">
                <text:p>0.003496</text:p>
              </table:table-cell>
              <table:table-cell office:value-type="float" office:value="0.00356">
                <text:p>0.00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00">
                <text:p>1010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00">
                <text:p>1015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00">
                <text:p>102000</text:p>
              </table:table-cell>
              <table:table-cell office:value-type="float" office:value="0.00315">
                <text:p>0.00315</text:p>
              </table:table-cell>
              <table:table-cell office:value-type="float" office:value="0.003058">
                <text:p>0.0030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00">
                <text:p>102500</text:p>
              </table:table-cell>
              <table:table-cell office:value-type="float" office:value="0.003402">
                <text:p>0.003402</text:p>
              </table:table-cell>
              <table:table-cell office:value-type="float" office:value="0.00405">
                <text:p>0.004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00">
                <text:p>103000</text:p>
              </table:table-cell>
              <table:table-cell office:value-type="float" office:value="0.003336">
                <text:p>0.003336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00">
                <text:p>103500</text:p>
              </table:table-cell>
              <table:table-cell office:value-type="float" office:value="0.002936">
                <text:p>0.002936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00">
                <text:p>104000</text:p>
              </table:table-cell>
              <table:table-cell office:value-type="float" office:value="0.003161">
                <text:p>0.003161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00">
                <text:p>104500</text:p>
              </table:table-cell>
              <table:table-cell office:value-type="float" office:value="0.0031">
                <text:p>0.0031</text:p>
              </table:table-cell>
              <table:table-cell office:value-type="float" office:value="0.003601">
                <text:p>0.003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00">
                <text:p>1050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489">
                <text:p>0.0034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00">
                <text:p>105500</text:p>
              </table:table-cell>
              <table:table-cell office:value-type="float" office:value="0.003768">
                <text:p>0.003768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00">
                <text:p>1060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372">
                <text:p>0.0033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00">
                <text:p>106500</text:p>
              </table:table-cell>
              <table:table-cell office:value-type="float" office:value="0.003788">
                <text:p>0.003788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00">
                <text:p>107000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269">
                <text:p>0.0032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00">
                <text:p>107500</text:p>
              </table:table-cell>
              <table:table-cell office:value-type="float" office:value="0.00309">
                <text:p>0.00309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00">
                <text:p>108000</text:p>
              </table:table-cell>
              <table:table-cell office:value-type="float" office:value="0.002901">
                <text:p>0.002901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00">
                <text:p>1085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408">
                <text:p>0.0034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00">
                <text:p>109000</text:p>
              </table:table-cell>
              <table:table-cell office:value-type="float" office:value="0.003706">
                <text:p>0.003706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00">
                <text:p>109500</text:p>
              </table:table-cell>
              <table:table-cell office:value-type="float" office:value="0.002831">
                <text:p>0.002831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00">
                <text:p>110000</text:p>
              </table:table-cell>
              <table:table-cell office:value-type="float" office:value="0.00298">
                <text:p>0.00298</text:p>
              </table:table-cell>
              <table:table-cell office:value-type="float" office:value="0.003122">
                <text:p>0.0031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00">
                <text:p>110500</text:p>
              </table:table-cell>
              <table:table-cell office:value-type="float" office:value="0.003383">
                <text:p>0.003383</text:p>
              </table:table-cell>
              <table:table-cell office:value-type="float" office:value="0.00321">
                <text:p>0.003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00">
                <text:p>1110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243">
                <text:p>0.0032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00">
                <text:p>111500</text:p>
              </table:table-cell>
              <table:table-cell office:value-type="float" office:value="0.003808">
                <text:p>0.003808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00">
                <text:p>1120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3373">
                <text:p>0.003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00">
                <text:p>112500</text:p>
              </table:table-cell>
              <table:table-cell office:value-type="float" office:value="0.002954">
                <text:p>0.002954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00">
                <text:p>113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138">
                <text:p>0.0031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00">
                <text:p>1135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00">
                <text:p>1140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277">
                <text:p>0.0032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00">
                <text:p>1145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091">
                <text:p>0.0030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00">
                <text:p>115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00">
                <text:p>1155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197">
                <text:p>0.0031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00">
                <text:p>1160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00">
                <text:p>116500</text:p>
              </table:table-cell>
              <table:table-cell office:value-type="float" office:value="0.003153">
                <text:p>0.003153</text:p>
              </table:table-cell>
              <table:table-cell office:value-type="float" office:value="0.003234">
                <text:p>0.0032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00">
                <text:p>117000</text:p>
              </table:table-cell>
              <table:table-cell office:value-type="float" office:value="0.002983">
                <text:p>0.002983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00">
                <text:p>117500</text:p>
              </table:table-cell>
              <table:table-cell office:value-type="float" office:value="0.003817">
                <text:p>0.003817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00">
                <text:p>118000</text:p>
              </table:table-cell>
              <table:table-cell office:value-type="float" office:value="0.003389">
                <text:p>0.003389</text:p>
              </table:table-cell>
              <table:table-cell office:value-type="float" office:value="0.006016">
                <text:p>0.006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00">
                <text:p>118500</text:p>
              </table:table-cell>
              <table:table-cell office:value-type="float" office:value="0.003174">
                <text:p>0.003174</text:p>
              </table:table-cell>
              <table:table-cell office:value-type="float" office:value="0.003093">
                <text:p>0.003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00">
                <text:p>119000</text:p>
              </table:table-cell>
              <table:table-cell office:value-type="float" office:value="0.003108">
                <text:p>0.003108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00">
                <text:p>119500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00">
                <text:p>120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00">
                <text:p>1205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299">
                <text:p>0.0032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00">
                <text:p>121000</text:p>
              </table:table-cell>
              <table:table-cell office:value-type="float" office:value="0.003159">
                <text:p>0.003159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00">
                <text:p>121500</text:p>
              </table:table-cell>
              <table:table-cell office:value-type="float" office:value="0.003879">
                <text:p>0.003879</text:p>
              </table:table-cell>
              <table:table-cell office:value-type="float" office:value="0.00321">
                <text:p>0.003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00">
                <text:p>122000</text:p>
              </table:table-cell>
              <table:table-cell office:value-type="float" office:value="0.003222">
                <text:p>0.003222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00">
                <text:p>122500</text:p>
              </table:table-cell>
              <table:table-cell office:value-type="float" office:value="0.003005">
                <text:p>0.003005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00">
                <text:p>123000</text:p>
              </table:table-cell>
              <table:table-cell office:value-type="float" office:value="0.003164">
                <text:p>0.003164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00">
                <text:p>1235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286">
                <text:p>0.0032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00">
                <text:p>124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00">
                <text:p>124500</text:p>
              </table:table-cell>
              <table:table-cell office:value-type="float" office:value="0.002958">
                <text:p>0.002958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00">
                <text:p>125000</text:p>
              </table:table-cell>
              <table:table-cell office:value-type="float" office:value="0.003212">
                <text:p>0.003212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00">
                <text:p>125500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157">
                <text:p>0.0031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00">
                <text:p>126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00">
                <text:p>126500</text:p>
              </table:table-cell>
              <table:table-cell office:value-type="float" office:value="0.003137">
                <text:p>0.003137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00">
                <text:p>127000</text:p>
              </table:table-cell>
              <table:table-cell office:value-type="float" office:value="0.0032">
                <text:p>0.0032</text:p>
              </table:table-cell>
              <table:table-cell office:value-type="float" office:value="0.003367">
                <text:p>0.0033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00">
                <text:p>127500</text:p>
              </table:table-cell>
              <table:table-cell office:value-type="float" office:value="0.002998">
                <text:p>0.002998</text:p>
              </table:table-cell>
              <table:table-cell office:value-type="float" office:value="0.003179">
                <text:p>0.0031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00">
                <text:p>1280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00">
                <text:p>1285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00">
                <text:p>129000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262">
                <text:p>0.0032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00">
                <text:p>129500</text:p>
              </table:table-cell>
              <table:table-cell office:value-type="float" office:value="0.002975">
                <text:p>0.002975</text:p>
              </table:table-cell>
              <table:table-cell office:value-type="float" office:value="0.003247">
                <text:p>0.0032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00">
                <text:p>130000</text:p>
              </table:table-cell>
              <table:table-cell office:value-type="float" office:value="0.003311">
                <text:p>0.003311</text:p>
              </table:table-cell>
              <table:table-cell office:value-type="float" office:value="0.003101">
                <text:p>0.0031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00">
                <text:p>130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22">
                <text:p>0.003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00">
                <text:p>1310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3086">
                <text:p>0.0030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00">
                <text:p>131500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00">
                <text:p>1320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00">
                <text:p>1325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00">
                <text:p>1330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00">
                <text:p>133500</text:p>
              </table:table-cell>
              <table:table-cell office:value-type="float" office:value="0.00375">
                <text:p>0.00375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00">
                <text:p>1340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233">
                <text:p>0.0032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00">
                <text:p>134500</text:p>
              </table:table-cell>
              <table:table-cell office:value-type="float" office:value="0.003266">
                <text:p>0.003266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00">
                <text:p>135000</text:p>
              </table:table-cell>
              <table:table-cell office:value-type="float" office:value="0.003677">
                <text:p>0.003677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00">
                <text:p>135500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00">
                <text:p>136000</text:p>
              </table:table-cell>
              <table:table-cell office:value-type="float" office:value="0.003417">
                <text:p>0.003417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00">
                <text:p>136500</text:p>
              </table:table-cell>
              <table:table-cell office:value-type="float" office:value="0.00289">
                <text:p>0.00289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00">
                <text:p>1370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00">
                <text:p>137500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246">
                <text:p>0.003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00">
                <text:p>138000</text:p>
              </table:table-cell>
              <table:table-cell office:value-type="float" office:value="0.005086">
                <text:p>0.005086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00">
                <text:p>138500</text:p>
              </table:table-cell>
              <table:table-cell office:value-type="float" office:value="0.003628">
                <text:p>0.003628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00">
                <text:p>139000</text:p>
              </table:table-cell>
              <table:table-cell office:value-type="float" office:value="0.003876">
                <text:p>0.003876</text:p>
              </table:table-cell>
              <table:table-cell office:value-type="float" office:value="0.003777">
                <text:p>0.0037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00">
                <text:p>139500</text:p>
              </table:table-cell>
              <table:table-cell office:value-type="float" office:value="0.00325">
                <text:p>0.00325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00">
                <text:p>140000</text:p>
              </table:table-cell>
              <table:table-cell office:value-type="float" office:value="0.003267">
                <text:p>0.003267</text:p>
              </table:table-cell>
              <table:table-cell office:value-type="float" office:value="0.003129">
                <text:p>0.0031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00">
                <text:p>140500</text:p>
              </table:table-cell>
              <table:table-cell office:value-type="float" office:value="0.002851">
                <text:p>0.002851</text:p>
              </table:table-cell>
              <table:table-cell office:value-type="float" office:value="0.003223">
                <text:p>0.0032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00">
                <text:p>1410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146">
                <text:p>0.0031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00">
                <text:p>1415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00">
                <text:p>142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00">
                <text:p>142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00">
                <text:p>1430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00">
                <text:p>143500</text:p>
              </table:table-cell>
              <table:table-cell office:value-type="float" office:value="0.003358">
                <text:p>0.003358</text:p>
              </table:table-cell>
              <table:table-cell office:value-type="float" office:value="0.003324">
                <text:p>0.003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00">
                <text:p>144000</text:p>
              </table:table-cell>
              <table:table-cell office:value-type="float" office:value="0.003129">
                <text:p>0.003129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00">
                <text:p>144500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00">
                <text:p>1450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00">
                <text:p>145500</text:p>
              </table:table-cell>
              <table:table-cell office:value-type="float" office:value="0.005514">
                <text:p>0.005514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00">
                <text:p>146000</text:p>
              </table:table-cell>
              <table:table-cell office:value-type="float" office:value="0.003006">
                <text:p>0.003006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00">
                <text:p>146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00">
                <text:p>147000</text:p>
              </table:table-cell>
              <table:table-cell office:value-type="float" office:value="0.003252">
                <text:p>0.003252</text:p>
              </table:table-cell>
              <table:table-cell office:value-type="float" office:value="0.003525">
                <text:p>0.0035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00">
                <text:p>147500</text:p>
              </table:table-cell>
              <table:table-cell office:value-type="float" office:value="0.003265">
                <text:p>0.003265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00">
                <text:p>148000</text:p>
              </table:table-cell>
              <table:table-cell office:value-type="float" office:value="0.00311">
                <text:p>0.00311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00">
                <text:p>14850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00">
                <text:p>149000</text:p>
              </table:table-cell>
              <table:table-cell office:value-type="float" office:value="0.003314">
                <text:p>0.003314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00">
                <text:p>149500</text:p>
              </table:table-cell>
              <table:table-cell office:value-type="float" office:value="0.003197">
                <text:p>0.003197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00">
                <text:p>1500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261">
                <text:p>0.00326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00">
                <text:p>150500</text:p>
              </table:table-cell>
              <table:table-cell office:value-type="float" office:value="0.003113">
                <text:p>0.003113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00">
                <text:p>151000</text:p>
              </table:table-cell>
              <table:table-cell office:value-type="float" office:value="0.004131">
                <text:p>0.004131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00">
                <text:p>1515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00">
                <text:p>152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00">
                <text:p>152500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331">
                <text:p>0.00333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00">
                <text:p>1530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00">
                <text:p>153500</text:p>
              </table:table-cell>
              <table:table-cell office:value-type="float" office:value="0.003413">
                <text:p>0.003413</text:p>
              </table:table-cell>
              <table:table-cell office:value-type="float" office:value="0.003446">
                <text:p>0.0034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00">
                <text:p>154000</text:p>
              </table:table-cell>
              <table:table-cell office:value-type="float" office:value="0.002934">
                <text:p>0.002934</text:p>
              </table:table-cell>
              <table:table-cell office:value-type="float" office:value="0.003517">
                <text:p>0.0035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00">
                <text:p>154500</text:p>
              </table:table-cell>
              <table:table-cell office:value-type="float" office:value="0.003486">
                <text:p>0.003486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00">
                <text:p>155000</text:p>
              </table:table-cell>
              <table:table-cell office:value-type="float" office:value="0.003515">
                <text:p>0.003515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00">
                <text:p>155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207">
                <text:p>0.0032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00">
                <text:p>156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00">
                <text:p>156500</text:p>
              </table:table-cell>
              <table:table-cell office:value-type="float" office:value="0.003076">
                <text:p>0.003076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00">
                <text:p>157000</text:p>
              </table:table-cell>
              <table:table-cell office:value-type="float" office:value="0.003412">
                <text:p>0.003412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00">
                <text:p>1575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325">
                <text:p>0.0033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00">
                <text:p>158000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536">
                <text:p>0.0035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00">
                <text:p>158500</text:p>
              </table:table-cell>
              <table:table-cell office:value-type="float" office:value="0.003167">
                <text:p>0.003167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00">
                <text:p>159000</text:p>
              </table:table-cell>
              <table:table-cell office:value-type="float" office:value="0.002877">
                <text:p>0.002877</text:p>
              </table:table-cell>
              <table:table-cell office:value-type="float" office:value="0.003586">
                <text:p>0.0035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00">
                <text:p>1595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00">
                <text:p>160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00">
                <text:p>160500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00">
                <text:p>161000</text:p>
              </table:table-cell>
              <table:table-cell office:value-type="float" office:value="0.002996">
                <text:p>0.002996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00">
                <text:p>1615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00">
                <text:p>162000</text:p>
              </table:table-cell>
              <table:table-cell office:value-type="float" office:value="0.003186">
                <text:p>0.003186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00">
                <text:p>162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082">
                <text:p>0.0030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00">
                <text:p>163000</text:p>
              </table:table-cell>
              <table:table-cell office:value-type="float" office:value="0.002972">
                <text:p>0.002972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00">
                <text:p>163500</text:p>
              </table:table-cell>
              <table:table-cell office:value-type="float" office:value="0.002959">
                <text:p>0.002959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00">
                <text:p>164000</text:p>
              </table:table-cell>
              <table:table-cell office:value-type="float" office:value="0.004905">
                <text:p>0.004905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00">
                <text:p>164500</text:p>
              </table:table-cell>
              <table:table-cell office:value-type="float" office:value="0.003379">
                <text:p>0.003379</text:p>
              </table:table-cell>
              <table:table-cell office:value-type="float" office:value="0.003143">
                <text:p>0.0031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00">
                <text:p>1650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71">
                <text:p>0.003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00">
                <text:p>165500</text:p>
              </table:table-cell>
              <table:table-cell office:value-type="float" office:value="0.003174">
                <text:p>0.003174</text:p>
              </table:table-cell>
              <table:table-cell office:value-type="float" office:value="0.003475">
                <text:p>0.0034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00">
                <text:p>166000</text:p>
              </table:table-cell>
              <table:table-cell office:value-type="float" office:value="0.003144">
                <text:p>0.003144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00">
                <text:p>166500</text:p>
              </table:table-cell>
              <table:table-cell office:value-type="float" office:value="0.002823">
                <text:p>0.002823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00">
                <text:p>167000</text:p>
              </table:table-cell>
              <table:table-cell office:value-type="float" office:value="0.003164">
                <text:p>0.003164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00">
                <text:p>167500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00">
                <text:p>168000</text:p>
              </table:table-cell>
              <table:table-cell office:value-type="float" office:value="0.003946">
                <text:p>0.003946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00">
                <text:p>168500</text:p>
              </table:table-cell>
              <table:table-cell office:value-type="float" office:value="0.002977">
                <text:p>0.002977</text:p>
              </table:table-cell>
              <table:table-cell office:value-type="float" office:value="0.003436">
                <text:p>0.0034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00">
                <text:p>169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00">
                <text:p>169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00">
                <text:p>170000</text:p>
              </table:table-cell>
              <table:table-cell office:value-type="float" office:value="0.003113">
                <text:p>0.003113</text:p>
              </table:table-cell>
              <table:table-cell office:value-type="float" office:value="0.003413">
                <text:p>0.003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00">
                <text:p>1705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00">
                <text:p>171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00">
                <text:p>1715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00">
                <text:p>172000</text:p>
              </table:table-cell>
              <table:table-cell office:value-type="float" office:value="0.003965">
                <text:p>0.003965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00">
                <text:p>172500</text:p>
              </table:table-cell>
              <table:table-cell office:value-type="float" office:value="0.003162">
                <text:p>0.003162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00">
                <text:p>173000</text:p>
              </table:table-cell>
              <table:table-cell office:value-type="float" office:value="0.003781">
                <text:p>0.003781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00">
                <text:p>173500</text:p>
              </table:table-cell>
              <table:table-cell office:value-type="float" office:value="0.002988">
                <text:p>0.002988</text:p>
              </table:table-cell>
              <table:table-cell office:value-type="float" office:value="0.003421">
                <text:p>0.0034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00">
                <text:p>1740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00">
                <text:p>174500</text:p>
              </table:table-cell>
              <table:table-cell office:value-type="float" office:value="0.003239">
                <text:p>0.003239</text:p>
              </table:table-cell>
              <table:table-cell office:value-type="float" office:value="0.003407">
                <text:p>0.0034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00">
                <text:p>1750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00">
                <text:p>175500</text:p>
              </table:table-cell>
              <table:table-cell office:value-type="float" office:value="0.003187">
                <text:p>0.003187</text:p>
              </table:table-cell>
              <table:table-cell office:value-type="float" office:value="0.003504">
                <text:p>0.00350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00">
                <text:p>176000</text:p>
              </table:table-cell>
              <table:table-cell office:value-type="float" office:value="0.003648">
                <text:p>0.003648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00">
                <text:p>176500</text:p>
              </table:table-cell>
              <table:table-cell office:value-type="float" office:value="0.003774">
                <text:p>0.003774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00">
                <text:p>177000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00">
                <text:p>177500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00">
                <text:p>178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00">
                <text:p>178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00">
                <text:p>179000</text:p>
              </table:table-cell>
              <table:table-cell office:value-type="float" office:value="0.003473">
                <text:p>0.003473</text:p>
              </table:table-cell>
              <table:table-cell office:value-type="float" office:value="0.003099">
                <text:p>0.0030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00">
                <text:p>1795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00">
                <text:p>180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165">
                <text:p>0.0031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00">
                <text:p>180500</text:p>
              </table:table-cell>
              <table:table-cell office:value-type="float" office:value="0.004076">
                <text:p>0.004076</text:p>
              </table:table-cell>
              <table:table-cell office:value-type="float" office:value="0.003261">
                <text:p>0.0032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00">
                <text:p>181000</text:p>
              </table:table-cell>
              <table:table-cell office:value-type="float" office:value="0.003232">
                <text:p>0.003232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00">
                <text:p>181500</text:p>
              </table:table-cell>
              <table:table-cell office:value-type="float" office:value="0.003161">
                <text:p>0.003161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00">
                <text:p>182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476">
                <text:p>0.0034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00">
                <text:p>182500</text:p>
              </table:table-cell>
              <table:table-cell office:value-type="float" office:value="0.003647">
                <text:p>0.003647</text:p>
              </table:table-cell>
              <table:table-cell office:value-type="float" office:value="0.003258">
                <text:p>0.0032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00">
                <text:p>183000</text:p>
              </table:table-cell>
              <table:table-cell office:value-type="float" office:value="0.003538">
                <text:p>0.003538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00">
                <text:p>183500</text:p>
              </table:table-cell>
              <table:table-cell office:value-type="float" office:value="0.003293">
                <text:p>0.003293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00">
                <text:p>184000</text:p>
              </table:table-cell>
              <table:table-cell office:value-type="float" office:value="0.002924">
                <text:p>0.002924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00">
                <text:p>1845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539">
                <text:p>0.0035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00">
                <text:p>185000</text:p>
              </table:table-cell>
              <table:table-cell office:value-type="float" office:value="0.003206">
                <text:p>0.003206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00">
                <text:p>1855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00">
                <text:p>186000</text:p>
              </table:table-cell>
              <table:table-cell office:value-type="float" office:value="0.00321">
                <text:p>0.00321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00">
                <text:p>186500</text:p>
              </table:table-cell>
              <table:table-cell office:value-type="float" office:value="0.003529">
                <text:p>0.003529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00">
                <text:p>187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388">
                <text:p>0.0033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00">
                <text:p>187500</text:p>
              </table:table-cell>
              <table:table-cell office:value-type="float" office:value="0.004933">
                <text:p>0.004933</text:p>
              </table:table-cell>
              <table:table-cell office:value-type="float" office:value="0.003234">
                <text:p>0.0032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00">
                <text:p>18800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3388">
                <text:p>0.0033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00">
                <text:p>188500</text:p>
              </table:table-cell>
              <table:table-cell office:value-type="float" office:value="0.002983">
                <text:p>0.002983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00">
                <text:p>189000</text:p>
              </table:table-cell>
              <table:table-cell office:value-type="float" office:value="0.00306">
                <text:p>0.00306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00">
                <text:p>1895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00">
                <text:p>190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265">
                <text:p>0.0032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00">
                <text:p>190500</text:p>
              </table:table-cell>
              <table:table-cell office:value-type="float" office:value="0.004484">
                <text:p>0.004484</text:p>
              </table:table-cell>
              <table:table-cell office:value-type="float" office:value="0.003242">
                <text:p>0.0032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00">
                <text:p>191000</text:p>
              </table:table-cell>
              <table:table-cell office:value-type="float" office:value="0.003646">
                <text:p>0.003646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00">
                <text:p>191500</text:p>
              </table:table-cell>
              <table:table-cell office:value-type="float" office:value="0.003482">
                <text:p>0.003482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00">
                <text:p>1920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00">
                <text:p>192500</text:p>
              </table:table-cell>
              <table:table-cell office:value-type="float" office:value="0.003868">
                <text:p>0.003868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00">
                <text:p>193000</text:p>
              </table:table-cell>
              <table:table-cell office:value-type="float" office:value="0.003364">
                <text:p>0.003364</text:p>
              </table:table-cell>
              <table:table-cell office:value-type="float" office:value="0.003403">
                <text:p>0.0034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00">
                <text:p>1935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00">
                <text:p>194000</text:p>
              </table:table-cell>
              <table:table-cell office:value-type="float" office:value="0.003239">
                <text:p>0.003239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00">
                <text:p>194500</text:p>
              </table:table-cell>
              <table:table-cell office:value-type="float" office:value="0.002958">
                <text:p>0.002958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00">
                <text:p>1950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00">
                <text:p>195500</text:p>
              </table:table-cell>
              <table:table-cell office:value-type="float" office:value="0.004917">
                <text:p>0.004917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00">
                <text:p>196000</text:p>
              </table:table-cell>
              <table:table-cell office:value-type="float" office:value="0.003319">
                <text:p>0.003319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00">
                <text:p>196500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00">
                <text:p>1970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11">
                <text:p>0.003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00">
                <text:p>19750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00">
                <text:p>198000</text:p>
              </table:table-cell>
              <table:table-cell office:value-type="float" office:value="0.003927">
                <text:p>0.003927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00">
                <text:p>198500</text:p>
              </table:table-cell>
              <table:table-cell office:value-type="float" office:value="0.003539">
                <text:p>0.003539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00">
                <text:p>199000</text:p>
              </table:table-cell>
              <table:table-cell office:value-type="float" office:value="0.00312">
                <text:p>0.00312</text:p>
              </table:table-cell>
              <table:table-cell office:value-type="float" office:value="0.00308">
                <text:p>0.003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00">
                <text:p>199500</text:p>
              </table:table-cell>
              <table:table-cell office:value-type="float" office:value="0.003308">
                <text:p>0.003308</text:p>
              </table:table-cell>
              <table:table-cell office:value-type="float" office:value="0.002944">
                <text:p>0.0029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00">
                <text:p>2000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339">
                <text:p>0.0033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500">
                <text:p>200500</text:p>
              </table:table-cell>
              <table:table-cell office:value-type="float" office:value="0.003216">
                <text:p>0.003216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000">
                <text:p>20100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3326">
                <text:p>0.0033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500">
                <text:p>201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000">
                <text:p>202000</text:p>
              </table:table-cell>
              <table:table-cell office:value-type="float" office:value="0.003378">
                <text:p>0.003378</text:p>
              </table:table-cell>
              <table:table-cell office:value-type="float" office:value="0.003196">
                <text:p>0.0031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500">
                <text:p>202500</text:p>
              </table:table-cell>
              <table:table-cell office:value-type="float" office:value="0.003158">
                <text:p>0.003158</text:p>
              </table:table-cell>
              <table:table-cell office:value-type="float" office:value="0.003719">
                <text:p>0.0037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000">
                <text:p>203000</text:p>
              </table:table-cell>
              <table:table-cell office:value-type="float" office:value="0.002906">
                <text:p>0.002906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500">
                <text:p>203500</text:p>
              </table:table-cell>
              <table:table-cell office:value-type="float" office:value="0.003243">
                <text:p>0.003243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000">
                <text:p>204000</text:p>
              </table:table-cell>
              <table:table-cell office:value-type="float" office:value="0.00298">
                <text:p>0.00298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500">
                <text:p>204500</text:p>
              </table:table-cell>
              <table:table-cell office:value-type="float" office:value="0.003808">
                <text:p>0.003808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000">
                <text:p>205000</text:p>
              </table:table-cell>
              <table:table-cell office:value-type="float" office:value="0.00703">
                <text:p>0.00703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500">
                <text:p>205500</text:p>
              </table:table-cell>
              <table:table-cell office:value-type="float" office:value="0.003704">
                <text:p>0.003704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000">
                <text:p>20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3171">
                <text:p>0.0031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500">
                <text:p>206500</text:p>
              </table:table-cell>
              <table:table-cell office:value-type="float" office:value="0.00331">
                <text:p>0.00331</text:p>
              </table:table-cell>
              <table:table-cell office:value-type="float" office:value="0.003202">
                <text:p>0.0032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000">
                <text:p>2070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186">
                <text:p>0.0031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500">
                <text:p>207500</text:p>
              </table:table-cell>
              <table:table-cell office:value-type="float" office:value="0.002721">
                <text:p>0.002721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000">
                <text:p>208000</text:p>
              </table:table-cell>
              <table:table-cell office:value-type="float" office:value="0.002923">
                <text:p>0.002923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500">
                <text:p>208500</text:p>
              </table:table-cell>
              <table:table-cell office:value-type="float" office:value="0.003002">
                <text:p>0.003002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000">
                <text:p>2090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500">
                <text:p>209500</text:p>
              </table:table-cell>
              <table:table-cell office:value-type="float" office:value="0.003133">
                <text:p>0.003133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000">
                <text:p>210000</text:p>
              </table:table-cell>
              <table:table-cell office:value-type="float" office:value="0.003372">
                <text:p>0.003372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500">
                <text:p>210500</text:p>
              </table:table-cell>
              <table:table-cell office:value-type="float" office:value="0.00374">
                <text:p>0.00374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000">
                <text:p>211000</text:p>
              </table:table-cell>
              <table:table-cell office:value-type="float" office:value="0.0031">
                <text:p>0.0031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500">
                <text:p>211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000">
                <text:p>212000</text:p>
              </table:table-cell>
              <table:table-cell office:value-type="float" office:value="0.002995">
                <text:p>0.002995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500">
                <text:p>212500</text:p>
              </table:table-cell>
              <table:table-cell office:value-type="float" office:value="0.003349">
                <text:p>0.003349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000">
                <text:p>213000</text:p>
              </table:table-cell>
              <table:table-cell office:value-type="float" office:value="0.003569">
                <text:p>0.003569</text:p>
              </table:table-cell>
              <table:table-cell office:value-type="float" office:value="0.003471">
                <text:p>0.0034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500">
                <text:p>2135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000">
                <text:p>2140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500">
                <text:p>214500</text:p>
              </table:table-cell>
              <table:table-cell office:value-type="float" office:value="0.003659">
                <text:p>0.003659</text:p>
              </table:table-cell>
              <table:table-cell office:value-type="float" office:value="0.003454">
                <text:p>0.0034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000">
                <text:p>215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500">
                <text:p>215500</text:p>
              </table:table-cell>
              <table:table-cell office:value-type="float" office:value="0.004803">
                <text:p>0.004803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000">
                <text:p>2160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500">
                <text:p>2165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000">
                <text:p>217000</text:p>
              </table:table-cell>
              <table:table-cell office:value-type="float" office:value="0.004183">
                <text:p>0.004183</text:p>
              </table:table-cell>
              <table:table-cell office:value-type="float" office:value="0.003285">
                <text:p>0.0032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500">
                <text:p>217500</text:p>
              </table:table-cell>
              <table:table-cell office:value-type="float" office:value="0.003665">
                <text:p>0.003665</text:p>
              </table:table-cell>
              <table:table-cell office:value-type="float" office:value="0.003339">
                <text:p>0.0033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000">
                <text:p>2180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500">
                <text:p>2185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3271">
                <text:p>0.0032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000">
                <text:p>219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500">
                <text:p>219500</text:p>
              </table:table-cell>
              <table:table-cell office:value-type="float" office:value="0.004027">
                <text:p>0.004027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000">
                <text:p>220000</text:p>
              </table:table-cell>
              <table:table-cell office:value-type="float" office:value="0.00506">
                <text:p>0.00506</text:p>
              </table:table-cell>
              <table:table-cell office:value-type="float" office:value="0.003205">
                <text:p>0.00320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500">
                <text:p>220500</text:p>
              </table:table-cell>
              <table:table-cell office:value-type="float" office:value="0.002907">
                <text:p>0.002907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000">
                <text:p>221000</text:p>
              </table:table-cell>
              <table:table-cell office:value-type="float" office:value="0.003437">
                <text:p>0.003437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500">
                <text:p>221500</text:p>
              </table:table-cell>
              <table:table-cell office:value-type="float" office:value="0.002893">
                <text:p>0.002893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000">
                <text:p>222000</text:p>
              </table:table-cell>
              <table:table-cell office:value-type="float" office:value="0.003122">
                <text:p>0.003122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500">
                <text:p>222500</text:p>
              </table:table-cell>
              <table:table-cell office:value-type="float" office:value="0.003527">
                <text:p>0.003527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000">
                <text:p>2230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500">
                <text:p>223500</text:p>
              </table:table-cell>
              <table:table-cell office:value-type="float" office:value="0.00556">
                <text:p>0.00556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000">
                <text:p>224000</text:p>
              </table:table-cell>
              <table:table-cell office:value-type="float" office:value="0.003956">
                <text:p>0.003956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500">
                <text:p>2245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3299">
                <text:p>0.003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000">
                <text:p>225000</text:p>
              </table:table-cell>
              <table:table-cell office:value-type="float" office:value="0.003271">
                <text:p>0.003271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500">
                <text:p>225500</text:p>
              </table:table-cell>
              <table:table-cell office:value-type="float" office:value="0.004116">
                <text:p>0.004116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000">
                <text:p>226000</text:p>
              </table:table-cell>
              <table:table-cell office:value-type="float" office:value="0.003241">
                <text:p>0.003241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500">
                <text:p>226500</text:p>
              </table:table-cell>
              <table:table-cell office:value-type="float" office:value="0.003142">
                <text:p>0.003142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000">
                <text:p>227000</text:p>
              </table:table-cell>
              <table:table-cell office:value-type="float" office:value="0.002995">
                <text:p>0.002995</text:p>
              </table:table-cell>
              <table:table-cell office:value-type="float" office:value="0.003403">
                <text:p>0.00340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500">
                <text:p>227500</text:p>
              </table:table-cell>
              <table:table-cell office:value-type="float" office:value="0.003596">
                <text:p>0.003596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000">
                <text:p>228000</text:p>
              </table:table-cell>
              <table:table-cell office:value-type="float" office:value="0.002967">
                <text:p>0.002967</text:p>
              </table:table-cell>
              <table:table-cell office:value-type="float" office:value="0.003333">
                <text:p>0.003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500">
                <text:p>2285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000">
                <text:p>229000</text:p>
              </table:table-cell>
              <table:table-cell office:value-type="float" office:value="0.003991">
                <text:p>0.003991</text:p>
              </table:table-cell>
              <table:table-cell office:value-type="float" office:value="0.003337">
                <text:p>0.0033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500">
                <text:p>229500</text:p>
              </table:table-cell>
              <table:table-cell office:value-type="float" office:value="0.002912">
                <text:p>0.002912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000">
                <text:p>2300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035">
                <text:p>0.0030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500">
                <text:p>230500</text:p>
              </table:table-cell>
              <table:table-cell office:value-type="float" office:value="0.003169">
                <text:p>0.003169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000">
                <text:p>231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156">
                <text:p>0.003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500">
                <text:p>231500</text:p>
              </table:table-cell>
              <table:table-cell office:value-type="float" office:value="0.003928">
                <text:p>0.003928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000">
                <text:p>232000</text:p>
              </table:table-cell>
              <table:table-cell office:value-type="float" office:value="0.003932">
                <text:p>0.003932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500">
                <text:p>232500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000">
                <text:p>233000</text:p>
              </table:table-cell>
              <table:table-cell office:value-type="float" office:value="0.003806">
                <text:p>0.003806</text:p>
              </table:table-cell>
              <table:table-cell office:value-type="float" office:value="0.003707">
                <text:p>0.0037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500">
                <text:p>233500</text:p>
              </table:table-cell>
              <table:table-cell office:value-type="float" office:value="0.003733">
                <text:p>0.003733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000">
                <text:p>234000</text:p>
              </table:table-cell>
              <table:table-cell office:value-type="float" office:value="0.003208">
                <text:p>0.003208</text:p>
              </table:table-cell>
              <table:table-cell office:value-type="float" office:value="0.003441">
                <text:p>0.0034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500">
                <text:p>2345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000">
                <text:p>235000</text:p>
              </table:table-cell>
              <table:table-cell office:value-type="float" office:value="0.004634">
                <text:p>0.004634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500">
                <text:p>23550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000">
                <text:p>236000</text:p>
              </table:table-cell>
              <table:table-cell office:value-type="float" office:value="0.004432">
                <text:p>0.004432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500">
                <text:p>236500</text:p>
              </table:table-cell>
              <table:table-cell office:value-type="float" office:value="0.002992">
                <text:p>0.002992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000">
                <text:p>237000</text:p>
              </table:table-cell>
              <table:table-cell office:value-type="float" office:value="0.003493">
                <text:p>0.003493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500">
                <text:p>237500</text:p>
              </table:table-cell>
              <table:table-cell office:value-type="float" office:value="0.003173">
                <text:p>0.003173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000">
                <text:p>238000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00">
                <text:p>238500</text:p>
              </table:table-cell>
              <table:table-cell office:value-type="float" office:value="0.003366">
                <text:p>0.003366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000">
                <text:p>239000</text:p>
              </table:table-cell>
              <table:table-cell office:value-type="float" office:value="0.003162">
                <text:p>0.003162</text:p>
              </table:table-cell>
              <table:table-cell office:value-type="float" office:value="0.003205">
                <text:p>0.0032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500">
                <text:p>2395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000">
                <text:p>240000</text:p>
              </table:table-cell>
              <table:table-cell office:value-type="float" office:value="0.003324">
                <text:p>0.003324</text:p>
              </table:table-cell>
              <table:table-cell office:value-type="float" office:value="0.003095">
                <text:p>0.0030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500">
                <text:p>240500</text:p>
              </table:table-cell>
              <table:table-cell office:value-type="float" office:value="0.004">
                <text:p>0.004</text:p>
              </table:table-cell>
              <table:table-cell office:value-type="float" office:value="0.003133">
                <text:p>0.0031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000">
                <text:p>241000</text:p>
              </table:table-cell>
              <table:table-cell office:value-type="float" office:value="0.006496">
                <text:p>0.006496</text:p>
              </table:table-cell>
              <table:table-cell office:value-type="float" office:value="0.003034">
                <text:p>0.00303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500">
                <text:p>241500</text:p>
              </table:table-cell>
              <table:table-cell office:value-type="float" office:value="0.003066">
                <text:p>0.003066</text:p>
              </table:table-cell>
              <table:table-cell office:value-type="float" office:value="0.00343">
                <text:p>0.003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000">
                <text:p>242000</text:p>
              </table:table-cell>
              <table:table-cell office:value-type="float" office:value="0.00326">
                <text:p>0.00326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500">
                <text:p>242500</text:p>
              </table:table-cell>
              <table:table-cell office:value-type="float" office:value="0.00293">
                <text:p>0.00293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000">
                <text:p>243000</text:p>
              </table:table-cell>
              <table:table-cell office:value-type="float" office:value="0.003197">
                <text:p>0.003197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500">
                <text:p>243500</text:p>
              </table:table-cell>
              <table:table-cell office:value-type="float" office:value="0.003344">
                <text:p>0.003344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000">
                <text:p>244000</text:p>
              </table:table-cell>
              <table:table-cell office:value-type="float" office:value="0.003208">
                <text:p>0.003208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500">
                <text:p>244500</text:p>
              </table:table-cell>
              <table:table-cell office:value-type="float" office:value="0.003109">
                <text:p>0.003109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000">
                <text:p>2450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500">
                <text:p>245500</text:p>
              </table:table-cell>
              <table:table-cell office:value-type="float" office:value="0.003879">
                <text:p>0.003879</text:p>
              </table:table-cell>
              <table:table-cell office:value-type="float" office:value="0.003066">
                <text:p>0.00306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000">
                <text:p>2460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424">
                <text:p>0.0034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500">
                <text:p>246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000">
                <text:p>247000</text:p>
              </table:table-cell>
              <table:table-cell office:value-type="float" office:value="0.003188">
                <text:p>0.003188</text:p>
              </table:table-cell>
              <table:table-cell office:value-type="float" office:value="0.003189">
                <text:p>0.0031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500">
                <text:p>247500</text:p>
              </table:table-cell>
              <table:table-cell office:value-type="float" office:value="0.002937">
                <text:p>0.002937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000">
                <text:p>248000</text:p>
              </table:table-cell>
              <table:table-cell office:value-type="float" office:value="0.00301">
                <text:p>0.00301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500">
                <text:p>248500</text:p>
              </table:table-cell>
              <table:table-cell office:value-type="float" office:value="0.003067">
                <text:p>0.003067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000">
                <text:p>2490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500">
                <text:p>249500</text:p>
              </table:table-cell>
              <table:table-cell office:value-type="float" office:value="0.003385">
                <text:p>0.003385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000">
                <text:p>2500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500">
                <text:p>250500</text:p>
              </table:table-cell>
              <table:table-cell office:value-type="float" office:value="0.002827">
                <text:p>0.002827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000">
                <text:p>251000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500">
                <text:p>2515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000">
                <text:p>252000</text:p>
              </table:table-cell>
              <table:table-cell office:value-type="float" office:value="0.003488">
                <text:p>0.003488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500">
                <text:p>252500</text:p>
              </table:table-cell>
              <table:table-cell office:value-type="float" office:value="0.003279">
                <text:p>0.003279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000">
                <text:p>25300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500">
                <text:p>2535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000">
                <text:p>254000</text:p>
              </table:table-cell>
              <table:table-cell office:value-type="float" office:value="0.00454">
                <text:p>0.00454</text:p>
              </table:table-cell>
              <table:table-cell office:value-type="float" office:value="0.002928">
                <text:p>0.0029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500">
                <text:p>254500</text:p>
              </table:table-cell>
              <table:table-cell office:value-type="float" office:value="0.003181">
                <text:p>0.003181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000">
                <text:p>2550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63">
                <text:p>0.003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500">
                <text:p>255500</text:p>
              </table:table-cell>
              <table:table-cell office:value-type="float" office:value="0.003655">
                <text:p>0.003655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000">
                <text:p>256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500">
                <text:p>2565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000">
                <text:p>257000</text:p>
              </table:table-cell>
              <table:table-cell office:value-type="float" office:value="0.003297">
                <text:p>0.003297</text:p>
              </table:table-cell>
              <table:table-cell office:value-type="float" office:value="0.003234">
                <text:p>0.00323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500">
                <text:p>257500</text:p>
              </table:table-cell>
              <table:table-cell office:value-type="float" office:value="0.003682">
                <text:p>0.003682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000">
                <text:p>258000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500">
                <text:p>2585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000">
                <text:p>259000</text:p>
              </table:table-cell>
              <table:table-cell office:value-type="float" office:value="0.003296">
                <text:p>0.003296</text:p>
              </table:table-cell>
              <table:table-cell office:value-type="float" office:value="0.003305">
                <text:p>0.00330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500">
                <text:p>259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000">
                <text:p>260000</text:p>
              </table:table-cell>
              <table:table-cell office:value-type="float" office:value="0.002866">
                <text:p>0.002866</text:p>
              </table:table-cell>
              <table:table-cell office:value-type="float" office:value="0.003181">
                <text:p>0.0031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500">
                <text:p>2605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000">
                <text:p>261000</text:p>
              </table:table-cell>
              <table:table-cell office:value-type="float" office:value="0.00328">
                <text:p>0.00328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500">
                <text:p>261500</text:p>
              </table:table-cell>
              <table:table-cell office:value-type="float" office:value="0.004975">
                <text:p>0.004975</text:p>
              </table:table-cell>
              <table:table-cell office:value-type="float" office:value="0.002997">
                <text:p>0.0029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000">
                <text:p>262000</text:p>
              </table:table-cell>
              <table:table-cell office:value-type="float" office:value="0.002886">
                <text:p>0.002886</text:p>
              </table:table-cell>
              <table:table-cell office:value-type="float" office:value="0.003279">
                <text:p>0.0032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500">
                <text:p>262500</text:p>
              </table:table-cell>
              <table:table-cell office:value-type="float" office:value="0.003546">
                <text:p>0.003546</text:p>
              </table:table-cell>
              <table:table-cell office:value-type="float" office:value="0.003272">
                <text:p>0.0032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000">
                <text:p>263000</text:p>
              </table:table-cell>
              <table:table-cell office:value-type="float" office:value="0.004162">
                <text:p>0.004162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500">
                <text:p>2635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000">
                <text:p>264000</text:p>
              </table:table-cell>
              <table:table-cell office:value-type="float" office:value="0.003579">
                <text:p>0.003579</text:p>
              </table:table-cell>
              <table:table-cell office:value-type="float" office:value="0.003276">
                <text:p>0.00327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500">
                <text:p>2645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11">
                <text:p>0.003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000">
                <text:p>265000</text:p>
              </table:table-cell>
              <table:table-cell office:value-type="float" office:value="0.003193">
                <text:p>0.003193</text:p>
              </table:table-cell>
              <table:table-cell office:value-type="float" office:value="0.002946">
                <text:p>0.0029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500">
                <text:p>265500</text:p>
              </table:table-cell>
              <table:table-cell office:value-type="float" office:value="0.003384">
                <text:p>0.003384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000">
                <text:p>266000</text:p>
              </table:table-cell>
              <table:table-cell office:value-type="float" office:value="0.003598">
                <text:p>0.003598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500">
                <text:p>2665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000">
                <text:p>267000</text:p>
              </table:table-cell>
              <table:table-cell office:value-type="float" office:value="0.003175">
                <text:p>0.003175</text:p>
              </table:table-cell>
              <table:table-cell office:value-type="float" office:value="0.003109">
                <text:p>0.0031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500">
                <text:p>2675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000">
                <text:p>268000</text:p>
              </table:table-cell>
              <table:table-cell office:value-type="float" office:value="0.002969">
                <text:p>0.002969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500">
                <text:p>2685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3188">
                <text:p>0.00318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000">
                <text:p>269000</text:p>
              </table:table-cell>
              <table:table-cell office:value-type="float" office:value="0.003254">
                <text:p>0.003254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500">
                <text:p>269500</text:p>
              </table:table-cell>
              <table:table-cell office:value-type="float" office:value="0.003718">
                <text:p>0.003718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000">
                <text:p>270000</text:p>
              </table:table-cell>
              <table:table-cell office:value-type="float" office:value="0.003384">
                <text:p>0.003384</text:p>
              </table:table-cell>
              <table:table-cell office:value-type="float" office:value="0.003061">
                <text:p>0.0030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500">
                <text:p>270500</text:p>
              </table:table-cell>
              <table:table-cell office:value-type="float" office:value="0.004075">
                <text:p>0.004075</text:p>
              </table:table-cell>
              <table:table-cell office:value-type="float" office:value="0.003208">
                <text:p>0.0032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000">
                <text:p>271000</text:p>
              </table:table-cell>
              <table:table-cell office:value-type="float" office:value="0.003792">
                <text:p>0.003792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500">
                <text:p>271500</text:p>
              </table:table-cell>
              <table:table-cell office:value-type="float" office:value="0.003602">
                <text:p>0.003602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000">
                <text:p>272000</text:p>
              </table:table-cell>
              <table:table-cell office:value-type="float" office:value="0.00338">
                <text:p>0.00338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500">
                <text:p>272500</text:p>
              </table:table-cell>
              <table:table-cell office:value-type="float" office:value="0.003801">
                <text:p>0.003801</text:p>
              </table:table-cell>
              <table:table-cell office:value-type="float" office:value="0.003384">
                <text:p>0.0033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000">
                <text:p>273000</text:p>
              </table:table-cell>
              <table:table-cell office:value-type="float" office:value="0.00336">
                <text:p>0.00336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500">
                <text:p>273500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000">
                <text:p>274000</text:p>
              </table:table-cell>
              <table:table-cell office:value-type="float" office:value="0.004123">
                <text:p>0.004123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500">
                <text:p>274500</text:p>
              </table:table-cell>
              <table:table-cell office:value-type="float" office:value="0.0043">
                <text:p>0.0043</text:p>
              </table:table-cell>
              <table:table-cell office:value-type="float" office:value="0.003376">
                <text:p>0.00337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000">
                <text:p>2750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500">
                <text:p>275500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000">
                <text:p>276000</text:p>
              </table:table-cell>
              <table:table-cell office:value-type="float" office:value="0.003149">
                <text:p>0.003149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500">
                <text:p>276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5969">
                <text:p>0.0059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000">
                <text:p>2770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500">
                <text:p>277500</text:p>
              </table:table-cell>
              <table:table-cell office:value-type="float" office:value="0.003039">
                <text:p>0.003039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000">
                <text:p>278000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723">
                <text:p>0.00372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500">
                <text:p>278500</text:p>
              </table:table-cell>
              <table:table-cell office:value-type="float" office:value="0.003322">
                <text:p>0.003322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000">
                <text:p>279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408">
                <text:p>0.0034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500">
                <text:p>279500</text:p>
              </table:table-cell>
              <table:table-cell office:value-type="float" office:value="0.003819">
                <text:p>0.003819</text:p>
              </table:table-cell>
              <table:table-cell office:value-type="float" office:value="0.003408">
                <text:p>0.0034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000">
                <text:p>280000</text:p>
              </table:table-cell>
              <table:table-cell office:value-type="float" office:value="0.004327">
                <text:p>0.004327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500">
                <text:p>280500</text:p>
              </table:table-cell>
              <table:table-cell office:value-type="float" office:value="0.00471">
                <text:p>0.00471</text:p>
              </table:table-cell>
              <table:table-cell office:value-type="float" office:value="0.006216">
                <text:p>0.0062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000">
                <text:p>2810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500">
                <text:p>281500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000">
                <text:p>282000</text:p>
              </table:table-cell>
              <table:table-cell office:value-type="float" office:value="0.003587">
                <text:p>0.003587</text:p>
              </table:table-cell>
              <table:table-cell office:value-type="float" office:value="0.003718">
                <text:p>0.0037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500">
                <text:p>282500</text:p>
              </table:table-cell>
              <table:table-cell office:value-type="float" office:value="0.003237">
                <text:p>0.003237</text:p>
              </table:table-cell>
              <table:table-cell office:value-type="float" office:value="0.003699">
                <text:p>0.0036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000">
                <text:p>283000</text:p>
              </table:table-cell>
              <table:table-cell office:value-type="float" office:value="0.002979">
                <text:p>0.002979</text:p>
              </table:table-cell>
              <table:table-cell office:value-type="float" office:value="0.003588">
                <text:p>0.0035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500">
                <text:p>283500</text:p>
              </table:table-cell>
              <table:table-cell office:value-type="float" office:value="0.004939">
                <text:p>0.004939</text:p>
              </table:table-cell>
              <table:table-cell office:value-type="float" office:value="0.003496">
                <text:p>0.00349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000">
                <text:p>2840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500">
                <text:p>284500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000">
                <text:p>285000</text:p>
              </table:table-cell>
              <table:table-cell office:value-type="float" office:value="0.004495">
                <text:p>0.004495</text:p>
              </table:table-cell>
              <table:table-cell office:value-type="float" office:value="0.003964">
                <text:p>0.00396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500">
                <text:p>285500</text:p>
              </table:table-cell>
              <table:table-cell office:value-type="float" office:value="0.003386">
                <text:p>0.003386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000">
                <text:p>286000</text:p>
              </table:table-cell>
              <table:table-cell office:value-type="float" office:value="0.003228">
                <text:p>0.003228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500">
                <text:p>286500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000">
                <text:p>287000</text:p>
              </table:table-cell>
              <table:table-cell office:value-type="float" office:value="0.003386">
                <text:p>0.003386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500">
                <text:p>287500</text:p>
              </table:table-cell>
              <table:table-cell office:value-type="float" office:value="0.005211">
                <text:p>0.005211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000">
                <text:p>288000</text:p>
              </table:table-cell>
              <table:table-cell office:value-type="float" office:value="0.003461">
                <text:p>0.003461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500">
                <text:p>288500</text:p>
              </table:table-cell>
              <table:table-cell office:value-type="float" office:value="0.003281">
                <text:p>0.003281</text:p>
              </table:table-cell>
              <table:table-cell office:value-type="float" office:value="0.003588">
                <text:p>0.00358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000">
                <text:p>289000</text:p>
              </table:table-cell>
              <table:table-cell office:value-type="float" office:value="0.00319">
                <text:p>0.00319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500">
                <text:p>2895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000">
                <text:p>290000</text:p>
              </table:table-cell>
              <table:table-cell office:value-type="float" office:value="0.003067">
                <text:p>0.003067</text:p>
              </table:table-cell>
              <table:table-cell office:value-type="float" office:value="0.003956">
                <text:p>0.003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500">
                <text:p>290500</text:p>
              </table:table-cell>
              <table:table-cell office:value-type="float" office:value="0.003691">
                <text:p>0.003691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000">
                <text:p>291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500">
                <text:p>291500</text:p>
              </table:table-cell>
              <table:table-cell office:value-type="float" office:value="0.003003">
                <text:p>0.003003</text:p>
              </table:table-cell>
              <table:table-cell office:value-type="float" office:value="0.004295">
                <text:p>0.00429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000">
                <text:p>292000</text:p>
              </table:table-cell>
              <table:table-cell office:value-type="float" office:value="0.002891">
                <text:p>0.002891</text:p>
              </table:table-cell>
              <table:table-cell office:value-type="float" office:value="0.004153">
                <text:p>0.0041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500">
                <text:p>292500</text:p>
              </table:table-cell>
              <table:table-cell office:value-type="float" office:value="0.002995">
                <text:p>0.002995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000">
                <text:p>293000</text:p>
              </table:table-cell>
              <table:table-cell office:value-type="float" office:value="0.003298">
                <text:p>0.003298</text:p>
              </table:table-cell>
              <table:table-cell office:value-type="float" office:value="0.003383">
                <text:p>0.0033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500">
                <text:p>293500</text:p>
              </table:table-cell>
              <table:table-cell office:value-type="float" office:value="0.004295">
                <text:p>0.004295</text:p>
              </table:table-cell>
              <table:table-cell office:value-type="float" office:value="0.004013">
                <text:p>0.0040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000">
                <text:p>294000</text:p>
              </table:table-cell>
              <table:table-cell office:value-type="float" office:value="0.003475">
                <text:p>0.003475</text:p>
              </table:table-cell>
              <table:table-cell office:value-type="float" office:value="0.003948">
                <text:p>0.0039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500">
                <text:p>294500</text:p>
              </table:table-cell>
              <table:table-cell office:value-type="float" office:value="0.002965">
                <text:p>0.002965</text:p>
              </table:table-cell>
              <table:table-cell office:value-type="float" office:value="0.00364">
                <text:p>0.0036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000">
                <text:p>295000</text:p>
              </table:table-cell>
              <table:table-cell office:value-type="float" office:value="0.003517">
                <text:p>0.003517</text:p>
              </table:table-cell>
              <table:table-cell office:value-type="float" office:value="0.003764">
                <text:p>0.0037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500">
                <text:p>295500</text:p>
              </table:table-cell>
              <table:table-cell office:value-type="float" office:value="0.003142">
                <text:p>0.003142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000">
                <text:p>29600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361">
                <text:p>0.0036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500">
                <text:p>296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648">
                <text:p>0.0036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000">
                <text:p>297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500">
                <text:p>29750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000">
                <text:p>298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4532">
                <text:p>0.00453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500">
                <text:p>298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678">
                <text:p>0.0036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000">
                <text:p>2990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447">
                <text:p>0.0034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500">
                <text:p>299500</text:p>
              </table:table-cell>
              <table:table-cell office:value-type="float" office:value="0.003157">
                <text:p>0.003157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000">
                <text:p>3000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500">
                <text:p>3005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000">
                <text:p>301000</text:p>
              </table:table-cell>
              <table:table-cell office:value-type="float" office:value="0.003239">
                <text:p>0.003239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500">
                <text:p>301500</text:p>
              </table:table-cell>
              <table:table-cell office:value-type="float" office:value="0.003274">
                <text:p>0.003274</text:p>
              </table:table-cell>
              <table:table-cell office:value-type="float" office:value="0.006437">
                <text:p>0.0064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000">
                <text:p>3020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494">
                <text:p>0.0034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500">
                <text:p>30250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000">
                <text:p>3030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51">
                <text:p>0.0035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500">
                <text:p>303500</text:p>
              </table:table-cell>
              <table:table-cell office:value-type="float" office:value="0.003137">
                <text:p>0.003137</text:p>
              </table:table-cell>
              <table:table-cell office:value-type="float" office:value="0.003449">
                <text:p>0.0034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000">
                <text:p>304000</text:p>
              </table:table-cell>
              <table:table-cell office:value-type="float" office:value="0.003374">
                <text:p>0.003374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500">
                <text:p>3045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4486">
                <text:p>0.00448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000">
                <text:p>305000</text:p>
              </table:table-cell>
              <table:table-cell office:value-type="float" office:value="0.00297">
                <text:p>0.00297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500">
                <text:p>305500</text:p>
              </table:table-cell>
              <table:table-cell office:value-type="float" office:value="0.004404">
                <text:p>0.004404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000">
                <text:p>3060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500">
                <text:p>306500</text:p>
              </table:table-cell>
              <table:table-cell office:value-type="float" office:value="0.003526">
                <text:p>0.003526</text:p>
              </table:table-cell>
              <table:table-cell office:value-type="float" office:value="0.00578">
                <text:p>0.005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000">
                <text:p>307000</text:p>
              </table:table-cell>
              <table:table-cell office:value-type="float" office:value="0.003275">
                <text:p>0.003275</text:p>
              </table:table-cell>
              <table:table-cell office:value-type="float" office:value="0.004632">
                <text:p>0.0046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500">
                <text:p>307500</text:p>
              </table:table-cell>
              <table:table-cell office:value-type="float" office:value="0.003308">
                <text:p>0.003308</text:p>
              </table:table-cell>
              <table:table-cell office:value-type="float" office:value="0.004442">
                <text:p>0.00444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000">
                <text:p>308000</text:p>
              </table:table-cell>
              <table:table-cell office:value-type="float" office:value="0.003746">
                <text:p>0.003746</text:p>
              </table:table-cell>
              <table:table-cell office:value-type="float" office:value="0.003483">
                <text:p>0.0034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500">
                <text:p>3085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4341">
                <text:p>0.00434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000">
                <text:p>309000</text:p>
              </table:table-cell>
              <table:table-cell office:value-type="float" office:value="0.003312">
                <text:p>0.003312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500">
                <text:p>309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383">
                <text:p>0.0033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000">
                <text:p>310000</text:p>
              </table:table-cell>
              <table:table-cell office:value-type="float" office:value="0.004213">
                <text:p>0.004213</text:p>
              </table:table-cell>
              <table:table-cell office:value-type="float" office:value="0.003351">
                <text:p>0.0033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500">
                <text:p>3105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4172">
                <text:p>0.0041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000">
                <text:p>3110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500">
                <text:p>31150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000">
                <text:p>312000</text:p>
              </table:table-cell>
              <table:table-cell office:value-type="float" office:value="0.003501">
                <text:p>0.003501</text:p>
              </table:table-cell>
              <table:table-cell office:value-type="float" office:value="0.003986">
                <text:p>0.00398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500">
                <text:p>312500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000">
                <text:p>313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500">
                <text:p>313500</text:p>
              </table:table-cell>
              <table:table-cell office:value-type="float" office:value="0.00313">
                <text:p>0.00313</text:p>
              </table:table-cell>
              <table:table-cell office:value-type="float" office:value="0.004807">
                <text:p>0.00480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000">
                <text:p>314000</text:p>
              </table:table-cell>
              <table:table-cell office:value-type="float" office:value="0.002964">
                <text:p>0.002964</text:p>
              </table:table-cell>
              <table:table-cell office:value-type="float" office:value="0.003336">
                <text:p>0.00333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500">
                <text:p>3145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000">
                <text:p>315000</text:p>
              </table:table-cell>
              <table:table-cell office:value-type="float" office:value="0.003205">
                <text:p>0.003205</text:p>
              </table:table-cell>
              <table:table-cell office:value-type="float" office:value="0.003568">
                <text:p>0.0035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500">
                <text:p>315500</text:p>
              </table:table-cell>
              <table:table-cell office:value-type="float" office:value="0.002944">
                <text:p>0.002944</text:p>
              </table:table-cell>
              <table:table-cell office:value-type="float" office:value="0.003465">
                <text:p>0.0034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000">
                <text:p>316000</text:p>
              </table:table-cell>
              <table:table-cell office:value-type="float" office:value="0.00513">
                <text:p>0.00513</text:p>
              </table:table-cell>
              <table:table-cell office:value-type="float" office:value="0.003866">
                <text:p>0.0038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500">
                <text:p>316500</text:p>
              </table:table-cell>
              <table:table-cell office:value-type="float" office:value="0.002998">
                <text:p>0.002998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000">
                <text:p>317000</text:p>
              </table:table-cell>
              <table:table-cell office:value-type="float" office:value="0.003179">
                <text:p>0.003179</text:p>
              </table:table-cell>
              <table:table-cell office:value-type="float" office:value="0.003041">
                <text:p>0.00304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500">
                <text:p>3175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000">
                <text:p>318000</text:p>
              </table:table-cell>
              <table:table-cell office:value-type="float" office:value="0.004234">
                <text:p>0.004234</text:p>
              </table:table-cell>
              <table:table-cell office:value-type="float" office:value="0.004314">
                <text:p>0.0043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500">
                <text:p>318500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205">
                <text:p>0.0032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000">
                <text:p>319000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585">
                <text:p>0.0035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500">
                <text:p>3195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000">
                <text:p>320000</text:p>
              </table:table-cell>
              <table:table-cell office:value-type="float" office:value="0.003524">
                <text:p>0.003524</text:p>
              </table:table-cell>
              <table:table-cell office:value-type="float" office:value="0.003477">
                <text:p>0.0034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500">
                <text:p>320500</text:p>
              </table:table-cell>
              <table:table-cell office:value-type="float" office:value="0.005182">
                <text:p>0.005182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000">
                <text:p>321000</text:p>
              </table:table-cell>
              <table:table-cell office:value-type="float" office:value="0.003433">
                <text:p>0.003433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500">
                <text:p>321500</text:p>
              </table:table-cell>
              <table:table-cell office:value-type="float" office:value="0.002926">
                <text:p>0.002926</text:p>
              </table:table-cell>
              <table:table-cell office:value-type="float" office:value="0.003467">
                <text:p>0.0034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000">
                <text:p>322000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696">
                <text:p>0.0036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500">
                <text:p>322500</text:p>
              </table:table-cell>
              <table:table-cell office:value-type="float" office:value="0.00338">
                <text:p>0.00338</text:p>
              </table:table-cell>
              <table:table-cell office:value-type="float" office:value="0.003325">
                <text:p>0.0033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000">
                <text:p>323000</text:p>
              </table:table-cell>
              <table:table-cell office:value-type="float" office:value="0.002959">
                <text:p>0.002959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500">
                <text:p>323500</text:p>
              </table:table-cell>
              <table:table-cell office:value-type="float" office:value="0.003911">
                <text:p>0.003911</text:p>
              </table:table-cell>
              <table:table-cell office:value-type="float" office:value="0.003485">
                <text:p>0.0034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000">
                <text:p>324000</text:p>
              </table:table-cell>
              <table:table-cell office:value-type="float" office:value="0.003176">
                <text:p>0.003176</text:p>
              </table:table-cell>
              <table:table-cell office:value-type="float" office:value="0.003552">
                <text:p>0.0035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500">
                <text:p>324500</text:p>
              </table:table-cell>
              <table:table-cell office:value-type="float" office:value="0.004813">
                <text:p>0.004813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000">
                <text:p>325000</text:p>
              </table:table-cell>
              <table:table-cell office:value-type="float" office:value="0.004458">
                <text:p>0.004458</text:p>
              </table:table-cell>
              <table:table-cell office:value-type="float" office:value="0.004443">
                <text:p>0.00444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500">
                <text:p>3255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849">
                <text:p>0.003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000">
                <text:p>3260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500">
                <text:p>326500</text:p>
              </table:table-cell>
              <table:table-cell office:value-type="float" office:value="0.003277">
                <text:p>0.003277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000">
                <text:p>327000</text:p>
              </table:table-cell>
              <table:table-cell office:value-type="float" office:value="0.003238">
                <text:p>0.003238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500">
                <text:p>327500</text:p>
              </table:table-cell>
              <table:table-cell office:value-type="float" office:value="0.004621">
                <text:p>0.004621</text:p>
              </table:table-cell>
              <table:table-cell office:value-type="float" office:value="0.003946">
                <text:p>0.0039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000">
                <text:p>328000</text:p>
              </table:table-cell>
              <table:table-cell office:value-type="float" office:value="0.00319">
                <text:p>0.00319</text:p>
              </table:table-cell>
              <table:table-cell office:value-type="float" office:value="0.003514">
                <text:p>0.00351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500">
                <text:p>328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301">
                <text:p>0.0033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000">
                <text:p>329000</text:p>
              </table:table-cell>
              <table:table-cell office:value-type="float" office:value="0.003214">
                <text:p>0.003214</text:p>
              </table:table-cell>
              <table:table-cell office:value-type="float" office:value="0.003647">
                <text:p>0.0036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500">
                <text:p>329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348">
                <text:p>0.0033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000">
                <text:p>330000</text:p>
              </table:table-cell>
              <table:table-cell office:value-type="float" office:value="0.003227">
                <text:p>0.003227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500">
                <text:p>330500</text:p>
              </table:table-cell>
              <table:table-cell office:value-type="float" office:value="0.003222">
                <text:p>0.003222</text:p>
              </table:table-cell>
              <table:table-cell office:value-type="float" office:value="0.003576">
                <text:p>0.0035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000">
                <text:p>331000</text:p>
              </table:table-cell>
              <table:table-cell office:value-type="float" office:value="0.003894">
                <text:p>0.003894</text:p>
              </table:table-cell>
              <table:table-cell office:value-type="float" office:value="0.00325">
                <text:p>0.003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500">
                <text:p>3315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000">
                <text:p>332000</text:p>
              </table:table-cell>
              <table:table-cell office:value-type="float" office:value="0.003212">
                <text:p>0.003212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500">
                <text:p>332500</text:p>
              </table:table-cell>
              <table:table-cell office:value-type="float" office:value="0.003471">
                <text:p>0.003471</text:p>
              </table:table-cell>
              <table:table-cell office:value-type="float" office:value="0.003324">
                <text:p>0.0033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000">
                <text:p>3330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517">
                <text:p>0.0035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500">
                <text:p>3335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3389">
                <text:p>0.0033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000">
                <text:p>334000</text:p>
              </table:table-cell>
              <table:table-cell office:value-type="float" office:value="0.002838">
                <text:p>0.002838</text:p>
              </table:table-cell>
              <table:table-cell office:value-type="float" office:value="0.002951">
                <text:p>0.00295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500">
                <text:p>334500</text:p>
              </table:table-cell>
              <table:table-cell office:value-type="float" office:value="0.002962">
                <text:p>0.002962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000">
                <text:p>335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447">
                <text:p>0.00344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500">
                <text:p>335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000">
                <text:p>336000</text:p>
              </table:table-cell>
              <table:table-cell office:value-type="float" office:value="0.003459">
                <text:p>0.003459</text:p>
              </table:table-cell>
              <table:table-cell office:value-type="float" office:value="0.004075">
                <text:p>0.0040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500">
                <text:p>336500</text:p>
              </table:table-cell>
              <table:table-cell office:value-type="float" office:value="0.003251">
                <text:p>0.003251</text:p>
              </table:table-cell>
              <table:table-cell office:value-type="float" office:value="0.003439">
                <text:p>0.0034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000">
                <text:p>337000</text:p>
              </table:table-cell>
              <table:table-cell office:value-type="float" office:value="0.003837">
                <text:p>0.003837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500">
                <text:p>337500</text:p>
              </table:table-cell>
              <table:table-cell office:value-type="float" office:value="0.003266">
                <text:p>0.003266</text:p>
              </table:table-cell>
              <table:table-cell office:value-type="float" office:value="0.003285">
                <text:p>0.0032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000">
                <text:p>338000</text:p>
              </table:table-cell>
              <table:table-cell office:value-type="float" office:value="0.003671">
                <text:p>0.003671</text:p>
              </table:table-cell>
              <table:table-cell office:value-type="float" office:value="0.003225">
                <text:p>0.0032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500">
                <text:p>3385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000">
                <text:p>339000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500">
                <text:p>339500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000">
                <text:p>340000</text:p>
              </table:table-cell>
              <table:table-cell office:value-type="float" office:value="0.003374">
                <text:p>0.003374</text:p>
              </table:table-cell>
              <table:table-cell office:value-type="float" office:value="0.004138">
                <text:p>0.0041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500">
                <text:p>340500</text:p>
              </table:table-cell>
              <table:table-cell office:value-type="float" office:value="0.006315">
                <text:p>0.006315</text:p>
              </table:table-cell>
              <table:table-cell office:value-type="float" office:value="0.003123">
                <text:p>0.0031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000">
                <text:p>341000</text:p>
              </table:table-cell>
              <table:table-cell office:value-type="float" office:value="0.003381">
                <text:p>0.003381</text:p>
              </table:table-cell>
              <table:table-cell office:value-type="float" office:value="0.003062">
                <text:p>0.0030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500">
                <text:p>341500</text:p>
              </table:table-cell>
              <table:table-cell office:value-type="float" office:value="0.002949">
                <text:p>0.002949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000">
                <text:p>342000</text:p>
              </table:table-cell>
              <table:table-cell office:value-type="float" office:value="0.003572">
                <text:p>0.003572</text:p>
              </table:table-cell>
              <table:table-cell office:value-type="float" office:value="0.004038">
                <text:p>0.00403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500">
                <text:p>342500</text:p>
              </table:table-cell>
              <table:table-cell office:value-type="float" office:value="0.002861">
                <text:p>0.002861</text:p>
              </table:table-cell>
              <table:table-cell office:value-type="float" office:value="0.003753">
                <text:p>0.00375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000">
                <text:p>3430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500">
                <text:p>3435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000">
                <text:p>344000</text:p>
              </table:table-cell>
              <table:table-cell office:value-type="float" office:value="0.003389">
                <text:p>0.003389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500">
                <text:p>344500</text:p>
              </table:table-cell>
              <table:table-cell office:value-type="float" office:value="0.00301">
                <text:p>0.00301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000">
                <text:p>3450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500">
                <text:p>345500</text:p>
              </table:table-cell>
              <table:table-cell office:value-type="float" office:value="0.00325">
                <text:p>0.00325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000">
                <text:p>346000</text:p>
              </table:table-cell>
              <table:table-cell office:value-type="float" office:value="0.003418">
                <text:p>0.003418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500">
                <text:p>3465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784">
                <text:p>0.0037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000">
                <text:p>347000</text:p>
              </table:table-cell>
              <table:table-cell office:value-type="float" office:value="0.004365">
                <text:p>0.004365</text:p>
              </table:table-cell>
              <table:table-cell office:value-type="float" office:value="0.003701">
                <text:p>0.00370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500">
                <text:p>347500</text:p>
              </table:table-cell>
              <table:table-cell office:value-type="float" office:value="0.003229">
                <text:p>0.003229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000">
                <text:p>348000</text:p>
              </table:table-cell>
              <table:table-cell office:value-type="float" office:value="0.003342">
                <text:p>0.003342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500">
                <text:p>3485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000">
                <text:p>349000</text:p>
              </table:table-cell>
              <table:table-cell office:value-type="float" office:value="0.003444">
                <text:p>0.003444</text:p>
              </table:table-cell>
              <table:table-cell office:value-type="float" office:value="0.00318">
                <text:p>0.003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500">
                <text:p>349500</text:p>
              </table:table-cell>
              <table:table-cell office:value-type="float" office:value="0.002929">
                <text:p>0.002929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000">
                <text:p>350000</text:p>
              </table:table-cell>
              <table:table-cell office:value-type="float" office:value="0.003182">
                <text:p>0.003182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500">
                <text:p>3505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000">
                <text:p>351000</text:p>
              </table:table-cell>
              <table:table-cell office:value-type="float" office:value="0.003148">
                <text:p>0.003148</text:p>
              </table:table-cell>
              <table:table-cell office:value-type="float" office:value="0.003521">
                <text:p>0.0035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500">
                <text:p>3515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258">
                <text:p>0.0032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000">
                <text:p>352000</text:p>
              </table:table-cell>
              <table:table-cell office:value-type="float" office:value="0.003767">
                <text:p>0.00376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500">
                <text:p>352500</text:p>
              </table:table-cell>
              <table:table-cell office:value-type="float" office:value="0.00327">
                <text:p>0.00327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000">
                <text:p>3530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305">
                <text:p>0.00330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500">
                <text:p>353500</text:p>
              </table:table-cell>
              <table:table-cell office:value-type="float" office:value="0.002988">
                <text:p>0.002988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000">
                <text:p>354000</text:p>
              </table:table-cell>
              <table:table-cell office:value-type="float" office:value="0.003148">
                <text:p>0.003148</text:p>
              </table:table-cell>
              <table:table-cell office:value-type="float" office:value="0.003362">
                <text:p>0.0033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500">
                <text:p>354500</text:p>
              </table:table-cell>
              <table:table-cell office:value-type="float" office:value="0.003066">
                <text:p>0.003066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000">
                <text:p>355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500">
                <text:p>355500</text:p>
              </table:table-cell>
              <table:table-cell office:value-type="float" office:value="0.003705">
                <text:p>0.003705</text:p>
              </table:table-cell>
              <table:table-cell office:value-type="float" office:value="0.003382">
                <text:p>0.0033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000">
                <text:p>3560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500">
                <text:p>356500</text:p>
              </table:table-cell>
              <table:table-cell office:value-type="float" office:value="0.003764">
                <text:p>0.003764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000">
                <text:p>357000</text:p>
              </table:table-cell>
              <table:table-cell office:value-type="float" office:value="0.003181">
                <text:p>0.003181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500">
                <text:p>357500</text:p>
              </table:table-cell>
              <table:table-cell office:value-type="float" office:value="0.003741">
                <text:p>0.003741</text:p>
              </table:table-cell>
              <table:table-cell office:value-type="float" office:value="0.003448">
                <text:p>0.00344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000">
                <text:p>3580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500">
                <text:p>358500</text:p>
              </table:table-cell>
              <table:table-cell office:value-type="float" office:value="0.003167">
                <text:p>0.003167</text:p>
              </table:table-cell>
              <table:table-cell office:value-type="float" office:value="0.003325">
                <text:p>0.0033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000">
                <text:p>359000</text:p>
              </table:table-cell>
              <table:table-cell office:value-type="float" office:value="0.0035">
                <text:p>0.0035</text:p>
              </table:table-cell>
              <table:table-cell office:value-type="float" office:value="0.003386">
                <text:p>0.0033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500">
                <text:p>3595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000">
                <text:p>360000</text:p>
              </table:table-cell>
              <table:table-cell office:value-type="float" office:value="0.003281">
                <text:p>0.003281</text:p>
              </table:table-cell>
              <table:table-cell office:value-type="float" office:value="0.003263">
                <text:p>0.00326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500">
                <text:p>360500</text:p>
              </table:table-cell>
              <table:table-cell office:value-type="float" office:value="0.003335">
                <text:p>0.003335</text:p>
              </table:table-cell>
              <table:table-cell office:value-type="float" office:value="0.003336">
                <text:p>0.0033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000">
                <text:p>361000</text:p>
              </table:table-cell>
              <table:table-cell office:value-type="float" office:value="0.003421">
                <text:p>0.003421</text:p>
              </table:table-cell>
              <table:table-cell office:value-type="float" office:value="0.003382">
                <text:p>0.0033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500">
                <text:p>361500</text:p>
              </table:table-cell>
              <table:table-cell office:value-type="float" office:value="0.003237">
                <text:p>0.003237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000">
                <text:p>362000</text:p>
              </table:table-cell>
              <table:table-cell office:value-type="float" office:value="0.00294">
                <text:p>0.00294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500">
                <text:p>362500</text:p>
              </table:table-cell>
              <table:table-cell office:value-type="float" office:value="0.00346">
                <text:p>0.00346</text:p>
              </table:table-cell>
              <table:table-cell office:value-type="float" office:value="0.003714">
                <text:p>0.0037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000">
                <text:p>363000</text:p>
              </table:table-cell>
              <table:table-cell office:value-type="float" office:value="0.003911">
                <text:p>0.003911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500">
                <text:p>363500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000">
                <text:p>364000</text:p>
              </table:table-cell>
              <table:table-cell office:value-type="float" office:value="0.004079">
                <text:p>0.004079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500">
                <text:p>364500</text:p>
              </table:table-cell>
              <table:table-cell office:value-type="float" office:value="0.003939">
                <text:p>0.003939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000">
                <text:p>365000</text:p>
              </table:table-cell>
              <table:table-cell office:value-type="float" office:value="0.002924">
                <text:p>0.002924</text:p>
              </table:table-cell>
              <table:table-cell office:value-type="float" office:value="0.003744">
                <text:p>0.003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500">
                <text:p>365500</text:p>
              </table:table-cell>
              <table:table-cell office:value-type="float" office:value="0.0031">
                <text:p>0.0031</text:p>
              </table:table-cell>
              <table:table-cell office:value-type="float" office:value="0.003057">
                <text:p>0.0030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000">
                <text:p>366000</text:p>
              </table:table-cell>
              <table:table-cell office:value-type="float" office:value="0.005402">
                <text:p>0.005402</text:p>
              </table:table-cell>
              <table:table-cell office:value-type="float" office:value="0.003227">
                <text:p>0.00322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500">
                <text:p>366500</text:p>
              </table:table-cell>
              <table:table-cell office:value-type="float" office:value="0.003891">
                <text:p>0.003891</text:p>
              </table:table-cell>
              <table:table-cell office:value-type="float" office:value="0.003069">
                <text:p>0.00306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000">
                <text:p>3670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500">
                <text:p>367500</text:p>
              </table:table-cell>
              <table:table-cell office:value-type="float" office:value="0.004621">
                <text:p>0.004621</text:p>
              </table:table-cell>
              <table:table-cell office:value-type="float" office:value="0.003218">
                <text:p>0.0032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000">
                <text:p>368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500">
                <text:p>368500</text:p>
              </table:table-cell>
              <table:table-cell office:value-type="float" office:value="0.003149">
                <text:p>0.003149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000">
                <text:p>3690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500">
                <text:p>369500</text:p>
              </table:table-cell>
              <table:table-cell office:value-type="float" office:value="0.004052">
                <text:p>0.004052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000">
                <text:p>370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500">
                <text:p>370500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266">
                <text:p>0.0032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000">
                <text:p>371000</text:p>
              </table:table-cell>
              <table:table-cell office:value-type="float" office:value="0.003489">
                <text:p>0.003489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500">
                <text:p>371500</text:p>
              </table:table-cell>
              <table:table-cell office:value-type="float" office:value="0.002993">
                <text:p>0.002993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000">
                <text:p>372000</text:p>
              </table:table-cell>
              <table:table-cell office:value-type="float" office:value="0.003446">
                <text:p>0.003446</text:p>
              </table:table-cell>
              <table:table-cell office:value-type="float" office:value="0.003536">
                <text:p>0.00353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500">
                <text:p>372500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295">
                <text:p>0.0032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000">
                <text:p>373000</text:p>
              </table:table-cell>
              <table:table-cell office:value-type="float" office:value="0.003414">
                <text:p>0.00341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500">
                <text:p>373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266">
                <text:p>0.00326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000">
                <text:p>374000</text:p>
              </table:table-cell>
              <table:table-cell office:value-type="float" office:value="0.003513">
                <text:p>0.003513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500">
                <text:p>374500</text:p>
              </table:table-cell>
              <table:table-cell office:value-type="float" office:value="0.00312">
                <text:p>0.00312</text:p>
              </table:table-cell>
              <table:table-cell office:value-type="float" office:value="0.003409">
                <text:p>0.0034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000">
                <text:p>375000</text:p>
              </table:table-cell>
              <table:table-cell office:value-type="float" office:value="0.002955">
                <text:p>0.002955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500">
                <text:p>3755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235">
                <text:p>0.0032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000">
                <text:p>376000</text:p>
              </table:table-cell>
              <table:table-cell office:value-type="float" office:value="0.00329">
                <text:p>0.00329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500">
                <text:p>3765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000">
                <text:p>377000</text:p>
              </table:table-cell>
              <table:table-cell office:value-type="float" office:value="0.003223">
                <text:p>0.003223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500">
                <text:p>377500</text:p>
              </table:table-cell>
              <table:table-cell office:value-type="float" office:value="0.003209">
                <text:p>0.003209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000">
                <text:p>378000</text:p>
              </table:table-cell>
              <table:table-cell office:value-type="float" office:value="0.004766">
                <text:p>0.004766</text:p>
              </table:table-cell>
              <table:table-cell office:value-type="float" office:value="0.003413">
                <text:p>0.003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500">
                <text:p>378500</text:p>
              </table:table-cell>
              <table:table-cell office:value-type="float" office:value="0.003121">
                <text:p>0.003121</text:p>
              </table:table-cell>
              <table:table-cell office:value-type="float" office:value="0.003405">
                <text:p>0.0034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000">
                <text:p>379000</text:p>
              </table:table-cell>
              <table:table-cell office:value-type="float" office:value="0.00323">
                <text:p>0.00323</text:p>
              </table:table-cell>
              <table:table-cell office:value-type="float" office:value="0.003159">
                <text:p>0.00315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500">
                <text:p>37950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000">
                <text:p>3800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500">
                <text:p>380500</text:p>
              </table:table-cell>
              <table:table-cell office:value-type="float" office:value="0.0038">
                <text:p>0.0038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000">
                <text:p>3810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500">
                <text:p>3815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000">
                <text:p>382000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500">
                <text:p>3825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417">
                <text:p>0.0034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000">
                <text:p>3830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500">
                <text:p>383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000">
                <text:p>384000</text:p>
              </table:table-cell>
              <table:table-cell office:value-type="float" office:value="0.003547">
                <text:p>0.003547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500">
                <text:p>3845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000">
                <text:p>385000</text:p>
              </table:table-cell>
              <table:table-cell office:value-type="float" office:value="0.003782">
                <text:p>0.003782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500">
                <text:p>385500</text:p>
              </table:table-cell>
              <table:table-cell office:value-type="float" office:value="0.00289">
                <text:p>0.00289</text:p>
              </table:table-cell>
              <table:table-cell office:value-type="float" office:value="0.003492">
                <text:p>0.00349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000">
                <text:p>3860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500">
                <text:p>386500</text:p>
              </table:table-cell>
              <table:table-cell office:value-type="float" office:value="0.003155">
                <text:p>0.003155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000">
                <text:p>387000</text:p>
              </table:table-cell>
              <table:table-cell office:value-type="float" office:value="0.003432">
                <text:p>0.003432</text:p>
              </table:table-cell>
              <table:table-cell office:value-type="float" office:value="0.003413">
                <text:p>0.003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500">
                <text:p>387500</text:p>
              </table:table-cell>
              <table:table-cell office:value-type="float" office:value="0.003263">
                <text:p>0.003263</text:p>
              </table:table-cell>
              <table:table-cell office:value-type="float" office:value="0.003188">
                <text:p>0.0031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000">
                <text:p>388000</text:p>
              </table:table-cell>
              <table:table-cell office:value-type="float" office:value="0.004241">
                <text:p>0.004241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500">
                <text:p>388500</text:p>
              </table:table-cell>
              <table:table-cell office:value-type="float" office:value="0.00311">
                <text:p>0.00311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000">
                <text:p>389000</text:p>
              </table:table-cell>
              <table:table-cell office:value-type="float" office:value="0.003315">
                <text:p>0.003315</text:p>
              </table:table-cell>
              <table:table-cell office:value-type="float" office:value="0.003104">
                <text:p>0.00310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500">
                <text:p>389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000">
                <text:p>390000</text:p>
              </table:table-cell>
              <table:table-cell office:value-type="float" office:value="0.003658">
                <text:p>0.003658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500">
                <text:p>390500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381">
                <text:p>0.0033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000">
                <text:p>391000</text:p>
              </table:table-cell>
              <table:table-cell office:value-type="float" office:value="0.003314">
                <text:p>0.003314</text:p>
              </table:table-cell>
              <table:table-cell office:value-type="float" office:value="0.003474">
                <text:p>0.00347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500">
                <text:p>391500</text:p>
              </table:table-cell>
              <table:table-cell office:value-type="float" office:value="0.003584">
                <text:p>0.003584</text:p>
              </table:table-cell>
              <table:table-cell office:value-type="float" office:value="0.003211">
                <text:p>0.00321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000">
                <text:p>392000</text:p>
              </table:table-cell>
              <table:table-cell office:value-type="float" office:value="0.003409">
                <text:p>0.003409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500">
                <text:p>392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084">
                <text:p>0.00308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000">
                <text:p>393000</text:p>
              </table:table-cell>
              <table:table-cell office:value-type="float" office:value="0.003675">
                <text:p>0.003675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500">
                <text:p>393500</text:p>
              </table:table-cell>
              <table:table-cell office:value-type="float" office:value="0.00381">
                <text:p>0.00381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000">
                <text:p>3940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500">
                <text:p>394500</text:p>
              </table:table-cell>
              <table:table-cell office:value-type="float" office:value="0.002997">
                <text:p>0.002997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000">
                <text:p>395000</text:p>
              </table:table-cell>
              <table:table-cell office:value-type="float" office:value="0.003808">
                <text:p>0.003808</text:p>
              </table:table-cell>
              <table:table-cell office:value-type="float" office:value="0.00309">
                <text:p>0.003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500">
                <text:p>3955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296">
                <text:p>0.0032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000">
                <text:p>396000</text:p>
              </table:table-cell>
              <table:table-cell office:value-type="float" office:value="0.004021">
                <text:p>0.004021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500">
                <text:p>3965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000">
                <text:p>397000</text:p>
              </table:table-cell>
              <table:table-cell office:value-type="float" office:value="0.00311">
                <text:p>0.00311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500">
                <text:p>3975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3441">
                <text:p>0.0034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000">
                <text:p>398000</text:p>
              </table:table-cell>
              <table:table-cell office:value-type="float" office:value="0.00314">
                <text:p>0.00314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500">
                <text:p>3985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000">
                <text:p>399000</text:p>
              </table:table-cell>
              <table:table-cell office:value-type="float" office:value="0.002824">
                <text:p>0.002824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500">
                <text:p>399500</text:p>
              </table:table-cell>
              <table:table-cell office:value-type="float" office:value="0.003449">
                <text:p>0.003449</text:p>
              </table:table-cell>
              <table:table-cell office:value-type="float" office:value="0.00312">
                <text:p>0.003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000">
                <text:p>400000</text:p>
              </table:table-cell>
              <table:table-cell office:value-type="float" office:value="0.00306">
                <text:p>0.00306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500">
                <text:p>400500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414">
                <text:p>0.0034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000">
                <text:p>401000</text:p>
              </table:table-cell>
              <table:table-cell office:value-type="float" office:value="0.003157">
                <text:p>0.003157</text:p>
              </table:table-cell>
              <table:table-cell office:value-type="float" office:value="0.003626">
                <text:p>0.0036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500">
                <text:p>401500</text:p>
              </table:table-cell>
              <table:table-cell office:value-type="float" office:value="0.003105">
                <text:p>0.003105</text:p>
              </table:table-cell>
              <table:table-cell office:value-type="float" office:value="0.003253">
                <text:p>0.0032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000">
                <text:p>402000</text:p>
              </table:table-cell>
              <table:table-cell office:value-type="float" office:value="0.003282">
                <text:p>0.003282</text:p>
              </table:table-cell>
              <table:table-cell office:value-type="float" office:value="0.003236">
                <text:p>0.0032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500">
                <text:p>402500</text:p>
              </table:table-cell>
              <table:table-cell office:value-type="float" office:value="0.003313">
                <text:p>0.003313</text:p>
              </table:table-cell>
              <table:table-cell office:value-type="float" office:value="0.003507">
                <text:p>0.0035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000">
                <text:p>403000</text:p>
              </table:table-cell>
              <table:table-cell office:value-type="float" office:value="0.003174">
                <text:p>0.003174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500">
                <text:p>403500</text:p>
              </table:table-cell>
              <table:table-cell office:value-type="float" office:value="0.003946">
                <text:p>0.003946</text:p>
              </table:table-cell>
              <table:table-cell office:value-type="float" office:value="0.003221">
                <text:p>0.003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000">
                <text:p>404000</text:p>
              </table:table-cell>
              <table:table-cell office:value-type="float" office:value="0.003307">
                <text:p>0.003307</text:p>
              </table:table-cell>
              <table:table-cell office:value-type="float" office:value="0.003389">
                <text:p>0.00338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500">
                <text:p>404500</text:p>
              </table:table-cell>
              <table:table-cell office:value-type="float" office:value="0.003026">
                <text:p>0.003026</text:p>
              </table:table-cell>
              <table:table-cell office:value-type="float" office:value="0.003324">
                <text:p>0.0033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000">
                <text:p>405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500">
                <text:p>405500</text:p>
              </table:table-cell>
              <table:table-cell office:value-type="float" office:value="0.004095">
                <text:p>0.004095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000">
                <text:p>406000</text:p>
              </table:table-cell>
              <table:table-cell office:value-type="float" office:value="0.003121">
                <text:p>0.003121</text:p>
              </table:table-cell>
              <table:table-cell office:value-type="float" office:value="0.003415">
                <text:p>0.0034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500">
                <text:p>406500</text:p>
              </table:table-cell>
              <table:table-cell office:value-type="float" office:value="0.003855">
                <text:p>0.003855</text:p>
              </table:table-cell>
              <table:table-cell office:value-type="float" office:value="0.003339">
                <text:p>0.00333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000">
                <text:p>407000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286">
                <text:p>0.0032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500">
                <text:p>407500</text:p>
              </table:table-cell>
              <table:table-cell office:value-type="float" office:value="0.003785">
                <text:p>0.003785</text:p>
              </table:table-cell>
              <table:table-cell office:value-type="float" office:value="0.003434">
                <text:p>0.00343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000">
                <text:p>408000</text:p>
              </table:table-cell>
              <table:table-cell office:value-type="float" office:value="0.002795">
                <text:p>0.002795</text:p>
              </table:table-cell>
              <table:table-cell office:value-type="float" office:value="0.003157">
                <text:p>0.0031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500">
                <text:p>408500</text:p>
              </table:table-cell>
              <table:table-cell office:value-type="float" office:value="0.003763">
                <text:p>0.003763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000">
                <text:p>409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3089">
                <text:p>0.0030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500">
                <text:p>409500</text:p>
              </table:table-cell>
              <table:table-cell office:value-type="float" office:value="0.003105">
                <text:p>0.003105</text:p>
              </table:table-cell>
              <table:table-cell office:value-type="float" office:value="0.003141">
                <text:p>0.00314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000">
                <text:p>410000</text:p>
              </table:table-cell>
              <table:table-cell office:value-type="float" office:value="0.00384">
                <text:p>0.00384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500">
                <text:p>410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000">
                <text:p>411000</text:p>
              </table:table-cell>
              <table:table-cell office:value-type="float" office:value="0.003235">
                <text:p>0.003235</text:p>
              </table:table-cell>
              <table:table-cell office:value-type="float" office:value="0.00313">
                <text:p>0.003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500">
                <text:p>411500</text:p>
              </table:table-cell>
              <table:table-cell office:value-type="float" office:value="0.002884">
                <text:p>0.002884</text:p>
              </table:table-cell>
              <table:table-cell office:value-type="float" office:value="0.004027">
                <text:p>0.00402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000">
                <text:p>412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500">
                <text:p>412500</text:p>
              </table:table-cell>
              <table:table-cell office:value-type="float" office:value="0.003736">
                <text:p>0.003736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000">
                <text:p>413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477">
                <text:p>0.0034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500">
                <text:p>413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196">
                <text:p>0.0031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000">
                <text:p>414000</text:p>
              </table:table-cell>
              <table:table-cell office:value-type="float" office:value="0.003328">
                <text:p>0.003328</text:p>
              </table:table-cell>
              <table:table-cell office:value-type="float" office:value="0.003268">
                <text:p>0.0032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500">
                <text:p>414500</text:p>
              </table:table-cell>
              <table:table-cell office:value-type="float" office:value="0.002898">
                <text:p>0.002898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000">
                <text:p>4150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145">
                <text:p>0.0031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500">
                <text:p>415500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277">
                <text:p>0.0032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000">
                <text:p>416000</text:p>
              </table:table-cell>
              <table:table-cell office:value-type="float" office:value="0.00394">
                <text:p>0.00394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500">
                <text:p>416500</text:p>
              </table:table-cell>
              <table:table-cell office:value-type="float" office:value="0.00603">
                <text:p>0.00603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000">
                <text:p>417000</text:p>
              </table:table-cell>
              <table:table-cell office:value-type="float" office:value="0.003219">
                <text:p>0.003219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500">
                <text:p>417500</text:p>
              </table:table-cell>
              <table:table-cell office:value-type="float" office:value="0.004071">
                <text:p>0.004071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000">
                <text:p>418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3321">
                <text:p>0.0033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500">
                <text:p>418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000">
                <text:p>4190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500">
                <text:p>419500</text:p>
              </table:table-cell>
              <table:table-cell office:value-type="float" office:value="0.003153">
                <text:p>0.003153</text:p>
              </table:table-cell>
              <table:table-cell office:value-type="float" office:value="0.003299">
                <text:p>0.00329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000">
                <text:p>420000</text:p>
              </table:table-cell>
              <table:table-cell office:value-type="float" office:value="0.003354">
                <text:p>0.003354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500">
                <text:p>420500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367">
                <text:p>0.0033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000">
                <text:p>4210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176">
                <text:p>0.0031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500">
                <text:p>421500</text:p>
              </table:table-cell>
              <table:table-cell office:value-type="float" office:value="0.002802">
                <text:p>0.002802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000">
                <text:p>422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500">
                <text:p>422500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000">
                <text:p>4230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229">
                <text:p>0.00322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500">
                <text:p>423500</text:p>
              </table:table-cell>
              <table:table-cell office:value-type="float" office:value="0.003253">
                <text:p>0.003253</text:p>
              </table:table-cell>
              <table:table-cell office:value-type="float" office:value="0.003181">
                <text:p>0.00318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000">
                <text:p>424000</text:p>
              </table:table-cell>
              <table:table-cell office:value-type="float" office:value="0.003859">
                <text:p>0.003859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500">
                <text:p>4245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000">
                <text:p>425000</text:p>
              </table:table-cell>
              <table:table-cell office:value-type="float" office:value="0.003325">
                <text:p>0.003325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500">
                <text:p>425500</text:p>
              </table:table-cell>
              <table:table-cell office:value-type="float" office:value="0.00324">
                <text:p>0.00324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000">
                <text:p>426000</text:p>
              </table:table-cell>
              <table:table-cell office:value-type="float" office:value="0.003148">
                <text:p>0.003148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500">
                <text:p>4265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000">
                <text:p>427000</text:p>
              </table:table-cell>
              <table:table-cell office:value-type="float" office:value="0.004125">
                <text:p>0.004125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500">
                <text:p>427500</text:p>
              </table:table-cell>
              <table:table-cell office:value-type="float" office:value="0.003392">
                <text:p>0.003392</text:p>
              </table:table-cell>
              <table:table-cell office:value-type="float" office:value="0.003595">
                <text:p>0.00359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000">
                <text:p>428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500">
                <text:p>428500</text:p>
              </table:table-cell>
              <table:table-cell office:value-type="float" office:value="0.002962">
                <text:p>0.002962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000">
                <text:p>429000</text:p>
              </table:table-cell>
              <table:table-cell office:value-type="float" office:value="0.003472">
                <text:p>0.003472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500">
                <text:p>429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000">
                <text:p>430000</text:p>
              </table:table-cell>
              <table:table-cell office:value-type="float" office:value="0.003203">
                <text:p>0.003203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500">
                <text:p>4305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000">
                <text:p>431000</text:p>
              </table:table-cell>
              <table:table-cell office:value-type="float" office:value="0.003091">
                <text:p>0.003091</text:p>
              </table:table-cell>
              <table:table-cell office:value-type="float" office:value="0.003394">
                <text:p>0.0033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500">
                <text:p>431500</text:p>
              </table:table-cell>
              <table:table-cell office:value-type="float" office:value="0.003949">
                <text:p>0.003949</text:p>
              </table:table-cell>
              <table:table-cell office:value-type="float" office:value="0.003086">
                <text:p>0.00308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000">
                <text:p>432000</text:p>
              </table:table-cell>
              <table:table-cell office:value-type="float" office:value="0.003149">
                <text:p>0.003149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500">
                <text:p>432500</text:p>
              </table:table-cell>
              <table:table-cell office:value-type="float" office:value="0.002858">
                <text:p>0.002858</text:p>
              </table:table-cell>
              <table:table-cell office:value-type="float" office:value="0.003453">
                <text:p>0.0034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000">
                <text:p>433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143">
                <text:p>0.00314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500">
                <text:p>433500</text:p>
              </table:table-cell>
              <table:table-cell office:value-type="float" office:value="0.004515">
                <text:p>0.004515</text:p>
              </table:table-cell>
              <table:table-cell office:value-type="float" office:value="0.003232">
                <text:p>0.00323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000">
                <text:p>434000</text:p>
              </table:table-cell>
              <table:table-cell office:value-type="float" office:value="0.003244">
                <text:p>0.003244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500">
                <text:p>434500</text:p>
              </table:table-cell>
              <table:table-cell office:value-type="float" office:value="0.004308">
                <text:p>0.004308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000">
                <text:p>4350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404">
                <text:p>0.0034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500">
                <text:p>435500</text:p>
              </table:table-cell>
              <table:table-cell office:value-type="float" office:value="0.003846">
                <text:p>0.003846</text:p>
              </table:table-cell>
              <table:table-cell office:value-type="float" office:value="0.003303">
                <text:p>0.0033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000">
                <text:p>436000</text:p>
              </table:table-cell>
              <table:table-cell office:value-type="float" office:value="0.003278">
                <text:p>0.003278</text:p>
              </table:table-cell>
              <table:table-cell office:value-type="float" office:value="0.003364">
                <text:p>0.0033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500">
                <text:p>4365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613">
                <text:p>0.0036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000">
                <text:p>437000</text:p>
              </table:table-cell>
              <table:table-cell office:value-type="float" office:value="0.003426">
                <text:p>0.003426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500">
                <text:p>437500</text:p>
              </table:table-cell>
              <table:table-cell office:value-type="float" office:value="0.003346">
                <text:p>0.003346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000">
                <text:p>438000</text:p>
              </table:table-cell>
              <table:table-cell office:value-type="float" office:value="0.003521">
                <text:p>0.003521</text:p>
              </table:table-cell>
              <table:table-cell office:value-type="float" office:value="0.003517">
                <text:p>0.0035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500">
                <text:p>4385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000">
                <text:p>439000</text:p>
              </table:table-cell>
              <table:table-cell office:value-type="float" office:value="0.002914">
                <text:p>0.002914</text:p>
              </table:table-cell>
              <table:table-cell office:value-type="float" office:value="0.003362">
                <text:p>0.00336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500">
                <text:p>43950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000">
                <text:p>4400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254">
                <text:p>0.0032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500">
                <text:p>4405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000">
                <text:p>441000</text:p>
              </table:table-cell>
              <table:table-cell office:value-type="float" office:value="0.00329">
                <text:p>0.00329</text:p>
              </table:table-cell>
              <table:table-cell office:value-type="float" office:value="0.003178">
                <text:p>0.00317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500">
                <text:p>441500</text:p>
              </table:table-cell>
              <table:table-cell office:value-type="float" office:value="0.003368">
                <text:p>0.003368</text:p>
              </table:table-cell>
              <table:table-cell office:value-type="float" office:value="0.003356">
                <text:p>0.0033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000">
                <text:p>442000</text:p>
              </table:table-cell>
              <table:table-cell office:value-type="float" office:value="0.003343">
                <text:p>0.003343</text:p>
              </table:table-cell>
              <table:table-cell office:value-type="float" office:value="0.003373">
                <text:p>0.00337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500">
                <text:p>442500</text:p>
              </table:table-cell>
              <table:table-cell office:value-type="float" office:value="0.003564">
                <text:p>0.003564</text:p>
              </table:table-cell>
              <table:table-cell office:value-type="float" office:value="0.003078">
                <text:p>0.0030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000">
                <text:p>443000</text:p>
              </table:table-cell>
              <table:table-cell office:value-type="float" office:value="0.003559">
                <text:p>0.003559</text:p>
              </table:table-cell>
              <table:table-cell office:value-type="float" office:value="0.003282">
                <text:p>0.0032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500">
                <text:p>443500</text:p>
              </table:table-cell>
              <table:table-cell office:value-type="float" office:value="0.003467">
                <text:p>0.003467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000">
                <text:p>444000</text:p>
              </table:table-cell>
              <table:table-cell office:value-type="float" office:value="0.003384">
                <text:p>0.003384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500">
                <text:p>444500</text:p>
              </table:table-cell>
              <table:table-cell office:value-type="float" office:value="0.003337">
                <text:p>0.003337</text:p>
              </table:table-cell>
              <table:table-cell office:value-type="float" office:value="0.003109">
                <text:p>0.0031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000">
                <text:p>445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4349">
                <text:p>0.0043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500">
                <text:p>445500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000">
                <text:p>446000</text:p>
              </table:table-cell>
              <table:table-cell office:value-type="float" office:value="0.00299">
                <text:p>0.00299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500">
                <text:p>446500</text:p>
              </table:table-cell>
              <table:table-cell office:value-type="float" office:value="0.003301">
                <text:p>0.003301</text:p>
              </table:table-cell>
              <table:table-cell office:value-type="float" office:value="0.003285">
                <text:p>0.0032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000">
                <text:p>447000</text:p>
              </table:table-cell>
              <table:table-cell office:value-type="float" office:value="0.003109">
                <text:p>0.003109</text:p>
              </table:table-cell>
              <table:table-cell office:value-type="float" office:value="0.00315">
                <text:p>0.0031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500">
                <text:p>447500</text:p>
              </table:table-cell>
              <table:table-cell office:value-type="float" office:value="0.004326">
                <text:p>0.004326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000">
                <text:p>448000</text:p>
              </table:table-cell>
              <table:table-cell office:value-type="float" office:value="0.00382">
                <text:p>0.00382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500">
                <text:p>448500</text:p>
              </table:table-cell>
              <table:table-cell office:value-type="float" office:value="0.004183">
                <text:p>0.004183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000">
                <text:p>449000</text:p>
              </table:table-cell>
              <table:table-cell office:value-type="float" office:value="0.003252">
                <text:p>0.003252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500">
                <text:p>449500</text:p>
              </table:table-cell>
              <table:table-cell office:value-type="float" office:value="0.004088">
                <text:p>0.004088</text:p>
              </table:table-cell>
              <table:table-cell office:value-type="float" office:value="0.003421">
                <text:p>0.0034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000">
                <text:p>450000</text:p>
              </table:table-cell>
              <table:table-cell office:value-type="float" office:value="0.00323">
                <text:p>0.00323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500">
                <text:p>450500</text:p>
              </table:table-cell>
              <table:table-cell office:value-type="float" office:value="0.002978">
                <text:p>0.002978</text:p>
              </table:table-cell>
              <table:table-cell office:value-type="float" office:value="0.003192">
                <text:p>0.00319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000">
                <text:p>451000</text:p>
              </table:table-cell>
              <table:table-cell office:value-type="float" office:value="0.003257">
                <text:p>0.003257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500">
                <text:p>451500</text:p>
              </table:table-cell>
              <table:table-cell office:value-type="float" office:value="0.003629">
                <text:p>0.003629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000">
                <text:p>452000</text:p>
              </table:table-cell>
              <table:table-cell office:value-type="float" office:value="0.00293">
                <text:p>0.00293</text:p>
              </table:table-cell>
              <table:table-cell office:value-type="float" office:value="0.003037">
                <text:p>0.0030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500">
                <text:p>4525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000">
                <text:p>4530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2973">
                <text:p>0.0029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500">
                <text:p>4535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000">
                <text:p>4540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136">
                <text:p>0.00313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500">
                <text:p>454500</text:p>
              </table:table-cell>
              <table:table-cell office:value-type="float" office:value="0.003021">
                <text:p>0.003021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000">
                <text:p>4550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500">
                <text:p>455500</text:p>
              </table:table-cell>
              <table:table-cell office:value-type="float" office:value="0.003723">
                <text:p>0.003723</text:p>
              </table:table-cell>
              <table:table-cell office:value-type="float" office:value="0.003393">
                <text:p>0.0033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000">
                <text:p>45600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500">
                <text:p>456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54">
                <text:p>0.0035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000">
                <text:p>457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500">
                <text:p>457500</text:p>
              </table:table-cell>
              <table:table-cell office:value-type="float" office:value="0.003408">
                <text:p>0.003408</text:p>
              </table:table-cell>
              <table:table-cell office:value-type="float" office:value="0.003333">
                <text:p>0.0033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000">
                <text:p>458000</text:p>
              </table:table-cell>
              <table:table-cell office:value-type="float" office:value="0.003258">
                <text:p>0.003258</text:p>
              </table:table-cell>
              <table:table-cell office:value-type="float" office:value="0.003435">
                <text:p>0.00343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500">
                <text:p>458500</text:p>
              </table:table-cell>
              <table:table-cell office:value-type="float" office:value="0.00348">
                <text:p>0.00348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000">
                <text:p>459000</text:p>
              </table:table-cell>
              <table:table-cell office:value-type="float" office:value="0.003202">
                <text:p>0.003202</text:p>
              </table:table-cell>
              <table:table-cell office:value-type="float" office:value="0.003188">
                <text:p>0.00318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500">
                <text:p>459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000">
                <text:p>460000</text:p>
              </table:table-cell>
              <table:table-cell office:value-type="float" office:value="0.00335">
                <text:p>0.00335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500">
                <text:p>460500</text:p>
              </table:table-cell>
              <table:table-cell office:value-type="float" office:value="0.003164">
                <text:p>0.003164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000">
                <text:p>461000</text:p>
              </table:table-cell>
              <table:table-cell office:value-type="float" office:value="0.003218">
                <text:p>0.003218</text:p>
              </table:table-cell>
              <table:table-cell office:value-type="float" office:value="0.00314">
                <text:p>0.003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500">
                <text:p>461500</text:p>
              </table:table-cell>
              <table:table-cell office:value-type="float" office:value="0.003561">
                <text:p>0.003561</text:p>
              </table:table-cell>
              <table:table-cell office:value-type="float" office:value="0.003123">
                <text:p>0.00312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000">
                <text:p>4620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500">
                <text:p>4625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000">
                <text:p>46300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3239">
                <text:p>0.0032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500">
                <text:p>463500</text:p>
              </table:table-cell>
              <table:table-cell office:value-type="float" office:value="0.003243">
                <text:p>0.003243</text:p>
              </table:table-cell>
              <table:table-cell office:value-type="float" office:value="0.003263">
                <text:p>0.0032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000">
                <text:p>4640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500">
                <text:p>464500</text:p>
              </table:table-cell>
              <table:table-cell office:value-type="float" office:value="0.002942">
                <text:p>0.002942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000">
                <text:p>465000</text:p>
              </table:table-cell>
              <table:table-cell office:value-type="float" office:value="0.004019">
                <text:p>0.004019</text:p>
              </table:table-cell>
              <table:table-cell office:value-type="float" office:value="0.003487">
                <text:p>0.0034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500">
                <text:p>465500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424">
                <text:p>0.0034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000">
                <text:p>466000</text:p>
              </table:table-cell>
              <table:table-cell office:value-type="float" office:value="0.003641">
                <text:p>0.003641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500">
                <text:p>466500</text:p>
              </table:table-cell>
              <table:table-cell office:value-type="float" office:value="0.003508">
                <text:p>0.003508</text:p>
              </table:table-cell>
              <table:table-cell office:value-type="float" office:value="0.003212">
                <text:p>0.00321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000">
                <text:p>467000</text:p>
              </table:table-cell>
              <table:table-cell office:value-type="float" office:value="0.00341">
                <text:p>0.00341</text:p>
              </table:table-cell>
              <table:table-cell office:value-type="float" office:value="0.003549">
                <text:p>0.00354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500">
                <text:p>467500</text:p>
              </table:table-cell>
              <table:table-cell office:value-type="float" office:value="0.003291">
                <text:p>0.003291</text:p>
              </table:table-cell>
              <table:table-cell office:value-type="float" office:value="0.003989">
                <text:p>0.0039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000">
                <text:p>468000</text:p>
              </table:table-cell>
              <table:table-cell office:value-type="float" office:value="0.003189">
                <text:p>0.003189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500">
                <text:p>468500</text:p>
              </table:table-cell>
              <table:table-cell office:value-type="float" office:value="0.003638">
                <text:p>0.003638</text:p>
              </table:table-cell>
              <table:table-cell office:value-type="float" office:value="0.003502">
                <text:p>0.00350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000">
                <text:p>469000</text:p>
              </table:table-cell>
              <table:table-cell office:value-type="float" office:value="0.003313">
                <text:p>0.003313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500">
                <text:p>469500</text:p>
              </table:table-cell>
              <table:table-cell office:value-type="float" office:value="0.003391">
                <text:p>0.003391</text:p>
              </table:table-cell>
              <table:table-cell office:value-type="float" office:value="0.003429">
                <text:p>0.00342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000">
                <text:p>470000</text:p>
              </table:table-cell>
              <table:table-cell office:value-type="float" office:value="0.003982">
                <text:p>0.003982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500">
                <text:p>470500</text:p>
              </table:table-cell>
              <table:table-cell office:value-type="float" office:value="0.002848">
                <text:p>0.002848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000">
                <text:p>471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500">
                <text:p>471500</text:p>
              </table:table-cell>
              <table:table-cell office:value-type="float" office:value="0.003729">
                <text:p>0.003729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000">
                <text:p>472000</text:p>
              </table:table-cell>
              <table:table-cell office:value-type="float" office:value="0.00312">
                <text:p>0.00312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500">
                <text:p>472500</text:p>
              </table:table-cell>
              <table:table-cell office:value-type="float" office:value="0.003316">
                <text:p>0.003316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000">
                <text:p>473000</text:p>
              </table:table-cell>
              <table:table-cell office:value-type="float" office:value="0.003194">
                <text:p>0.003194</text:p>
              </table:table-cell>
              <table:table-cell office:value-type="float" office:value="0.003561">
                <text:p>0.0035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500">
                <text:p>473500</text:p>
              </table:table-cell>
              <table:table-cell office:value-type="float" office:value="0.00327">
                <text:p>0.00327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000">
                <text:p>474000</text:p>
              </table:table-cell>
              <table:table-cell office:value-type="float" office:value="0.002923">
                <text:p>0.002923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500">
                <text:p>474500</text:p>
              </table:table-cell>
              <table:table-cell office:value-type="float" office:value="0.004269">
                <text:p>0.004269</text:p>
              </table:table-cell>
              <table:table-cell office:value-type="float" office:value="0.003171">
                <text:p>0.00317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000">
                <text:p>4750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342">
                <text:p>0.0033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500">
                <text:p>4755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000">
                <text:p>476000</text:p>
              </table:table-cell>
              <table:table-cell office:value-type="float" office:value="0.002891">
                <text:p>0.002891</text:p>
              </table:table-cell>
              <table:table-cell office:value-type="float" office:value="0.00336">
                <text:p>0.003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500">
                <text:p>476500</text:p>
              </table:table-cell>
              <table:table-cell office:value-type="float" office:value="0.003776">
                <text:p>0.003776</text:p>
              </table:table-cell>
              <table:table-cell office:value-type="float" office:value="0.003371">
                <text:p>0.0033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000">
                <text:p>477000</text:p>
              </table:table-cell>
              <table:table-cell office:value-type="float" office:value="0.0029">
                <text:p>0.0029</text:p>
              </table:table-cell>
              <table:table-cell office:value-type="float" office:value="0.003261">
                <text:p>0.00326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500">
                <text:p>477500</text:p>
              </table:table-cell>
              <table:table-cell office:value-type="float" office:value="0.003215">
                <text:p>0.003215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000">
                <text:p>4780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500">
                <text:p>4785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000">
                <text:p>479000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28">
                <text:p>0.0032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500">
                <text:p>4795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000">
                <text:p>4800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500">
                <text:p>480500</text:p>
              </table:table-cell>
              <table:table-cell office:value-type="float" office:value="0.003523">
                <text:p>0.003523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000">
                <text:p>481000</text:p>
              </table:table-cell>
              <table:table-cell office:value-type="float" office:value="0.004209">
                <text:p>0.004209</text:p>
              </table:table-cell>
              <table:table-cell office:value-type="float" office:value="0.003309">
                <text:p>0.0033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500">
                <text:p>4815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000">
                <text:p>482000</text:p>
              </table:table-cell>
              <table:table-cell office:value-type="float" office:value="0.004087">
                <text:p>0.004087</text:p>
              </table:table-cell>
              <table:table-cell office:value-type="float" office:value="0.003171">
                <text:p>0.00317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500">
                <text:p>482500</text:p>
              </table:table-cell>
              <table:table-cell office:value-type="float" office:value="0.002857">
                <text:p>0.002857</text:p>
              </table:table-cell>
              <table:table-cell office:value-type="float" office:value="0.003412">
                <text:p>0.00341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000">
                <text:p>483000</text:p>
              </table:table-cell>
              <table:table-cell office:value-type="float" office:value="0.003233">
                <text:p>0.003233</text:p>
              </table:table-cell>
              <table:table-cell office:value-type="float" office:value="0.003336">
                <text:p>0.00333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500">
                <text:p>4835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000">
                <text:p>484000</text:p>
              </table:table-cell>
              <table:table-cell office:value-type="float" office:value="0.003269">
                <text:p>0.00326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500">
                <text:p>484500</text:p>
              </table:table-cell>
              <table:table-cell office:value-type="float" office:value="0.003289">
                <text:p>0.003289</text:p>
              </table:table-cell>
              <table:table-cell office:value-type="float" office:value="0.003306">
                <text:p>0.00330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000">
                <text:p>485000</text:p>
              </table:table-cell>
              <table:table-cell office:value-type="float" office:value="0.003827">
                <text:p>0.003827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500">
                <text:p>485500</text:p>
              </table:table-cell>
              <table:table-cell office:value-type="float" office:value="0.004855">
                <text:p>0.004855</text:p>
              </table:table-cell>
              <table:table-cell office:value-type="float" office:value="0.003251">
                <text:p>0.00325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000">
                <text:p>486000</text:p>
              </table:table-cell>
              <table:table-cell office:value-type="float" office:value="0.003774">
                <text:p>0.003774</text:p>
              </table:table-cell>
              <table:table-cell office:value-type="float" office:value="0.003358">
                <text:p>0.00335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500">
                <text:p>486500</text:p>
              </table:table-cell>
              <table:table-cell office:value-type="float" office:value="0.004099">
                <text:p>0.004099</text:p>
              </table:table-cell>
              <table:table-cell office:value-type="float" office:value="0.003023">
                <text:p>0.0030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000">
                <text:p>487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500">
                <text:p>4875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164">
                <text:p>0.0031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000">
                <text:p>48800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500">
                <text:p>488500</text:p>
              </table:table-cell>
              <table:table-cell office:value-type="float" office:value="0.003813">
                <text:p>0.0038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000">
                <text:p>489000</text:p>
              </table:table-cell>
              <table:table-cell office:value-type="float" office:value="0.003809">
                <text:p>0.003809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500">
                <text:p>489500</text:p>
              </table:table-cell>
              <table:table-cell office:value-type="float" office:value="0.003235">
                <text:p>0.003235</text:p>
              </table:table-cell>
              <table:table-cell office:value-type="float" office:value="0.00317">
                <text:p>0.003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000">
                <text:p>490000</text:p>
              </table:table-cell>
              <table:table-cell office:value-type="float" office:value="0.003703">
                <text:p>0.003703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500">
                <text:p>490500</text:p>
              </table:table-cell>
              <table:table-cell office:value-type="float" office:value="0.003188">
                <text:p>0.003188</text:p>
              </table:table-cell>
              <table:table-cell office:value-type="float" office:value="0.00327">
                <text:p>0.0032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000">
                <text:p>491000</text:p>
              </table:table-cell>
              <table:table-cell office:value-type="float" office:value="0.003654">
                <text:p>0.003654</text:p>
              </table:table-cell>
              <table:table-cell office:value-type="float" office:value="0.003244">
                <text:p>0.0032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500">
                <text:p>491500</text:p>
              </table:table-cell>
              <table:table-cell office:value-type="float" office:value="0.003321">
                <text:p>0.003321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000">
                <text:p>492000</text:p>
              </table:table-cell>
              <table:table-cell office:value-type="float" office:value="0.003246">
                <text:p>0.003246</text:p>
              </table:table-cell>
              <table:table-cell office:value-type="float" office:value="0.003361">
                <text:p>0.00336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500">
                <text:p>4925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000">
                <text:p>493000</text:p>
              </table:table-cell>
              <table:table-cell office:value-type="float" office:value="0.003689">
                <text:p>0.003689</text:p>
              </table:table-cell>
              <table:table-cell office:value-type="float" office:value="0.003262">
                <text:p>0.0032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500">
                <text:p>493500</text:p>
              </table:table-cell>
              <table:table-cell office:value-type="float" office:value="0.004291">
                <text:p>0.004291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000">
                <text:p>494000</text:p>
              </table:table-cell>
              <table:table-cell office:value-type="float" office:value="0.003149">
                <text:p>0.003149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500">
                <text:p>494500</text:p>
              </table:table-cell>
              <table:table-cell office:value-type="float" office:value="0.003335">
                <text:p>0.003335</text:p>
              </table:table-cell>
              <table:table-cell office:value-type="float" office:value="0.003297">
                <text:p>0.0032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000">
                <text:p>495000</text:p>
              </table:table-cell>
              <table:table-cell office:value-type="float" office:value="0.003577">
                <text:p>0.003577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500">
                <text:p>4955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000">
                <text:p>4960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500">
                <text:p>496500</text:p>
              </table:table-cell>
              <table:table-cell office:value-type="float" office:value="0.003155">
                <text:p>0.003155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000">
                <text:p>497000</text:p>
              </table:table-cell>
              <table:table-cell office:value-type="float" office:value="0.00298">
                <text:p>0.00298</text:p>
              </table:table-cell>
              <table:table-cell office:value-type="float" office:value="0.003438">
                <text:p>0.00343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500">
                <text:p>497500</text:p>
              </table:table-cell>
              <table:table-cell office:value-type="float" office:value="0.003711">
                <text:p>0.003711</text:p>
              </table:table-cell>
              <table:table-cell office:value-type="float" office:value="0.003245">
                <text:p>0.00324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000">
                <text:p>498000</text:p>
              </table:table-cell>
              <table:table-cell office:value-type="float" office:value="0.00313">
                <text:p>0.00313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500">
                <text:p>498500</text:p>
              </table:table-cell>
              <table:table-cell office:value-type="float" office:value="0.00347">
                <text:p>0.00347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000">
                <text:p>499000</text:p>
              </table:table-cell>
              <table:table-cell office:value-type="float" office:value="0.003129">
                <text:p>0.003129</text:p>
              </table:table-cell>
              <table:table-cell office:value-type="float" office:value="0.003359">
                <text:p>0.00335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3352">
                <text:p>0.0033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000">
                <text:p>500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500">
                <text:p>5005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281">
                <text:p>0.00328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000">
                <text:p>5010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201">
                <text:p>0.0032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500">
                <text:p>501500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199">
                <text:p>0.00319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000">
                <text:p>50200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500">
                <text:p>502500</text:p>
              </table:table-cell>
              <table:table-cell office:value-type="float" office:value="0.003308">
                <text:p>0.003308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000">
                <text:p>503000</text:p>
              </table:table-cell>
              <table:table-cell office:value-type="float" office:value="0.003396">
                <text:p>0.003396</text:p>
              </table:table-cell>
              <table:table-cell office:value-type="float" office:value="0.003465">
                <text:p>0.00346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500">
                <text:p>5035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3686">
                <text:p>0.0036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000">
                <text:p>504000</text:p>
              </table:table-cell>
              <table:table-cell office:value-type="float" office:value="0.003616">
                <text:p>0.003616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500">
                <text:p>504500</text:p>
              </table:table-cell>
              <table:table-cell office:value-type="float" office:value="0.003221">
                <text:p>0.003221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000">
                <text:p>505000</text:p>
              </table:table-cell>
              <table:table-cell office:value-type="float" office:value="0.003239">
                <text:p>0.003239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500">
                <text:p>5055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3425">
                <text:p>0.0034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000">
                <text:p>506000</text:p>
              </table:table-cell>
              <table:table-cell office:value-type="float" office:value="0.004017">
                <text:p>0.004017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500">
                <text:p>506500</text:p>
              </table:table-cell>
              <table:table-cell office:value-type="float" office:value="0.003644">
                <text:p>0.003644</text:p>
              </table:table-cell>
              <table:table-cell office:value-type="float" office:value="0.003346">
                <text:p>0.00334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000">
                <text:p>5070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3386">
                <text:p>0.0033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500">
                <text:p>507500</text:p>
              </table:table-cell>
              <table:table-cell office:value-type="float" office:value="0.003404">
                <text:p>0.003404</text:p>
              </table:table-cell>
              <table:table-cell office:value-type="float" office:value="0.003531">
                <text:p>0.00353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000">
                <text:p>508000</text:p>
              </table:table-cell>
              <table:table-cell office:value-type="float" office:value="0.003255">
                <text:p>0.003255</text:p>
              </table:table-cell>
              <table:table-cell office:value-type="float" office:value="0.003177">
                <text:p>0.00317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500">
                <text:p>508500</text:p>
              </table:table-cell>
              <table:table-cell office:value-type="float" office:value="0.003347">
                <text:p>0.003347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000">
                <text:p>509000</text:p>
              </table:table-cell>
              <table:table-cell office:value-type="float" office:value="0.003377">
                <text:p>0.003377</text:p>
              </table:table-cell>
              <table:table-cell office:value-type="float" office:value="0.003248">
                <text:p>0.00324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500">
                <text:p>509500</text:p>
              </table:table-cell>
              <table:table-cell office:value-type="float" office:value="0.003177">
                <text:p>0.003177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000">
                <text:p>510000</text:p>
              </table:table-cell>
              <table:table-cell office:value-type="float" office:value="0.004489">
                <text:p>0.004489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500">
                <text:p>510500</text:p>
              </table:table-cell>
              <table:table-cell office:value-type="float" office:value="0.003367">
                <text:p>0.003367</text:p>
              </table:table-cell>
              <table:table-cell office:value-type="float" office:value="0.003399">
                <text:p>0.00339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000">
                <text:p>511000</text:p>
              </table:table-cell>
              <table:table-cell office:value-type="float" office:value="0.003306">
                <text:p>0.003306</text:p>
              </table:table-cell>
              <table:table-cell office:value-type="float" office:value="0.003258">
                <text:p>0.00325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500">
                <text:p>511500</text:p>
              </table:table-cell>
              <table:table-cell office:value-type="float" office:value="0.003369">
                <text:p>0.003369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000">
                <text:p>512000</text:p>
              </table:table-cell>
              <table:table-cell office:value-type="float" office:value="0.004306">
                <text:p>0.004306</text:p>
              </table:table-cell>
              <table:table-cell office:value-type="float" office:value="0.003094">
                <text:p>0.00309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500">
                <text:p>512500</text:p>
              </table:table-cell>
              <table:table-cell office:value-type="float" office:value="0.004526">
                <text:p>0.004526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000">
                <text:p>5130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500">
                <text:p>513500</text:p>
              </table:table-cell>
              <table:table-cell office:value-type="float" office:value="0.003259">
                <text:p>0.003259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000">
                <text:p>5140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259">
                <text:p>0.00325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500">
                <text:p>514500</text:p>
              </table:table-cell>
              <table:table-cell office:value-type="float" office:value="0.003373">
                <text:p>0.003373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000">
                <text:p>5150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500">
                <text:p>515500</text:p>
              </table:table-cell>
              <table:table-cell office:value-type="float" office:value="0.003031">
                <text:p>0.003031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000">
                <text:p>516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500">
                <text:p>516500</text:p>
              </table:table-cell>
              <table:table-cell office:value-type="float" office:value="0.003005">
                <text:p>0.003005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000">
                <text:p>517000</text:p>
              </table:table-cell>
              <table:table-cell office:value-type="float" office:value="0.002806">
                <text:p>0.002806</text:p>
              </table:table-cell>
              <table:table-cell office:value-type="float" office:value="0.004223">
                <text:p>0.0042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500">
                <text:p>517500</text:p>
              </table:table-cell>
              <table:table-cell office:value-type="float" office:value="0.003165">
                <text:p>0.003165</text:p>
              </table:table-cell>
              <table:table-cell office:value-type="float" office:value="0.003607">
                <text:p>0.00360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000">
                <text:p>518000</text:p>
              </table:table-cell>
              <table:table-cell office:value-type="float" office:value="0.003029">
                <text:p>0.00302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500">
                <text:p>5185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426">
                <text:p>0.00342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000">
                <text:p>519000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500">
                <text:p>519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466">
                <text:p>0.00346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000">
                <text:p>5200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3772">
                <text:p>0.00377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500">
                <text:p>520500</text:p>
              </table:table-cell>
              <table:table-cell office:value-type="float" office:value="0.002907">
                <text:p>0.002907</text:p>
              </table:table-cell>
              <table:table-cell office:value-type="float" office:value="0.003584">
                <text:p>0.0035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000">
                <text:p>521000</text:p>
              </table:table-cell>
              <table:table-cell office:value-type="float" office:value="0.00302">
                <text:p>0.00302</text:p>
              </table:table-cell>
              <table:table-cell office:value-type="float" office:value="0.003384">
                <text:p>0.00338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500">
                <text:p>5215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797">
                <text:p>0.0037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000">
                <text:p>522000</text:p>
              </table:table-cell>
              <table:table-cell office:value-type="float" office:value="0.002868">
                <text:p>0.002868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500">
                <text:p>522500</text:p>
              </table:table-cell>
              <table:table-cell office:value-type="float" office:value="0.002907">
                <text:p>0.002907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000">
                <text:p>523000</text:p>
              </table:table-cell>
              <table:table-cell office:value-type="float" office:value="0.002916">
                <text:p>0.002916</text:p>
              </table:table-cell>
              <table:table-cell office:value-type="float" office:value="0.003436">
                <text:p>0.00343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500">
                <text:p>523500</text:p>
              </table:table-cell>
              <table:table-cell office:value-type="float" office:value="0.003126">
                <text:p>0.003126</text:p>
              </table:table-cell>
              <table:table-cell office:value-type="float" office:value="0.005086">
                <text:p>0.00508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000">
                <text:p>5240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319">
                <text:p>0.0033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500">
                <text:p>524500</text:p>
              </table:table-cell>
              <table:table-cell office:value-type="float" office:value="0.002896">
                <text:p>0.002896</text:p>
              </table:table-cell>
              <table:table-cell office:value-type="float" office:value="0.003329">
                <text:p>0.00332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000">
                <text:p>525000</text:p>
              </table:table-cell>
              <table:table-cell office:value-type="float" office:value="0.003276">
                <text:p>0.003276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500">
                <text:p>5255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174">
                <text:p>0.00317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000">
                <text:p>5260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500">
                <text:p>526500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000">
                <text:p>527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500">
                <text:p>527500</text:p>
              </table:table-cell>
              <table:table-cell office:value-type="float" office:value="0.002955">
                <text:p>0.002955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000">
                <text:p>528000</text:p>
              </table:table-cell>
              <table:table-cell office:value-type="float" office:value="0.002878">
                <text:p>0.002878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500">
                <text:p>528500</text:p>
              </table:table-cell>
              <table:table-cell office:value-type="float" office:value="0.003077">
                <text:p>0.003077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000">
                <text:p>529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976">
                <text:p>0.00397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500">
                <text:p>529500</text:p>
              </table:table-cell>
              <table:table-cell office:value-type="float" office:value="0.002985">
                <text:p>0.002985</text:p>
              </table:table-cell>
              <table:table-cell office:value-type="float" office:value="0.003163">
                <text:p>0.00316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000">
                <text:p>5300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500">
                <text:p>5305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000">
                <text:p>5310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3553">
                <text:p>0.00355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500">
                <text:p>531500</text:p>
              </table:table-cell>
              <table:table-cell office:value-type="float" office:value="0.0031">
                <text:p>0.0031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000">
                <text:p>5320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500">
                <text:p>532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443">
                <text:p>0.0034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000">
                <text:p>533000</text:p>
              </table:table-cell>
              <table:table-cell office:value-type="float" office:value="0.002972">
                <text:p>0.002972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500">
                <text:p>5335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3224">
                <text:p>0.00322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000">
                <text:p>534000</text:p>
              </table:table-cell>
              <table:table-cell office:value-type="float" office:value="0.002866">
                <text:p>0.002866</text:p>
              </table:table-cell>
              <table:table-cell office:value-type="float" office:value="0.003222">
                <text:p>0.00322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500">
                <text:p>53450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000">
                <text:p>5350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500">
                <text:p>5355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3325">
                <text:p>0.0033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000">
                <text:p>5360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500">
                <text:p>5365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252">
                <text:p>0.00325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000">
                <text:p>537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338">
                <text:p>0.00333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500">
                <text:p>537500</text:p>
              </table:table-cell>
              <table:table-cell office:value-type="float" office:value="0.002823">
                <text:p>0.002823</text:p>
              </table:table-cell>
              <table:table-cell office:value-type="float" office:value="0.003594">
                <text:p>0.00359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000">
                <text:p>5380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659">
                <text:p>0.00365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500">
                <text:p>5385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3394">
                <text:p>0.0033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000">
                <text:p>539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373">
                <text:p>0.00337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500">
                <text:p>5395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000">
                <text:p>5400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257">
                <text:p>0.0032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500">
                <text:p>540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477">
                <text:p>0.00347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000">
                <text:p>541000</text:p>
              </table:table-cell>
              <table:table-cell office:value-type="float" office:value="0.003077">
                <text:p>0.003077</text:p>
              </table:table-cell>
              <table:table-cell office:value-type="float" office:value="0.003127">
                <text:p>0.0031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500">
                <text:p>5415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3247">
                <text:p>0.00324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000">
                <text:p>542000</text:p>
              </table:table-cell>
              <table:table-cell office:value-type="float" office:value="0.00309">
                <text:p>0.00309</text:p>
              </table:table-cell>
              <table:table-cell office:value-type="float" office:value="0.005309">
                <text:p>0.00530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500">
                <text:p>542500</text:p>
              </table:table-cell>
              <table:table-cell office:value-type="float" office:value="0.003213">
                <text:p>0.003213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000">
                <text:p>543000</text:p>
              </table:table-cell>
              <table:table-cell office:value-type="float" office:value="0.002869">
                <text:p>0.002869</text:p>
              </table:table-cell>
              <table:table-cell office:value-type="float" office:value="0.003819">
                <text:p>0.00381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500">
                <text:p>543500</text:p>
              </table:table-cell>
              <table:table-cell office:value-type="float" office:value="0.002856">
                <text:p>0.002856</text:p>
              </table:table-cell>
              <table:table-cell office:value-type="float" office:value="0.003444">
                <text:p>0.00344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000">
                <text:p>544000</text:p>
              </table:table-cell>
              <table:table-cell office:value-type="float" office:value="0.003133">
                <text:p>0.003133</text:p>
              </table:table-cell>
              <table:table-cell office:value-type="float" office:value="0.003313">
                <text:p>0.0033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500">
                <text:p>544500</text:p>
              </table:table-cell>
              <table:table-cell office:value-type="float" office:value="0.00301">
                <text:p>0.00301</text:p>
              </table:table-cell>
              <table:table-cell office:value-type="float" office:value="0.003456">
                <text:p>0.0034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000">
                <text:p>545000</text:p>
              </table:table-cell>
              <table:table-cell office:value-type="float" office:value="0.002957">
                <text:p>0.002957</text:p>
              </table:table-cell>
              <table:table-cell office:value-type="float" office:value="0.003275">
                <text:p>0.00327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500">
                <text:p>545500</text:p>
              </table:table-cell>
              <table:table-cell office:value-type="float" office:value="0.002883">
                <text:p>0.002883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000">
                <text:p>5460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500">
                <text:p>5465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000">
                <text:p>547000</text:p>
              </table:table-cell>
              <table:table-cell office:value-type="float" office:value="0.002984">
                <text:p>0.002984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500">
                <text:p>5475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347">
                <text:p>0.00334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000">
                <text:p>5480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500">
                <text:p>5485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38">
                <text:p>0.0033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000">
                <text:p>549000</text:p>
              </table:table-cell>
              <table:table-cell office:value-type="float" office:value="0.003006">
                <text:p>0.003006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500">
                <text:p>549500</text:p>
              </table:table-cell>
              <table:table-cell office:value-type="float" office:value="0.003069">
                <text:p>0.003069</text:p>
              </table:table-cell>
              <table:table-cell office:value-type="float" office:value="0.003059">
                <text:p>0.00305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000">
                <text:p>5500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209">
                <text:p>0.00320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500">
                <text:p>550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000">
                <text:p>551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500">
                <text:p>5515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000">
                <text:p>552000</text:p>
              </table:table-cell>
              <table:table-cell office:value-type="float" office:value="0.003168">
                <text:p>0.003168</text:p>
              </table:table-cell>
              <table:table-cell office:value-type="float" office:value="0.004157">
                <text:p>0.00415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500">
                <text:p>552500</text:p>
              </table:table-cell>
              <table:table-cell office:value-type="float" office:value="0.002995">
                <text:p>0.002995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000">
                <text:p>553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619">
                <text:p>0.00361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500">
                <text:p>553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4262">
                <text:p>0.00426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000">
                <text:p>554000</text:p>
              </table:table-cell>
              <table:table-cell office:value-type="float" office:value="0.003003">
                <text:p>0.003003</text:p>
              </table:table-cell>
              <table:table-cell office:value-type="float" office:value="0.003673">
                <text:p>0.00367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500">
                <text:p>5545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000">
                <text:p>5550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500">
                <text:p>555500</text:p>
              </table:table-cell>
              <table:table-cell office:value-type="float" office:value="0.002899">
                <text:p>0.002899</text:p>
              </table:table-cell>
              <table:table-cell office:value-type="float" office:value="0.004512">
                <text:p>0.00451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000">
                <text:p>556000</text:p>
              </table:table-cell>
              <table:table-cell office:value-type="float" office:value="0.002798">
                <text:p>0.002798</text:p>
              </table:table-cell>
              <table:table-cell office:value-type="float" office:value="0.004137">
                <text:p>0.00413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500">
                <text:p>556500</text:p>
              </table:table-cell>
              <table:table-cell office:value-type="float" office:value="0.003105">
                <text:p>0.003105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000">
                <text:p>557000</text:p>
              </table:table-cell>
              <table:table-cell office:value-type="float" office:value="0.003029">
                <text:p>0.003029</text:p>
              </table:table-cell>
              <table:table-cell office:value-type="float" office:value="0.004126">
                <text:p>0.00412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500">
                <text:p>557500</text:p>
              </table:table-cell>
              <table:table-cell office:value-type="float" office:value="0.002898">
                <text:p>0.002898</text:p>
              </table:table-cell>
              <table:table-cell office:value-type="float" office:value="0.003168">
                <text:p>0.00316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000">
                <text:p>5580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562">
                <text:p>0.00356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500">
                <text:p>558500</text:p>
              </table:table-cell>
              <table:table-cell office:value-type="float" office:value="0.002956">
                <text:p>0.002956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000">
                <text:p>559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4589">
                <text:p>0.00458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500">
                <text:p>559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4275">
                <text:p>0.00427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000">
                <text:p>560000</text:p>
              </table:table-cell>
              <table:table-cell office:value-type="float" office:value="0.00313">
                <text:p>0.00313</text:p>
              </table:table-cell>
              <table:table-cell office:value-type="float" office:value="0.004641">
                <text:p>0.00464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500">
                <text:p>5605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3591">
                <text:p>0.00359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000">
                <text:p>56100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500">
                <text:p>561500</text:p>
              </table:table-cell>
              <table:table-cell office:value-type="float" office:value="0.00325">
                <text:p>0.00325</text:p>
              </table:table-cell>
              <table:table-cell office:value-type="float" office:value="0.003867">
                <text:p>0.0038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000">
                <text:p>5620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500">
                <text:p>562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4507">
                <text:p>0.00450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000">
                <text:p>563000</text:p>
              </table:table-cell>
              <table:table-cell office:value-type="float" office:value="0.003297">
                <text:p>0.003297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500">
                <text:p>563500</text:p>
              </table:table-cell>
              <table:table-cell office:value-type="float" office:value="0.003018">
                <text:p>0.003018</text:p>
              </table:table-cell>
              <table:table-cell office:value-type="float" office:value="0.003506">
                <text:p>0.0035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000">
                <text:p>564000</text:p>
              </table:table-cell>
              <table:table-cell office:value-type="float" office:value="0.002976">
                <text:p>0.002976</text:p>
              </table:table-cell>
              <table:table-cell office:value-type="float" office:value="0.003968">
                <text:p>0.00396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500">
                <text:p>564500</text:p>
              </table:table-cell>
              <table:table-cell office:value-type="float" office:value="0.002996">
                <text:p>0.002996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000">
                <text:p>5650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3739">
                <text:p>0.00373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500">
                <text:p>56550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449">
                <text:p>0.00344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000">
                <text:p>566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495">
                <text:p>0.00349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500">
                <text:p>566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000">
                <text:p>567000</text:p>
              </table:table-cell>
              <table:table-cell office:value-type="float" office:value="0.002888">
                <text:p>0.002888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500">
                <text:p>567500</text:p>
              </table:table-cell>
              <table:table-cell office:value-type="float" office:value="0.0029">
                <text:p>0.0029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000">
                <text:p>568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500">
                <text:p>568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000">
                <text:p>5690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673">
                <text:p>0.00367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500">
                <text:p>569500</text:p>
              </table:table-cell>
              <table:table-cell office:value-type="float" office:value="0.003014">
                <text:p>0.003014</text:p>
              </table:table-cell>
              <table:table-cell office:value-type="float" office:value="0.004297">
                <text:p>0.00429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000">
                <text:p>57000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3939">
                <text:p>0.00393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500">
                <text:p>570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000">
                <text:p>5710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395">
                <text:p>0.0033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500">
                <text:p>571500</text:p>
              </table:table-cell>
              <table:table-cell office:value-type="float" office:value="0.002934">
                <text:p>0.002934</text:p>
              </table:table-cell>
              <table:table-cell office:value-type="float" office:value="0.003607">
                <text:p>0.00360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000">
                <text:p>5720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500">
                <text:p>572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309">
                <text:p>0.0033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000">
                <text:p>57300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3779">
                <text:p>0.00377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500">
                <text:p>5735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000">
                <text:p>574000</text:p>
              </table:table-cell>
              <table:table-cell office:value-type="float" office:value="0.002883">
                <text:p>0.002883</text:p>
              </table:table-cell>
              <table:table-cell office:value-type="float" office:value="0.003258">
                <text:p>0.00325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500">
                <text:p>5745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3318">
                <text:p>0.00331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000">
                <text:p>5750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217">
                <text:p>0.00321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500">
                <text:p>575500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286">
                <text:p>0.00328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000">
                <text:p>576000</text:p>
              </table:table-cell>
              <table:table-cell office:value-type="float" office:value="0.002864">
                <text:p>0.002864</text:p>
              </table:table-cell>
              <table:table-cell office:value-type="float" office:value="0.003216">
                <text:p>0.00321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500">
                <text:p>5765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000">
                <text:p>5770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884">
                <text:p>0.0038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500">
                <text:p>577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4385">
                <text:p>0.00438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000">
                <text:p>578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917">
                <text:p>0.00391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500">
                <text:p>5785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000">
                <text:p>5790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4049">
                <text:p>0.00404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500">
                <text:p>579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685">
                <text:p>0.00368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000">
                <text:p>5800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500">
                <text:p>580500</text:p>
              </table:table-cell>
              <table:table-cell office:value-type="float" office:value="0.002957">
                <text:p>0.002957</text:p>
              </table:table-cell>
              <table:table-cell office:value-type="float" office:value="0.003385">
                <text:p>0.00338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000">
                <text:p>5810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500">
                <text:p>581500</text:p>
              </table:table-cell>
              <table:table-cell office:value-type="float" office:value="0.002769">
                <text:p>0.002769</text:p>
              </table:table-cell>
              <table:table-cell office:value-type="float" office:value="0.003721">
                <text:p>0.00372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000">
                <text:p>582000</text:p>
              </table:table-cell>
              <table:table-cell office:value-type="float" office:value="0.003067">
                <text:p>0.003067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500">
                <text:p>5825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188">
                <text:p>0.00318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000">
                <text:p>583000</text:p>
              </table:table-cell>
              <table:table-cell office:value-type="float" office:value="0.00304">
                <text:p>0.00304</text:p>
              </table:table-cell>
              <table:table-cell office:value-type="float" office:value="0.003574">
                <text:p>0.00357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500">
                <text:p>5835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316">
                <text:p>0.00331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000">
                <text:p>5840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500">
                <text:p>5845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507">
                <text:p>0.00350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000">
                <text:p>58500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500">
                <text:p>585500</text:p>
              </table:table-cell>
              <table:table-cell office:value-type="float" office:value="0.002939">
                <text:p>0.002939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000">
                <text:p>5860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500">
                <text:p>5865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213">
                <text:p>0.00321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000">
                <text:p>587000</text:p>
              </table:table-cell>
              <table:table-cell office:value-type="float" office:value="0.0031">
                <text:p>0.0031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500">
                <text:p>5875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000">
                <text:p>5880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500">
                <text:p>5885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000">
                <text:p>58900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3208">
                <text:p>0.00320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500">
                <text:p>589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4409">
                <text:p>0.00440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000">
                <text:p>590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500">
                <text:p>590500</text:p>
              </table:table-cell>
              <table:table-cell office:value-type="float" office:value="0.002876">
                <text:p>0.002876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000">
                <text:p>591000</text:p>
              </table:table-cell>
              <table:table-cell office:value-type="float" office:value="0.002699">
                <text:p>0.002699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500">
                <text:p>5915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000">
                <text:p>592000</text:p>
              </table:table-cell>
              <table:table-cell office:value-type="float" office:value="0.00313">
                <text:p>0.00313</text:p>
              </table:table-cell>
              <table:table-cell office:value-type="float" office:value="0.00385">
                <text:p>0.0038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500">
                <text:p>592500</text:p>
              </table:table-cell>
              <table:table-cell office:value-type="float" office:value="0.002828">
                <text:p>0.002828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000">
                <text:p>5930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3732">
                <text:p>0.00373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500">
                <text:p>593500</text:p>
              </table:table-cell>
              <table:table-cell office:value-type="float" office:value="0.003031">
                <text:p>0.003031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000">
                <text:p>594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500">
                <text:p>5945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3584">
                <text:p>0.0035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000">
                <text:p>595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500">
                <text:p>595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397">
                <text:p>0.00339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000">
                <text:p>5960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500">
                <text:p>596500</text:p>
              </table:table-cell>
              <table:table-cell office:value-type="float" office:value="0.00302">
                <text:p>0.00302</text:p>
              </table:table-cell>
              <table:table-cell office:value-type="float" office:value="0.003408">
                <text:p>0.00340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000">
                <text:p>597000</text:p>
              </table:table-cell>
              <table:table-cell office:value-type="float" office:value="0.002929">
                <text:p>0.002929</text:p>
              </table:table-cell>
              <table:table-cell office:value-type="float" office:value="0.005631">
                <text:p>0.00563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500">
                <text:p>597500</text:p>
              </table:table-cell>
              <table:table-cell office:value-type="float" office:value="0.003016">
                <text:p>0.003016</text:p>
              </table:table-cell>
              <table:table-cell office:value-type="float" office:value="0.003274">
                <text:p>0.00327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000">
                <text:p>598000</text:p>
              </table:table-cell>
              <table:table-cell office:value-type="float" office:value="0.00301">
                <text:p>0.00301</text:p>
              </table:table-cell>
              <table:table-cell office:value-type="float" office:value="0.003105">
                <text:p>0.0031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500">
                <text:p>5985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000">
                <text:p>599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500">
                <text:p>599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000">
                <text:p>600000</text:p>
              </table:table-cell>
              <table:table-cell office:value-type="float" office:value="0.002965">
                <text:p>0.002965</text:p>
              </table:table-cell>
              <table:table-cell office:value-type="float" office:value="0.003299">
                <text:p>0.0032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500">
                <text:p>6005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339">
                <text:p>0.0033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000">
                <text:p>601000</text:p>
              </table:table-cell>
              <table:table-cell office:value-type="float" office:value="0.002783">
                <text:p>0.002783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500">
                <text:p>601500</text:p>
              </table:table-cell>
              <table:table-cell office:value-type="float" office:value="0.003162">
                <text:p>0.003162</text:p>
              </table:table-cell>
              <table:table-cell office:value-type="float" office:value="0.006253">
                <text:p>0.00625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000">
                <text:p>6020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382">
                <text:p>0.0033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500">
                <text:p>6025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31">
                <text:p>0.0033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000">
                <text:p>603000</text:p>
              </table:table-cell>
              <table:table-cell office:value-type="float" office:value="0.002949">
                <text:p>0.002949</text:p>
              </table:table-cell>
              <table:table-cell office:value-type="float" office:value="0.003283">
                <text:p>0.00328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500">
                <text:p>603500</text:p>
              </table:table-cell>
              <table:table-cell office:value-type="float" office:value="0.002893">
                <text:p>0.002893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000">
                <text:p>6040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618">
                <text:p>0.00361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500">
                <text:p>604500</text:p>
              </table:table-cell>
              <table:table-cell office:value-type="float" office:value="0.002945">
                <text:p>0.002945</text:p>
              </table:table-cell>
              <table:table-cell office:value-type="float" office:value="0.003418">
                <text:p>0.00341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000">
                <text:p>6050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500">
                <text:p>6055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3335">
                <text:p>0.00333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000">
                <text:p>6060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500">
                <text:p>606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5129">
                <text:p>0.00512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000">
                <text:p>607000</text:p>
              </table:table-cell>
              <table:table-cell office:value-type="float" office:value="0.002894">
                <text:p>0.002894</text:p>
              </table:table-cell>
              <table:table-cell office:value-type="float" office:value="0.00337">
                <text:p>0.0033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500">
                <text:p>607500</text:p>
              </table:table-cell>
              <table:table-cell office:value-type="float" office:value="0.002966">
                <text:p>0.002966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000">
                <text:p>608000</text:p>
              </table:table-cell>
              <table:table-cell office:value-type="float" office:value="0.003207">
                <text:p>0.003207</text:p>
              </table:table-cell>
              <table:table-cell office:value-type="float" office:value="0.003266">
                <text:p>0.00326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500">
                <text:p>608500</text:p>
              </table:table-cell>
              <table:table-cell office:value-type="float" office:value="0.003197">
                <text:p>0.003197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9000">
                <text:p>609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3437">
                <text:p>0.00343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500">
                <text:p>609500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114">
                <text:p>0.00311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000">
                <text:p>610000</text:p>
              </table:table-cell>
              <table:table-cell office:value-type="float" office:value="0.002841">
                <text:p>0.002841</text:p>
              </table:table-cell>
              <table:table-cell office:value-type="float" office:value="0.003332">
                <text:p>0.00333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500">
                <text:p>610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462">
                <text:p>0.00346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000">
                <text:p>6110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367">
                <text:p>0.00336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500">
                <text:p>611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2000">
                <text:p>6120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500">
                <text:p>612500</text:p>
              </table:table-cell>
              <table:table-cell office:value-type="float" office:value="0.003072">
                <text:p>0.003072</text:p>
              </table:table-cell>
              <table:table-cell office:value-type="float" office:value="0.003478">
                <text:p>0.00347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000">
                <text:p>6130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341">
                <text:p>0.0033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500">
                <text:p>6135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188">
                <text:p>0.00318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4000">
                <text:p>614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255">
                <text:p>0.00325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500">
                <text:p>6145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3387">
                <text:p>0.003387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5000">
                <text:p>615000</text:p>
              </table:table-cell>
              <table:table-cell office:value-type="float" office:value="0.002832">
                <text:p>0.002832</text:p>
              </table:table-cell>
              <table:table-cell office:value-type="float" office:value="0.003269">
                <text:p>0.0032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500">
                <text:p>615500</text:p>
              </table:table-cell>
              <table:table-cell office:value-type="float" office:value="0.003248">
                <text:p>0.003248</text:p>
              </table:table-cell>
              <table:table-cell office:value-type="float" office:value="0.003183">
                <text:p>0.00318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6000">
                <text:p>6160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3368">
                <text:p>0.00336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500">
                <text:p>616500</text:p>
              </table:table-cell>
              <table:table-cell office:value-type="float" office:value="0.003197">
                <text:p>0.003197</text:p>
              </table:table-cell>
              <table:table-cell office:value-type="float" office:value="0.003256">
                <text:p>0.00325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000">
                <text:p>6170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500">
                <text:p>617500</text:p>
              </table:table-cell>
              <table:table-cell office:value-type="float" office:value="0.003142">
                <text:p>0.003142</text:p>
              </table:table-cell>
              <table:table-cell office:value-type="float" office:value="0.003362">
                <text:p>0.00336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8000">
                <text:p>618000</text:p>
              </table:table-cell>
              <table:table-cell office:value-type="float" office:value="0.003031">
                <text:p>0.003031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500">
                <text:p>6185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468">
                <text:p>0.00346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9000">
                <text:p>619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500">
                <text:p>619500</text:p>
              </table:table-cell>
              <table:table-cell office:value-type="float" office:value="0.002898">
                <text:p>0.002898</text:p>
              </table:table-cell>
              <table:table-cell office:value-type="float" office:value="0.003327">
                <text:p>0.003327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000">
                <text:p>6200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456">
                <text:p>0.00345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500">
                <text:p>6205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000">
                <text:p>6210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500">
                <text:p>621500</text:p>
              </table:table-cell>
              <table:table-cell office:value-type="float" office:value="0.002919">
                <text:p>0.002919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2000">
                <text:p>622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184">
                <text:p>0.00318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500">
                <text:p>622500</text:p>
              </table:table-cell>
              <table:table-cell office:value-type="float" office:value="0.002977">
                <text:p>0.002977</text:p>
              </table:table-cell>
              <table:table-cell office:value-type="float" office:value="0.003357">
                <text:p>0.00335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23000">
                <text:p>623000</text:p>
              </table:table-cell>
              <table:table-cell office:value-type="float" office:value="0.00295">
                <text:p>0.00295</text:p>
              </table:table-cell>
              <table:table-cell office:value-type="float" office:value="0.003814">
                <text:p>0.00381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23500">
                <text:p>623500</text:p>
              </table:table-cell>
              <table:table-cell office:value-type="float" office:value="0.002995">
                <text:p>0.002995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24000">
                <text:p>624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886">
                <text:p>0.00388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24500">
                <text:p>6245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25000">
                <text:p>6250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312">
                <text:p>0.00331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25500">
                <text:p>625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363">
                <text:p>0.00336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26000">
                <text:p>626000</text:p>
              </table:table-cell>
              <table:table-cell office:value-type="float" office:value="0.003031">
                <text:p>0.003031</text:p>
              </table:table-cell>
              <table:table-cell office:value-type="float" office:value="0.003974">
                <text:p>0.00397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26500">
                <text:p>6265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27000">
                <text:p>6270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289">
                <text:p>0.00328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27500">
                <text:p>6275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05">
                <text:p>0.0030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28000">
                <text:p>628000</text:p>
              </table:table-cell>
              <table:table-cell office:value-type="float" office:value="0.002775">
                <text:p>0.002775</text:p>
              </table:table-cell>
              <table:table-cell office:value-type="float" office:value="0.003354">
                <text:p>0.00335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28500">
                <text:p>628500</text:p>
              </table:table-cell>
              <table:table-cell office:value-type="float" office:value="0.003072">
                <text:p>0.003072</text:p>
              </table:table-cell>
              <table:table-cell office:value-type="float" office:value="0.003195">
                <text:p>0.00319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29000">
                <text:p>6290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323">
                <text:p>0.003323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29500">
                <text:p>6295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317">
                <text:p>0.0033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30000">
                <text:p>630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30500">
                <text:p>6305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278">
                <text:p>0.0032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31000">
                <text:p>631000</text:p>
              </table:table-cell>
              <table:table-cell office:value-type="float" office:value="0.003134">
                <text:p>0.003134</text:p>
              </table:table-cell>
              <table:table-cell office:value-type="float" office:value="0.003349">
                <text:p>0.0033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31500">
                <text:p>6315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32000">
                <text:p>632000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572">
                <text:p>0.0035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32500">
                <text:p>632500</text:p>
              </table:table-cell>
              <table:table-cell office:value-type="float" office:value="0.00292">
                <text:p>0.00292</text:p>
              </table:table-cell>
              <table:table-cell office:value-type="float" office:value="0.003372">
                <text:p>0.0033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33000">
                <text:p>633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3162">
                <text:p>0.00316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33500">
                <text:p>6335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314">
                <text:p>0.0033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34000">
                <text:p>634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241">
                <text:p>0.00324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34500">
                <text:p>6345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35000">
                <text:p>635000</text:p>
              </table:table-cell>
              <table:table-cell office:value-type="float" office:value="0.002813">
                <text:p>0.002813</text:p>
              </table:table-cell>
              <table:table-cell office:value-type="float" office:value="0.003305">
                <text:p>0.0033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35500">
                <text:p>6355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304">
                <text:p>0.00330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36000">
                <text:p>636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336">
                <text:p>0.00333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36500">
                <text:p>636500</text:p>
              </table:table-cell>
              <table:table-cell office:value-type="float" office:value="0.002837">
                <text:p>0.002837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37000">
                <text:p>6370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37500">
                <text:p>637500</text:p>
              </table:table-cell>
              <table:table-cell office:value-type="float" office:value="0.00313">
                <text:p>0.00313</text:p>
              </table:table-cell>
              <table:table-cell office:value-type="float" office:value="0.003859">
                <text:p>0.00385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38000">
                <text:p>638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38500">
                <text:p>638500</text:p>
              </table:table-cell>
              <table:table-cell office:value-type="float" office:value="0.002951">
                <text:p>0.002951</text:p>
              </table:table-cell>
              <table:table-cell office:value-type="float" office:value="0.004705">
                <text:p>0.00470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39000">
                <text:p>639000</text:p>
              </table:table-cell>
              <table:table-cell office:value-type="float" office:value="0.00297">
                <text:p>0.00297</text:p>
              </table:table-cell>
              <table:table-cell office:value-type="float" office:value="0.003126">
                <text:p>0.00312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39500">
                <text:p>639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267">
                <text:p>0.00326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40000">
                <text:p>6400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423">
                <text:p>0.00342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40500">
                <text:p>640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34">
                <text:p>0.0033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41000">
                <text:p>641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045">
                <text:p>0.00304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41500">
                <text:p>6415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3537">
                <text:p>0.00353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42000">
                <text:p>6420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3793">
                <text:p>0.00379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42500">
                <text:p>642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43000">
                <text:p>6430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43500">
                <text:p>6435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44000">
                <text:p>644000</text:p>
              </table:table-cell>
              <table:table-cell office:value-type="float" office:value="0.002932">
                <text:p>0.002932</text:p>
              </table:table-cell>
              <table:table-cell office:value-type="float" office:value="0.003197">
                <text:p>0.00319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44500">
                <text:p>6445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228">
                <text:p>0.00322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45000">
                <text:p>645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45500">
                <text:p>645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103">
                <text:p>0.00310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46000">
                <text:p>6460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46500">
                <text:p>6465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858">
                <text:p>0.00385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47000">
                <text:p>6470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573">
                <text:p>0.00357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47500">
                <text:p>647500</text:p>
              </table:table-cell>
              <table:table-cell office:value-type="float" office:value="0.002896">
                <text:p>0.002896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48000">
                <text:p>648000</text:p>
              </table:table-cell>
              <table:table-cell office:value-type="float" office:value="0.003029">
                <text:p>0.003029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48500">
                <text:p>6485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3767">
                <text:p>0.00376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49000">
                <text:p>649000</text:p>
              </table:table-cell>
              <table:table-cell office:value-type="float" office:value="0.002947">
                <text:p>0.002947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49500">
                <text:p>6495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50000">
                <text:p>6500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4376">
                <text:p>0.00437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50500">
                <text:p>6505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4483">
                <text:p>0.00448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51000">
                <text:p>651000</text:p>
              </table:table-cell>
              <table:table-cell office:value-type="float" office:value="0.002856">
                <text:p>0.002856</text:p>
              </table:table-cell>
              <table:table-cell office:value-type="float" office:value="0.003816">
                <text:p>0.00381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51500">
                <text:p>651500</text:p>
              </table:table-cell>
              <table:table-cell office:value-type="float" office:value="0.003077">
                <text:p>0.003077</text:p>
              </table:table-cell>
              <table:table-cell office:value-type="float" office:value="0.004565">
                <text:p>0.00456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52000">
                <text:p>6520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52500">
                <text:p>6525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4172">
                <text:p>0.004172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53000">
                <text:p>6530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53500">
                <text:p>6535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654">
                <text:p>0.003654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54000">
                <text:p>654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54500">
                <text:p>654500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492">
                <text:p>0.00349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55000">
                <text:p>655000</text:p>
              </table:table-cell>
              <table:table-cell office:value-type="float" office:value="0.003004">
                <text:p>0.003004</text:p>
              </table:table-cell>
              <table:table-cell office:value-type="float" office:value="0.003681">
                <text:p>0.00368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55500">
                <text:p>6555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892">
                <text:p>0.003892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56000">
                <text:p>656000</text:p>
              </table:table-cell>
              <table:table-cell office:value-type="float" office:value="0.002971">
                <text:p>0.002971</text:p>
              </table:table-cell>
              <table:table-cell office:value-type="float" office:value="0.003799">
                <text:p>0.0037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56500">
                <text:p>656500</text:p>
              </table:table-cell>
              <table:table-cell office:value-type="float" office:value="0.003129">
                <text:p>0.003129</text:p>
              </table:table-cell>
              <table:table-cell office:value-type="float" office:value="0.003682">
                <text:p>0.00368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57000">
                <text:p>6570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718">
                <text:p>0.00371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57500">
                <text:p>657500</text:p>
              </table:table-cell>
              <table:table-cell office:value-type="float" office:value="0.002891">
                <text:p>0.002891</text:p>
              </table:table-cell>
              <table:table-cell office:value-type="float" office:value="0.003902">
                <text:p>0.0039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58000">
                <text:p>658000</text:p>
              </table:table-cell>
              <table:table-cell office:value-type="float" office:value="0.002971">
                <text:p>0.002971</text:p>
              </table:table-cell>
              <table:table-cell office:value-type="float" office:value="0.003524">
                <text:p>0.00352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58500">
                <text:p>658500</text:p>
              </table:table-cell>
              <table:table-cell office:value-type="float" office:value="0.002961">
                <text:p>0.002961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59000">
                <text:p>6590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496">
                <text:p>0.00349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59500">
                <text:p>659500</text:p>
              </table:table-cell>
              <table:table-cell office:value-type="float" office:value="0.0029">
                <text:p>0.0029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60000">
                <text:p>660000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81">
                <text:p>0.0038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60500">
                <text:p>660500</text:p>
              </table:table-cell>
              <table:table-cell office:value-type="float" office:value="0.003029">
                <text:p>0.003029</text:p>
              </table:table-cell>
              <table:table-cell office:value-type="float" office:value="0.003632">
                <text:p>0.00363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61000">
                <text:p>6610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6548">
                <text:p>0.00654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61500">
                <text:p>6615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3766">
                <text:p>0.00376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62000">
                <text:p>662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5149">
                <text:p>0.00514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62500">
                <text:p>662500</text:p>
              </table:table-cell>
              <table:table-cell office:value-type="float" office:value="0.002902">
                <text:p>0.002902</text:p>
              </table:table-cell>
              <table:table-cell office:value-type="float" office:value="0.00402">
                <text:p>0.0040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63000">
                <text:p>6630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602">
                <text:p>0.0036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63500">
                <text:p>6635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4669">
                <text:p>0.0046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64000">
                <text:p>6640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64500">
                <text:p>664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551">
                <text:p>0.0035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65000">
                <text:p>6650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65500">
                <text:p>665500</text:p>
              </table:table-cell>
              <table:table-cell office:value-type="float" office:value="0.00306">
                <text:p>0.00306</text:p>
              </table:table-cell>
              <table:table-cell office:value-type="float" office:value="0.003627">
                <text:p>0.00362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66000">
                <text:p>666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66500">
                <text:p>666500</text:p>
              </table:table-cell>
              <table:table-cell office:value-type="float" office:value="0.00294">
                <text:p>0.00294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67000">
                <text:p>667000</text:p>
              </table:table-cell>
              <table:table-cell office:value-type="float" office:value="0.00291">
                <text:p>0.00291</text:p>
              </table:table-cell>
              <table:table-cell office:value-type="float" office:value="0.003719">
                <text:p>0.003719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67500">
                <text:p>667500</text:p>
              </table:table-cell>
              <table:table-cell office:value-type="float" office:value="0.003095">
                <text:p>0.003095</text:p>
              </table:table-cell>
              <table:table-cell office:value-type="float" office:value="0.003629">
                <text:p>0.00362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68000">
                <text:p>668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4029">
                <text:p>0.00402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68500">
                <text:p>668500</text:p>
              </table:table-cell>
              <table:table-cell office:value-type="float" office:value="0.00302">
                <text:p>0.00302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69000">
                <text:p>669000</text:p>
              </table:table-cell>
              <table:table-cell office:value-type="float" office:value="0.002905">
                <text:p>0.002905</text:p>
              </table:table-cell>
              <table:table-cell office:value-type="float" office:value="0.004878">
                <text:p>0.00487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69500">
                <text:p>6695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70000">
                <text:p>670000</text:p>
              </table:table-cell>
              <table:table-cell office:value-type="float" office:value="0.002875">
                <text:p>0.002875</text:p>
              </table:table-cell>
              <table:table-cell office:value-type="float" office:value="0.005199">
                <text:p>0.00519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70500">
                <text:p>6705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71000">
                <text:p>671000</text:p>
              </table:table-cell>
              <table:table-cell office:value-type="float" office:value="0.002938">
                <text:p>0.002938</text:p>
              </table:table-cell>
              <table:table-cell office:value-type="float" office:value="0.004948">
                <text:p>0.00494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71500">
                <text:p>671500</text:p>
              </table:table-cell>
              <table:table-cell office:value-type="float" office:value="0.002944">
                <text:p>0.002944</text:p>
              </table:table-cell>
              <table:table-cell office:value-type="float" office:value="0.003366">
                <text:p>0.00336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72000">
                <text:p>6720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4708">
                <text:p>0.00470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72500">
                <text:p>672500</text:p>
              </table:table-cell>
              <table:table-cell office:value-type="float" office:value="0.003113">
                <text:p>0.003113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73000">
                <text:p>673000</text:p>
              </table:table-cell>
              <table:table-cell office:value-type="float" office:value="0.002965">
                <text:p>0.002965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73500">
                <text:p>673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74000">
                <text:p>6740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4558">
                <text:p>0.004558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74500">
                <text:p>674500</text:p>
              </table:table-cell>
              <table:table-cell office:value-type="float" office:value="0.003311">
                <text:p>0.003311</text:p>
              </table:table-cell>
              <table:table-cell office:value-type="float" office:value="0.003581">
                <text:p>0.00358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75000">
                <text:p>675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75500">
                <text:p>6755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541">
                <text:p>0.00354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76000">
                <text:p>676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737">
                <text:p>0.00373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6500">
                <text:p>676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77000">
                <text:p>677000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732">
                <text:p>0.00373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7500">
                <text:p>6775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78000">
                <text:p>678000</text:p>
              </table:table-cell>
              <table:table-cell office:value-type="float" office:value="0.003132">
                <text:p>0.003132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78500">
                <text:p>6785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79000">
                <text:p>6790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79500">
                <text:p>679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645">
                <text:p>0.00364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80000">
                <text:p>680000</text:p>
              </table:table-cell>
              <table:table-cell office:value-type="float" office:value="0.003212">
                <text:p>0.003212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80500">
                <text:p>680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81000">
                <text:p>681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476">
                <text:p>0.00347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81500">
                <text:p>6815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4362">
                <text:p>0.00436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82000">
                <text:p>6820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82500">
                <text:p>6825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83000">
                <text:p>683000</text:p>
              </table:table-cell>
              <table:table-cell office:value-type="float" office:value="0.002913">
                <text:p>0.002913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83500">
                <text:p>683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662">
                <text:p>0.0036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84000">
                <text:p>6840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761">
                <text:p>0.00376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84500">
                <text:p>684500</text:p>
              </table:table-cell>
              <table:table-cell office:value-type="float" office:value="0.003018">
                <text:p>0.003018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85000">
                <text:p>685000</text:p>
              </table:table-cell>
              <table:table-cell office:value-type="float" office:value="0.003067">
                <text:p>0.003067</text:p>
              </table:table-cell>
              <table:table-cell office:value-type="float" office:value="0.003716">
                <text:p>0.003716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85500">
                <text:p>685500</text:p>
              </table:table-cell>
              <table:table-cell office:value-type="float" office:value="0.00309">
                <text:p>0.00309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86000">
                <text:p>686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504">
                <text:p>0.00350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86500">
                <text:p>6865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4134">
                <text:p>0.00413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87000">
                <text:p>6870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3733">
                <text:p>0.0037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87500">
                <text:p>6875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88000">
                <text:p>6880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5976">
                <text:p>0.00597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88500">
                <text:p>68850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89000">
                <text:p>689000</text:p>
              </table:table-cell>
              <table:table-cell office:value-type="float" office:value="0.002949">
                <text:p>0.002949</text:p>
              </table:table-cell>
              <table:table-cell office:value-type="float" office:value="0.003596">
                <text:p>0.003596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89500">
                <text:p>689500</text:p>
              </table:table-cell>
              <table:table-cell office:value-type="float" office:value="0.002975">
                <text:p>0.002975</text:p>
              </table:table-cell>
              <table:table-cell office:value-type="float" office:value="0.003516">
                <text:p>0.00351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90000">
                <text:p>690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90500">
                <text:p>6905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441">
                <text:p>0.00344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91000">
                <text:p>6910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91500">
                <text:p>6915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92000">
                <text:p>6920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92500">
                <text:p>692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702">
                <text:p>0.00370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93000">
                <text:p>6930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635">
                <text:p>0.00363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93500">
                <text:p>6935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3575">
                <text:p>0.00357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94000">
                <text:p>694000</text:p>
              </table:table-cell>
              <table:table-cell office:value-type="float" office:value="0.003134">
                <text:p>0.003134</text:p>
              </table:table-cell>
              <table:table-cell office:value-type="float" office:value="0.003688">
                <text:p>0.00368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94500">
                <text:p>694500</text:p>
              </table:table-cell>
              <table:table-cell office:value-type="float" office:value="0.00297">
                <text:p>0.00297</text:p>
              </table:table-cell>
              <table:table-cell office:value-type="float" office:value="0.003721">
                <text:p>0.00372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95000">
                <text:p>695000</text:p>
              </table:table-cell>
              <table:table-cell office:value-type="float" office:value="0.002902">
                <text:p>0.002902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95500">
                <text:p>6955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634">
                <text:p>0.00363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96000">
                <text:p>696000</text:p>
              </table:table-cell>
              <table:table-cell office:value-type="float" office:value="0.003133">
                <text:p>0.003133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96500">
                <text:p>6965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324">
                <text:p>0.00332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97000">
                <text:p>6970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442">
                <text:p>0.00442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97500">
                <text:p>6975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98000">
                <text:p>698000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924">
                <text:p>0.00392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98500">
                <text:p>698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99000">
                <text:p>699000</text:p>
              </table:table-cell>
              <table:table-cell office:value-type="float" office:value="0.002928">
                <text:p>0.002928</text:p>
              </table:table-cell>
              <table:table-cell office:value-type="float" office:value="0.004497">
                <text:p>0.00449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99500">
                <text:p>699500</text:p>
              </table:table-cell>
              <table:table-cell office:value-type="float" office:value="0.003315">
                <text:p>0.003315</text:p>
              </table:table-cell>
              <table:table-cell office:value-type="float" office:value="0.003931">
                <text:p>0.00393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00000">
                <text:p>7000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423">
                <text:p>0.00342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00500">
                <text:p>700500</text:p>
              </table:table-cell>
              <table:table-cell office:value-type="float" office:value="0.003052">
                <text:p>0.003052</text:p>
              </table:table-cell>
              <table:table-cell office:value-type="float" office:value="0.004059">
                <text:p>0.0040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01000">
                <text:p>701000</text:p>
              </table:table-cell>
              <table:table-cell office:value-type="float" office:value="0.003491">
                <text:p>0.003491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01500">
                <text:p>701500</text:p>
              </table:table-cell>
              <table:table-cell office:value-type="float" office:value="0.00296">
                <text:p>0.00296</text:p>
              </table:table-cell>
              <table:table-cell office:value-type="float" office:value="0.003398">
                <text:p>0.00339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02000">
                <text:p>702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5668">
                <text:p>0.00566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02500">
                <text:p>702500</text:p>
              </table:table-cell>
              <table:table-cell office:value-type="float" office:value="0.002732">
                <text:p>0.002732</text:p>
              </table:table-cell>
              <table:table-cell office:value-type="float" office:value="0.003487">
                <text:p>0.00348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03000">
                <text:p>703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704">
                <text:p>0.00370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03500">
                <text:p>7035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04000">
                <text:p>7040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707">
                <text:p>0.00370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04500">
                <text:p>704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5632">
                <text:p>0.00563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05000">
                <text:p>705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724">
                <text:p>0.00372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05500">
                <text:p>7055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611">
                <text:p>0.00361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06000">
                <text:p>706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639">
                <text:p>0.00363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06500">
                <text:p>7065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07000">
                <text:p>707000</text:p>
              </table:table-cell>
              <table:table-cell office:value-type="float" office:value="0.0031">
                <text:p>0.0031</text:p>
              </table:table-cell>
              <table:table-cell office:value-type="float" office:value="0.003768">
                <text:p>0.00376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07500">
                <text:p>707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4111">
                <text:p>0.00411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08000">
                <text:p>7080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08500">
                <text:p>708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09000">
                <text:p>709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726">
                <text:p>0.00372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09500">
                <text:p>7095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5036">
                <text:p>0.00503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10000">
                <text:p>710000</text:p>
              </table:table-cell>
              <table:table-cell office:value-type="float" office:value="0.00301">
                <text:p>0.00301</text:p>
              </table:table-cell>
              <table:table-cell office:value-type="float" office:value="0.003839">
                <text:p>0.00383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10500">
                <text:p>710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505">
                <text:p>0.00350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11000">
                <text:p>711000</text:p>
              </table:table-cell>
              <table:table-cell office:value-type="float" office:value="0.002988">
                <text:p>0.002988</text:p>
              </table:table-cell>
              <table:table-cell office:value-type="float" office:value="0.003499">
                <text:p>0.00349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11500">
                <text:p>711500</text:p>
              </table:table-cell>
              <table:table-cell office:value-type="float" office:value="0.003048">
                <text:p>0.003048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12000">
                <text:p>712000</text:p>
              </table:table-cell>
              <table:table-cell office:value-type="float" office:value="0.002978">
                <text:p>0.002978</text:p>
              </table:table-cell>
              <table:table-cell office:value-type="float" office:value="0.005184">
                <text:p>0.00518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12500">
                <text:p>712500</text:p>
              </table:table-cell>
              <table:table-cell office:value-type="float" office:value="0.002782">
                <text:p>0.002782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13000">
                <text:p>713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13500">
                <text:p>713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3736">
                <text:p>0.00373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14000">
                <text:p>714000</text:p>
              </table:table-cell>
              <table:table-cell office:value-type="float" office:value="0.003121">
                <text:p>0.003121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14500">
                <text:p>714500</text:p>
              </table:table-cell>
              <table:table-cell office:value-type="float" office:value="0.002947">
                <text:p>0.002947</text:p>
              </table:table-cell>
              <table:table-cell office:value-type="float" office:value="0.003667">
                <text:p>0.00366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15000">
                <text:p>715000</text:p>
              </table:table-cell>
              <table:table-cell office:value-type="float" office:value="0.003001">
                <text:p>0.003001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15500">
                <text:p>7155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833">
                <text:p>0.00383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16000">
                <text:p>7160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3632">
                <text:p>0.0036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16500">
                <text:p>716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17000">
                <text:p>717000</text:p>
              </table:table-cell>
              <table:table-cell office:value-type="float" office:value="0.002988">
                <text:p>0.002988</text:p>
              </table:table-cell>
              <table:table-cell office:value-type="float" office:value="0.003776">
                <text:p>0.00377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17500">
                <text:p>717500</text:p>
              </table:table-cell>
              <table:table-cell office:value-type="float" office:value="0.002918">
                <text:p>0.002918</text:p>
              </table:table-cell>
              <table:table-cell office:value-type="float" office:value="0.003604">
                <text:p>0.00360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18000">
                <text:p>7180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868">
                <text:p>0.00386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18500">
                <text:p>718500</text:p>
              </table:table-cell>
              <table:table-cell office:value-type="float" office:value="0.00283">
                <text:p>0.00283</text:p>
              </table:table-cell>
              <table:table-cell office:value-type="float" office:value="0.003844">
                <text:p>0.00384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19000">
                <text:p>719000</text:p>
              </table:table-cell>
              <table:table-cell office:value-type="float" office:value="0.00283">
                <text:p>0.00283</text:p>
              </table:table-cell>
              <table:table-cell office:value-type="float" office:value="0.003405">
                <text:p>0.00340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19500">
                <text:p>719500</text:p>
              </table:table-cell>
              <table:table-cell office:value-type="float" office:value="0.002783">
                <text:p>0.002783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20000">
                <text:p>720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20500">
                <text:p>7205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3353">
                <text:p>0.00335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21000">
                <text:p>721000</text:p>
              </table:table-cell>
              <table:table-cell office:value-type="float" office:value="0.002988">
                <text:p>0.002988</text:p>
              </table:table-cell>
              <table:table-cell office:value-type="float" office:value="0.004007">
                <text:p>0.00400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21500">
                <text:p>721500</text:p>
              </table:table-cell>
              <table:table-cell office:value-type="float" office:value="0.002768">
                <text:p>0.002768</text:p>
              </table:table-cell>
              <table:table-cell office:value-type="float" office:value="0.003388">
                <text:p>0.00338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22000">
                <text:p>722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22500">
                <text:p>722500</text:p>
              </table:table-cell>
              <table:table-cell office:value-type="float" office:value="0.00295">
                <text:p>0.00295</text:p>
              </table:table-cell>
              <table:table-cell office:value-type="float" office:value="0.003921">
                <text:p>0.00392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23000">
                <text:p>723000</text:p>
              </table:table-cell>
              <table:table-cell office:value-type="float" office:value="0.003154">
                <text:p>0.003154</text:p>
              </table:table-cell>
              <table:table-cell office:value-type="float" office:value="0.004489">
                <text:p>0.00448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23500">
                <text:p>723500</text:p>
              </table:table-cell>
              <table:table-cell office:value-type="float" office:value="0.003205">
                <text:p>0.003205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24000">
                <text:p>724000</text:p>
              </table:table-cell>
              <table:table-cell office:value-type="float" office:value="0.003125">
                <text:p>0.003125</text:p>
              </table:table-cell>
              <table:table-cell office:value-type="float" office:value="0.004844">
                <text:p>0.004844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24500">
                <text:p>7245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5363">
                <text:p>0.00536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25000">
                <text:p>725000</text:p>
              </table:table-cell>
              <table:table-cell office:value-type="float" office:value="0.002856">
                <text:p>0.002856</text:p>
              </table:table-cell>
              <table:table-cell office:value-type="float" office:value="0.00389">
                <text:p>0.0038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25500">
                <text:p>725500</text:p>
              </table:table-cell>
              <table:table-cell office:value-type="float" office:value="0.002869">
                <text:p>0.002869</text:p>
              </table:table-cell>
              <table:table-cell office:value-type="float" office:value="0.00361">
                <text:p>0.0036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26000">
                <text:p>7260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761">
                <text:p>0.00376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26500">
                <text:p>726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669">
                <text:p>0.00366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27000">
                <text:p>7270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917">
                <text:p>0.00391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27500">
                <text:p>727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545">
                <text:p>0.00454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28000">
                <text:p>728000</text:p>
              </table:table-cell>
              <table:table-cell office:value-type="float" office:value="0.003457">
                <text:p>0.003457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28500">
                <text:p>728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4477">
                <text:p>0.0044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29000">
                <text:p>729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3852">
                <text:p>0.00385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29500">
                <text:p>729500</text:p>
              </table:table-cell>
              <table:table-cell office:value-type="float" office:value="0.00312">
                <text:p>0.00312</text:p>
              </table:table-cell>
              <table:table-cell office:value-type="float" office:value="0.003667">
                <text:p>0.00366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30000">
                <text:p>730000</text:p>
              </table:table-cell>
              <table:table-cell office:value-type="float" office:value="0.003016">
                <text:p>0.003016</text:p>
              </table:table-cell>
              <table:table-cell office:value-type="float" office:value="0.004962">
                <text:p>0.00496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30500">
                <text:p>730500</text:p>
              </table:table-cell>
              <table:table-cell office:value-type="float" office:value="0.002997">
                <text:p>0.002997</text:p>
              </table:table-cell>
              <table:table-cell office:value-type="float" office:value="0.004706">
                <text:p>0.004706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31000">
                <text:p>7310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4075">
                <text:p>0.00407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31500">
                <text:p>731500</text:p>
              </table:table-cell>
              <table:table-cell office:value-type="float" office:value="0.003091">
                <text:p>0.003091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32000">
                <text:p>7320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5415">
                <text:p>0.00541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32500">
                <text:p>732500</text:p>
              </table:table-cell>
              <table:table-cell office:value-type="float" office:value="0.002862">
                <text:p>0.002862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33000">
                <text:p>7330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937">
                <text:p>0.00393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3500">
                <text:p>7335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5037">
                <text:p>0.00503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34000">
                <text:p>7340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3582">
                <text:p>0.003582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34500">
                <text:p>734500</text:p>
              </table:table-cell>
              <table:table-cell office:value-type="float" office:value="0.002957">
                <text:p>0.002957</text:p>
              </table:table-cell>
              <table:table-cell office:value-type="float" office:value="0.005127">
                <text:p>0.00512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35000">
                <text:p>7350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765">
                <text:p>0.00376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35500">
                <text:p>7355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4464">
                <text:p>0.00446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36000">
                <text:p>7360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4185">
                <text:p>0.00418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36500">
                <text:p>736500</text:p>
              </table:table-cell>
              <table:table-cell office:value-type="float" office:value="0.003069">
                <text:p>0.003069</text:p>
              </table:table-cell>
              <table:table-cell office:value-type="float" office:value="0.004148">
                <text:p>0.00414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37000">
                <text:p>737000</text:p>
              </table:table-cell>
              <table:table-cell office:value-type="float" office:value="0.002923">
                <text:p>0.002923</text:p>
              </table:table-cell>
              <table:table-cell office:value-type="float" office:value="0.004149">
                <text:p>0.00414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37500">
                <text:p>7375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4268">
                <text:p>0.00426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38000">
                <text:p>7380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38500">
                <text:p>738500</text:p>
              </table:table-cell>
              <table:table-cell office:value-type="float" office:value="0.002996">
                <text:p>0.002996</text:p>
              </table:table-cell>
              <table:table-cell office:value-type="float" office:value="0.004264">
                <text:p>0.0042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39000">
                <text:p>739000</text:p>
              </table:table-cell>
              <table:table-cell office:value-type="float" office:value="0.003059">
                <text:p>0.003059</text:p>
              </table:table-cell>
              <table:table-cell office:value-type="float" office:value="0.004074">
                <text:p>0.00407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39500">
                <text:p>739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734">
                <text:p>0.003734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40000">
                <text:p>740000</text:p>
              </table:table-cell>
              <table:table-cell office:value-type="float" office:value="0.002928">
                <text:p>0.002928</text:p>
              </table:table-cell>
              <table:table-cell office:value-type="float" office:value="0.004544">
                <text:p>0.00454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40500">
                <text:p>740500</text:p>
              </table:table-cell>
              <table:table-cell office:value-type="float" office:value="0.002924">
                <text:p>0.002924</text:p>
              </table:table-cell>
              <table:table-cell office:value-type="float" office:value="0.006202">
                <text:p>0.00620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41000">
                <text:p>7410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5001">
                <text:p>0.00500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41500">
                <text:p>741500</text:p>
              </table:table-cell>
              <table:table-cell office:value-type="float" office:value="0.003187">
                <text:p>0.003187</text:p>
              </table:table-cell>
              <table:table-cell office:value-type="float" office:value="0.004827">
                <text:p>0.00482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742000">
                <text:p>742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4448">
                <text:p>0.00444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742500">
                <text:p>742500</text:p>
              </table:table-cell>
              <table:table-cell office:value-type="float" office:value="0.002906">
                <text:p>0.002906</text:p>
              </table:table-cell>
              <table:table-cell office:value-type="float" office:value="0.004475">
                <text:p>0.00447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743000">
                <text:p>7430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6865">
                <text:p>0.00686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43500">
                <text:p>743500</text:p>
              </table:table-cell>
              <table:table-cell office:value-type="float" office:value="0.003185">
                <text:p>0.003185</text:p>
              </table:table-cell>
              <table:table-cell office:value-type="float" office:value="0.004397">
                <text:p>0.00439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744000">
                <text:p>744000</text:p>
              </table:table-cell>
              <table:table-cell office:value-type="float" office:value="0.003134">
                <text:p>0.003134</text:p>
              </table:table-cell>
              <table:table-cell office:value-type="float" office:value="0.003728">
                <text:p>0.00372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44500">
                <text:p>744500</text:p>
              </table:table-cell>
              <table:table-cell office:value-type="float" office:value="0.002876">
                <text:p>0.002876</text:p>
              </table:table-cell>
              <table:table-cell office:value-type="float" office:value="0.004032">
                <text:p>0.00403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745000">
                <text:p>745000</text:p>
              </table:table-cell>
              <table:table-cell office:value-type="float" office:value="0.0032">
                <text:p>0.0032</text:p>
              </table:table-cell>
              <table:table-cell office:value-type="float" office:value="0.004214">
                <text:p>0.004214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45500">
                <text:p>745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3695">
                <text:p>0.00369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46000">
                <text:p>7460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629">
                <text:p>0.00629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46500">
                <text:p>746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637">
                <text:p>0.00363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747000">
                <text:p>747000</text:p>
              </table:table-cell>
              <table:table-cell office:value-type="float" office:value="0.003058">
                <text:p>0.003058</text:p>
              </table:table-cell>
              <table:table-cell office:value-type="float" office:value="0.004303">
                <text:p>0.00430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47500">
                <text:p>747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573">
                <text:p>0.00357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48000">
                <text:p>748000</text:p>
              </table:table-cell>
              <table:table-cell office:value-type="float" office:value="0.00316">
                <text:p>0.00316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48500">
                <text:p>748500</text:p>
              </table:table-cell>
              <table:table-cell office:value-type="float" office:value="0.003143">
                <text:p>0.003143</text:p>
              </table:table-cell>
              <table:table-cell office:value-type="float" office:value="0.00354">
                <text:p>0.0035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749000">
                <text:p>749000</text:p>
              </table:table-cell>
              <table:table-cell office:value-type="float" office:value="0.003242">
                <text:p>0.003242</text:p>
              </table:table-cell>
              <table:table-cell office:value-type="float" office:value="0.003547">
                <text:p>0.00354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749500">
                <text:p>749500</text:p>
              </table:table-cell>
              <table:table-cell office:value-type="float" office:value="0.00307">
                <text:p>0.00307</text:p>
              </table:table-cell>
              <table:table-cell office:value-type="float" office:value="0.004341">
                <text:p>0.00434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50000">
                <text:p>7500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702">
                <text:p>0.00370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50500">
                <text:p>750500</text:p>
              </table:table-cell>
              <table:table-cell office:value-type="float" office:value="0.003175">
                <text:p>0.003175</text:p>
              </table:table-cell>
              <table:table-cell office:value-type="float" office:value="0.00467">
                <text:p>0.0046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51000">
                <text:p>751000</text:p>
              </table:table-cell>
              <table:table-cell office:value-type="float" office:value="0.003095">
                <text:p>0.003095</text:p>
              </table:table-cell>
              <table:table-cell office:value-type="float" office:value="0.006871">
                <text:p>0.00687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51500">
                <text:p>7515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52000">
                <text:p>752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52500">
                <text:p>752500</text:p>
              </table:table-cell>
              <table:table-cell office:value-type="float" office:value="0.00288">
                <text:p>0.00288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53000">
                <text:p>753000</text:p>
              </table:table-cell>
              <table:table-cell office:value-type="float" office:value="0.003232">
                <text:p>0.003232</text:p>
              </table:table-cell>
              <table:table-cell office:value-type="float" office:value="0.003146">
                <text:p>0.00314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53500">
                <text:p>753500</text:p>
              </table:table-cell>
              <table:table-cell office:value-type="float" office:value="0.003039">
                <text:p>0.003039</text:p>
              </table:table-cell>
              <table:table-cell office:value-type="float" office:value="0.004902">
                <text:p>0.0049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54000">
                <text:p>754000</text:p>
              </table:table-cell>
              <table:table-cell office:value-type="float" office:value="0.002663">
                <text:p>0.002663</text:p>
              </table:table-cell>
              <table:table-cell office:value-type="float" office:value="0.004191">
                <text:p>0.00419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54500">
                <text:p>754500</text:p>
              </table:table-cell>
              <table:table-cell office:value-type="float" office:value="0.002964">
                <text:p>0.002964</text:p>
              </table:table-cell>
              <table:table-cell office:value-type="float" office:value="0.004458">
                <text:p>0.00445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55000">
                <text:p>7550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774">
                <text:p>0.003774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55500">
                <text:p>755500</text:p>
              </table:table-cell>
              <table:table-cell office:value-type="float" office:value="0.003018">
                <text:p>0.003018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56000">
                <text:p>756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648">
                <text:p>0.00364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56500">
                <text:p>7565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3484">
                <text:p>0.00348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57000">
                <text:p>7570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3806">
                <text:p>0.00380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57500">
                <text:p>7575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58000">
                <text:p>758000</text:p>
              </table:table-cell>
              <table:table-cell office:value-type="float" office:value="0.002978">
                <text:p>0.002978</text:p>
              </table:table-cell>
              <table:table-cell office:value-type="float" office:value="0.005043">
                <text:p>0.00504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58500">
                <text:p>7585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4073">
                <text:p>0.00407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59000">
                <text:p>759000</text:p>
              </table:table-cell>
              <table:table-cell office:value-type="float" office:value="0.003039">
                <text:p>0.003039</text:p>
              </table:table-cell>
              <table:table-cell office:value-type="float" office:value="0.003903">
                <text:p>0.00390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59500">
                <text:p>759500</text:p>
              </table:table-cell>
              <table:table-cell office:value-type="float" office:value="0.003355">
                <text:p>0.003355</text:p>
              </table:table-cell>
              <table:table-cell office:value-type="float" office:value="0.004683">
                <text:p>0.00468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60000">
                <text:p>760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765">
                <text:p>0.00376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60500">
                <text:p>7605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4714">
                <text:p>0.004714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61000">
                <text:p>761000</text:p>
              </table:table-cell>
              <table:table-cell office:value-type="float" office:value="0.002966">
                <text:p>0.002966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61500">
                <text:p>761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4713">
                <text:p>0.00471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62000">
                <text:p>762000</text:p>
              </table:table-cell>
              <table:table-cell office:value-type="float" office:value="0.002966">
                <text:p>0.002966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62500">
                <text:p>7625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661">
                <text:p>0.00366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63000">
                <text:p>763000</text:p>
              </table:table-cell>
              <table:table-cell office:value-type="float" office:value="0.003201">
                <text:p>0.003201</text:p>
              </table:table-cell>
              <table:table-cell office:value-type="float" office:value="0.003546">
                <text:p>0.00354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63500">
                <text:p>763500</text:p>
              </table:table-cell>
              <table:table-cell office:value-type="float" office:value="0.003095">
                <text:p>0.003095</text:p>
              </table:table-cell>
              <table:table-cell office:value-type="float" office:value="0.004589">
                <text:p>0.00458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64000">
                <text:p>7640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954">
                <text:p>0.003954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64500">
                <text:p>764500</text:p>
              </table:table-cell>
              <table:table-cell office:value-type="float" office:value="0.003167">
                <text:p>0.003167</text:p>
              </table:table-cell>
              <table:table-cell office:value-type="float" office:value="0.005559">
                <text:p>0.00555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65000">
                <text:p>765000</text:p>
              </table:table-cell>
              <table:table-cell office:value-type="float" office:value="0.003124">
                <text:p>0.003124</text:p>
              </table:table-cell>
              <table:table-cell office:value-type="float" office:value="0.003637">
                <text:p>0.00363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65500">
                <text:p>7655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66000">
                <text:p>766000</text:p>
              </table:table-cell>
              <table:table-cell office:value-type="float" office:value="0.003091">
                <text:p>0.003091</text:p>
              </table:table-cell>
              <table:table-cell office:value-type="float" office:value="0.003908">
                <text:p>0.00390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6500">
                <text:p>766500</text:p>
              </table:table-cell>
              <table:table-cell office:value-type="float" office:value="0.003005">
                <text:p>0.003005</text:p>
              </table:table-cell>
              <table:table-cell office:value-type="float" office:value="0.004063">
                <text:p>0.00406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67000">
                <text:p>767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401">
                <text:p>0.00401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67500">
                <text:p>7675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5968">
                <text:p>0.00596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68000">
                <text:p>768000</text:p>
              </table:table-cell>
              <table:table-cell office:value-type="float" office:value="0.003111">
                <text:p>0.003111</text:p>
              </table:table-cell>
              <table:table-cell office:value-type="float" office:value="0.003715">
                <text:p>0.00371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8500">
                <text:p>768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717">
                <text:p>0.0037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69000">
                <text:p>769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4065">
                <text:p>0.00406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69500">
                <text:p>7695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70000">
                <text:p>770000</text:p>
              </table:table-cell>
              <table:table-cell office:value-type="float" office:value="0.00295">
                <text:p>0.00295</text:p>
              </table:table-cell>
              <table:table-cell office:value-type="float" office:value="0.003847">
                <text:p>0.00384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70500">
                <text:p>770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55">
                <text:p>0.0035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71000">
                <text:p>771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3562">
                <text:p>0.00356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71500">
                <text:p>771500</text:p>
              </table:table-cell>
              <table:table-cell office:value-type="float" office:value="0.003171">
                <text:p>0.003171</text:p>
              </table:table-cell>
              <table:table-cell office:value-type="float" office:value="0.003664">
                <text:p>0.00366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72000">
                <text:p>772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6232">
                <text:p>0.006232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72500">
                <text:p>772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73000">
                <text:p>773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4216">
                <text:p>0.00421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73500">
                <text:p>773500</text:p>
              </table:table-cell>
              <table:table-cell office:value-type="float" office:value="0.002839">
                <text:p>0.002839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74000">
                <text:p>774000</text:p>
              </table:table-cell>
              <table:table-cell office:value-type="float" office:value="0.003016">
                <text:p>0.003016</text:p>
              </table:table-cell>
              <table:table-cell office:value-type="float" office:value="0.004877">
                <text:p>0.00487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4500">
                <text:p>774500</text:p>
              </table:table-cell>
              <table:table-cell office:value-type="float" office:value="0.002862">
                <text:p>0.002862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75000">
                <text:p>7750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545">
                <text:p>0.00354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75500">
                <text:p>775500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76000">
                <text:p>776000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959">
                <text:p>0.00395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76500">
                <text:p>776500</text:p>
              </table:table-cell>
              <table:table-cell office:value-type="float" office:value="0.002836">
                <text:p>0.002836</text:p>
              </table:table-cell>
              <table:table-cell office:value-type="float" office:value="0.003627">
                <text:p>0.00362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77000">
                <text:p>777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4377">
                <text:p>0.00437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77500">
                <text:p>777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78000">
                <text:p>778000</text:p>
              </table:table-cell>
              <table:table-cell office:value-type="float" office:value="0.00304">
                <text:p>0.00304</text:p>
              </table:table-cell>
              <table:table-cell office:value-type="float" office:value="0.003912">
                <text:p>0.00391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78500">
                <text:p>7785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444">
                <text:p>0.0044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79000">
                <text:p>779000</text:p>
              </table:table-cell>
              <table:table-cell office:value-type="float" office:value="0.003012">
                <text:p>0.003012</text:p>
              </table:table-cell>
              <table:table-cell office:value-type="float" office:value="0.003982">
                <text:p>0.00398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79500">
                <text:p>779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80000">
                <text:p>7800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932">
                <text:p>0.00393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80500">
                <text:p>780500</text:p>
              </table:table-cell>
              <table:table-cell office:value-type="float" office:value="0.002853">
                <text:p>0.002853</text:p>
              </table:table-cell>
              <table:table-cell office:value-type="float" office:value="0.005459">
                <text:p>0.00545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81000">
                <text:p>781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4106">
                <text:p>0.00410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81500">
                <text:p>781500</text:p>
              </table:table-cell>
              <table:table-cell office:value-type="float" office:value="0.003031">
                <text:p>0.003031</text:p>
              </table:table-cell>
              <table:table-cell office:value-type="float" office:value="0.00507">
                <text:p>0.0050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82000">
                <text:p>782000</text:p>
              </table:table-cell>
              <table:table-cell office:value-type="float" office:value="0.003013">
                <text:p>0.003013</text:p>
              </table:table-cell>
              <table:table-cell office:value-type="float" office:value="0.004168">
                <text:p>0.00416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82500">
                <text:p>7825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583">
                <text:p>0.00358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83000">
                <text:p>783000</text:p>
              </table:table-cell>
              <table:table-cell office:value-type="float" office:value="0.00299">
                <text:p>0.00299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83500">
                <text:p>7835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3905">
                <text:p>0.00390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4000">
                <text:p>784000</text:p>
              </table:table-cell>
              <table:table-cell office:value-type="float" office:value="0.002928">
                <text:p>0.002928</text:p>
              </table:table-cell>
              <table:table-cell office:value-type="float" office:value="0.003633">
                <text:p>0.00363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84500">
                <text:p>784500</text:p>
              </table:table-cell>
              <table:table-cell office:value-type="float" office:value="0.003045">
                <text:p>0.003045</text:p>
              </table:table-cell>
              <table:table-cell office:value-type="float" office:value="0.004667">
                <text:p>0.00466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85000">
                <text:p>7850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4227">
                <text:p>0.00422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85500">
                <text:p>785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938">
                <text:p>0.00393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86000">
                <text:p>786000</text:p>
              </table:table-cell>
              <table:table-cell office:value-type="float" office:value="0.002831">
                <text:p>0.002831</text:p>
              </table:table-cell>
              <table:table-cell office:value-type="float" office:value="0.003817">
                <text:p>0.003817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86500">
                <text:p>786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6069">
                <text:p>0.00606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87000">
                <text:p>787000</text:p>
              </table:table-cell>
              <table:table-cell office:value-type="float" office:value="0.002686">
                <text:p>0.002686</text:p>
              </table:table-cell>
              <table:table-cell office:value-type="float" office:value="0.003914">
                <text:p>0.00391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87500">
                <text:p>787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88000">
                <text:p>788000</text:p>
              </table:table-cell>
              <table:table-cell office:value-type="float" office:value="0.002864">
                <text:p>0.002864</text:p>
              </table:table-cell>
              <table:table-cell office:value-type="float" office:value="0.006314">
                <text:p>0.00631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88500">
                <text:p>7885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5508">
                <text:p>0.00550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89000">
                <text:p>789000</text:p>
              </table:table-cell>
              <table:table-cell office:value-type="float" office:value="0.002974">
                <text:p>0.002974</text:p>
              </table:table-cell>
              <table:table-cell office:value-type="float" office:value="0.003989">
                <text:p>0.00398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89500">
                <text:p>789500</text:p>
              </table:table-cell>
              <table:table-cell office:value-type="float" office:value="0.00302">
                <text:p>0.0030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90000">
                <text:p>790000</text:p>
              </table:table-cell>
              <table:table-cell office:value-type="float" office:value="0.003061">
                <text:p>0.003061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90500">
                <text:p>790500</text:p>
              </table:table-cell>
              <table:table-cell office:value-type="float" office:value="0.002966">
                <text:p>0.002966</text:p>
              </table:table-cell>
              <table:table-cell office:value-type="float" office:value="0.005429">
                <text:p>0.00542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1000">
                <text:p>7910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5493">
                <text:p>0.00549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91500">
                <text:p>791500</text:p>
              </table:table-cell>
              <table:table-cell office:value-type="float" office:value="0.002888">
                <text:p>0.002888</text:p>
              </table:table-cell>
              <table:table-cell office:value-type="float" office:value="0.003378">
                <text:p>0.003378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0">
                <text:p>792000</text:p>
              </table:table-cell>
              <table:table-cell office:value-type="float" office:value="0.003052">
                <text:p>0.003052</text:p>
              </table:table-cell>
              <table:table-cell office:value-type="float" office:value="0.003678">
                <text:p>0.00367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92500">
                <text:p>792500</text:p>
              </table:table-cell>
              <table:table-cell office:value-type="float" office:value="0.003134">
                <text:p>0.003134</text:p>
              </table:table-cell>
              <table:table-cell office:value-type="float" office:value="0.005597">
                <text:p>0.00559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93000">
                <text:p>7930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3888">
                <text:p>0.00388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93500">
                <text:p>793500</text:p>
              </table:table-cell>
              <table:table-cell office:value-type="float" office:value="0.003">
                <text:p>0.003</text:p>
              </table:table-cell>
              <table:table-cell office:value-type="float" office:value="0.004198">
                <text:p>0.00419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94000">
                <text:p>7940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396">
                <text:p>0.00339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94500">
                <text:p>794500</text:p>
              </table:table-cell>
              <table:table-cell office:value-type="float" office:value="0.002887">
                <text:p>0.002887</text:p>
              </table:table-cell>
              <table:table-cell office:value-type="float" office:value="0.003619">
                <text:p>0.00361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95000">
                <text:p>795000</text:p>
              </table:table-cell>
              <table:table-cell office:value-type="float" office:value="0.002932">
                <text:p>0.002932</text:p>
              </table:table-cell>
              <table:table-cell office:value-type="float" office:value="0.003954">
                <text:p>0.00395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95500">
                <text:p>7955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509">
                <text:p>0.00350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96000">
                <text:p>796000</text:p>
              </table:table-cell>
              <table:table-cell office:value-type="float" office:value="0.00297">
                <text:p>0.00297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6500">
                <text:p>796500</text:p>
              </table:table-cell>
              <table:table-cell office:value-type="float" office:value="0.002976">
                <text:p>0.002976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7000">
                <text:p>7970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973">
                <text:p>0.00397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7500">
                <text:p>797500</text:p>
              </table:table-cell>
              <table:table-cell office:value-type="float" office:value="0.002796">
                <text:p>0.002796</text:p>
              </table:table-cell>
              <table:table-cell office:value-type="float" office:value="0.004548">
                <text:p>0.00454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98000">
                <text:p>798000</text:p>
              </table:table-cell>
              <table:table-cell office:value-type="float" office:value="0.002968">
                <text:p>0.002968</text:p>
              </table:table-cell>
              <table:table-cell office:value-type="float" office:value="0.004014">
                <text:p>0.0040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98500">
                <text:p>798500</text:p>
              </table:table-cell>
              <table:table-cell office:value-type="float" office:value="0.002969">
                <text:p>0.002969</text:p>
              </table:table-cell>
              <table:table-cell office:value-type="float" office:value="0.00488">
                <text:p>0.0048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99000">
                <text:p>799000</text:p>
              </table:table-cell>
              <table:table-cell office:value-type="float" office:value="0.0031">
                <text:p>0.0031</text:p>
              </table:table-cell>
              <table:table-cell office:value-type="float" office:value="0.003739">
                <text:p>0.00373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99500">
                <text:p>7995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549">
                <text:p>0.003549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00000">
                <text:p>800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4158">
                <text:p>0.00415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00500">
                <text:p>800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771">
                <text:p>0.00377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01000">
                <text:p>8010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4368">
                <text:p>0.00436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01500">
                <text:p>8015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3826">
                <text:p>0.00382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02000">
                <text:p>8020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5395">
                <text:p>0.00539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02500">
                <text:p>8025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03000">
                <text:p>803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03500">
                <text:p>803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74">
                <text:p>0.0037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04000">
                <text:p>804000</text:p>
              </table:table-cell>
              <table:table-cell office:value-type="float" office:value="0.002794">
                <text:p>0.002794</text:p>
              </table:table-cell>
              <table:table-cell office:value-type="float" office:value="0.005289">
                <text:p>0.00528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04500">
                <text:p>804500</text:p>
              </table:table-cell>
              <table:table-cell office:value-type="float" office:value="0.002975">
                <text:p>0.002975</text:p>
              </table:table-cell>
              <table:table-cell office:value-type="float" office:value="0.003627">
                <text:p>0.00362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05000">
                <text:p>8050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05500">
                <text:p>805500</text:p>
              </table:table-cell>
              <table:table-cell office:value-type="float" office:value="0.00316">
                <text:p>0.00316</text:p>
              </table:table-cell>
              <table:table-cell office:value-type="float" office:value="0.004361">
                <text:p>0.00436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06000">
                <text:p>8060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06500">
                <text:p>806500</text:p>
              </table:table-cell>
              <table:table-cell office:value-type="float" office:value="0.002984">
                <text:p>0.002984</text:p>
              </table:table-cell>
              <table:table-cell office:value-type="float" office:value="0.003391">
                <text:p>0.0033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07000">
                <text:p>8070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3406">
                <text:p>0.00340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07500">
                <text:p>807500</text:p>
              </table:table-cell>
              <table:table-cell office:value-type="float" office:value="0.003027">
                <text:p>0.003027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08000">
                <text:p>808000</text:p>
              </table:table-cell>
              <table:table-cell office:value-type="float" office:value="0.003139">
                <text:p>0.003139</text:p>
              </table:table-cell>
              <table:table-cell office:value-type="float" office:value="0.005155">
                <text:p>0.00515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08500">
                <text:p>8085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833">
                <text:p>0.003833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09000">
                <text:p>8090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09500">
                <text:p>809500</text:p>
              </table:table-cell>
              <table:table-cell office:value-type="float" office:value="0.002734">
                <text:p>0.002734</text:p>
              </table:table-cell>
              <table:table-cell office:value-type="float" office:value="0.003746">
                <text:p>0.003746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10000">
                <text:p>8100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586">
                <text:p>0.00358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10500">
                <text:p>810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4179">
                <text:p>0.00417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11000">
                <text:p>811000</text:p>
              </table:table-cell>
              <table:table-cell office:value-type="float" office:value="0.00315">
                <text:p>0.00315</text:p>
              </table:table-cell>
              <table:table-cell office:value-type="float" office:value="0.003574">
                <text:p>0.0035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11500">
                <text:p>8115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752">
                <text:p>0.00375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12000">
                <text:p>812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513">
                <text:p>0.00351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12500">
                <text:p>8125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41">
                <text:p>0.0034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13000">
                <text:p>813000</text:p>
              </table:table-cell>
              <table:table-cell office:value-type="float" office:value="0.002918">
                <text:p>0.002918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13500">
                <text:p>813500</text:p>
              </table:table-cell>
              <table:table-cell office:value-type="float" office:value="0.003072">
                <text:p>0.003072</text:p>
              </table:table-cell>
              <table:table-cell office:value-type="float" office:value="0.00363">
                <text:p>0.00363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14000">
                <text:p>814000</text:p>
              </table:table-cell>
              <table:table-cell office:value-type="float" office:value="0.00313">
                <text:p>0.00313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14500">
                <text:p>814500</text:p>
              </table:table-cell>
              <table:table-cell office:value-type="float" office:value="0.003106">
                <text:p>0.003106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15000">
                <text:p>8150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4012">
                <text:p>0.00401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15500">
                <text:p>8155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727">
                <text:p>0.00372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16000">
                <text:p>816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4323">
                <text:p>0.004323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16500">
                <text:p>8165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571">
                <text:p>0.00357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17000">
                <text:p>817000</text:p>
              </table:table-cell>
              <table:table-cell office:value-type="float" office:value="0.002793">
                <text:p>0.002793</text:p>
              </table:table-cell>
              <table:table-cell office:value-type="float" office:value="0.00399">
                <text:p>0.0039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17500">
                <text:p>817500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18000">
                <text:p>818000</text:p>
              </table:table-cell>
              <table:table-cell office:value-type="float" office:value="0.003135">
                <text:p>0.003135</text:p>
              </table:table-cell>
              <table:table-cell office:value-type="float" office:value="0.003513">
                <text:p>0.0035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18500">
                <text:p>818500</text:p>
              </table:table-cell>
              <table:table-cell office:value-type="float" office:value="0.003045">
                <text:p>0.003045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19000">
                <text:p>819000</text:p>
              </table:table-cell>
              <table:table-cell office:value-type="float" office:value="0.002954">
                <text:p>0.002954</text:p>
              </table:table-cell>
              <table:table-cell office:value-type="float" office:value="0.003491">
                <text:p>0.003491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19500">
                <text:p>819500</text:p>
              </table:table-cell>
              <table:table-cell office:value-type="float" office:value="0.003481">
                <text:p>0.003481</text:p>
              </table:table-cell>
              <table:table-cell office:value-type="float" office:value="0.003705">
                <text:p>0.0037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20000">
                <text:p>820000</text:p>
              </table:table-cell>
              <table:table-cell office:value-type="float" office:value="0.003014">
                <text:p>0.003014</text:p>
              </table:table-cell>
              <table:table-cell office:value-type="float" office:value="0.003661">
                <text:p>0.003661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20500">
                <text:p>820500</text:p>
              </table:table-cell>
              <table:table-cell office:value-type="float" office:value="0.0031">
                <text:p>0.0031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21000">
                <text:p>821000</text:p>
              </table:table-cell>
              <table:table-cell office:value-type="float" office:value="0.002878">
                <text:p>0.002878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21500">
                <text:p>821500</text:p>
              </table:table-cell>
              <table:table-cell office:value-type="float" office:value="0.003053">
                <text:p>0.003053</text:p>
              </table:table-cell>
              <table:table-cell office:value-type="float" office:value="0.004019">
                <text:p>0.00401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22000">
                <text:p>8220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22500">
                <text:p>822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4432">
                <text:p>0.00443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23000">
                <text:p>823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23500">
                <text:p>823500</text:p>
              </table:table-cell>
              <table:table-cell office:value-type="float" office:value="0.003232">
                <text:p>0.003232</text:p>
              </table:table-cell>
              <table:table-cell office:value-type="float" office:value="0.005292">
                <text:p>0.00529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24000">
                <text:p>824000</text:p>
              </table:table-cell>
              <table:table-cell office:value-type="float" office:value="0.00302">
                <text:p>0.00302</text:p>
              </table:table-cell>
              <table:table-cell office:value-type="float" office:value="0.005836">
                <text:p>0.00583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24500">
                <text:p>824500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519">
                <text:p>0.003519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25000">
                <text:p>8250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4397">
                <text:p>0.00439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25500">
                <text:p>825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26000">
                <text:p>8260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26500">
                <text:p>826500</text:p>
              </table:table-cell>
              <table:table-cell office:value-type="float" office:value="0.003431">
                <text:p>0.003431</text:p>
              </table:table-cell>
              <table:table-cell office:value-type="float" office:value="0.003621">
                <text:p>0.003621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27000">
                <text:p>827000</text:p>
              </table:table-cell>
              <table:table-cell office:value-type="float" office:value="0.003163">
                <text:p>0.003163</text:p>
              </table:table-cell>
              <table:table-cell office:value-type="float" office:value="0.00373">
                <text:p>0.0037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27500">
                <text:p>827500</text:p>
              </table:table-cell>
              <table:table-cell office:value-type="float" office:value="0.002826">
                <text:p>0.002826</text:p>
              </table:table-cell>
              <table:table-cell office:value-type="float" office:value="0.004988">
                <text:p>0.00498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28000">
                <text:p>828000</text:p>
              </table:table-cell>
              <table:table-cell office:value-type="float" office:value="0.00306">
                <text:p>0.00306</text:p>
              </table:table-cell>
              <table:table-cell office:value-type="float" office:value="0.005369">
                <text:p>0.00536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28500">
                <text:p>828500</text:p>
              </table:table-cell>
              <table:table-cell office:value-type="float" office:value="0.002893">
                <text:p>0.002893</text:p>
              </table:table-cell>
              <table:table-cell office:value-type="float" office:value="0.004273">
                <text:p>0.004273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29000">
                <text:p>8290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3607">
                <text:p>0.003607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29500">
                <text:p>8295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798">
                <text:p>0.00379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30000">
                <text:p>8300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30500">
                <text:p>830500</text:p>
              </table:table-cell>
              <table:table-cell office:value-type="float" office:value="0.003138">
                <text:p>0.003138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31000">
                <text:p>8310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637">
                <text:p>0.00363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31500">
                <text:p>831500</text:p>
              </table:table-cell>
              <table:table-cell office:value-type="float" office:value="0.002911">
                <text:p>0.002911</text:p>
              </table:table-cell>
              <table:table-cell office:value-type="float" office:value="0.004754">
                <text:p>0.00475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32000">
                <text:p>8320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522">
                <text:p>0.0035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32500">
                <text:p>832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6473">
                <text:p>0.006473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33000">
                <text:p>833000</text:p>
              </table:table-cell>
              <table:table-cell office:value-type="float" office:value="0.002925">
                <text:p>0.002925</text:p>
              </table:table-cell>
              <table:table-cell office:value-type="float" office:value="0.004399">
                <text:p>0.004399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33500">
                <text:p>8335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34000">
                <text:p>834000</text:p>
              </table:table-cell>
              <table:table-cell office:value-type="float" office:value="0.002958">
                <text:p>0.002958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34500">
                <text:p>834500</text:p>
              </table:table-cell>
              <table:table-cell office:value-type="float" office:value="0.003172">
                <text:p>0.003172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35000">
                <text:p>8350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5204">
                <text:p>0.00520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35500">
                <text:p>835500</text:p>
              </table:table-cell>
              <table:table-cell office:value-type="float" office:value="0.00332">
                <text:p>0.00332</text:p>
              </table:table-cell>
              <table:table-cell office:value-type="float" office:value="0.003511">
                <text:p>0.003511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36000">
                <text:p>836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889">
                <text:p>0.003889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36500">
                <text:p>836500</text:p>
              </table:table-cell>
              <table:table-cell office:value-type="float" office:value="0.003121">
                <text:p>0.003121</text:p>
              </table:table-cell>
              <table:table-cell office:value-type="float" office:value="0.003864">
                <text:p>0.00386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37000">
                <text:p>837000</text:p>
              </table:table-cell>
              <table:table-cell office:value-type="float" office:value="0.003148">
                <text:p>0.003148</text:p>
              </table:table-cell>
              <table:table-cell office:value-type="float" office:value="0.003838">
                <text:p>0.00383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37500">
                <text:p>8375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3752">
                <text:p>0.00375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38000">
                <text:p>838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3884">
                <text:p>0.00388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38500">
                <text:p>838500</text:p>
              </table:table-cell>
              <table:table-cell office:value-type="float" office:value="0.002956">
                <text:p>0.002956</text:p>
              </table:table-cell>
              <table:table-cell office:value-type="float" office:value="0.003811">
                <text:p>0.003811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39000">
                <text:p>839000</text:p>
              </table:table-cell>
              <table:table-cell office:value-type="float" office:value="0.003029">
                <text:p>0.003029</text:p>
              </table:table-cell>
              <table:table-cell office:value-type="float" office:value="0.00425">
                <text:p>0.004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39500">
                <text:p>839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40000">
                <text:p>8400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469">
                <text:p>0.00346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0500">
                <text:p>840500</text:p>
              </table:table-cell>
              <table:table-cell office:value-type="float" office:value="0.00301">
                <text:p>0.00301</text:p>
              </table:table-cell>
              <table:table-cell office:value-type="float" office:value="0.004258">
                <text:p>0.00425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1000">
                <text:p>841000</text:p>
              </table:table-cell>
              <table:table-cell office:value-type="float" office:value="0.002764">
                <text:p>0.002764</text:p>
              </table:table-cell>
              <table:table-cell office:value-type="float" office:value="0.005193">
                <text:p>0.005193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41500">
                <text:p>8415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714">
                <text:p>0.00371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42000">
                <text:p>842000</text:p>
              </table:table-cell>
              <table:table-cell office:value-type="float" office:value="0.002945">
                <text:p>0.002945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42500">
                <text:p>842500</text:p>
              </table:table-cell>
              <table:table-cell office:value-type="float" office:value="0.003127">
                <text:p>0.003127</text:p>
              </table:table-cell>
              <table:table-cell office:value-type="float" office:value="0.003861">
                <text:p>0.00386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43000">
                <text:p>8430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572">
                <text:p>0.00357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43500">
                <text:p>843500</text:p>
              </table:table-cell>
              <table:table-cell office:value-type="float" office:value="0.003355">
                <text:p>0.003355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44000">
                <text:p>8440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44500">
                <text:p>844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431">
                <text:p>0.003431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5000">
                <text:p>845000</text:p>
              </table:table-cell>
              <table:table-cell office:value-type="float" office:value="0.003091">
                <text:p>0.003091</text:p>
              </table:table-cell>
              <table:table-cell office:value-type="float" office:value="0.003796">
                <text:p>0.00379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45500">
                <text:p>8455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731">
                <text:p>0.00373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46000">
                <text:p>8460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378">
                <text:p>0.0037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46500">
                <text:p>846500</text:p>
              </table:table-cell>
              <table:table-cell office:value-type="float" office:value="0.003108">
                <text:p>0.003108</text:p>
              </table:table-cell>
              <table:table-cell office:value-type="float" office:value="0.006177">
                <text:p>0.00617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47000">
                <text:p>847000</text:p>
              </table:table-cell>
              <table:table-cell office:value-type="float" office:value="0.00299">
                <text:p>0.00299</text:p>
              </table:table-cell>
              <table:table-cell office:value-type="float" office:value="0.003801">
                <text:p>0.00380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47500">
                <text:p>8475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77">
                <text:p>0.0037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48000">
                <text:p>848000</text:p>
              </table:table-cell>
              <table:table-cell office:value-type="float" office:value="0.003016">
                <text:p>0.003016</text:p>
              </table:table-cell>
              <table:table-cell office:value-type="float" office:value="0.003966">
                <text:p>0.00396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48500">
                <text:p>848500</text:p>
              </table:table-cell>
              <table:table-cell office:value-type="float" office:value="0.003076">
                <text:p>0.003076</text:p>
              </table:table-cell>
              <table:table-cell office:value-type="float" office:value="0.004522">
                <text:p>0.00452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49000">
                <text:p>849000</text:p>
              </table:table-cell>
              <table:table-cell office:value-type="float" office:value="0.002942">
                <text:p>0.002942</text:p>
              </table:table-cell>
              <table:table-cell office:value-type="float" office:value="0.004051">
                <text:p>0.00405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9500">
                <text:p>849500</text:p>
              </table:table-cell>
              <table:table-cell office:value-type="float" office:value="0.002945">
                <text:p>0.002945</text:p>
              </table:table-cell>
              <table:table-cell office:value-type="float" office:value="0.004147">
                <text:p>0.00414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50000">
                <text:p>850000</text:p>
              </table:table-cell>
              <table:table-cell office:value-type="float" office:value="0.002806">
                <text:p>0.002806</text:p>
              </table:table-cell>
              <table:table-cell office:value-type="float" office:value="0.004003">
                <text:p>0.00400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50500">
                <text:p>850500</text:p>
              </table:table-cell>
              <table:table-cell office:value-type="float" office:value="0.00297">
                <text:p>0.00297</text:p>
              </table:table-cell>
              <table:table-cell office:value-type="float" office:value="0.004832">
                <text:p>0.00483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51000">
                <text:p>851000</text:p>
              </table:table-cell>
              <table:table-cell office:value-type="float" office:value="0.002933">
                <text:p>0.002933</text:p>
              </table:table-cell>
              <table:table-cell office:value-type="float" office:value="0.003577">
                <text:p>0.00357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51500">
                <text:p>851500</text:p>
              </table:table-cell>
              <table:table-cell office:value-type="float" office:value="0.003019">
                <text:p>0.003019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52000">
                <text:p>852000</text:p>
              </table:table-cell>
              <table:table-cell office:value-type="float" office:value="0.002974">
                <text:p>0.002974</text:p>
              </table:table-cell>
              <table:table-cell office:value-type="float" office:value="0.004257">
                <text:p>0.00425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52500">
                <text:p>8525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553">
                <text:p>0.00355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53000">
                <text:p>8530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5492">
                <text:p>0.00549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53500">
                <text:p>8535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5852">
                <text:p>0.005852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54000">
                <text:p>854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6178">
                <text:p>0.00617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54500">
                <text:p>854500</text:p>
              </table:table-cell>
              <table:table-cell office:value-type="float" office:value="0.00313">
                <text:p>0.00313</text:p>
              </table:table-cell>
              <table:table-cell office:value-type="float" office:value="0.003661">
                <text:p>0.00366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55000">
                <text:p>855000</text:p>
              </table:table-cell>
              <table:table-cell office:value-type="float" office:value="0.0031">
                <text:p>0.0031</text:p>
              </table:table-cell>
              <table:table-cell office:value-type="float" office:value="0.004197">
                <text:p>0.00419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55500">
                <text:p>8555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3767">
                <text:p>0.003767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56000">
                <text:p>856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56500">
                <text:p>856500</text:p>
              </table:table-cell>
              <table:table-cell office:value-type="float" office:value="0.00326">
                <text:p>0.00326</text:p>
              </table:table-cell>
              <table:table-cell office:value-type="float" office:value="0.003742">
                <text:p>0.00374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57000">
                <text:p>857000</text:p>
              </table:table-cell>
              <table:table-cell office:value-type="float" office:value="0.003141">
                <text:p>0.003141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57500">
                <text:p>8575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536">
                <text:p>0.00353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58000">
                <text:p>858000</text:p>
              </table:table-cell>
              <table:table-cell office:value-type="float" office:value="0.002653">
                <text:p>0.002653</text:p>
              </table:table-cell>
              <table:table-cell office:value-type="float" office:value="0.004188">
                <text:p>0.00418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58500">
                <text:p>858500</text:p>
              </table:table-cell>
              <table:table-cell office:value-type="float" office:value="0.003166">
                <text:p>0.003166</text:p>
              </table:table-cell>
              <table:table-cell office:value-type="float" office:value="0.005026">
                <text:p>0.00502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59000">
                <text:p>859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48">
                <text:p>0.0034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59500">
                <text:p>859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834">
                <text:p>0.00383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60000">
                <text:p>8600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5073">
                <text:p>0.00507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60500">
                <text:p>860500</text:p>
              </table:table-cell>
              <table:table-cell office:value-type="float" office:value="0.003093">
                <text:p>0.003093</text:p>
              </table:table-cell>
              <table:table-cell office:value-type="float" office:value="0.003929">
                <text:p>0.00392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61000">
                <text:p>861000</text:p>
              </table:table-cell>
              <table:table-cell office:value-type="float" office:value="0.003198">
                <text:p>0.003198</text:p>
              </table:table-cell>
              <table:table-cell office:value-type="float" office:value="0.003811">
                <text:p>0.00381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61500">
                <text:p>861500</text:p>
              </table:table-cell>
              <table:table-cell office:value-type="float" office:value="0.003071">
                <text:p>0.003071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62000">
                <text:p>862000</text:p>
              </table:table-cell>
              <table:table-cell office:value-type="float" office:value="0.003003">
                <text:p>0.003003</text:p>
              </table:table-cell>
              <table:table-cell office:value-type="float" office:value="0.003777">
                <text:p>0.00377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62500">
                <text:p>862500</text:p>
              </table:table-cell>
              <table:table-cell office:value-type="float" office:value="0.003189">
                <text:p>0.003189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63000">
                <text:p>8630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4617">
                <text:p>0.004617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63500">
                <text:p>863500</text:p>
              </table:table-cell>
              <table:table-cell office:value-type="float" office:value="0.003318">
                <text:p>0.003318</text:p>
              </table:table-cell>
              <table:table-cell office:value-type="float" office:value="0.003827">
                <text:p>0.003827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64000">
                <text:p>864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942">
                <text:p>0.00394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64500">
                <text:p>864500</text:p>
              </table:table-cell>
              <table:table-cell office:value-type="float" office:value="0.002983">
                <text:p>0.002983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65000">
                <text:p>865000</text:p>
              </table:table-cell>
              <table:table-cell office:value-type="float" office:value="0.003081">
                <text:p>0.003081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65500">
                <text:p>865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5126">
                <text:p>0.00512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66000">
                <text:p>866000</text:p>
              </table:table-cell>
              <table:table-cell office:value-type="float" office:value="0.003077">
                <text:p>0.003077</text:p>
              </table:table-cell>
              <table:table-cell office:value-type="float" office:value="0.005258">
                <text:p>0.00525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866500">
                <text:p>866500</text:p>
              </table:table-cell>
              <table:table-cell office:value-type="float" office:value="0.002986">
                <text:p>0.002986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867000">
                <text:p>867000</text:p>
              </table:table-cell>
              <table:table-cell office:value-type="float" office:value="0.003136">
                <text:p>0.003136</text:p>
              </table:table-cell>
              <table:table-cell office:value-type="float" office:value="0.004348">
                <text:p>0.00434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67500">
                <text:p>8675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3804">
                <text:p>0.00380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868000">
                <text:p>868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4288">
                <text:p>0.00428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68500">
                <text:p>8685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524">
                <text:p>0.00352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869000">
                <text:p>869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957">
                <text:p>0.00395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869500">
                <text:p>869500</text:p>
              </table:table-cell>
              <table:table-cell office:value-type="float" office:value="0.003066">
                <text:p>0.003066</text:p>
              </table:table-cell>
              <table:table-cell office:value-type="float" office:value="0.004588">
                <text:p>0.004588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70000">
                <text:p>870000</text:p>
              </table:table-cell>
              <table:table-cell office:value-type="float" office:value="0.002892">
                <text:p>0.002892</text:p>
              </table:table-cell>
              <table:table-cell office:value-type="float" office:value="0.003983">
                <text:p>0.00398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70500">
                <text:p>870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871000">
                <text:p>8710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735">
                <text:p>0.00373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871500">
                <text:p>871500</text:p>
              </table:table-cell>
              <table:table-cell office:value-type="float" office:value="0.002736">
                <text:p>0.002736</text:p>
              </table:table-cell>
              <table:table-cell office:value-type="float" office:value="0.00399">
                <text:p>0.00399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72000">
                <text:p>872000</text:p>
              </table:table-cell>
              <table:table-cell office:value-type="float" office:value="0.002922">
                <text:p>0.002922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872500">
                <text:p>8725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46">
                <text:p>0.0034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873000">
                <text:p>8730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4283">
                <text:p>0.00428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873500">
                <text:p>873500</text:p>
              </table:table-cell>
              <table:table-cell office:value-type="float" office:value="0.003025">
                <text:p>0.003025</text:p>
              </table:table-cell>
              <table:table-cell office:value-type="float" office:value="0.003488">
                <text:p>0.00348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74000">
                <text:p>874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3819">
                <text:p>0.00381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874500">
                <text:p>874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4093">
                <text:p>0.00409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75000">
                <text:p>875000</text:p>
              </table:table-cell>
              <table:table-cell office:value-type="float" office:value="0.002784">
                <text:p>0.002784</text:p>
              </table:table-cell>
              <table:table-cell office:value-type="float" office:value="0.003972">
                <text:p>0.00397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75500">
                <text:p>8755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796">
                <text:p>0.0037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76000">
                <text:p>8760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4681">
                <text:p>0.00468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76500">
                <text:p>876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5199">
                <text:p>0.005199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77000">
                <text:p>8770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77500">
                <text:p>8775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302">
                <text:p>0.00330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78000">
                <text:p>8780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358">
                <text:p>0.0035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78500">
                <text:p>878500</text:p>
              </table:table-cell>
              <table:table-cell office:value-type="float" office:value="0.002963">
                <text:p>0.002963</text:p>
              </table:table-cell>
              <table:table-cell office:value-type="float" office:value="0.004356">
                <text:p>0.00435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79000">
                <text:p>879000</text:p>
              </table:table-cell>
              <table:table-cell office:value-type="float" office:value="0.002929">
                <text:p>0.002929</text:p>
              </table:table-cell>
              <table:table-cell office:value-type="float" office:value="0.004827">
                <text:p>0.00482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79500">
                <text:p>8795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4064">
                <text:p>0.00406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80000">
                <text:p>8800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698">
                <text:p>0.00369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80500">
                <text:p>88050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458">
                <text:p>0.00345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81000">
                <text:p>881000</text:p>
              </table:table-cell>
              <table:table-cell office:value-type="float" office:value="0.003056">
                <text:p>0.003056</text:p>
              </table:table-cell>
              <table:table-cell office:value-type="float" office:value="0.003777">
                <text:p>0.00377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81500">
                <text:p>881500</text:p>
              </table:table-cell>
              <table:table-cell office:value-type="float" office:value="0.003001">
                <text:p>0.003001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82000">
                <text:p>8820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5028">
                <text:p>0.00502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82500">
                <text:p>882500</text:p>
              </table:table-cell>
              <table:table-cell office:value-type="float" office:value="0.003122">
                <text:p>0.003122</text:p>
              </table:table-cell>
              <table:table-cell office:value-type="float" office:value="0.004607">
                <text:p>0.00460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83000">
                <text:p>883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4018">
                <text:p>0.00401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83500">
                <text:p>883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84000">
                <text:p>884000</text:p>
              </table:table-cell>
              <table:table-cell office:value-type="float" office:value="0.002926">
                <text:p>0.002926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84500">
                <text:p>884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67">
                <text:p>0.0036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85000">
                <text:p>885000</text:p>
              </table:table-cell>
              <table:table-cell office:value-type="float" office:value="0.003043">
                <text:p>0.003043</text:p>
              </table:table-cell>
              <table:table-cell office:value-type="float" office:value="0.00395">
                <text:p>0.0039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85500">
                <text:p>8855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4358">
                <text:p>0.00435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86000">
                <text:p>8860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86500">
                <text:p>886500</text:p>
              </table:table-cell>
              <table:table-cell office:value-type="float" office:value="0.003008">
                <text:p>0.003008</text:p>
              </table:table-cell>
              <table:table-cell office:value-type="float" office:value="0.00465">
                <text:p>0.0046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87000">
                <text:p>887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243">
                <text:p>0.00424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87500">
                <text:p>8875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944">
                <text:p>0.003944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88000">
                <text:p>888000</text:p>
              </table:table-cell>
              <table:table-cell office:value-type="float" office:value="0.002807">
                <text:p>0.002807</text:p>
              </table:table-cell>
              <table:table-cell office:value-type="float" office:value="0.004237">
                <text:p>0.00423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88500">
                <text:p>8885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4986">
                <text:p>0.004986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89000">
                <text:p>8890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757">
                <text:p>0.00375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89500">
                <text:p>889500</text:p>
              </table:table-cell>
              <table:table-cell office:value-type="float" office:value="0.003078">
                <text:p>0.003078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90000">
                <text:p>890000</text:p>
              </table:table-cell>
              <table:table-cell office:value-type="float" office:value="0.003102">
                <text:p>0.003102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90500">
                <text:p>890500</text:p>
              </table:table-cell>
              <table:table-cell office:value-type="float" office:value="0.002975">
                <text:p>0.002975</text:p>
              </table:table-cell>
              <table:table-cell office:value-type="float" office:value="0.004691">
                <text:p>0.004691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91000">
                <text:p>8910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5133">
                <text:p>0.00513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91500">
                <text:p>891500</text:p>
              </table:table-cell>
              <table:table-cell office:value-type="float" office:value="0.002878">
                <text:p>0.002878</text:p>
              </table:table-cell>
              <table:table-cell office:value-type="float" office:value="0.003747">
                <text:p>0.00374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92000">
                <text:p>892000</text:p>
              </table:table-cell>
              <table:table-cell office:value-type="float" office:value="0.002896">
                <text:p>0.002896</text:p>
              </table:table-cell>
              <table:table-cell office:value-type="float" office:value="0.003882">
                <text:p>0.00388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92500">
                <text:p>892500</text:p>
              </table:table-cell>
              <table:table-cell office:value-type="float" office:value="0.00322">
                <text:p>0.00322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93000">
                <text:p>893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3674">
                <text:p>0.00367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93500">
                <text:p>893500</text:p>
              </table:table-cell>
              <table:table-cell office:value-type="float" office:value="0.003178">
                <text:p>0.003178</text:p>
              </table:table-cell>
              <table:table-cell office:value-type="float" office:value="0.003591">
                <text:p>0.00359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94000">
                <text:p>894000</text:p>
              </table:table-cell>
              <table:table-cell office:value-type="float" office:value="0.003022">
                <text:p>0.003022</text:p>
              </table:table-cell>
              <table:table-cell office:value-type="float" office:value="0.003457">
                <text:p>0.003457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94500">
                <text:p>894500</text:p>
              </table:table-cell>
              <table:table-cell office:value-type="float" office:value="0.002944">
                <text:p>0.002944</text:p>
              </table:table-cell>
              <table:table-cell office:value-type="float" office:value="0.005168">
                <text:p>0.00516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95000">
                <text:p>895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4802">
                <text:p>0.00480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95500">
                <text:p>895500</text:p>
              </table:table-cell>
              <table:table-cell office:value-type="float" office:value="0.003087">
                <text:p>0.003087</text:p>
              </table:table-cell>
              <table:table-cell office:value-type="float" office:value="0.004128">
                <text:p>0.00412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96000">
                <text:p>896000</text:p>
              </table:table-cell>
              <table:table-cell office:value-type="float" office:value="0.002855">
                <text:p>0.002855</text:p>
              </table:table-cell>
              <table:table-cell office:value-type="float" office:value="0.003679">
                <text:p>0.003679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96500">
                <text:p>8965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97000">
                <text:p>897000</text:p>
              </table:table-cell>
              <table:table-cell office:value-type="float" office:value="0.003007">
                <text:p>0.003007</text:p>
              </table:table-cell>
              <table:table-cell office:value-type="float" office:value="0.003744">
                <text:p>0.00374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97500">
                <text:p>897500</text:p>
              </table:table-cell>
              <table:table-cell office:value-type="float" office:value="0.00298">
                <text:p>0.00298</text:p>
              </table:table-cell>
              <table:table-cell office:value-type="float" office:value="0.003476">
                <text:p>0.0034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98000">
                <text:p>8980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4206">
                <text:p>0.00420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98500">
                <text:p>8985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3677">
                <text:p>0.00367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99000">
                <text:p>8990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99500">
                <text:p>899500</text:p>
              </table:table-cell>
              <table:table-cell office:value-type="float" office:value="0.00302">
                <text:p>0.00302</text:p>
              </table:table-cell>
              <table:table-cell office:value-type="float" office:value="0.003945">
                <text:p>0.00394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00000">
                <text:p>900000</text:p>
              </table:table-cell>
              <table:table-cell office:value-type="float" office:value="0.002967">
                <text:p>0.002967</text:p>
              </table:table-cell>
              <table:table-cell office:value-type="float" office:value="0.004174">
                <text:p>0.004174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00500">
                <text:p>9005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01000">
                <text:p>901000</text:p>
              </table:table-cell>
              <table:table-cell office:value-type="float" office:value="0.002924">
                <text:p>0.002924</text:p>
              </table:table-cell>
              <table:table-cell office:value-type="float" office:value="0.004092">
                <text:p>0.00409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01500">
                <text:p>901500</text:p>
              </table:table-cell>
              <table:table-cell office:value-type="float" office:value="0.002954">
                <text:p>0.002954</text:p>
              </table:table-cell>
              <table:table-cell office:value-type="float" office:value="0.003662">
                <text:p>0.00366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02000">
                <text:p>902000</text:p>
              </table:table-cell>
              <table:table-cell office:value-type="float" office:value="0.003096">
                <text:p>0.003096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02500">
                <text:p>902500</text:p>
              </table:table-cell>
              <table:table-cell office:value-type="float" office:value="0.002902">
                <text:p>0.002902</text:p>
              </table:table-cell>
              <table:table-cell office:value-type="float" office:value="0.003699">
                <text:p>0.00369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03000">
                <text:p>903000</text:p>
              </table:table-cell>
              <table:table-cell office:value-type="float" office:value="0.002915">
                <text:p>0.002915</text:p>
              </table:table-cell>
              <table:table-cell office:value-type="float" office:value="0.003828">
                <text:p>0.00382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03500">
                <text:p>903500</text:p>
              </table:table-cell>
              <table:table-cell office:value-type="float" office:value="0.003009">
                <text:p>0.003009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04000">
                <text:p>904000</text:p>
              </table:table-cell>
              <table:table-cell office:value-type="float" office:value="0.002999">
                <text:p>0.002999</text:p>
              </table:table-cell>
              <table:table-cell office:value-type="float" office:value="0.003967">
                <text:p>0.003967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04500">
                <text:p>904500</text:p>
              </table:table-cell>
              <table:table-cell office:value-type="float" office:value="0.003017">
                <text:p>0.003017</text:p>
              </table:table-cell>
              <table:table-cell office:value-type="float" office:value="0.00388">
                <text:p>0.0038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05000">
                <text:p>905000</text:p>
              </table:table-cell>
              <table:table-cell office:value-type="float" office:value="0.00305">
                <text:p>0.00305</text:p>
              </table:table-cell>
              <table:table-cell office:value-type="float" office:value="0.004547">
                <text:p>0.00454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05500">
                <text:p>9055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874">
                <text:p>0.003874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06000">
                <text:p>906000</text:p>
              </table:table-cell>
              <table:table-cell office:value-type="float" office:value="0.003049">
                <text:p>0.003049</text:p>
              </table:table-cell>
              <table:table-cell office:value-type="float" office:value="0.003811">
                <text:p>0.00381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06500">
                <text:p>906500</text:p>
              </table:table-cell>
              <table:table-cell office:value-type="float" office:value="0.003005">
                <text:p>0.003005</text:p>
              </table:table-cell>
              <table:table-cell office:value-type="float" office:value="0.003857">
                <text:p>0.00385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07000">
                <text:p>907000</text:p>
              </table:table-cell>
              <table:table-cell office:value-type="float" office:value="0.003032">
                <text:p>0.003032</text:p>
              </table:table-cell>
              <table:table-cell office:value-type="float" office:value="0.003506">
                <text:p>0.00350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07500">
                <text:p>907500</text:p>
              </table:table-cell>
              <table:table-cell office:value-type="float" office:value="0.002816">
                <text:p>0.002816</text:p>
              </table:table-cell>
              <table:table-cell office:value-type="float" office:value="0.004073">
                <text:p>0.00407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08000">
                <text:p>908000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08500">
                <text:p>908500</text:p>
              </table:table-cell>
              <table:table-cell office:value-type="float" office:value="0.002957">
                <text:p>0.002957</text:p>
              </table:table-cell>
              <table:table-cell office:value-type="float" office:value="0.003447">
                <text:p>0.003447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09000">
                <text:p>909000</text:p>
              </table:table-cell>
              <table:table-cell office:value-type="float" office:value="0.003024">
                <text:p>0.003024</text:p>
              </table:table-cell>
              <table:table-cell office:value-type="float" office:value="0.003802">
                <text:p>0.00380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09500">
                <text:p>9095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4187">
                <text:p>0.00418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10000">
                <text:p>910000</text:p>
              </table:table-cell>
              <table:table-cell office:value-type="float" office:value="0.003162">
                <text:p>0.003162</text:p>
              </table:table-cell>
              <table:table-cell office:value-type="float" office:value="0.004768">
                <text:p>0.004768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10500">
                <text:p>9105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97">
                <text:p>0.0039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11000">
                <text:p>911000</text:p>
              </table:table-cell>
              <table:table-cell office:value-type="float" office:value="0.003014">
                <text:p>0.003014</text:p>
              </table:table-cell>
              <table:table-cell office:value-type="float" office:value="0.004218">
                <text:p>0.00421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11500">
                <text:p>911500</text:p>
              </table:table-cell>
              <table:table-cell office:value-type="float" office:value="0.002969">
                <text:p>0.002969</text:p>
              </table:table-cell>
              <table:table-cell office:value-type="float" office:value="0.004297">
                <text:p>0.00429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12000">
                <text:p>912000</text:p>
              </table:table-cell>
              <table:table-cell office:value-type="float" office:value="0.002803">
                <text:p>0.002803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12500">
                <text:p>912500</text:p>
              </table:table-cell>
              <table:table-cell office:value-type="float" office:value="0.00298">
                <text:p>0.00298</text:p>
              </table:table-cell>
              <table:table-cell office:value-type="float" office:value="0.004471">
                <text:p>0.00447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13000">
                <text:p>9130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4667">
                <text:p>0.004667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13500">
                <text:p>9135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4231">
                <text:p>0.00423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14000">
                <text:p>914000</text:p>
              </table:table-cell>
              <table:table-cell office:value-type="float" office:value="0.003144">
                <text:p>0.003144</text:p>
              </table:table-cell>
              <table:table-cell office:value-type="float" office:value="0.003014">
                <text:p>0.003014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14500">
                <text:p>9145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3943">
                <text:p>0.00394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15000">
                <text:p>915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516">
                <text:p>0.00351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15500">
                <text:p>915500</text:p>
              </table:table-cell>
              <table:table-cell office:value-type="float" office:value="0.002725">
                <text:p>0.002725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16000">
                <text:p>916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627">
                <text:p>0.00362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16500">
                <text:p>916500</text:p>
              </table:table-cell>
              <table:table-cell office:value-type="float" office:value="0.003152">
                <text:p>0.003152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17000">
                <text:p>9170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3742">
                <text:p>0.003742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17500">
                <text:p>917500</text:p>
              </table:table-cell>
              <table:table-cell office:value-type="float" office:value="0.003074">
                <text:p>0.003074</text:p>
              </table:table-cell>
              <table:table-cell office:value-type="float" office:value="0.004408">
                <text:p>0.00440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18000">
                <text:p>918000</text:p>
              </table:table-cell>
              <table:table-cell office:value-type="float" office:value="0.003156">
                <text:p>0.003156</text:p>
              </table:table-cell>
              <table:table-cell office:value-type="float" office:value="0.004084">
                <text:p>0.00408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18500">
                <text:p>918500</text:p>
              </table:table-cell>
              <table:table-cell office:value-type="float" office:value="0.00295">
                <text:p>0.00295</text:p>
              </table:table-cell>
              <table:table-cell office:value-type="float" office:value="0.003913">
                <text:p>0.00391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19000">
                <text:p>9190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741">
                <text:p>0.00374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19500">
                <text:p>9195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3515">
                <text:p>0.003515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20000">
                <text:p>920000</text:p>
              </table:table-cell>
              <table:table-cell office:value-type="float" office:value="0.00305">
                <text:p>0.00305</text:p>
              </table:table-cell>
              <table:table-cell office:value-type="float" office:value="0.003653">
                <text:p>0.00365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20500">
                <text:p>920500</text:p>
              </table:table-cell>
              <table:table-cell office:value-type="float" office:value="0.002877">
                <text:p>0.002877</text:p>
              </table:table-cell>
              <table:table-cell office:value-type="float" office:value="0.003709">
                <text:p>0.00370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21000">
                <text:p>921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3591">
                <text:p>0.003591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21500">
                <text:p>921500</text:p>
              </table:table-cell>
              <table:table-cell office:value-type="float" office:value="0.002953">
                <text:p>0.002953</text:p>
              </table:table-cell>
              <table:table-cell office:value-type="float" office:value="0.004388">
                <text:p>0.00438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22000">
                <text:p>922000</text:p>
              </table:table-cell>
              <table:table-cell office:value-type="float" office:value="0.003076">
                <text:p>0.003076</text:p>
              </table:table-cell>
              <table:table-cell office:value-type="float" office:value="0.004931">
                <text:p>0.00493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22500">
                <text:p>922500</text:p>
              </table:table-cell>
              <table:table-cell office:value-type="float" office:value="0.003052">
                <text:p>0.003052</text:p>
              </table:table-cell>
              <table:table-cell office:value-type="float" office:value="0.005153">
                <text:p>0.005153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23000">
                <text:p>923000</text:p>
              </table:table-cell>
              <table:table-cell office:value-type="float" office:value="0.003115">
                <text:p>0.003115</text:p>
              </table:table-cell>
              <table:table-cell office:value-type="float" office:value="0.003432">
                <text:p>0.00343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23500">
                <text:p>923500</text:p>
              </table:table-cell>
              <table:table-cell office:value-type="float" office:value="0.003084">
                <text:p>0.003084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24000">
                <text:p>924000</text:p>
              </table:table-cell>
              <table:table-cell office:value-type="float" office:value="0.002985">
                <text:p>0.002985</text:p>
              </table:table-cell>
              <table:table-cell office:value-type="float" office:value="0.003939">
                <text:p>0.00393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24500">
                <text:p>9245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25000">
                <text:p>925000</text:p>
              </table:table-cell>
              <table:table-cell office:value-type="float" office:value="0.002991">
                <text:p>0.002991</text:p>
              </table:table-cell>
              <table:table-cell office:value-type="float" office:value="0.004416">
                <text:p>0.00441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25500">
                <text:p>9255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3953">
                <text:p>0.003953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26000">
                <text:p>926000</text:p>
              </table:table-cell>
              <table:table-cell office:value-type="float" office:value="0.003155">
                <text:p>0.003155</text:p>
              </table:table-cell>
              <table:table-cell office:value-type="float" office:value="0.004267">
                <text:p>0.00426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26500">
                <text:p>926500</text:p>
              </table:table-cell>
              <table:table-cell office:value-type="float" office:value="0.002939">
                <text:p>0.002939</text:p>
              </table:table-cell>
              <table:table-cell office:value-type="float" office:value="0.005468">
                <text:p>0.00546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27000">
                <text:p>927000</text:p>
              </table:table-cell>
              <table:table-cell office:value-type="float" office:value="0.002931">
                <text:p>0.002931</text:p>
              </table:table-cell>
              <table:table-cell office:value-type="float" office:value="0.006189">
                <text:p>0.006189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27500">
                <text:p>927500</text:p>
              </table:table-cell>
              <table:table-cell office:value-type="float" office:value="0.002887">
                <text:p>0.002887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28000">
                <text:p>928000</text:p>
              </table:table-cell>
              <table:table-cell office:value-type="float" office:value="0.002925">
                <text:p>0.002925</text:p>
              </table:table-cell>
              <table:table-cell office:value-type="float" office:value="0.003657">
                <text:p>0.003657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28500">
                <text:p>928500</text:p>
              </table:table-cell>
              <table:table-cell office:value-type="float" office:value="0.003073">
                <text:p>0.003073</text:p>
              </table:table-cell>
              <table:table-cell office:value-type="float" office:value="0.004575">
                <text:p>0.00457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29000">
                <text:p>929000</text:p>
              </table:table-cell>
              <table:table-cell office:value-type="float" office:value="0.002978">
                <text:p>0.002978</text:p>
              </table:table-cell>
              <table:table-cell office:value-type="float" office:value="0.006035">
                <text:p>0.00603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29500">
                <text:p>929500</text:p>
              </table:table-cell>
              <table:table-cell office:value-type="float" office:value="0.003041">
                <text:p>0.003041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30000">
                <text:p>930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5441">
                <text:p>0.0054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30500">
                <text:p>930500</text:p>
              </table:table-cell>
              <table:table-cell office:value-type="float" office:value="0.002962">
                <text:p>0.002962</text:p>
              </table:table-cell>
              <table:table-cell office:value-type="float" office:value="0.004578">
                <text:p>0.00457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31000">
                <text:p>931000</text:p>
              </table:table-cell>
              <table:table-cell office:value-type="float" office:value="0.003145">
                <text:p>0.003145</text:p>
              </table:table-cell>
              <table:table-cell office:value-type="float" office:value="0.005551">
                <text:p>0.00555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31500">
                <text:p>931500</text:p>
              </table:table-cell>
              <table:table-cell office:value-type="float" office:value="0.003075">
                <text:p>0.003075</text:p>
              </table:table-cell>
              <table:table-cell office:value-type="float" office:value="0.004278">
                <text:p>0.00427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32000">
                <text:p>932000</text:p>
              </table:table-cell>
              <table:table-cell office:value-type="float" office:value="0.003125">
                <text:p>0.003125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32500">
                <text:p>932500</text:p>
              </table:table-cell>
              <table:table-cell office:value-type="float" office:value="0.00299">
                <text:p>0.00299</text:p>
              </table:table-cell>
              <table:table-cell office:value-type="float" office:value="0.003743">
                <text:p>0.00374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33000">
                <text:p>933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5001">
                <text:p>0.005001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33500">
                <text:p>93350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4679">
                <text:p>0.00467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34000">
                <text:p>934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34500">
                <text:p>934500</text:p>
              </table:table-cell>
              <table:table-cell office:value-type="float" office:value="0.002922">
                <text:p>0.002922</text:p>
              </table:table-cell>
              <table:table-cell office:value-type="float" office:value="0.004906">
                <text:p>0.00490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35000">
                <text:p>935000</text:p>
              </table:table-cell>
              <table:table-cell office:value-type="float" office:value="0.002996">
                <text:p>0.002996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35500">
                <text:p>935500</text:p>
              </table:table-cell>
              <table:table-cell office:value-type="float" office:value="0.003088">
                <text:p>0.003088</text:p>
              </table:table-cell>
              <table:table-cell office:value-type="float" office:value="0.003911">
                <text:p>0.003911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36000">
                <text:p>936000</text:p>
              </table:table-cell>
              <table:table-cell office:value-type="float" office:value="0.002931">
                <text:p>0.002931</text:p>
              </table:table-cell>
              <table:table-cell office:value-type="float" office:value="0.003961">
                <text:p>0.00396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36500">
                <text:p>936500</text:p>
              </table:table-cell>
              <table:table-cell office:value-type="float" office:value="0.003118">
                <text:p>0.003118</text:p>
              </table:table-cell>
              <table:table-cell office:value-type="float" office:value="0.005187">
                <text:p>0.00518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37000">
                <text:p>9370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4498">
                <text:p>0.00449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37500">
                <text:p>937500</text:p>
              </table:table-cell>
              <table:table-cell office:value-type="float" office:value="0.002938">
                <text:p>0.002938</text:p>
              </table:table-cell>
              <table:table-cell office:value-type="float" office:value="0.003995">
                <text:p>0.00399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38000">
                <text:p>938000</text:p>
              </table:table-cell>
              <table:table-cell office:value-type="float" office:value="0.003095">
                <text:p>0.003095</text:p>
              </table:table-cell>
              <table:table-cell office:value-type="float" office:value="0.004457">
                <text:p>0.00445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38500">
                <text:p>938500</text:p>
              </table:table-cell>
              <table:table-cell office:value-type="float" office:value="0.00295">
                <text:p>0.00295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39000">
                <text:p>939000</text:p>
              </table:table-cell>
              <table:table-cell office:value-type="float" office:value="0.003063">
                <text:p>0.003063</text:p>
              </table:table-cell>
              <table:table-cell office:value-type="float" office:value="0.007027">
                <text:p>0.00702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39500">
                <text:p>9395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6033">
                <text:p>0.00603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40000">
                <text:p>940000</text:p>
              </table:table-cell>
              <table:table-cell office:value-type="float" office:value="0.00321">
                <text:p>0.00321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40500">
                <text:p>940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803">
                <text:p>0.00380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41000">
                <text:p>941000</text:p>
              </table:table-cell>
              <table:table-cell office:value-type="float" office:value="0.002943">
                <text:p>0.002943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41500">
                <text:p>941500</text:p>
              </table:table-cell>
              <table:table-cell office:value-type="float" office:value="0.003035">
                <text:p>0.003035</text:p>
              </table:table-cell>
              <table:table-cell office:value-type="float" office:value="0.003794">
                <text:p>0.003794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42000">
                <text:p>942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017">
                <text:p>0.00401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42500">
                <text:p>942500</text:p>
              </table:table-cell>
              <table:table-cell office:value-type="float" office:value="0.003164">
                <text:p>0.003164</text:p>
              </table:table-cell>
              <table:table-cell office:value-type="float" office:value="0.005004">
                <text:p>0.005004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43000">
                <text:p>9430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616">
                <text:p>0.00361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43500">
                <text:p>943500</text:p>
              </table:table-cell>
              <table:table-cell office:value-type="float" office:value="0.003018">
                <text:p>0.003018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44000">
                <text:p>944000</text:p>
              </table:table-cell>
              <table:table-cell office:value-type="float" office:value="0.00308">
                <text:p>0.00308</text:p>
              </table:table-cell>
              <table:table-cell office:value-type="float" office:value="0.004039">
                <text:p>0.004039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44500">
                <text:p>944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642">
                <text:p>0.00364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45000">
                <text:p>945000</text:p>
              </table:table-cell>
              <table:table-cell office:value-type="float" office:value="0.003094">
                <text:p>0.003094</text:p>
              </table:table-cell>
              <table:table-cell office:value-type="float" office:value="0.003587">
                <text:p>0.003587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45500">
                <text:p>945500</text:p>
              </table:table-cell>
              <table:table-cell office:value-type="float" office:value="0.002959">
                <text:p>0.002959</text:p>
              </table:table-cell>
              <table:table-cell office:value-type="float" office:value="0.004737">
                <text:p>0.00473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46000">
                <text:p>9460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626">
                <text:p>0.00362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46500">
                <text:p>946500</text:p>
              </table:table-cell>
              <table:table-cell office:value-type="float" office:value="0.003098">
                <text:p>0.003098</text:p>
              </table:table-cell>
              <table:table-cell office:value-type="float" office:value="0.003748">
                <text:p>0.00374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47000">
                <text:p>947000</text:p>
              </table:table-cell>
              <table:table-cell office:value-type="float" office:value="0.002926">
                <text:p>0.002926</text:p>
              </table:table-cell>
              <table:table-cell office:value-type="float" office:value="0.00372">
                <text:p>0.0037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47500">
                <text:p>947500</text:p>
              </table:table-cell>
              <table:table-cell office:value-type="float" office:value="0.003014">
                <text:p>0.003014</text:p>
              </table:table-cell>
              <table:table-cell office:value-type="float" office:value="0.003722">
                <text:p>0.003722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48000">
                <text:p>94800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3997">
                <text:p>0.00399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48500">
                <text:p>948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3605">
                <text:p>0.00360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49000">
                <text:p>949000</text:p>
              </table:table-cell>
              <table:table-cell office:value-type="float" office:value="0.002981">
                <text:p>0.002981</text:p>
              </table:table-cell>
              <table:table-cell office:value-type="float" office:value="0.003615">
                <text:p>0.00361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49500">
                <text:p>949500</text:p>
              </table:table-cell>
              <table:table-cell office:value-type="float" office:value="0.003062">
                <text:p>0.003062</text:p>
              </table:table-cell>
              <table:table-cell office:value-type="float" office:value="0.00461">
                <text:p>0.0046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50000">
                <text:p>950000</text:p>
              </table:table-cell>
              <table:table-cell office:value-type="float" office:value="0.002964">
                <text:p>0.002964</text:p>
              </table:table-cell>
              <table:table-cell office:value-type="float" office:value="0.00387">
                <text:p>0.0038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50500">
                <text:p>950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51000">
                <text:p>9510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4773">
                <text:p>0.00477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51500">
                <text:p>951500</text:p>
              </table:table-cell>
              <table:table-cell office:value-type="float" office:value="0.002989">
                <text:p>0.002989</text:p>
              </table:table-cell>
              <table:table-cell office:value-type="float" office:value="0.004044">
                <text:p>0.00404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52000">
                <text:p>952000</text:p>
              </table:table-cell>
              <table:table-cell office:value-type="float" office:value="0.002976">
                <text:p>0.002976</text:p>
              </table:table-cell>
              <table:table-cell office:value-type="float" office:value="0.003703">
                <text:p>0.00370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52500">
                <text:p>952500</text:p>
              </table:table-cell>
              <table:table-cell office:value-type="float" office:value="0.003077">
                <text:p>0.003077</text:p>
              </table:table-cell>
              <table:table-cell office:value-type="float" office:value="0.004129">
                <text:p>0.00412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53000">
                <text:p>953000</text:p>
              </table:table-cell>
              <table:table-cell office:value-type="float" office:value="0.00291">
                <text:p>0.00291</text:p>
              </table:table-cell>
              <table:table-cell office:value-type="float" office:value="0.003688">
                <text:p>0.00368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53500">
                <text:p>9535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4419">
                <text:p>0.00441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54000">
                <text:p>954000</text:p>
              </table:table-cell>
              <table:table-cell office:value-type="float" office:value="0.002985">
                <text:p>0.002985</text:p>
              </table:table-cell>
              <table:table-cell office:value-type="float" office:value="0.006864">
                <text:p>0.00686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54500">
                <text:p>9545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3689">
                <text:p>0.00368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55000">
                <text:p>955000</text:p>
              </table:table-cell>
              <table:table-cell office:value-type="float" office:value="0.003051">
                <text:p>0.003051</text:p>
              </table:table-cell>
              <table:table-cell office:value-type="float" office:value="0.003539">
                <text:p>0.00353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55500">
                <text:p>955500</text:p>
              </table:table-cell>
              <table:table-cell office:value-type="float" office:value="0.00308">
                <text:p>0.00308</text:p>
              </table:table-cell>
              <table:table-cell office:value-type="float" office:value="0.00363">
                <text:p>0.0036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56000">
                <text:p>956000</text:p>
              </table:table-cell>
              <table:table-cell office:value-type="float" office:value="0.003057">
                <text:p>0.003057</text:p>
              </table:table-cell>
              <table:table-cell office:value-type="float" office:value="0.003649">
                <text:p>0.00364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56500">
                <text:p>956500</text:p>
              </table:table-cell>
              <table:table-cell office:value-type="float" office:value="0.003026">
                <text:p>0.003026</text:p>
              </table:table-cell>
              <table:table-cell office:value-type="float" office:value="0.003773">
                <text:p>0.00377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57000">
                <text:p>957000</text:p>
              </table:table-cell>
              <table:table-cell office:value-type="float" office:value="0.003117">
                <text:p>0.003117</text:p>
              </table:table-cell>
              <table:table-cell office:value-type="float" office:value="0.004116">
                <text:p>0.00411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57500">
                <text:p>957500</text:p>
              </table:table-cell>
              <table:table-cell office:value-type="float" office:value="0.002956">
                <text:p>0.002956</text:p>
              </table:table-cell>
              <table:table-cell office:value-type="float" office:value="0.003675">
                <text:p>0.00367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58000">
                <text:p>958000</text:p>
              </table:table-cell>
              <table:table-cell office:value-type="float" office:value="0.00311">
                <text:p>0.00311</text:p>
              </table:table-cell>
              <table:table-cell office:value-type="float" office:value="0.003455">
                <text:p>0.00345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58500">
                <text:p>958500</text:p>
              </table:table-cell>
              <table:table-cell office:value-type="float" office:value="0.003101">
                <text:p>0.003101</text:p>
              </table:table-cell>
              <table:table-cell office:value-type="float" office:value="0.003723">
                <text:p>0.00372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59000">
                <text:p>959000</text:p>
              </table:table-cell>
              <table:table-cell office:value-type="float" office:value="0.003151">
                <text:p>0.003151</text:p>
              </table:table-cell>
              <table:table-cell office:value-type="float" office:value="0.004603">
                <text:p>0.00460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59500">
                <text:p>959500</text:p>
              </table:table-cell>
              <table:table-cell office:value-type="float" office:value="0.002982">
                <text:p>0.002982</text:p>
              </table:table-cell>
              <table:table-cell office:value-type="float" office:value="0.003996">
                <text:p>0.003996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60000">
                <text:p>960000</text:p>
              </table:table-cell>
              <table:table-cell office:value-type="float" office:value="0.003044">
                <text:p>0.003044</text:p>
              </table:table-cell>
              <table:table-cell office:value-type="float" office:value="0.003503">
                <text:p>0.00350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60500">
                <text:p>960500</text:p>
              </table:table-cell>
              <table:table-cell office:value-type="float" office:value="0.003218">
                <text:p>0.003218</text:p>
              </table:table-cell>
              <table:table-cell office:value-type="float" office:value="0.004344">
                <text:p>0.00434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61000">
                <text:p>961000</text:p>
              </table:table-cell>
              <table:table-cell office:value-type="float" office:value="0.003095">
                <text:p>0.003095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61500">
                <text:p>961500</text:p>
              </table:table-cell>
              <table:table-cell office:value-type="float" office:value="0.003011">
                <text:p>0.003011</text:p>
              </table:table-cell>
              <table:table-cell office:value-type="float" office:value="0.003807">
                <text:p>0.00380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62000">
                <text:p>962000</text:p>
              </table:table-cell>
              <table:table-cell office:value-type="float" office:value="0.003129">
                <text:p>0.003129</text:p>
              </table:table-cell>
              <table:table-cell office:value-type="float" office:value="0.003814">
                <text:p>0.00381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62500">
                <text:p>962500</text:p>
              </table:table-cell>
              <table:table-cell office:value-type="float" office:value="0.002886">
                <text:p>0.002886</text:p>
              </table:table-cell>
              <table:table-cell office:value-type="float" office:value="0.003557">
                <text:p>0.00355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63000">
                <text:p>963000</text:p>
              </table:table-cell>
              <table:table-cell office:value-type="float" office:value="0.003036">
                <text:p>0.003036</text:p>
              </table:table-cell>
              <table:table-cell office:value-type="float" office:value="0.003566">
                <text:p>0.00356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63500">
                <text:p>963500</text:p>
              </table:table-cell>
              <table:table-cell office:value-type="float" office:value="0.003107">
                <text:p>0.003107</text:p>
              </table:table-cell>
              <table:table-cell office:value-type="float" office:value="0.004213">
                <text:p>0.00421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64000">
                <text:p>9640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842">
                <text:p>0.00384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64500">
                <text:p>96450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646">
                <text:p>0.00364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65000">
                <text:p>9650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624">
                <text:p>0.00362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65500">
                <text:p>9655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053">
                <text:p>0.00405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66000">
                <text:p>966000</text:p>
              </table:table-cell>
              <table:table-cell office:value-type="float" office:value="0.00307">
                <text:p>0.00307</text:p>
              </table:table-cell>
              <table:table-cell office:value-type="float" office:value="0.00366">
                <text:p>0.0036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66500">
                <text:p>966500</text:p>
              </table:table-cell>
              <table:table-cell office:value-type="float" office:value="0.0029">
                <text:p>0.0029</text:p>
              </table:table-cell>
              <table:table-cell office:value-type="float" office:value="0.004779">
                <text:p>0.00477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67000">
                <text:p>9670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631">
                <text:p>0.00631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67500">
                <text:p>967500</text:p>
              </table:table-cell>
              <table:table-cell office:value-type="float" office:value="0.003103">
                <text:p>0.003103</text:p>
              </table:table-cell>
              <table:table-cell office:value-type="float" office:value="0.00471">
                <text:p>0.0047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68000">
                <text:p>968000</text:p>
              </table:table-cell>
              <table:table-cell office:value-type="float" office:value="0.003134">
                <text:p>0.003134</text:p>
              </table:table-cell>
              <table:table-cell office:value-type="float" office:value="0.004116">
                <text:p>0.00411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68500">
                <text:p>968500</text:p>
              </table:table-cell>
              <table:table-cell office:value-type="float" office:value="0.003028">
                <text:p>0.003028</text:p>
              </table:table-cell>
              <table:table-cell office:value-type="float" office:value="0.00362">
                <text:p>0.00362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69000">
                <text:p>969000</text:p>
              </table:table-cell>
              <table:table-cell office:value-type="float" office:value="0.002837">
                <text:p>0.002837</text:p>
              </table:table-cell>
              <table:table-cell office:value-type="float" office:value="0.003593">
                <text:p>0.00359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69500">
                <text:p>969500</text:p>
              </table:table-cell>
              <table:table-cell office:value-type="float" office:value="0.003119">
                <text:p>0.003119</text:p>
              </table:table-cell>
              <table:table-cell office:value-type="float" office:value="0.005672">
                <text:p>0.00567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70000">
                <text:p>970000</text:p>
              </table:table-cell>
              <table:table-cell office:value-type="float" office:value="0.002687">
                <text:p>0.002687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70500">
                <text:p>970500</text:p>
              </table:table-cell>
              <table:table-cell office:value-type="float" office:value="0.003068">
                <text:p>0.003068</text:p>
              </table:table-cell>
              <table:table-cell office:value-type="float" office:value="0.003452">
                <text:p>0.00345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71000">
                <text:p>971000</text:p>
              </table:table-cell>
              <table:table-cell office:value-type="float" office:value="0.003076">
                <text:p>0.003076</text:p>
              </table:table-cell>
              <table:table-cell office:value-type="float" office:value="0.004139">
                <text:p>0.00413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71500">
                <text:p>971500</text:p>
              </table:table-cell>
              <table:table-cell office:value-type="float" office:value="0.002969">
                <text:p>0.002969</text:p>
              </table:table-cell>
              <table:table-cell office:value-type="float" office:value="0.003975">
                <text:p>0.00397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72000">
                <text:p>972000</text:p>
              </table:table-cell>
              <table:table-cell office:value-type="float" office:value="0.003054">
                <text:p>0.003054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72500">
                <text:p>972500</text:p>
              </table:table-cell>
              <table:table-cell office:value-type="float" office:value="0.003123">
                <text:p>0.003123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73000">
                <text:p>973000</text:p>
              </table:table-cell>
              <table:table-cell office:value-type="float" office:value="0.003245">
                <text:p>0.003245</text:p>
              </table:table-cell>
              <table:table-cell office:value-type="float" office:value="0.003852">
                <text:p>0.00385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73500">
                <text:p>973500</text:p>
              </table:table-cell>
              <table:table-cell office:value-type="float" office:value="0.002985">
                <text:p>0.002985</text:p>
              </table:table-cell>
              <table:table-cell office:value-type="float" office:value="0.003617">
                <text:p>0.00361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74000">
                <text:p>974000</text:p>
              </table:table-cell>
              <table:table-cell office:value-type="float" office:value="0.003083">
                <text:p>0.003083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74500">
                <text:p>974500</text:p>
              </table:table-cell>
              <table:table-cell office:value-type="float" office:value="0.003131">
                <text:p>0.003131</text:p>
              </table:table-cell>
              <table:table-cell office:value-type="float" office:value="0.003428">
                <text:p>0.00342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75000">
                <text:p>975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354">
                <text:p>0.00354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75500">
                <text:p>975500</text:p>
              </table:table-cell>
              <table:table-cell office:value-type="float" office:value="0.003033">
                <text:p>0.003033</text:p>
              </table:table-cell>
              <table:table-cell office:value-type="float" office:value="0.003972">
                <text:p>0.00397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76000">
                <text:p>976000</text:p>
              </table:table-cell>
              <table:table-cell office:value-type="float" office:value="0.002976">
                <text:p>0.002976</text:p>
              </table:table-cell>
              <table:table-cell office:value-type="float" office:value="0.003463">
                <text:p>0.00346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76500">
                <text:p>976500</text:p>
              </table:table-cell>
              <table:table-cell office:value-type="float" office:value="0.003039">
                <text:p>0.003039</text:p>
              </table:table-cell>
              <table:table-cell office:value-type="float" office:value="0.003749">
                <text:p>0.00374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77000">
                <text:p>977000</text:p>
              </table:table-cell>
              <table:table-cell office:value-type="float" office:value="0.00309">
                <text:p>0.00309</text:p>
              </table:table-cell>
              <table:table-cell office:value-type="float" office:value="0.003582">
                <text:p>0.00358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77500">
                <text:p>977500</text:p>
              </table:table-cell>
              <table:table-cell office:value-type="float" office:value="0.003099">
                <text:p>0.003099</text:p>
              </table:table-cell>
              <table:table-cell office:value-type="float" office:value="0.004748">
                <text:p>0.00474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78000">
                <text:p>978000</text:p>
              </table:table-cell>
              <table:table-cell office:value-type="float" office:value="0.003042">
                <text:p>0.003042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78500">
                <text:p>978500</text:p>
              </table:table-cell>
              <table:table-cell office:value-type="float" office:value="0.003023">
                <text:p>0.003023</text:p>
              </table:table-cell>
              <table:table-cell office:value-type="float" office:value="0.004229">
                <text:p>0.00422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79000">
                <text:p>979000</text:p>
              </table:table-cell>
              <table:table-cell office:value-type="float" office:value="0.003086">
                <text:p>0.003086</text:p>
              </table:table-cell>
              <table:table-cell office:value-type="float" office:value="0.003781">
                <text:p>0.00378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79500">
                <text:p>979500</text:p>
              </table:table-cell>
              <table:table-cell office:value-type="float" office:value="0.002944">
                <text:p>0.002944</text:p>
              </table:table-cell>
              <table:table-cell office:value-type="float" office:value="0.005156">
                <text:p>0.00515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0000">
                <text:p>980000</text:p>
              </table:table-cell>
              <table:table-cell office:value-type="float" office:value="0.003064">
                <text:p>0.003064</text:p>
              </table:table-cell>
              <table:table-cell office:value-type="float" office:value="0.003608">
                <text:p>0.00360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80500">
                <text:p>9805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293">
                <text:p>0.003293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81000">
                <text:p>981000</text:p>
              </table:table-cell>
              <table:table-cell office:value-type="float" office:value="0.002908">
                <text:p>0.002908</text:p>
              </table:table-cell>
              <table:table-cell office:value-type="float" office:value="0.004095">
                <text:p>0.00409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81500">
                <text:p>981500</text:p>
              </table:table-cell>
              <table:table-cell office:value-type="float" office:value="0.003046">
                <text:p>0.003046</text:p>
              </table:table-cell>
              <table:table-cell office:value-type="float" office:value="0.003875">
                <text:p>0.00387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82000">
                <text:p>9820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484">
                <text:p>0.00348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82500">
                <text:p>982500</text:p>
              </table:table-cell>
              <table:table-cell office:value-type="float" office:value="0.003153">
                <text:p>0.003153</text:p>
              </table:table-cell>
              <table:table-cell office:value-type="float" office:value="0.004024">
                <text:p>0.00402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83000">
                <text:p>983000</text:p>
              </table:table-cell>
              <table:table-cell office:value-type="float" office:value="0.003038">
                <text:p>0.003038</text:p>
              </table:table-cell>
              <table:table-cell office:value-type="float" office:value="0.004334">
                <text:p>0.00433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83500">
                <text:p>983500</text:p>
              </table:table-cell>
              <table:table-cell office:value-type="float" office:value="0.003079">
                <text:p>0.003079</text:p>
              </table:table-cell>
              <table:table-cell office:value-type="float" office:value="0.003554">
                <text:p>0.00355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84000">
                <text:p>984000</text:p>
              </table:table-cell>
              <table:table-cell office:value-type="float" office:value="0.003015">
                <text:p>0.003015</text:p>
              </table:table-cell>
              <table:table-cell office:value-type="float" office:value="0.003756">
                <text:p>0.00375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84500">
                <text:p>984500</text:p>
              </table:table-cell>
              <table:table-cell office:value-type="float" office:value="0.003498">
                <text:p>0.003498</text:p>
              </table:table-cell>
              <table:table-cell office:value-type="float" office:value="0.004449">
                <text:p>0.00444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85000">
                <text:p>985000</text:p>
              </table:table-cell>
              <table:table-cell office:value-type="float" office:value="0.003085">
                <text:p>0.003085</text:p>
              </table:table-cell>
              <table:table-cell office:value-type="float" office:value="0.004526">
                <text:p>0.004526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85500">
                <text:p>985500</text:p>
              </table:table-cell>
              <table:table-cell office:value-type="float" office:value="0.0031">
                <text:p>0.0031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86000">
                <text:p>986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38">
                <text:p>0.0043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86500">
                <text:p>986500</text:p>
              </table:table-cell>
              <table:table-cell office:value-type="float" office:value="0.003026">
                <text:p>0.003026</text:p>
              </table:table-cell>
              <table:table-cell office:value-type="float" office:value="0.003803">
                <text:p>0.003803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87000">
                <text:p>987000</text:p>
              </table:table-cell>
              <table:table-cell office:value-type="float" office:value="0.00308">
                <text:p>0.00308</text:p>
              </table:table-cell>
              <table:table-cell office:value-type="float" office:value="0.004854">
                <text:p>0.00485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87500">
                <text:p>987500</text:p>
              </table:table-cell>
              <table:table-cell office:value-type="float" office:value="0.003021">
                <text:p>0.003021</text:p>
              </table:table-cell>
              <table:table-cell office:value-type="float" office:value="0.004011">
                <text:p>0.004011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88000">
                <text:p>988000</text:p>
              </table:table-cell>
              <table:table-cell office:value-type="float" office:value="0.002952">
                <text:p>0.002952</text:p>
              </table:table-cell>
              <table:table-cell office:value-type="float" office:value="0.004624">
                <text:p>0.004624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88500">
                <text:p>988500</text:p>
              </table:table-cell>
              <table:table-cell office:value-type="float" office:value="0.002937">
                <text:p>0.002937</text:p>
              </table:table-cell>
              <table:table-cell office:value-type="float" office:value="0.004219">
                <text:p>0.00421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89000">
                <text:p>989000</text:p>
              </table:table-cell>
              <table:table-cell office:value-type="float" office:value="0.002907">
                <text:p>0.002907</text:p>
              </table:table-cell>
              <table:table-cell office:value-type="float" office:value="0.004098">
                <text:p>0.00409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89500">
                <text:p>989500</text:p>
              </table:table-cell>
              <table:table-cell office:value-type="float" office:value="0.003116">
                <text:p>0.003116</text:p>
              </table:table-cell>
              <table:table-cell office:value-type="float" office:value="0.003934">
                <text:p>0.00393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0000">
                <text:p>990000</text:p>
              </table:table-cell>
              <table:table-cell office:value-type="float" office:value="0.003114">
                <text:p>0.003114</text:p>
              </table:table-cell>
              <table:table-cell office:value-type="float" office:value="0.00375">
                <text:p>0.0037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0500">
                <text:p>990500</text:p>
              </table:table-cell>
              <table:table-cell office:value-type="float" office:value="0.002994">
                <text:p>0.002994</text:p>
              </table:table-cell>
              <table:table-cell office:value-type="float" office:value="0.005064">
                <text:p>0.00506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1000">
                <text:p>991000</text:p>
              </table:table-cell>
              <table:table-cell office:value-type="float" office:value="0.00303">
                <text:p>0.00303</text:p>
              </table:table-cell>
              <table:table-cell office:value-type="float" office:value="0.003565">
                <text:p>0.00356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1500">
                <text:p>991500</text:p>
              </table:table-cell>
              <table:table-cell office:value-type="float" office:value="0.003065">
                <text:p>0.003065</text:p>
              </table:table-cell>
              <table:table-cell office:value-type="float" office:value="0.003612">
                <text:p>0.00361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2000">
                <text:p>992000</text:p>
              </table:table-cell>
              <table:table-cell office:value-type="float" office:value="0.002987">
                <text:p>0.002987</text:p>
              </table:table-cell>
              <table:table-cell office:value-type="float" office:value="0.003754">
                <text:p>0.00375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2500">
                <text:p>9925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871">
                <text:p>0.003871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3000">
                <text:p>993000</text:p>
              </table:table-cell>
              <table:table-cell office:value-type="float" office:value="0.003128">
                <text:p>0.003128</text:p>
              </table:table-cell>
              <table:table-cell office:value-type="float" office:value="0.006157">
                <text:p>0.00615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3500">
                <text:p>993500</text:p>
              </table:table-cell>
              <table:table-cell office:value-type="float" office:value="0.003092">
                <text:p>0.003092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994000">
                <text:p>994000</text:p>
              </table:table-cell>
              <table:table-cell office:value-type="float" office:value="0.002946">
                <text:p>0.002946</text:p>
              </table:table-cell>
              <table:table-cell office:value-type="float" office:value="0.003705">
                <text:p>0.003705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994500">
                <text:p>994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4271">
                <text:p>0.00427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995000">
                <text:p>995000</text:p>
              </table:table-cell>
              <table:table-cell office:value-type="float" office:value="0.002948">
                <text:p>0.002948</text:p>
              </table:table-cell>
              <table:table-cell office:value-type="float" office:value="0.003835">
                <text:p>0.00383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995500">
                <text:p>995500</text:p>
              </table:table-cell>
              <table:table-cell office:value-type="float" office:value="0.003012">
                <text:p>0.003012</text:p>
              </table:table-cell>
              <table:table-cell office:value-type="float" office:value="0.004088">
                <text:p>0.00408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996000">
                <text:p>996000</text:p>
              </table:table-cell>
              <table:table-cell office:value-type="float" office:value="0.003005">
                <text:p>0.003005</text:p>
              </table:table-cell>
              <table:table-cell office:value-type="float" office:value="0.003789">
                <text:p>0.00378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996500">
                <text:p>996500</text:p>
              </table:table-cell>
              <table:table-cell office:value-type="float" office:value="0.003104">
                <text:p>0.003104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997000">
                <text:p>997000</text:p>
              </table:table-cell>
              <table:table-cell office:value-type="float" office:value="0.003089">
                <text:p>0.003089</text:p>
              </table:table-cell>
              <table:table-cell office:value-type="float" office:value="0.004131">
                <text:p>0.004131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997500">
                <text:p>997500</text:p>
              </table:table-cell>
              <table:table-cell office:value-type="float" office:value="0.003047">
                <text:p>0.003047</text:p>
              </table:table-cell>
              <table:table-cell office:value-type="float" office:value="0.003226">
                <text:p>0.00322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998000">
                <text:p>998000</text:p>
              </table:table-cell>
              <table:table-cell office:value-type="float" office:value="0.003097">
                <text:p>0.003097</text:p>
              </table:table-cell>
              <table:table-cell office:value-type="float" office:value="0.003663">
                <text:p>0.00366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998500">
                <text:p>998500</text:p>
              </table:table-cell>
              <table:table-cell office:value-type="float" office:value="0.003037">
                <text:p>0.003037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99000">
                <text:p>999000</text:p>
              </table:table-cell>
              <table:table-cell office:value-type="float" office:value="0.002837">
                <text:p>0.002837</text:p>
              </table:table-cell>
              <table:table-cell office:value-type="float" office:value="0.003836">
                <text:p>0.00383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999500">
                <text:p>999500</text:p>
              </table:table-cell>
              <table:table-cell office:value-type="float" office:value="0.003082">
                <text:p>0.003082</text:p>
              </table:table-cell>
              <table:table-cell office:value-type="float" office:value="0.003578">
                <text:p>0.00357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00000">
                <text:p>1000000</text:p>
              </table:table-cell>
              <table:table-cell office:value-type="float" office:value="0.003112">
                <text:p>0.003112</text:p>
              </table:table-cell>
              <table:table-cell office:value-type="float" office:value="0.003609">
                <text:p>0.0036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